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4402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846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146in"/>
    </style:style>
    <style:style style:name="co10" style:family="table-column">
      <style:table-column-properties fo:break-before="auto" style:column-width="0.8398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6634in"/>
    </style:style>
    <style:style style:name="co14" style:family="table-column">
      <style:table-column-properties fo:break-before="auto" style:column-width="0.7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3"/>
    <style:style style:name="ce11" style:family="table-cell" style:parent-style-name="Default" style:data-style-name="N131"/>
    <style:style style:name="ce12" style:family="table-cell" style:parent-style-name="Default" style:data-style-name="N129">
      <style:table-cell-properties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129"/>
    <style:style style:name="ce7" style:family="table-cell" style:parent-style-name="Default" style:data-style-name="N129">
      <style:table-cell-properties fo:border="0.74pt solid #000000"/>
      <style:map style:condition="cell-content()&gt;=1" style:apply-style-name="Bad" style:base-cell-address="diff_x100.C2"/>
    </style:style>
    <style:style style:name="ce9" style:family="table-cell" style:parent-style-name="Default" style:data-style-name="N129">
      <style:table-cell-properties fo:border="0.74pt solid #000000"/>
      <style:map style:condition="cell-content()&gt;=1" style:apply-style-name="Bad" style:base-cell-address="rezultati_simulacija_x100.C2"/>
    </style:style>
  </office:automatic-styles>
  <office:body>
    <office:spreadsheet>
      <table:calculation-settings table:automatic-find-labels="false" table:use-regular-expressions="false" table:use-wildcards="true"/>
      <table:table table:name="rezultati_simulacij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number-columns-repeated="9" table:default-cell-style-name="ce1"/>
        <table:table-column table:style-name="co4" table:number-columns-repeated="3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6" table:number-columns-repeated="16354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Ucpu</text:p>
          </table:table-cell>
          <table:table-cell table:style-name="Default" office:value-type="string" calcext:value-type="string">
            <text:p>Uds1</text:p>
          </table:table-cell>
          <table:table-cell table:style-name="Default" office:value-type="string" calcext:value-type="string">
            <text:p>Uds2</text:p>
          </table:table-cell>
          <table:table-cell table:style-name="Default" office:value-type="string" calcext:value-type="string">
            <text:p>Uds3</text:p>
          </table:table-cell>
          <table:table-cell table:style-name="Default" office:value-type="string" calcext:value-type="string">
            <text:p>Udu1</text:p>
          </table:table-cell>
          <table:table-cell table:style-name="Default" office:value-type="string" calcext:value-type="string">
            <text:p>Udu2</text:p>
          </table:table-cell>
          <table:table-cell table:style-name="Default" office:value-type="string" calcext:value-type="string">
            <text:p>Udu3</text:p>
          </table:table-cell>
          <table:table-cell table:style-name="Default" office:value-type="string" calcext:value-type="string">
            <text:p>Udu4</text:p>
          </table:table-cell>
          <table:table-cell table:style-name="Default" office:value-type="string" calcext:value-type="string">
            <text:p>Udu5</text:p>
          </table:table-cell>
          <table:table-cell table:style-name="Default" office:value-type="string" calcext:value-type="string">
            <text:p>Xcpu</text:p>
          </table:table-cell>
          <table:table-cell table:style-name="Default" office:value-type="string" calcext:value-type="string">
            <text:p>Xds1</text:p>
          </table:table-cell>
          <table:table-cell table:style-name="Default" office:value-type="string" calcext:value-type="string">
            <text:p>Xds2</text:p>
          </table:table-cell>
          <table:table-cell table:style-name="Default" office:value-type="string" calcext:value-type="string">
            <text:p>Xds3</text:p>
          </table:table-cell>
          <table:table-cell table:style-name="Default" office:value-type="string" calcext:value-type="string">
            <text:p>Xdu1</text:p>
          </table:table-cell>
          <table:table-cell table:style-name="Default" office:value-type="string" calcext:value-type="string">
            <text:p>Xdu2</text:p>
          </table:table-cell>
          <table:table-cell table:style-name="Default" office:value-type="string" calcext:value-type="string">
            <text:p>Xdu3</text:p>
          </table:table-cell>
          <table:table-cell table:style-name="Default" office:value-type="string" calcext:value-type="string">
            <text:p>Xdu4</text:p>
          </table:table-cell>
          <table:table-cell table:style-name="Default" office:value-type="string" calcext:value-type="string">
            <text:p>Xdu5</text:p>
          </table:table-cell>
          <table:table-cell table:style-name="Default" office:value-type="string" calcext:value-type="string">
            <text:p>Jcpu</text:p>
          </table:table-cell>
          <table:table-cell table:style-name="Default" office:value-type="string" calcext:value-type="string">
            <text:p>Jds1</text:p>
          </table:table-cell>
          <table:table-cell table:style-name="Default" office:value-type="string" calcext:value-type="string">
            <text:p>Jds2</text:p>
          </table:table-cell>
          <table:table-cell table:style-name="Default" office:value-type="string" calcext:value-type="string">
            <text:p>Jds3</text:p>
          </table:table-cell>
          <table:table-cell table:style-name="Default" office:value-type="string" calcext:value-type="string">
            <text:p>Jdu1</text:p>
          </table:table-cell>
          <table:table-cell table:style-name="Default" office:value-type="string" calcext:value-type="string">
            <text:p>Jdu2</text:p>
          </table:table-cell>
          <table:table-cell table:style-name="Default" office:value-type="string" calcext:value-type="string">
            <text:p>Jdu3</text:p>
          </table:table-cell>
          <table:table-cell table:style-name="Default" office:value-type="string" calcext:value-type="string">
            <text:p>Jdu4</text:p>
          </table:table-cell>
          <table:table-cell table:style-name="Default" office:value-type="string" calcext:value-type="string">
            <text:p>Jdu5</text:p>
          </table:table-cell>
          <table:table-cell table:style-name="Default"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68929794858134" calcext:value-type="float">
            <text:p>0.057</text:p>
          </table:table-cell>
          <table:table-cell office:value-type="float" office:value="0.148342339926895" calcext:value-type="float">
            <text:p>0.148</text:p>
          </table:table-cell>
          <table:table-cell office:value-type="float" office:value="0.098916825482203" calcext:value-type="float">
            <text:p>0.099</text:p>
          </table:table-cell>
          <table:table-cell office:value-type="float" office:value="0.113384772210026" calcext:value-type="float">
            <text:p>0.113</text:p>
          </table:table-cell>
          <table:table-cell office:value-type="float" office:value="0.0736493777317877" calcext:value-type="float">
            <text:p>0.074</text:p>
          </table:table-cell>
          <table:table-cell office:value-type="float" office:value="0.299388398628104" calcext:value-type="float">
            <text:p>0.299</text:p>
          </table:table-cell>
          <table:table-cell office:value-type="float" office:value="0.302074418874568" calcext:value-type="float">
            <text:p>0.30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37.2833473230906" calcext:value-type="float">
            <text:p>37.283</text:p>
          </table:table-cell>
          <table:table-cell office:value-type="float" office:value="9.97080662149015" calcext:value-type="float">
            <text:p>9.971</text:p>
          </table:table-cell>
          <table:table-cell office:value-type="float" office:value="7.5590539963659" calcext:value-type="float">
            <text:p>7.559</text:p>
          </table:table-cell>
          <table:table-cell office:value-type="float" office:value="4.91752023102926" calcext:value-type="float">
            <text:p>4.918</text:p>
          </table:table-cell>
          <table:table-cell office:value-type="float" office:value="11.8683835946445" calcext:value-type="float">
            <text:p>11.868</text:p>
          </table:table-cell>
          <table:table-cell office:value-type="float" office:value="11.8884995174764" calcext:value-type="float">
            <text:p>11.88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71413721499733" calcext:value-type="float">
            <text:p>0.171</text:p>
          </table:table-cell>
          <table:table-cell office:value-type="float" office:value="0.109489653292614" calcext:value-type="float">
            <text:p>0.109</text:p>
          </table:table-cell>
          <table:table-cell office:value-type="float" office:value="0.127694391637004" calcext:value-type="float">
            <text:p>0.128</text:p>
          </table:table-cell>
          <table:table-cell office:value-type="float" office:value="0.0800484155249524" calcext:value-type="float">
            <text:p>0.080</text:p>
          </table:table-cell>
          <table:table-cell office:value-type="float" office:value="0.429947341734452" calcext:value-type="float">
            <text:p>0.430</text:p>
          </table:table-cell>
          <table:table-cell office:value-type="float" office:value="0.433024289582296" calcext:value-type="float">
            <text:p>0.433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83603021485919" calcext:value-type="float">
            <text:p>0.078</text:p>
          </table:table-cell>
          <table:table-cell office:value-type="float" office:value="0.270284177523297" calcext:value-type="float">
            <text:p>0.270</text:p>
          </table:table-cell>
          <table:table-cell office:value-type="float" office:value="0.179340830031645" calcext:value-type="float">
            <text:p>0.179</text:p>
          </table:table-cell>
          <table:table-cell office:value-type="float" office:value="0.204251756533083" calcext:value-type="float">
            <text:p>0.204</text:p>
          </table:table-cell>
          <table:table-cell office:value-type="float" office:value="0.135567356407873" calcext:value-type="float">
            <text:p>0.136</text:p>
          </table:table-cell>
          <table:table-cell office:value-type="float" office:value="0.544079702457671" calcext:value-type="float">
            <text:p>0.544</text:p>
          </table:table-cell>
          <table:table-cell office:value-type="float" office:value="0.54592798325673" calcext:value-type="float">
            <text:p>0.546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67.8255347473227" calcext:value-type="float">
            <text:p>67.826</text:p>
          </table:table-cell>
          <table:table-cell office:value-type="float" office:value="18.0567216818816" calcext:value-type="float">
            <text:p>18.057</text:p>
          </table:table-cell>
          <table:table-cell office:value-type="float" office:value="13.6252101323058" calcext:value-type="float">
            <text:p>13.625</text:p>
          </table:table-cell>
          <table:table-cell office:value-type="float" office:value="9.0169654030873" calcext:value-type="float">
            <text:p>9.017</text:p>
          </table:table-cell>
          <table:table-cell office:value-type="float" office:value="21.7022951666826" calcext:value-type="float">
            <text:p>21.702</text:p>
          </table:table-cell>
          <table:table-cell office:value-type="float" office:value="21.6333563167399" calcext:value-type="float">
            <text:p>21.63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60257922473691" calcext:value-type="float">
            <text:p>0.360</text:p>
          </table:table-cell>
          <table:table-cell office:value-type="float" office:value="0.218168602482759" calcext:value-type="float">
            <text:p>0.218</text:p>
          </table:table-cell>
          <table:table-cell office:value-type="float" office:value="0.258133269893372" calcext:value-type="float">
            <text:p>0.258</text:p>
          </table:table-cell>
          <table:table-cell office:value-type="float" office:value="0.156925343418895" calcext:value-type="float">
            <text:p>0.157</text:p>
          </table:table-cell>
          <table:table-cell office:value-type="float" office:value="1.20767215444392" calcext:value-type="float">
            <text:p>1.208</text:p>
          </table:table-cell>
          <table:table-cell office:value-type="float" office:value="1.19473494598624" calcext:value-type="float">
            <text:p>1.195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47751532912462" calcext:value-type="float">
            <text:p>0.148</text:p>
          </table:table-cell>
          <table:table-cell office:value-type="float" office:value="0.39379101669261" calcext:value-type="float">
            <text:p>0.394</text:p>
          </table:table-cell>
          <table:table-cell office:value-type="float" office:value="0.261679187249621" calcext:value-type="float">
            <text:p>0.262</text:p>
          </table:table-cell>
          <table:table-cell office:value-type="float" office:value="0.298573280236876" calcext:value-type="float">
            <text:p>0.299</text:p>
          </table:table-cell>
          <table:table-cell office:value-type="float" office:value="0.195298172978064" calcext:value-type="float">
            <text:p>0.195</text:p>
          </table:table-cell>
          <table:table-cell office:value-type="float" office:value="0.789872444424903" calcext:value-type="float">
            <text:p>0.790</text:p>
          </table:table-cell>
          <table:table-cell office:value-type="float" office:value="0.794027860359416" calcext:value-type="float">
            <text:p>0.79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98.7246741770073" calcext:value-type="float">
            <text:p>98.725</text:p>
          </table:table-cell>
          <table:table-cell office:value-type="float" office:value="26.3945390745405" calcext:value-type="float">
            <text:p>26.395</text:p>
          </table:table-cell>
          <table:table-cell office:value-type="float" office:value="19.8255368570059" calcext:value-type="float">
            <text:p>19.826</text:p>
          </table:table-cell>
          <table:table-cell office:value-type="float" office:value="12.9942197342424" calcext:value-type="float">
            <text:p>12.994</text:p>
          </table:table-cell>
          <table:table-cell office:value-type="float" office:value="31.5237109262201" calcext:value-type="float">
            <text:p>31.524</text:p>
          </table:table-cell>
          <table:table-cell office:value-type="float" office:value="31.5626140070285" calcext:value-type="float">
            <text:p>31.56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636989121741341" calcext:value-type="float">
            <text:p>0.637</text:p>
          </table:table-cell>
          <table:table-cell office:value-type="float" office:value="0.354245654101987" calcext:value-type="float">
            <text:p>0.354</text:p>
          </table:table-cell>
          <table:table-cell office:value-type="float" office:value="0.429555692251898" calcext:value-type="float">
            <text:p>0.430</text:p>
          </table:table-cell>
          <table:table-cell office:value-type="float" office:value="0.242990230132208" calcext:value-type="float">
            <text:p>0.243</text:p>
          </table:table-cell>
          <table:table-cell office:value-type="float" office:value="3.79041311111846" calcext:value-type="float">
            <text:p>3.790</text:p>
          </table:table-cell>
          <table:table-cell office:value-type="float" office:value="3.86697502950927" calcext:value-type="float">
            <text:p>3.867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22228318442664" calcext:value-type="float">
            <text:p>2.222</text:p>
          </table:table-cell>
          <table:table-cell office:value-type="float" office:value="0.492905697303162" calcext:value-type="float">
            <text:p>0.493</text:p>
          </table:table-cell>
          <table:table-cell office:value-type="float" office:value="0.326800406790468" calcext:value-type="float">
            <text:p>0.327</text:p>
          </table:table-cell>
          <table:table-cell office:value-type="float" office:value="0.374454963897919" calcext:value-type="float">
            <text:p>0.374</text:p>
          </table:table-cell>
          <table:table-cell office:value-type="float" office:value="0.243784119230778" calcext:value-type="float">
            <text:p>0.244</text:p>
          </table:table-cell>
          <table:table-cell office:value-type="float" office:value="0.985894486731053" calcext:value-type="float">
            <text:p>0.986</text:p>
          </table:table-cell>
          <table:table-cell office:value-type="float" office:value="0.992909979964054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3.457930687597" calcext:value-type="float">
            <text:p>123.458</text:p>
          </table:table-cell>
          <table:table-cell office:value-type="float" office:value="32.9210351399065" calcext:value-type="float">
            <text:p>32.921</text:p>
          </table:table-cell>
          <table:table-cell office:value-type="float" office:value="24.8228581658968" calcext:value-type="float">
            <text:p>24.823</text:p>
          </table:table-cell>
          <table:table-cell office:value-type="float" office:value="16.2283883626821" calcext:value-type="float">
            <text:p>16.228</text:p>
          </table:table-cell>
          <table:table-cell office:value-type="float" office:value="39.4277472855953" calcext:value-type="float">
            <text:p>39.428</text:p>
          </table:table-cell>
          <table:table-cell office:value-type="float" office:value="39.4728078705753" calcext:value-type="float">
            <text:p>39.47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78147543404453" calcext:value-type="float">
            <text:p>0.978</text:p>
          </table:table-cell>
          <table:table-cell office:value-type="float" office:value="0.484944209878744" calcext:value-type="float">
            <text:p>0.485</text:p>
          </table:table-cell>
          <table:table-cell office:value-type="float" office:value="0.602606650577719" calcext:value-type="float">
            <text:p>0.603</text:p>
          </table:table-cell>
          <table:table-cell office:value-type="float" office:value="0.322668910137678" calcext:value-type="float">
            <text:p>0.323</text:p>
          </table:table-cell>
          <table:table-cell office:value-type="float" office:value="79.6030332590972" calcext:value-type="float">
            <text:p>79.603</text:p>
          </table:table-cell>
          <table:table-cell office:value-type="float" office:value="93.3530007610405" calcext:value-type="float">
            <text:p>93.353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82041940135395" calcext:value-type="float">
            <text:p>0.058</text:p>
          </table:table-cell>
          <table:table-cell office:value-type="float" office:value="0.222344699387429" calcext:value-type="float">
            <text:p>0.222</text:p>
          </table:table-cell>
          <table:table-cell office:value-type="float" office:value="0.147810023569886" calcext:value-type="float">
            <text:p>0.148</text:p>
          </table:table-cell>
          <table:table-cell office:value-type="float" office:value="0.168717151456827" calcext:value-type="float">
            <text:p>0.169</text:p>
          </table:table-cell>
          <table:table-cell office:value-type="float" office:value="0.111412903453585" calcext:value-type="float">
            <text:p>0.111</text:p>
          </table:table-cell>
          <table:table-cell office:value-type="float" office:value="0.300379495572014" calcext:value-type="float">
            <text:p>0.300</text:p>
          </table:table-cell>
          <table:table-cell office:value-type="float" office:value="0.301013703575525" calcext:value-type="float">
            <text:p>0.301</text:p>
          </table:table-cell>
          <table:table-cell office:value-type="float" office:value="0.297600854187251" calcext:value-type="float">
            <text:p>0.29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5.8310538917784" calcext:value-type="float">
            <text:p>55.831</text:p>
          </table:table-cell>
          <table:table-cell office:value-type="float" office:value="14.9094057938368" calcext:value-type="float">
            <text:p>14.909</text:p>
          </table:table-cell>
          <table:table-cell office:value-type="float" office:value="11.2443500937704" calcext:value-type="float">
            <text:p>11.244</text:p>
          </table:table-cell>
          <table:table-cell office:value-type="float" office:value="7.41162180702088" calcext:value-type="float">
            <text:p>7.412</text:p>
          </table:table-cell>
          <table:table-cell office:value-type="float" office:value="11.90706918125" calcext:value-type="float">
            <text:p>11.907</text:p>
          </table:table-cell>
          <table:table-cell office:value-type="float" office:value="11.8425366337566" calcext:value-type="float">
            <text:p>11.843</text:p>
          </table:table-cell>
          <table:table-cell office:value-type="float" office:value="11.9124412521999" calcext:value-type="float">
            <text:p>11.91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279217899568372" calcext:value-type="float">
            <text:p>0.279</text:p>
          </table:table-cell>
          <table:table-cell office:value-type="float" office:value="0.173258994906395" calcext:value-type="float">
            <text:p>0.173</text:p>
          </table:table-cell>
          <table:table-cell office:value-type="float" office:value="0.202597338973146" calcext:value-type="float">
            <text:p>0.203</text:p>
          </table:table-cell>
          <table:table-cell office:value-type="float" office:value="0.125331564765259" calcext:value-type="float">
            <text:p>0.125</text:p>
          </table:table-cell>
          <table:table-cell office:value-type="float" office:value="0.431449109468668" calcext:value-type="float">
            <text:p>0.431</text:p>
          </table:table-cell>
          <table:table-cell office:value-type="float" office:value="0.434835832451315" calcext:value-type="float">
            <text:p>0.435</text:p>
          </table:table-cell>
          <table:table-cell office:value-type="float" office:value="0.429011941822" calcext:value-type="float">
            <text:p>0.429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23411037085031" calcext:value-type="float">
            <text:p>0.082</text:p>
          </table:table-cell>
          <table:table-cell office:value-type="float" office:value="0.407349017831841" calcext:value-type="float">
            <text:p>0.407</text:p>
          </table:table-cell>
          <table:table-cell office:value-type="float" office:value="0.271233069897337" calcext:value-type="float">
            <text:p>0.271</text:p>
          </table:table-cell>
          <table:table-cell office:value-type="float" office:value="0.30820526516431" calcext:value-type="float">
            <text:p>0.308</text:p>
          </table:table-cell>
          <table:table-cell office:value-type="float" office:value="0.203920831769415" calcext:value-type="float">
            <text:p>0.204</text:p>
          </table:table-cell>
          <table:table-cell office:value-type="float" office:value="0.545770714973984" calcext:value-type="float">
            <text:p>0.546</text:p>
          </table:table-cell>
          <table:table-cell office:value-type="float" office:value="0.547499777863449" calcext:value-type="float">
            <text:p>0.547</text:p>
          </table:table-cell>
          <table:table-cell office:value-type="float" office:value="0.546953907429074" calcext:value-type="float">
            <text:p>0.54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02.258970541919" calcext:value-type="float">
            <text:p>102.259</text:p>
          </table:table-cell>
          <table:table-cell office:value-type="float" office:value="27.3230293217421" calcext:value-type="float">
            <text:p>27.323</text:p>
          </table:table-cell>
          <table:table-cell office:value-type="float" office:value="20.4522632423124" calcext:value-type="float">
            <text:p>20.452</text:p>
          </table:table-cell>
          <table:table-cell office:value-type="float" office:value="13.5679240038819" calcext:value-type="float">
            <text:p>13.568</text:p>
          </table:table-cell>
          <table:table-cell office:value-type="float" office:value="21.7722679424799" calcext:value-type="float">
            <text:p>21.772</text:p>
          </table:table-cell>
          <table:table-cell office:value-type="float" office:value="21.6840993054213" calcext:value-type="float">
            <text:p>21.684</text:p>
          </table:table-cell>
          <table:table-cell office:value-type="float" office:value="21.9075672996098" calcext:value-type="float">
            <text:p>21.90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674673929665468" calcext:value-type="float">
            <text:p>0.675</text:p>
          </table:table-cell>
          <table:table-cell office:value-type="float" office:value="0.369476303173354" calcext:value-type="float">
            <text:p>0.369</text:p>
          </table:table-cell>
          <table:table-cell office:value-type="float" office:value="0.446755122570285" calcext:value-type="float">
            <text:p>0.447</text:p>
          </table:table-cell>
          <table:table-cell office:value-type="float" office:value="0.256193613493956" calcext:value-type="float">
            <text:p>0.256</text:p>
          </table:table-cell>
          <table:table-cell office:value-type="float" office:value="1.20692149326107" calcext:value-type="float">
            <text:p>1.207</text:p>
          </table:table-cell>
          <table:table-cell office:value-type="float" office:value="1.21609990322665" calcext:value-type="float">
            <text:p>1.216</text:p>
          </table:table-cell>
          <table:table-cell office:value-type="float" office:value="1.21216647550221" calcext:value-type="float">
            <text:p>1.21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7961014430909" calcext:value-type="float">
            <text:p>0.158</text:p>
          </table:table-cell>
          <table:table-cell office:value-type="float" office:value="0.593008430255642" calcext:value-type="float">
            <text:p>0.593</text:p>
          </table:table-cell>
          <table:table-cell office:value-type="float" office:value="0.393461637446946" calcext:value-type="float">
            <text:p>0.393</text:p>
          </table:table-cell>
          <table:table-cell office:value-type="float" office:value="0.448489756464858" calcext:value-type="float">
            <text:p>0.448</text:p>
          </table:table-cell>
          <table:table-cell office:value-type="float" office:value="0.294756027986706" calcext:value-type="float">
            <text:p>0.295</text:p>
          </table:table-cell>
          <table:table-cell office:value-type="float" office:value="0.791424588835639" calcext:value-type="float">
            <text:p>0.791</text:p>
          </table:table-cell>
          <table:table-cell office:value-type="float" office:value="0.793186101031591" calcext:value-type="float">
            <text:p>0.793</text:p>
          </table:table-cell>
          <table:table-cell office:value-type="float" office:value="0.80001691472168" calcext:value-type="float">
            <text:p>0.80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48.470314249121" calcext:value-type="float">
            <text:p>148.470</text:p>
          </table:table-cell>
          <table:table-cell office:value-type="float" office:value="39.602652676667" calcext:value-type="float">
            <text:p>39.603</text:p>
          </table:table-cell>
          <table:table-cell office:value-type="float" office:value="29.7788823596452" calcext:value-type="float">
            <text:p>29.779</text:p>
          </table:table-cell>
          <table:table-cell office:value-type="float" office:value="19.5918906894307" calcext:value-type="float">
            <text:p>19.592</text:p>
          </table:table-cell>
          <table:table-cell office:value-type="float" office:value="31.5769907814023" calcext:value-type="float">
            <text:p>31.577</text:p>
          </table:table-cell>
          <table:table-cell office:value-type="float" office:value="31.5203522093816" calcext:value-type="float">
            <text:p>31.520</text:p>
          </table:table-cell>
          <table:table-cell office:value-type="float" office:value="31.8299808567587" calcext:value-type="float">
            <text:p>31.83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47318039469057" calcext:value-type="float">
            <text:p>1.473</text:p>
          </table:table-cell>
          <table:table-cell office:value-type="float" office:value="0.645308031493445" calcext:value-type="float">
            <text:p>0.645</text:p>
          </table:table-cell>
          <table:table-cell office:value-type="float" office:value="0.815567761361605" calcext:value-type="float">
            <text:p>0.816</text:p>
          </table:table-cell>
          <table:table-cell office:value-type="float" office:value="0.419402438312591" calcext:value-type="float">
            <text:p>0.419</text:p>
          </table:table-cell>
          <table:table-cell office:value-type="float" office:value="3.69797383281595" calcext:value-type="float">
            <text:p>3.698</text:p>
          </table:table-cell>
          <table:table-cell office:value-type="float" office:value="3.9825040193059" calcext:value-type="float">
            <text:p>3.983</text:p>
          </table:table-cell>
          <table:table-cell office:value-type="float" office:value="3.96113976332604" calcext:value-type="float">
            <text:p>3.961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33010083517584" calcext:value-type="float">
            <text:p>3.330</text:p>
          </table:table-cell>
          <table:table-cell office:value-type="float" office:value="0.74143875219163" calcext:value-type="float">
            <text:p>0.741</text:p>
          </table:table-cell>
          <table:table-cell office:value-type="float" office:value="0.493470639822838" calcext:value-type="float">
            <text:p>0.493</text:p>
          </table:table-cell>
          <table:table-cell office:value-type="float" office:value="0.559350411160175" calcext:value-type="float">
            <text:p>0.559</text:p>
          </table:table-cell>
          <table:table-cell office:value-type="float" office:value="0.371257347404841" calcext:value-type="float">
            <text:p>0.371</text:p>
          </table:table-cell>
          <table:table-cell office:value-type="float" office:value="0.987260556890896" calcext:value-type="float">
            <text:p>0.987</text:p>
          </table:table-cell>
          <table:table-cell office:value-type="float" office:value="0.992299557291716" calcext:value-type="float">
            <text:p>0.992</text:p>
          </table:table-cell>
          <table:table-cell office:value-type="float" office:value="0.993421985003952" calcext:value-type="float">
            <text:p>0.9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85.741591075768" calcext:value-type="float">
            <text:p>185.742</text:p>
          </table:table-cell>
          <table:table-cell office:value-type="float" office:value="49.5442446969104" calcext:value-type="float">
            <text:p>49.544</text:p>
          </table:table-cell>
          <table:table-cell office:value-type="float" office:value="37.1022837579883" calcext:value-type="float">
            <text:p>37.102</text:p>
          </table:table-cell>
          <table:table-cell office:value-type="float" office:value="24.6132105842552" calcext:value-type="float">
            <text:p>24.613</text:p>
          </table:table-cell>
          <table:table-cell office:value-type="float" office:value="39.4758426662177" calcext:value-type="float">
            <text:p>39.476</text:p>
          </table:table-cell>
          <table:table-cell office:value-type="float" office:value="39.448560149736" calcext:value-type="float">
            <text:p>39.449</text:p>
          </table:table-cell>
          <table:table-cell office:value-type="float" office:value="39.576589086106" calcext:value-type="float">
            <text:p>39.577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94307169996081" calcext:value-type="float">
            <text:p>2.943</text:p>
          </table:table-cell>
          <table:table-cell office:value-type="float" office:value="0.971512963395147" calcext:value-type="float">
            <text:p>0.972</text:p>
          </table:table-cell>
          <table:table-cell office:value-type="float" office:value="1.27255331929993" calcext:value-type="float">
            <text:p>1.273</text:p>
          </table:table-cell>
          <table:table-cell office:value-type="float" office:value="0.592025581025513" calcext:value-type="float">
            <text:p>0.592</text:p>
          </table:table-cell>
          <table:table-cell office:value-type="float" office:value="61.9313015212122" calcext:value-type="float">
            <text:p>61.931</text:p>
          </table:table-cell>
          <table:table-cell office:value-type="float" office:value="117.213161361444" calcext:value-type="float">
            <text:p>117.213</text:p>
          </table:table-cell>
          <table:table-cell office:value-type="float" office:value="209.487473966093" calcext:value-type="float">
            <text:p>209.48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365224917118" calcext:value-type="float">
            <text:p>0.059</text:p>
          </table:table-cell>
          <table:table-cell office:value-type="float" office:value="0.297509796468503" calcext:value-type="float">
            <text:p>0.298</text:p>
          </table:table-cell>
          <table:table-cell office:value-type="float" office:value="0.199213057360609" calcext:value-type="float">
            <text:p>0.199</text:p>
          </table:table-cell>
          <table:table-cell office:value-type="float" office:value="0.221145906200742" calcext:value-type="float">
            <text:p>0.221</text:p>
          </table:table-cell>
          <table:table-cell office:value-type="float" office:value="0.148760688580432" calcext:value-type="float">
            <text:p>0.149</text:p>
          </table:table-cell>
          <table:table-cell office:value-type="float" office:value="0.29574860280139" calcext:value-type="float">
            <text:p>0.296</text:p>
          </table:table-cell>
          <table:table-cell office:value-type="float" office:value="0.299877319042501" calcext:value-type="float">
            <text:p>0.300</text:p>
          </table:table-cell>
          <table:table-cell office:value-type="float" office:value="0.293143545581252" calcext:value-type="float">
            <text:p>0.293</text:p>
          </table:table-cell>
          <table:table-cell office:value-type="float" office:value="0.298596957336344" calcext:value-type="float">
            <text:p>0.299</text:p>
          </table:table-cell>
          <table:table-cell office:value-type="float" office:value="0" calcext:value-type="float">
            <text:p>0.000</text:p>
          </table:table-cell>
          <table:table-cell office:value-type="float" office:value="74.2931533895287" calcext:value-type="float">
            <text:p>74.293</text:p>
          </table:table-cell>
          <table:table-cell office:value-type="float" office:value="19.8666437384187" calcext:value-type="float">
            <text:p>19.867</text:p>
          </table:table-cell>
          <table:table-cell office:value-type="float" office:value="14.7482052081235" calcext:value-type="float">
            <text:p>14.748</text:p>
          </table:table-cell>
          <table:table-cell office:value-type="float" office:value="9.78682951274763" calcext:value-type="float">
            <text:p>9.787</text:p>
          </table:table-cell>
          <table:table-cell office:value-type="float" office:value="11.9322926265828" calcext:value-type="float">
            <text:p>11.932</text:p>
          </table:table-cell>
          <table:table-cell office:value-type="float" office:value="11.8845599823714" calcext:value-type="float">
            <text:p>11.885</text:p>
          </table:table-cell>
          <table:table-cell office:value-type="float" office:value="11.7138421478106" calcext:value-type="float">
            <text:p>11.714</text:p>
          </table:table-cell>
          <table:table-cell office:value-type="float" office:value="11.9304232194854" calcext:value-type="float">
            <text:p>11.930</text:p>
          </table:table-cell>
          <table:table-cell office:value-type="float" office:value="0" calcext:value-type="float">
            <text:p>0.000</text:p>
          </table:table-cell>
          <table:table-cell office:value-type="float" office:value="0.412992804139367" calcext:value-type="float">
            <text:p>0.413</text:p>
          </table:table-cell>
          <table:table-cell office:value-type="float" office:value="0.247914362106972" calcext:value-type="float">
            <text:p>0.248</text:p>
          </table:table-cell>
          <table:table-cell office:value-type="float" office:value="0.2831516564185" calcext:value-type="float">
            <text:p>0.283</text:p>
          </table:table-cell>
          <table:table-cell office:value-type="float" office:value="0.173390310421106" calcext:value-type="float">
            <text:p>0.173</text:p>
          </table:table-cell>
          <table:table-cell office:value-type="float" office:value="0.428855898897108" calcext:value-type="float">
            <text:p>0.429</text:p>
          </table:table-cell>
          <table:table-cell office:value-type="float" office:value="0.424804603416157" calcext:value-type="float">
            <text:p>0.425</text:p>
          </table:table-cell>
          <table:table-cell office:value-type="float" office:value="0.413427853180806" calcext:value-type="float">
            <text:p>0.413</text:p>
          </table:table-cell>
          <table:table-cell office:value-type="float" office:value="0.433014516296114" calcext:value-type="float">
            <text:p>0.433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76541291462658" calcext:value-type="float">
            <text:p>0.088</text:p>
          </table:table-cell>
          <table:table-cell office:value-type="float" office:value="0.540337279182322" calcext:value-type="float">
            <text:p>0.540</text:p>
          </table:table-cell>
          <table:table-cell office:value-type="float" office:value="0.360942910024197" calcext:value-type="float">
            <text:p>0.361</text:p>
          </table:table-cell>
          <table:table-cell office:value-type="float" office:value="0.404164064842546" calcext:value-type="float">
            <text:p>0.404</text:p>
          </table:table-cell>
          <table:table-cell office:value-type="float" office:value="0.26762341782325" calcext:value-type="float">
            <text:p>0.268</text:p>
          </table:table-cell>
          <table:table-cell office:value-type="float" office:value="0.538406900181057" calcext:value-type="float">
            <text:p>0.538</text:p>
          </table:table-cell>
          <table:table-cell office:value-type="float" office:value="0.540014147141169" calcext:value-type="float">
            <text:p>0.540</text:p>
          </table:table-cell>
          <table:table-cell office:value-type="float" office:value="0.548467108106451" calcext:value-type="float">
            <text:p>0.548</text:p>
          </table:table-cell>
          <table:table-cell office:value-type="float" office:value="0.548032776133297" calcext:value-type="float">
            <text:p>0.548</text:p>
          </table:table-cell>
          <table:table-cell office:value-type="float" office:value="0" calcext:value-type="float">
            <text:p>0.000</text:p>
          </table:table-cell>
          <table:table-cell office:value-type="float" office:value="135.289320486478" calcext:value-type="float">
            <text:p>135.289</text:p>
          </table:table-cell>
          <table:table-cell office:value-type="float" office:value="36.1151194702336" calcext:value-type="float">
            <text:p>36.115</text:p>
          </table:table-cell>
          <table:table-cell office:value-type="float" office:value="26.9797492335949" calcext:value-type="float">
            <text:p>26.980</text:p>
          </table:table-cell>
          <table:table-cell office:value-type="float" office:value="17.8078567981197" calcext:value-type="float">
            <text:p>17.808</text:p>
          </table:table-cell>
          <table:table-cell office:value-type="float" office:value="21.5525801725188" calcext:value-type="float">
            <text:p>21.553</text:p>
          </table:table-cell>
          <table:table-cell office:value-type="float" office:value="21.6362563690767" calcext:value-type="float">
            <text:p>21.636</text:p>
          </table:table-cell>
          <table:table-cell office:value-type="float" office:value="21.7750619385027" calcext:value-type="float">
            <text:p>21.775</text:p>
          </table:table-cell>
          <table:table-cell office:value-type="float" office:value="21.7769032717404" calcext:value-type="float">
            <text:p>21.777</text:p>
          </table:table-cell>
          <table:table-cell office:value-type="float" office:value="0" calcext:value-type="float">
            <text:p>0.000</text:p>
          </table:table-cell>
          <table:table-cell office:value-type="float" office:value="1.18552321544589" calcext:value-type="float">
            <text:p>1.186</text:p>
          </table:table-cell>
          <table:table-cell office:value-type="float" office:value="0.56756643307423" calcext:value-type="float">
            <text:p>0.568</text:p>
          </table:table-cell>
          <table:table-cell office:value-type="float" office:value="0.669372316639941" calcext:value-type="float">
            <text:p>0.669</text:p>
          </table:table-cell>
          <table:table-cell office:value-type="float" office:value="0.363315204364389" calcext:value-type="float">
            <text:p>0.363</text:p>
          </table:table-cell>
          <table:table-cell office:value-type="float" office:value="1.18252543918869" calcext:value-type="float">
            <text:p>1.183</text:p>
          </table:table-cell>
          <table:table-cell office:value-type="float" office:value="1.17912947679038" calcext:value-type="float">
            <text:p>1.179</text:p>
          </table:table-cell>
          <table:table-cell office:value-type="float" office:value="1.20937175374875" calcext:value-type="float">
            <text:p>1.209</text:p>
          </table:table-cell>
          <table:table-cell office:value-type="float" office:value="1.24647770068899" calcext:value-type="float">
            <text:p>1.246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598393460733" calcext:value-type="float">
            <text:p>0.176</text:p>
          </table:table-cell>
          <table:table-cell office:value-type="float" office:value="0.7899122636381" calcext:value-type="float">
            <text:p>0.790</text:p>
          </table:table-cell>
          <table:table-cell office:value-type="float" office:value="0.524402996527149" calcext:value-type="float">
            <text:p>0.524</text:p>
          </table:table-cell>
          <table:table-cell office:value-type="float" office:value="0.598718770118003" calcext:value-type="float">
            <text:p>0.599</text:p>
          </table:table-cell>
          <table:table-cell office:value-type="float" office:value="0.395052878693514" calcext:value-type="float">
            <text:p>0.395</text:p>
          </table:table-cell>
          <table:table-cell office:value-type="float" office:value="0.79499624937767" calcext:value-type="float">
            <text:p>0.795</text:p>
          </table:table-cell>
          <table:table-cell office:value-type="float" office:value="0.786433844656877" calcext:value-type="float">
            <text:p>0.786</text:p>
          </table:table-cell>
          <table:table-cell office:value-type="float" office:value="0.785758917477528" calcext:value-type="float">
            <text:p>0.786</text:p>
          </table:table-cell>
          <table:table-cell office:value-type="float" office:value="0.797721583160794" calcext:value-type="float">
            <text:p>0.798</text:p>
          </table:table-cell>
          <table:table-cell office:value-type="float" office:value="0" calcext:value-type="float">
            <text:p>0.000</text:p>
          </table:table-cell>
          <table:table-cell office:value-type="float" office:value="197.259176221796" calcext:value-type="float">
            <text:p>197.259</text:p>
          </table:table-cell>
          <table:table-cell office:value-type="float" office:value="52.418542646673" calcext:value-type="float">
            <text:p>52.419</text:p>
          </table:table-cell>
          <table:table-cell office:value-type="float" office:value="39.4605419007558" calcext:value-type="float">
            <text:p>39.461</text:p>
          </table:table-cell>
          <table:table-cell office:value-type="float" office:value="26.2201166921239" calcext:value-type="float">
            <text:p>26.220</text:p>
          </table:table-cell>
          <table:table-cell office:value-type="float" office:value="31.6623195237323" calcext:value-type="float">
            <text:p>31.662</text:p>
          </table:table-cell>
          <table:table-cell office:value-type="float" office:value="31.4762071449458" calcext:value-type="float">
            <text:p>31.476</text:p>
          </table:table-cell>
          <table:table-cell office:value-type="float" office:value="31.4788318185076" calcext:value-type="float">
            <text:p>31.479</text:p>
          </table:table-cell>
          <table:table-cell office:value-type="float" office:value="31.6207221551815" calcext:value-type="float">
            <text:p>31.621</text:p>
          </table:table-cell>
          <table:table-cell office:value-type="float" office:value="0" calcext:value-type="float">
            <text:p>0.000</text:p>
          </table:table-cell>
          <table:table-cell office:value-type="float" office:value="3.83532448469036" calcext:value-type="float">
            <text:p>3.835</text:p>
          </table:table-cell>
          <table:table-cell office:value-type="float" office:value="1.11231830215365" calcext:value-type="float">
            <text:p>1.112</text:p>
          </table:table-cell>
          <table:table-cell office:value-type="float" office:value="1.47879402682456" calcext:value-type="float">
            <text:p>1.479</text:p>
          </table:table-cell>
          <table:table-cell office:value-type="float" office:value="0.65387872375887" calcext:value-type="float">
            <text:p>0.654</text:p>
          </table:table-cell>
          <table:table-cell office:value-type="float" office:value="3.87917463633961" calcext:value-type="float">
            <text:p>3.879</text:p>
          </table:table-cell>
          <table:table-cell office:value-type="float" office:value="3.66616285116403" calcext:value-type="float">
            <text:p>3.666</text:p>
          </table:table-cell>
          <table:table-cell office:value-type="float" office:value="3.5970925870855" calcext:value-type="float">
            <text:p>3.597</text:p>
          </table:table-cell>
          <table:table-cell office:value-type="float" office:value="3.99347423702099" calcext:value-type="float">
            <text:p>3.993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390082528467" calcext:value-type="float">
            <text:p>2.539</text:p>
          </table:table-cell>
          <table:table-cell office:value-type="float" office:value="0.987321710280311" calcext:value-type="float">
            <text:p>0.987</text:p>
          </table:table-cell>
          <table:table-cell office:value-type="float" office:value="0.657672899726106" calcext:value-type="float">
            <text:p>0.658</text:p>
          </table:table-cell>
          <table:table-cell office:value-type="float" office:value="0.738274406080494" calcext:value-type="float">
            <text:p>0.738</text:p>
          </table:table-cell>
          <table:table-cell office:value-type="float" office:value="0.492569560037506" calcext:value-type="float">
            <text:p>0.493</text:p>
          </table:table-cell>
          <table:table-cell office:value-type="float" office:value="0.979080870377561" calcext:value-type="float">
            <text:p>0.979</text:p>
          </table:table-cell>
          <table:table-cell office:value-type="float" office:value="0.98781109324724" calcext:value-type="float">
            <text:p>0.988</text:p>
          </table:table-cell>
          <table:table-cell office:value-type="float" office:value="0.997210876805532" calcext:value-type="float">
            <text:p>0.997</text:p>
          </table:table-cell>
          <table:table-cell office:value-type="float" office:value="0.991261146223563" calcext:value-type="float">
            <text:p>0.991</text:p>
          </table:table-cell>
          <table:table-cell office:value-type="float" office:value="0" calcext:value-type="float">
            <text:p>0.000</text:p>
          </table:table-cell>
          <table:table-cell office:value-type="float" office:value="246.850741381776" calcext:value-type="float">
            <text:p>246.851</text:p>
          </table:table-cell>
          <table:table-cell office:value-type="float" office:value="65.7930079310016" calcext:value-type="float">
            <text:p>65.793</text:p>
          </table:table-cell>
          <table:table-cell office:value-type="float" office:value="49.1997695100285" calcext:value-type="float">
            <text:p>49.200</text:p>
          </table:table-cell>
          <table:table-cell office:value-type="float" office:value="32.7057396738507" calcext:value-type="float">
            <text:p>32.706</text:p>
          </table:table-cell>
          <table:table-cell office:value-type="float" office:value="39.2297511576131" calcext:value-type="float">
            <text:p>39.230</text:p>
          </table:table-cell>
          <table:table-cell office:value-type="float" office:value="39.6293235445262" calcext:value-type="float">
            <text:p>39.629</text:p>
          </table:table-cell>
          <table:table-cell office:value-type="float" office:value="39.5197657054364" calcext:value-type="float">
            <text:p>39.520</text:p>
          </table:table-cell>
          <table:table-cell office:value-type="float" office:value="39.4611711913155" calcext:value-type="float">
            <text:p>39.461</text:p>
          </table:table-cell>
          <table:table-cell office:value-type="float" office:value="0" calcext:value-type="float">
            <text:p>0.000</text:p>
          </table:table-cell>
          <table:table-cell office:value-type="float" office:value="89.6379720638054" calcext:value-type="float">
            <text:p>89.638</text:p>
          </table:table-cell>
          <table:table-cell office:value-type="float" office:value="1.93860369392983" calcext:value-type="float">
            <text:p>1.939</text:p>
          </table:table-cell>
          <table:table-cell office:value-type="float" office:value="2.79575098508645" calcext:value-type="float">
            <text:p>2.796</text:p>
          </table:table-cell>
          <table:table-cell office:value-type="float" office:value="0.961677525671252" calcext:value-type="float">
            <text:p>0.962</text:p>
          </table:table-cell>
          <table:table-cell office:value-type="float" office:value="45.1381011411189" calcext:value-type="float">
            <text:p>45.138</text:p>
          </table:table-cell>
          <table:table-cell office:value-type="float" office:value="73.1764416386567" calcext:value-type="float">
            <text:p>73.176</text:p>
          </table:table-cell>
          <table:table-cell office:value-type="float" office:value="121.260900510722" calcext:value-type="float">
            <text:p>121.261</text:p>
          </table:table-cell>
          <table:table-cell office:value-type="float" office:value="65.8101416968536" calcext:value-type="float">
            <text:p>65.810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8284153910774" calcext:value-type="float">
            <text:p>0.057</text:p>
          </table:table-cell>
          <table:table-cell office:value-type="float" office:value="0.298045926486173" calcext:value-type="float">
            <text:p>0.298</text:p>
          </table:table-cell>
          <table:table-cell office:value-type="float" office:value="0.200472023052141" calcext:value-type="float">
            <text:p>0.200</text:p>
          </table:table-cell>
          <table:table-cell office:value-type="float" office:value="0.225647559114948" calcext:value-type="float">
            <text:p>0.226</text:p>
          </table:table-cell>
          <table:table-cell office:value-type="float" office:value="0.147613035361807" calcext:value-type="float">
            <text:p>0.148</text:p>
          </table:table-cell>
          <table:table-cell office:value-type="float" office:value="0.236202788664293" calcext:value-type="float">
            <text:p>0.236</text:p>
          </table:table-cell>
          <table:table-cell office:value-type="float" office:value="0.238233767601902" calcext:value-type="float">
            <text:p>0.238</text:p>
          </table:table-cell>
          <table:table-cell office:value-type="float" office:value="0.237503896273763" calcext:value-type="float">
            <text:p>0.238</text:p>
          </table:table-cell>
          <table:table-cell office:value-type="float" office:value="0.238272481647032" calcext:value-type="float">
            <text:p>0.238</text:p>
          </table:table-cell>
          <table:table-cell office:value-type="float" office:value="0.237732199748659" calcext:value-type="float">
            <text:p>0.238</text:p>
          </table:table-cell>
          <table:table-cell office:value-type="float" office:value="74.1905265859532" calcext:value-type="float">
            <text:p>74.191</text:p>
          </table:table-cell>
          <table:table-cell office:value-type="float" office:value="19.804013949217" calcext:value-type="float">
            <text:p>19.804</text:p>
          </table:table-cell>
          <table:table-cell office:value-type="float" office:value="14.9571584380618" calcext:value-type="float">
            <text:p>14.957</text:p>
          </table:table-cell>
          <table:table-cell office:value-type="float" office:value="9.85433679468004" calcext:value-type="float">
            <text:p>9.854</text:p>
          </table:table-cell>
          <table:table-cell office:value-type="float" office:value="9.44829428863264" calcext:value-type="float">
            <text:p>9.448</text:p>
          </table:table-cell>
          <table:table-cell office:value-type="float" office:value="9.45118868493063" calcext:value-type="float">
            <text:p>9.451</text:p>
          </table:table-cell>
          <table:table-cell office:value-type="float" office:value="9.45338540968332" calcext:value-type="float">
            <text:p>9.453</text:p>
          </table:table-cell>
          <table:table-cell office:value-type="float" office:value="9.4900375973945" calcext:value-type="float">
            <text:p>9.490</text:p>
          </table:table-cell>
          <table:table-cell office:value-type="float" office:value="9.45954379938964" calcext:value-type="float">
            <text:p>9.460</text:p>
          </table:table-cell>
          <table:table-cell office:value-type="float" office:value="0.415084962183754" calcext:value-type="float">
            <text:p>0.415</text:p>
          </table:table-cell>
          <table:table-cell office:value-type="float" office:value="0.250338974350443" calcext:value-type="float">
            <text:p>0.250</text:p>
          </table:table-cell>
          <table:table-cell office:value-type="float" office:value="0.29300082000389" calcext:value-type="float">
            <text:p>0.293</text:p>
          </table:table-cell>
          <table:table-cell office:value-type="float" office:value="0.172815608203828" calcext:value-type="float">
            <text:p>0.173</text:p>
          </table:table-cell>
          <table:table-cell office:value-type="float" office:value="0.312828269093687" calcext:value-type="float">
            <text:p>0.313</text:p>
          </table:table-cell>
          <table:table-cell office:value-type="float" office:value="0.31140123426227" calcext:value-type="float">
            <text:p>0.311</text:p>
          </table:table-cell>
          <table:table-cell office:value-type="float" office:value="0.309461177376972" calcext:value-type="float">
            <text:p>0.309</text:p>
          </table:table-cell>
          <table:table-cell office:value-type="float" office:value="0.31234081624958" calcext:value-type="float">
            <text:p>0.312</text:p>
          </table:table-cell>
          <table:table-cell office:value-type="float" office:value="0.310880764326918" calcext:value-type="float">
            <text:p>0.311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2210085864897" calcext:value-type="float">
            <text:p>0.076</text:p>
          </table:table-cell>
          <table:table-cell office:value-type="float" office:value="0.542265617828167" calcext:value-type="float">
            <text:p>0.542</text:p>
          </table:table-cell>
          <table:table-cell office:value-type="float" office:value="0.36244059380597" calcext:value-type="float">
            <text:p>0.362</text:p>
          </table:table-cell>
          <table:table-cell office:value-type="float" office:value="0.404264999348819" calcext:value-type="float">
            <text:p>0.404</text:p>
          </table:table-cell>
          <table:table-cell office:value-type="float" office:value="0.274046806105144" calcext:value-type="float">
            <text:p>0.274</text:p>
          </table:table-cell>
          <table:table-cell office:value-type="float" office:value="0.432598428650808" calcext:value-type="float">
            <text:p>0.433</text:p>
          </table:table-cell>
          <table:table-cell office:value-type="float" office:value="0.43511757962557" calcext:value-type="float">
            <text:p>0.435</text:p>
          </table:table-cell>
          <table:table-cell office:value-type="float" office:value="0.430623437751483" calcext:value-type="float">
            <text:p>0.431</text:p>
          </table:table-cell>
          <table:table-cell office:value-type="float" office:value="0.434654533084217" calcext:value-type="float">
            <text:p>0.435</text:p>
          </table:table-cell>
          <table:table-cell office:value-type="float" office:value="0.433405990634783" calcext:value-type="float">
            <text:p>0.433</text:p>
          </table:table-cell>
          <table:table-cell office:value-type="float" office:value="135.668883419225" calcext:value-type="float">
            <text:p>135.669</text:p>
          </table:table-cell>
          <table:table-cell office:value-type="float" office:value="36.0976923997327" calcext:value-type="float">
            <text:p>36.098</text:p>
          </table:table-cell>
          <table:table-cell office:value-type="float" office:value="27.0097660660743" calcext:value-type="float">
            <text:p>27.010</text:p>
          </table:table-cell>
          <table:table-cell office:value-type="float" office:value="18.1829603350318" calcext:value-type="float">
            <text:p>18.183</text:p>
          </table:table-cell>
          <table:table-cell office:value-type="float" office:value="17.2972680617426" calcext:value-type="float">
            <text:p>17.297</text:p>
          </table:table-cell>
          <table:table-cell office:value-type="float" office:value="17.3987541305185" calcext:value-type="float">
            <text:p>17.399</text:p>
          </table:table-cell>
          <table:table-cell office:value-type="float" office:value="17.4052421794019" calcext:value-type="float">
            <text:p>17.405</text:p>
          </table:table-cell>
          <table:table-cell office:value-type="float" office:value="17.4184299602705" calcext:value-type="float">
            <text:p>17.418</text:p>
          </table:table-cell>
          <table:table-cell office:value-type="float" office:value="17.4204484933279" calcext:value-type="float">
            <text:p>17.420</text:p>
          </table:table-cell>
          <table:table-cell office:value-type="float" office:value="1.18523431398805" calcext:value-type="float">
            <text:p>1.185</text:p>
          </table:table-cell>
          <table:table-cell office:value-type="float" office:value="0.566404946602744" calcext:value-type="float">
            <text:p>0.566</text:p>
          </table:table-cell>
          <table:table-cell office:value-type="float" office:value="0.675485137517932" calcext:value-type="float">
            <text:p>0.675</text:p>
          </table:table-cell>
          <table:table-cell office:value-type="float" office:value="0.378966158722796" calcext:value-type="float">
            <text:p>0.379</text:p>
          </table:table-cell>
          <table:table-cell office:value-type="float" office:value="0.764145210152609" calcext:value-type="float">
            <text:p>0.764</text:p>
          </table:table-cell>
          <table:table-cell office:value-type="float" office:value="0.769945029675779" calcext:value-type="float">
            <text:p>0.770</text:p>
          </table:table-cell>
          <table:table-cell office:value-type="float" office:value="0.748532099667861" calcext:value-type="float">
            <text:p>0.749</text:p>
          </table:table-cell>
          <table:table-cell office:value-type="float" office:value="0.775919870903025" calcext:value-type="float">
            <text:p>0.776</text:p>
          </table:table-cell>
          <table:table-cell office:value-type="float" office:value="0.762024880105867" calcext:value-type="float">
            <text:p>0.762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5750683191832" calcext:value-type="float">
            <text:p>0.126</text:p>
          </table:table-cell>
          <table:table-cell office:value-type="float" office:value="0.791293431852535" calcext:value-type="float">
            <text:p>0.791</text:p>
          </table:table-cell>
          <table:table-cell office:value-type="float" office:value="0.530334636183071" calcext:value-type="float">
            <text:p>0.530</text:p>
          </table:table-cell>
          <table:table-cell office:value-type="float" office:value="0.59361328253117" calcext:value-type="float">
            <text:p>0.594</text:p>
          </table:table-cell>
          <table:table-cell office:value-type="float" office:value="0.393955618610286" calcext:value-type="float">
            <text:p>0.394</text:p>
          </table:table-cell>
          <table:table-cell office:value-type="float" office:value="0.633211523046972" calcext:value-type="float">
            <text:p>0.633</text:p>
          </table:table-cell>
          <table:table-cell office:value-type="float" office:value="0.633525946102332" calcext:value-type="float">
            <text:p>0.634</text:p>
          </table:table-cell>
          <table:table-cell office:value-type="float" office:value="0.636593557335332" calcext:value-type="float">
            <text:p>0.637</text:p>
          </table:table-cell>
          <table:table-cell office:value-type="float" office:value="0.641471342880872" calcext:value-type="float">
            <text:p>0.641</text:p>
          </table:table-cell>
          <table:table-cell office:value-type="float" office:value="0.639598028468054" calcext:value-type="float">
            <text:p>0.640</text:p>
          </table:table-cell>
          <table:table-cell office:value-type="float" office:value="197.952636508628" calcext:value-type="float">
            <text:p>197.953</text:p>
          </table:table-cell>
          <table:table-cell office:value-type="float" office:value="52.9590101958188" calcext:value-type="float">
            <text:p>52.959</text:p>
          </table:table-cell>
          <table:table-cell office:value-type="float" office:value="39.572686361184" calcext:value-type="float">
            <text:p>39.573</text:p>
          </table:table-cell>
          <table:table-cell office:value-type="float" office:value="26.2936517078936" calcext:value-type="float">
            <text:p>26.294</text:p>
          </table:table-cell>
          <table:table-cell office:value-type="float" office:value="25.1495413287104" calcext:value-type="float">
            <text:p>25.150</text:p>
          </table:table-cell>
          <table:table-cell office:value-type="float" office:value="25.2099421579851" calcext:value-type="float">
            <text:p>25.210</text:p>
          </table:table-cell>
          <table:table-cell office:value-type="float" office:value="25.3284114090511" calcext:value-type="float">
            <text:p>25.328</text:p>
          </table:table-cell>
          <table:table-cell office:value-type="float" office:value="25.4059689002943" calcext:value-type="float">
            <text:p>25.406</text:p>
          </table:table-cell>
          <table:table-cell office:value-type="float" office:value="25.3950579798317" calcext:value-type="float">
            <text:p>25.395</text:p>
          </table:table-cell>
          <table:table-cell office:value-type="float" office:value="3.90535907398717" calcext:value-type="float">
            <text:p>3.905</text:p>
          </table:table-cell>
          <table:table-cell office:value-type="float" office:value="1.13515507649705" calcext:value-type="float">
            <text:p>1.135</text:p>
          </table:table-cell>
          <table:table-cell office:value-type="float" office:value="1.44239136065461" calcext:value-type="float">
            <text:p>1.442</text:p>
          </table:table-cell>
          <table:table-cell office:value-type="float" office:value="0.655276163088066" calcext:value-type="float">
            <text:p>0.655</text:p>
          </table:table-cell>
          <table:table-cell office:value-type="float" office:value="1.7116319786861" calcext:value-type="float">
            <text:p>1.712</text:p>
          </table:table-cell>
          <table:table-cell office:value-type="float" office:value="1.73009258024483" calcext:value-type="float">
            <text:p>1.730</text:p>
          </table:table-cell>
          <table:table-cell office:value-type="float" office:value="1.76934868008354" calcext:value-type="float">
            <text:p>1.769</text:p>
          </table:table-cell>
          <table:table-cell office:value-type="float" office:value="1.76542109657236" calcext:value-type="float">
            <text:p>1.765</text:p>
          </table:table-cell>
          <table:table-cell office:value-type="float" office:value="1.79154140781437" calcext:value-type="float">
            <text:p>1.792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0224913195533" calcext:value-type="float">
            <text:p>1.502</text:p>
          </table:table-cell>
          <table:table-cell office:value-type="float" office:value="0.992287166626142" calcext:value-type="float">
            <text:p>0.992</text:p>
          </table:table-cell>
          <table:table-cell office:value-type="float" office:value="0.663286670541425" calcext:value-type="float">
            <text:p>0.663</text:p>
          </table:table-cell>
          <table:table-cell office:value-type="float" office:value="0.740142963061977" calcext:value-type="float">
            <text:p>0.740</text:p>
          </table:table-cell>
          <table:table-cell office:value-type="float" office:value="0.501165654228917" calcext:value-type="float">
            <text:p>0.501</text:p>
          </table:table-cell>
          <table:table-cell office:value-type="float" office:value="0.792719539045608" calcext:value-type="float">
            <text:p>0.793</text:p>
          </table:table-cell>
          <table:table-cell office:value-type="float" office:value="0.794943246067427" calcext:value-type="float">
            <text:p>0.795</text:p>
          </table:table-cell>
          <table:table-cell office:value-type="float" office:value="0.804199104658892" calcext:value-type="float">
            <text:p>0.804</text:p>
          </table:table-cell>
          <table:table-cell office:value-type="float" office:value="0.793951513039642" calcext:value-type="float">
            <text:p>0.794</text:p>
          </table:table-cell>
          <table:table-cell office:value-type="float" office:value="0.79889467697942" calcext:value-type="float">
            <text:p>0.799</text:p>
          </table:table-cell>
          <table:table-cell office:value-type="float" office:value="247.615129877453" calcext:value-type="float">
            <text:p>247.615</text:p>
          </table:table-cell>
          <table:table-cell office:value-type="float" office:value="66.2114751362983" calcext:value-type="float">
            <text:p>66.211</text:p>
          </table:table-cell>
          <table:table-cell office:value-type="float" office:value="49.4579698722294" calcext:value-type="float">
            <text:p>49.458</text:p>
          </table:table-cell>
          <table:table-cell office:value-type="float" office:value="33.098902815191" calcext:value-type="float">
            <text:p>33.099</text:p>
          </table:table-cell>
          <table:table-cell office:value-type="float" office:value="31.539456660545" calcext:value-type="float">
            <text:p>31.539</text:p>
          </table:table-cell>
          <table:table-cell office:value-type="float" office:value="31.5994934031185" calcext:value-type="float">
            <text:p>31.599</text:p>
          </table:table-cell>
          <table:table-cell office:value-type="float" office:value="31.8997858387363" calcext:value-type="float">
            <text:p>31.900</text:p>
          </table:table-cell>
          <table:table-cell office:value-type="float" office:value="31.5856833949101" calcext:value-type="float">
            <text:p>31.586</text:p>
          </table:table-cell>
          <table:table-cell office:value-type="float" office:value="31.6949504297098" calcext:value-type="float">
            <text:p>31.695</text:p>
          </table:table-cell>
          <table:table-cell office:value-type="float" office:value="212.331174649024" calcext:value-type="float">
            <text:p>212.331</text:p>
          </table:table-cell>
          <table:table-cell office:value-type="float" office:value="1.97003626677495" calcext:value-type="float">
            <text:p>1.970</text:p>
          </table:table-cell>
          <table:table-cell office:value-type="float" office:value="2.85492348476075" calcext:value-type="float">
            <text:p>2.855</text:p>
          </table:table-cell>
          <table:table-cell office:value-type="float" office:value="1.00488605885283" calcext:value-type="float">
            <text:p>1.005</text:p>
          </table:table-cell>
          <table:table-cell office:value-type="float" office:value="3.90117450753915" calcext:value-type="float">
            <text:p>3.901</text:p>
          </table:table-cell>
          <table:table-cell office:value-type="float" office:value="3.94905658257629" calcext:value-type="float">
            <text:p>3.949</text:p>
          </table:table-cell>
          <table:table-cell office:value-type="float" office:value="4.06694034376991" calcext:value-type="float">
            <text:p>4.067</text:p>
          </table:table-cell>
          <table:table-cell office:value-type="float" office:value="4.00395224959128" calcext:value-type="float">
            <text:p>4.004</text:p>
          </table:table-cell>
          <table:table-cell office:value-type="float" office:value="3.75203961913102" calcext:value-type="float">
            <text:p>3.752</text:p>
          </table:table-cell>
          <table:table-cell table:number-columns-repeated="16354"/>
        </table:table-row>
      </table:table>
      <table:table table:name="rezultati_analiticki" table:style-name="ta1">
        <table:table-column table:style-name="co6" table:default-cell-style-name="ce11"/>
        <table:table-column table:style-name="co7" table:default-cell-style-name="ce11"/>
        <table:table-column table:style-name="co3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number-columns-repeated="5" table:default-cell-style-name="ce11"/>
        <table:table-column table:style-name="co11" table:default-cell-style-name="ce11"/>
        <table:table-column table:style-name="co13" table:default-cell-style-name="ce11"/>
        <table:table-column table:style-name="co8" table:default-cell-style-name="ce11"/>
        <table:table-column table:style-name="co9" table:default-cell-style-name="ce11"/>
        <table:table-column table:style-name="co14" table:default-cell-style-name="ce11"/>
        <table:table-column table:style-name="co6" table:number-columns-repeated="4" table:default-cell-style-name="ce11"/>
        <table:table-column table:style-name="co4" table:number-columns-repeated="3" table:default-cell-style-name="ce11"/>
        <table:table-column table:style-name="co3" table:default-cell-style-name="ce11"/>
        <table:table-column table:style-name="co4" table:number-columns-repeated="5" table:default-cell-style-name="ce11"/>
        <table:table-column table:style-name="co6" table:number-columns-repeated="16354" table:default-cell-style-name="ce1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cpu</text:p>
          </table:table-cell>
          <table:table-cell office:value-type="string" calcext:value-type="string">
            <text:p>Uds1</text:p>
          </table:table-cell>
          <table:table-cell office:value-type="string" calcext:value-type="string">
            <text:p>Uds2</text:p>
          </table:table-cell>
          <table:table-cell office:value-type="string" calcext:value-type="string">
            <text:p>Uds3</text:p>
          </table:table-cell>
          <table:table-cell office:value-type="string" calcext:value-type="string">
            <text:p>Udu1</text:p>
          </table:table-cell>
          <table:table-cell office:value-type="string" calcext:value-type="string">
            <text:p>Udu2</text:p>
          </table:table-cell>
          <table:table-cell office:value-type="string" calcext:value-type="string">
            <text:p>Udu3</text:p>
          </table:table-cell>
          <table:table-cell office:value-type="string" calcext:value-type="string">
            <text:p>Udu4</text:p>
          </table:table-cell>
          <table:table-cell office:value-type="string" calcext:value-type="string">
            <text:p>Udu5</text:p>
          </table:table-cell>
          <table:table-cell office:value-type="string" calcext:value-type="string">
            <text:p>Xcpu</text:p>
          </table:table-cell>
          <table:table-cell office:value-type="string" calcext:value-type="string">
            <text:p>Xds1</text:p>
          </table:table-cell>
          <table:table-cell office:value-type="string" calcext:value-type="string">
            <text:p>Xds2</text:p>
          </table:table-cell>
          <table:table-cell office:value-type="string" calcext:value-type="string">
            <text:p>Xds3</text:p>
          </table:table-cell>
          <table:table-cell office:value-type="string" calcext:value-type="string">
            <text:p>Xdu1</text:p>
          </table:table-cell>
          <table:table-cell office:value-type="string" calcext:value-type="string">
            <text:p>Xdu2</text:p>
          </table:table-cell>
          <table:table-cell office:value-type="string" calcext:value-type="string">
            <text:p>Xdu3</text:p>
          </table:table-cell>
          <table:table-cell office:value-type="string" calcext:value-type="string">
            <text:p>Xdu4</text:p>
          </table:table-cell>
          <table:table-cell office:value-type="string" calcext:value-type="string">
            <text:p>Xdu5</text:p>
          </table:table-cell>
          <table:table-cell office:value-type="string" calcext:value-type="string">
            <text:p>Jcpu</text:p>
          </table:table-cell>
          <table:table-cell office:value-type="string" calcext:value-type="string">
            <text:p>Jds1</text:p>
          </table:table-cell>
          <table:table-cell office:value-type="string" calcext:value-type="string">
            <text:p>Jds2</text:p>
          </table:table-cell>
          <table:table-cell office:value-type="string" calcext:value-type="string">
            <text:p>Jds3</text:p>
          </table:table-cell>
          <table:table-cell office:value-type="string" calcext:value-type="string">
            <text:p>Jdu1</text:p>
          </table:table-cell>
          <table:table-cell office:value-type="string" calcext:value-type="string">
            <text:p>Jdu2</text:p>
          </table:table-cell>
          <table:table-cell office:value-type="string" calcext:value-type="string">
            <text:p>Jdu3</text:p>
          </table:table-cell>
          <table:table-cell office:value-type="string" calcext:value-type="string">
            <text:p>Jdu4</text:p>
          </table:table-cell>
          <table:table-cell office:value-type="string" calcext:value-type="string">
            <text:p>Jdu5</text:p>
          </table:table-cell>
          <table:table-cell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61770021176456" calcext:value-type="float">
            <text:p>0.056</text:p>
          </table:table-cell>
          <table:table-cell table:style-name="ce1" office:value-type="float" office:value="0.1485" calcext:value-type="float">
            <text:p>0.149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0.111375" calcext:value-type="float">
            <text:p>0.111</text:p>
          </table:table-cell>
          <table:table-cell table:style-name="ce1" office:value-type="float" office:value="0.07425" calcext:value-type="float">
            <text:p>0.074</text:p>
          </table:table-cell>
          <table:table-cell table:number-columns-repeated="2" table:style-name="ce1" office:value-type="float" office:value="0.297" calcext:value-type="float">
            <text:p>0.297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37.125" calcext:value-type="float">
            <text:p>37.125</text:p>
          </table:table-cell>
          <table:table-cell table:style-name="ce1" office:value-type="float" office:value="9.9" calcext:value-type="float">
            <text:p>9.900</text:p>
          </table:table-cell>
          <table:table-cell table:style-name="ce1" office:value-type="float" office:value="7.425" calcext:value-type="float">
            <text:p>7.425</text:p>
          </table:table-cell>
          <table:table-cell table:style-name="ce1" office:value-type="float" office:value="4.95" calcext:value-type="float">
            <text:p>4.950</text:p>
          </table:table-cell>
          <table:table-cell table:number-columns-repeated="2" table:style-name="ce1" office:value-type="float" office:value="11.88" calcext:value-type="float">
            <text:p>11.88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174398120963006" calcext:value-type="float">
            <text:p>0.174</text:p>
          </table:table-cell>
          <table:table-cell table:style-name="ce1" office:value-type="float" office:value="0.109877913429523" calcext:value-type="float">
            <text:p>0.110</text:p>
          </table:table-cell>
          <table:table-cell table:style-name="ce1" office:value-type="float" office:value="0.125334083556056" calcext:value-type="float">
            <text:p>0.125</text:p>
          </table:table-cell>
          <table:table-cell table:style-name="ce1" office:value-type="float" office:value="0.0802052389954091" calcext:value-type="float">
            <text:p>0.080</text:p>
          </table:table-cell>
          <table:table-cell table:number-columns-repeated="2" table:style-name="ce1" office:value-type="float" office:value="0.422475106685633" calcext:value-type="float">
            <text:p>0.422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780710970535245" calcext:value-type="float">
            <text:p>0.078</text:p>
          </table:table-cell>
          <table:table-cell table:style-name="ce1" office:value-type="float" office:value="0.27225" calcext:value-type="float">
            <text:p>0.272</text:p>
          </table:table-cell>
          <table:table-cell table:style-name="ce1" office:value-type="float" office:value="0.1815" calcext:value-type="float">
            <text:p>0.182</text:p>
          </table:table-cell>
          <table:table-cell table:style-name="ce1" office:value-type="float" office:value="0.2041875" calcext:value-type="float">
            <text:p>0.204</text:p>
          </table:table-cell>
          <table:table-cell table:style-name="ce1" office:value-type="float" office:value="0.136125" calcext:value-type="float">
            <text:p>0.136</text:p>
          </table:table-cell>
          <table:table-cell table:number-columns-repeated="2" table:style-name="ce1" office:value-type="float" office:value="0.5445" calcext:value-type="float">
            <text:p>0.545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68.0625" calcext:value-type="float">
            <text:p>68.063</text:p>
          </table:table-cell>
          <table:table-cell table:style-name="ce1" office:value-type="float" office:value="18.15" calcext:value-type="float">
            <text:p>18.150</text:p>
          </table:table-cell>
          <table:table-cell table:style-name="ce1" office:value-type="float" office:value="13.6125" calcext:value-type="float">
            <text:p>13.613</text:p>
          </table:table-cell>
          <table:table-cell table:style-name="ce1" office:value-type="float" office:value="9.075" calcext:value-type="float">
            <text:p>9.075</text:p>
          </table:table-cell>
          <table:table-cell table:number-columns-repeated="2" table:style-name="ce1" office:value-type="float" office:value="21.78" calcext:value-type="float">
            <text:p>21.78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374098248024734" calcext:value-type="float">
            <text:p>0.374</text:p>
          </table:table-cell>
          <table:table-cell table:style-name="ce1" office:value-type="float" office:value="0.221747098350642" calcext:value-type="float">
            <text:p>0.222</text:p>
          </table:table-cell>
          <table:table-cell table:style-name="ce1" office:value-type="float" office:value="0.256577397314066" calcext:value-type="float">
            <text:p>0.257</text:p>
          </table:table-cell>
          <table:table-cell table:style-name="ce1" office:value-type="float" office:value="0.15757488062509" calcext:value-type="float">
            <text:p>0.158</text:p>
          </table:table-cell>
          <table:table-cell table:number-columns-repeated="2" table:style-name="ce1" office:value-type="float" office:value="1.1953896816685" calcext:value-type="float">
            <text:p>1.195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4676558248634" calcext:value-type="float">
            <text:p>0.147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264" calcext:value-type="float">
            <text:p>0.264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198" calcext:value-type="float">
            <text:p>0.198</text:p>
          </table:table-cell>
          <table:table-cell table:number-columns-repeated="2" table:style-name="ce1" office:value-type="float" office:value="0.792" calcext:value-type="float">
            <text:p>0.792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99" calcext:value-type="float">
            <text:p>99.000</text:p>
          </table:table-cell>
          <table:table-cell table:style-name="ce1" office:value-type="float" office:value="26.4" calcext:value-type="float">
            <text:p>26.400</text:p>
          </table:table-cell>
          <table:table-cell table:style-name="ce1" office:value-type="float" office:value="19.8" calcext:value-type="float">
            <text:p>19.800</text:p>
          </table:table-cell>
          <table:table-cell table:style-name="ce1" office:value-type="float" office:value="13.2" calcext:value-type="float">
            <text:p>13.200</text:p>
          </table:table-cell>
          <table:table-cell table:number-columns-repeated="2" table:style-name="ce1" office:value-type="float" office:value="31.68" calcext:value-type="float">
            <text:p>31.68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655629139072848" calcext:value-type="float">
            <text:p>0.656</text:p>
          </table:table-cell>
          <table:table-cell table:style-name="ce1" office:value-type="float" office:value="0.358695652173913" calcext:value-type="float">
            <text:p>0.359</text:p>
          </table:table-cell>
          <table:table-cell table:style-name="ce1" office:value-type="float" office:value="0.422475106685633" calcext:value-type="float">
            <text:p>0.422</text:p>
          </table:table-cell>
          <table:table-cell table:style-name="ce1" office:value-type="float" office:value="0.246882793017456" calcext:value-type="float">
            <text:p>0.247</text:p>
          </table:table-cell>
          <table:table-cell table:number-columns-repeated="2" table:style-name="ce1" office:value-type="float" office:value="3.80769230769231" calcext:value-type="float">
            <text:p>3.808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2.53020323540634" calcext:value-type="float">
            <text:p>2.530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33" calcext:value-type="float">
            <text:p>0.330</text:p>
          </table:table-cell>
          <table:table-cell table:style-name="ce1" office:value-type="float" office:value="0.37125" calcext:value-type="float">
            <text:p>0.371</text:p>
          </table:table-cell>
          <table:table-cell table:style-name="ce1" office:value-type="float" office:value="0.2475" calcext:value-type="float">
            <text:p>0.248</text:p>
          </table:table-cell>
          <table:table-cell table:number-columns-repeated="2" table:style-name="ce1" office:value-type="float" office:value="0.99" calcext:value-type="float">
            <text:p>0.99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123.75" calcext:value-type="float">
            <text:p>123.750</text:p>
          </table:table-cell>
          <table:table-cell table:style-name="ce1" office:value-type="float" office:value="33" calcext:value-type="float">
            <text:p>33.000</text:p>
          </table:table-cell>
          <table:table-cell table:style-name="ce1" office:value-type="float" office:value="24.75" calcext:value-type="float">
            <text:p>24.750</text:p>
          </table:table-cell>
          <table:table-cell table:style-name="ce1" office:value-type="float" office:value="16.5" calcext:value-type="float">
            <text:p>16.500</text:p>
          </table:table-cell>
          <table:table-cell table:number-columns-repeated="2" table:style-name="ce1" office:value-type="float" office:value="39.6" calcext:value-type="float">
            <text:p>39.60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office:value-type="float" office:value="0.98019801980198" calcext:value-type="float">
            <text:p>0.980</text:p>
          </table:table-cell>
          <table:table-cell table:style-name="ce1" office:value-type="float" office:value="0.492537313432836" calcext:value-type="float">
            <text:p>0.493</text:p>
          </table:table-cell>
          <table:table-cell table:style-name="ce1" office:value-type="float" office:value="0.590457256461233" calcext:value-type="float">
            <text:p>0.590</text:p>
          </table:table-cell>
          <table:table-cell table:style-name="ce1" office:value-type="float" office:value="0.32890365448505" calcext:value-type="float">
            <text:p>0.329</text:p>
          </table:table-cell>
          <table:table-cell table:number-columns-repeated="2" table:style-name="ce1" office:value-type="float" office:value="99.0000000000006" calcext:value-type="float">
            <text:p>99.000</text:p>
          </table:table-cell>
          <table:table-cell table:number-columns-repeated="3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76407161214774" calcext:value-type="float">
            <text:p>0.058</text:p>
          </table:table-cell>
          <table:table-cell table:style-name="ce1" office:value-type="float" office:value="0.22275" calcext:value-type="float">
            <text:p>0.223</text:p>
          </table:table-cell>
          <table:table-cell table:style-name="ce1" office:value-type="float" office:value="0.1485" calcext:value-type="float">
            <text:p>0.149</text:p>
          </table:table-cell>
          <table:table-cell table:style-name="ce1" office:value-type="float" office:value="0.1670625" calcext:value-type="float">
            <text:p>0.167</text:p>
          </table:table-cell>
          <table:table-cell table:style-name="ce1" office:value-type="float" office:value="0.111375" calcext:value-type="float">
            <text:p>0.111</text:p>
          </table:table-cell>
          <table:table-cell table:number-columns-repeated="3" table:style-name="ce1" office:value-type="float" office:value="0.297" calcext:value-type="float">
            <text:p>0.297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55.6875" calcext:value-type="float">
            <text:p>55.688</text:p>
          </table:table-cell>
          <table:table-cell table:style-name="ce1" office:value-type="float" office:value="14.85" calcext:value-type="float">
            <text:p>14.850</text:p>
          </table:table-cell>
          <table:table-cell table:style-name="ce1" office:value-type="float" office:value="11.1375" calcext:value-type="float">
            <text:p>11.138</text:p>
          </table:table-cell>
          <table:table-cell table:style-name="ce1" office:value-type="float" office:value="7.425" calcext:value-type="float">
            <text:p>7.425</text:p>
          </table:table-cell>
          <table:table-cell table:number-columns-repeated="3" table:style-name="ce1" office:value-type="float" office:value="11.88" calcext:value-type="float">
            <text:p>11.88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0.286587327114828" calcext:value-type="float">
            <text:p>0.287</text:p>
          </table:table-cell>
          <table:table-cell table:style-name="ce1" office:value-type="float" office:value="0.174398120963007" calcext:value-type="float">
            <text:p>0.174</text:p>
          </table:table-cell>
          <table:table-cell table:style-name="ce1" office:value-type="float" office:value="0.200570270878667" calcext:value-type="float">
            <text:p>0.201</text:p>
          </table:table-cell>
          <table:table-cell table:style-name="ce1" office:value-type="float" office:value="0.125334083556056" calcext:value-type="float">
            <text:p>0.125</text:p>
          </table:table-cell>
          <table:table-cell table:number-columns-repeated="3" table:style-name="ce1" office:value-type="float" office:value="0.422475106685633" calcext:value-type="float">
            <text:p>0.422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818581411380693" calcext:value-type="float">
            <text:p>0.082</text:p>
          </table:table-cell>
          <table:table-cell table:style-name="ce1" office:value-type="float" office:value="0.408375" calcext:value-type="float">
            <text:p>0.408</text:p>
          </table:table-cell>
          <table:table-cell table:style-name="ce1" office:value-type="float" office:value="0.27225" calcext:value-type="float">
            <text:p>0.272</text:p>
          </table:table-cell>
          <table:table-cell table:style-name="ce1" office:value-type="float" office:value="0.30628125" calcext:value-type="float">
            <text:p>0.306</text:p>
          </table:table-cell>
          <table:table-cell table:style-name="ce1" office:value-type="float" office:value="0.2041875" calcext:value-type="float">
            <text:p>0.204</text:p>
          </table:table-cell>
          <table:table-cell table:number-columns-repeated="3" table:style-name="ce1" office:value-type="float" office:value="0.5445" calcext:value-type="float">
            <text:p>0.545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02.09375" calcext:value-type="float">
            <text:p>102.094</text:p>
          </table:table-cell>
          <table:table-cell table:style-name="ce1" office:value-type="float" office:value="27.225" calcext:value-type="float">
            <text:p>27.225</text:p>
          </table:table-cell>
          <table:table-cell table:style-name="ce1" office:value-type="float" office:value="20.41875" calcext:value-type="float">
            <text:p>20.419</text:p>
          </table:table-cell>
          <table:table-cell table:style-name="ce1" office:value-type="float" office:value="13.6125" calcext:value-type="float">
            <text:p>13.613</text:p>
          </table:table-cell>
          <table:table-cell table:number-columns-repeated="3" table:style-name="ce1" office:value-type="float" office:value="21.78" calcext:value-type="float">
            <text:p>21.78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0.690259877456159" calcext:value-type="float">
            <text:p>0.690</text:p>
          </table:table-cell>
          <table:table-cell table:style-name="ce1" office:value-type="float" office:value="0.374098248024734" calcext:value-type="float">
            <text:p>0.374</text:p>
          </table:table-cell>
          <table:table-cell table:style-name="ce1" office:value-type="float" office:value="0.441506374160998" calcext:value-type="float">
            <text:p>0.442</text:p>
          </table:table-cell>
          <table:table-cell table:style-name="ce1" office:value-type="float" office:value="0.256577397314066" calcext:value-type="float">
            <text:p>0.257</text:p>
          </table:table-cell>
          <table:table-cell table:number-columns-repeated="3" table:style-name="ce1" office:value-type="float" office:value="1.1953896816685" calcext:value-type="float">
            <text:p>1.195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55383647584146" calcext:value-type="float">
            <text:p>0.155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396" calcext:value-type="float">
            <text:p>0.396</text:p>
          </table:table-cell>
          <table:table-cell table:style-name="ce1" office:value-type="float" office:value="0.4455" calcext:value-type="float">
            <text:p>0.446</text:p>
          </table:table-cell>
          <table:table-cell table:style-name="ce1" office:value-type="float" office:value="0.297" calcext:value-type="float">
            <text:p>0.297</text:p>
          </table:table-cell>
          <table:table-cell table:number-columns-repeated="3" table:style-name="ce1" office:value-type="float" office:value="0.792" calcext:value-type="float">
            <text:p>0.792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48.5" calcext:value-type="float">
            <text:p>148.500</text:p>
          </table:table-cell>
          <table:table-cell table:style-name="ce1" office:value-type="float" office:value="39.6" calcext:value-type="float">
            <text:p>39.600</text:p>
          </table:table-cell>
          <table:table-cell table:style-name="ce1" office:value-type="float" office:value="29.7" calcext:value-type="float">
            <text:p>29.700</text:p>
          </table:table-cell>
          <table:table-cell table:style-name="ce1" office:value-type="float" office:value="19.8" calcext:value-type="float">
            <text:p>19.800</text:p>
          </table:table-cell>
          <table:table-cell table:number-columns-repeated="3" table:style-name="ce1" office:value-type="float" office:value="31.68" calcext:value-type="float">
            <text:p>31.68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.46305418719212" calcext:value-type="float">
            <text:p>1.463</text:p>
          </table:table-cell>
          <table:table-cell table:style-name="ce1" office:value-type="float" office:value="0.655629139072848" calcext:value-type="float">
            <text:p>0.656</text:p>
          </table:table-cell>
          <table:table-cell table:style-name="ce1" office:value-type="float" office:value="0.803426510369703" calcext:value-type="float">
            <text:p>0.803</text:p>
          </table:table-cell>
          <table:table-cell table:style-name="ce1" office:value-type="float" office:value="0.422475106685633" calcext:value-type="float">
            <text:p>0.422</text:p>
          </table:table-cell>
          <table:table-cell table:number-columns-repeated="3" table:style-name="ce1" office:value-type="float" office:value="3.80769230769231" calcext:value-type="float">
            <text:p>3.808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2.54807112793569" calcext:value-type="float">
            <text:p>2.548</text:p>
          </table:table-cell>
          <table:table-cell table:style-name="ce1" office:value-type="float" office:value="0.7425" calcext:value-type="float">
            <text:p>0.743</text:p>
          </table:table-cell>
          <table:table-cell table:style-name="ce1" office:value-type="float" office:value="0.495" calcext:value-type="float">
            <text:p>0.495</text:p>
          </table:table-cell>
          <table:table-cell table:style-name="ce1" office:value-type="float" office:value="0.556875" calcext:value-type="float">
            <text:p>0.557</text:p>
          </table:table-cell>
          <table:table-cell table:style-name="ce1" office:value-type="float" office:value="0.37125" calcext:value-type="float">
            <text:p>0.371</text:p>
          </table:table-cell>
          <table:table-cell table:number-columns-repeated="3" table:style-name="ce1" office:value-type="float" office:value="0.99" calcext:value-type="float">
            <text:p>0.99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185.625" calcext:value-type="float">
            <text:p>185.625</text:p>
          </table:table-cell>
          <table:table-cell table:style-name="ce1" office:value-type="float" office:value="49.5" calcext:value-type="float">
            <text:p>49.500</text:p>
          </table:table-cell>
          <table:table-cell table:style-name="ce1" office:value-type="float" office:value="37.125" calcext:value-type="float">
            <text:p>37.125</text:p>
          </table:table-cell>
          <table:table-cell table:style-name="ce1" office:value-type="float" office:value="24.75" calcext:value-type="float">
            <text:p>24.750</text:p>
          </table:table-cell>
          <table:table-cell table:number-columns-repeated="3" table:style-name="ce1" office:value-type="float" office:value="39.6" calcext:value-type="float">
            <text:p>39.60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office:value-type="float" office:value="2.88349514563107" calcext:value-type="float">
            <text:p>2.883</text:p>
          </table:table-cell>
          <table:table-cell table:style-name="ce1" office:value-type="float" office:value="0.980198019801981" calcext:value-type="float">
            <text:p>0.980</text:p>
          </table:table-cell>
          <table:table-cell table:style-name="ce1" office:value-type="float" office:value="1.25669957686883" calcext:value-type="float">
            <text:p>1.257</text:p>
          </table:table-cell>
          <table:table-cell table:style-name="ce1" office:value-type="float" office:value="0.590457256461233" calcext:value-type="float">
            <text:p>0.590</text:p>
          </table:table-cell>
          <table:table-cell table:number-columns-repeated="3" table:style-name="ce1" office:value-type="float" office:value="98.9999999999989" calcext:value-type="float">
            <text:p>99.000</text:p>
          </table:table-cell>
          <table:table-cell table:number-columns-repeated="2"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93485642786923" calcext:value-type="float">
            <text:p>0.059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2275" calcext:value-type="float">
            <text:p>0.223</text:p>
          </table:table-cell>
          <table:table-cell table:style-name="ce1" office:value-type="float" office:value="0.1485" calcext:value-type="float">
            <text:p>0.149</text:p>
          </table:table-cell>
          <table:table-cell table:number-columns-repeated="4" table:style-name="ce1" office:value-type="float" office:value="0.297" calcext:value-type="float">
            <text:p>0.297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74.25" calcext:value-type="float">
            <text:p>74.250</text:p>
          </table:table-cell>
          <table:table-cell table:style-name="ce1" office:value-type="float" office:value="19.8" calcext:value-type="float">
            <text:p>19.800</text:p>
          </table:table-cell>
          <table:table-cell table:style-name="ce1" office:value-type="float" office:value="14.85" calcext:value-type="float">
            <text:p>14.850</text:p>
          </table:table-cell>
          <table:table-cell table:style-name="ce1" office:value-type="float" office:value="9.9" calcext:value-type="float">
            <text:p>9.900</text:p>
          </table:table-cell>
          <table:table-cell table:number-columns-repeated="4" table:style-name="ce1" office:value-type="float" office:value="11.88" calcext:value-type="float">
            <text:p>11.88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0.422475106685633" calcext:value-type="float">
            <text:p>0.422</text:p>
          </table:table-cell>
          <table:table-cell table:style-name="ce1" office:value-type="float" office:value="0.246882793017456" calcext:value-type="float">
            <text:p>0.247</text:p>
          </table:table-cell>
          <table:table-cell table:style-name="ce1" office:value-type="float" office:value="0.286587327114828" calcext:value-type="float">
            <text:p>0.287</text:p>
          </table:table-cell>
          <table:table-cell table:style-name="ce1" office:value-type="float" office:value="0.174398120963006" calcext:value-type="float">
            <text:p>0.174</text:p>
          </table:table-cell>
          <table:table-cell table:number-columns-repeated="4" table:style-name="ce1" office:value-type="float" office:value="0.422475106685633" calcext:value-type="float">
            <text:p>0.422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87364155722443" calcext:value-type="float">
            <text:p>0.087</text:p>
          </table:table-cell>
          <table:table-cell table:style-name="ce1" office:value-type="float" office:value="0.5445" calcext:value-type="float">
            <text:p>0.54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408375" calcext:value-type="float">
            <text:p>0.408</text:p>
          </table:table-cell>
          <table:table-cell table:style-name="ce1" office:value-type="float" office:value="0.27225" calcext:value-type="float">
            <text:p>0.272</text:p>
          </table:table-cell>
          <table:table-cell table:number-columns-repeated="4" table:style-name="ce1" office:value-type="float" office:value="0.5445" calcext:value-type="float">
            <text:p>0.545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36.125" calcext:value-type="float">
            <text:p>136.125</text:p>
          </table:table-cell>
          <table:table-cell table:style-name="ce1" office:value-type="float" office:value="36.3" calcext:value-type="float">
            <text:p>36.300</text:p>
          </table:table-cell>
          <table:table-cell table:style-name="ce1" office:value-type="float" office:value="27.225" calcext:value-type="float">
            <text:p>27.225</text:p>
          </table:table-cell>
          <table:table-cell table:style-name="ce1" office:value-type="float" office:value="18.15" calcext:value-type="float">
            <text:p>18.150</text:p>
          </table:table-cell>
          <table:table-cell table:number-columns-repeated="4" table:style-name="ce1" office:value-type="float" office:value="21.78" calcext:value-type="float">
            <text:p>21.78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.1953896816685" calcext:value-type="float">
            <text:p>1.195</text:p>
          </table:table-cell>
          <table:table-cell table:style-name="ce1" office:value-type="float" office:value="0.569858712715856" calcext:value-type="float">
            <text:p>0.570</text:p>
          </table:table-cell>
          <table:table-cell table:style-name="ce1" office:value-type="float" office:value="0.690259877456159" calcext:value-type="float">
            <text:p>0.690</text:p>
          </table:table-cell>
          <table:table-cell table:style-name="ce1" office:value-type="float" office:value="0.374098248024734" calcext:value-type="float">
            <text:p>0.374</text:p>
          </table:table-cell>
          <table:table-cell table:number-columns-repeated="4" table:style-name="ce1" office:value-type="float" office:value="1.1953896816685" calcext:value-type="float">
            <text:p>1.195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7578747579327" calcext:value-type="float">
            <text:p>0.176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4" table:style-name="ce1" office:value-type="float" office:value="0.792" calcext:value-type="float">
            <text:p>0.792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198" calcext:value-type="float">
            <text:p>198.000</text:p>
          </table:table-cell>
          <table:table-cell table:style-name="ce1" office:value-type="float" office:value="52.8" calcext:value-type="float">
            <text:p>52.800</text:p>
          </table:table-cell>
          <table:table-cell table:style-name="ce1" office:value-type="float" office:value="39.6" calcext:value-type="float">
            <text:p>39.600</text:p>
          </table:table-cell>
          <table:table-cell table:style-name="ce1" office:value-type="float" office:value="26.4" calcext:value-type="float">
            <text:p>26.400</text:p>
          </table:table-cell>
          <table:table-cell table:number-columns-repeated="4" table:style-name="ce1" office:value-type="float" office:value="31.68" calcext:value-type="float">
            <text:p>31.68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3.80769230769231" calcext:value-type="float">
            <text:p>3.808</text:p>
          </table:table-cell>
          <table:table-cell table:style-name="ce1" office:value-type="float" office:value="1.11864406779661" calcext:value-type="float">
            <text:p>1.119</text:p>
          </table:table-cell>
          <table:table-cell table:style-name="ce1" office:value-type="float" office:value="1.46305418719212" calcext:value-type="float">
            <text:p>1.463</text:p>
          </table:table-cell>
          <table:table-cell table:style-name="ce1" office:value-type="float" office:value="0.655629139072848" calcext:value-type="float">
            <text:p>0.656</text:p>
          </table:table-cell>
          <table:table-cell table:number-columns-repeated="4" table:style-name="ce1" office:value-type="float" office:value="3.80769230769231" calcext:value-type="float">
            <text:p>3.808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3.16164690426782" calcext:value-type="float">
            <text:p>3.162</text:p>
          </table:table-cell>
          <table:table-cell table:style-name="ce1" office:value-type="float" office:value="0.99" calcext:value-type="float">
            <text:p>0.990</text:p>
          </table:table-cell>
          <table:table-cell table:style-name="ce1" office:value-type="float" office:value="0.66" calcext:value-type="float">
            <text:p>0.660</text:p>
          </table:table-cell>
          <table:table-cell table:style-name="ce1" office:value-type="float" office:value="0.7425" calcext:value-type="float">
            <text:p>0.743</text:p>
          </table:table-cell>
          <table:table-cell table:style-name="ce1" office:value-type="float" office:value="0.495" calcext:value-type="float">
            <text:p>0.495</text:p>
          </table:table-cell>
          <table:table-cell table:number-columns-repeated="4" table:style-name="ce1" office:value-type="float" office:value="0.99" calcext:value-type="float">
            <text:p>0.99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247.5" calcext:value-type="float">
            <text:p>247.500</text:p>
          </table:table-cell>
          <table:table-cell table:style-name="ce1" office:value-type="float" office:value="66" calcext:value-type="float">
            <text:p>66.000</text:p>
          </table:table-cell>
          <table:table-cell table:style-name="ce1" office:value-type="float" office:value="49.5" calcext:value-type="float">
            <text:p>49.500</text:p>
          </table:table-cell>
          <table:table-cell table:style-name="ce1" office:value-type="float" office:value="33" calcext:value-type="float">
            <text:p>33.000</text:p>
          </table:table-cell>
          <table:table-cell table:number-columns-repeated="4" table:style-name="ce1" office:value-type="float" office:value="39.6" calcext:value-type="float">
            <text:p>39.6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office:value-type="float" office:value="98.9999999999988" calcext:value-type="float">
            <text:p>99.000</text:p>
          </table:table-cell>
          <table:table-cell table:style-name="ce1" office:value-type="float" office:value="1.94117647058824" calcext:value-type="float">
            <text:p>1.941</text:p>
          </table:table-cell>
          <table:table-cell table:style-name="ce1" office:value-type="float" office:value="2.88349514563107" calcext:value-type="float">
            <text:p>2.883</text:p>
          </table:table-cell>
          <table:table-cell table:style-name="ce1" office:value-type="float" office:value="0.98019801980198" calcext:value-type="float">
            <text:p>0.980</text:p>
          </table:table-cell>
          <table:table-cell table:number-columns-repeated="4" table:style-name="ce1" office:value-type="float" office:value="99.0000000000006" calcext:value-type="float">
            <text:p>99.000</text:p>
          </table:table-cell>
          <table:table-cell table:style-name="ce1" office:value-type="float" office:value="0" calcext:value-type="float">
            <text:p>0.000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3" calcext:value-type="float">
            <text:p>0.3</text:p>
          </table:table-cell>
          <table:table-cell table:style-name="ce1" office:value-type="float" office:value="0.0565778723408274" calcext:value-type="float">
            <text:p>0.057</text:p>
          </table:table-cell>
          <table:table-cell table:style-name="ce1" office:value-type="float" office:value="0.297" calcext:value-type="float">
            <text:p>0.297</text:p>
          </table:table-cell>
          <table:table-cell table:style-name="ce1" office:value-type="float" office:value="0.198" calcext:value-type="float">
            <text:p>0.198</text:p>
          </table:table-cell>
          <table:table-cell table:style-name="ce1" office:value-type="float" office:value="0.22275" calcext:value-type="float">
            <text:p>0.223</text:p>
          </table:table-cell>
          <table:table-cell table:style-name="ce1" office:value-type="float" office:value="0.1485" calcext:value-type="float">
            <text:p>0.149</text:p>
          </table:table-cell>
          <table:table-cell table:number-columns-repeated="5" table:style-name="ce1" office:value-type="float" office:value="0.2376" calcext:value-type="float">
            <text:p>0.238</text:p>
          </table:table-cell>
          <table:table-cell table:style-name="ce1" office:value-type="float" office:value="74.25" calcext:value-type="float">
            <text:p>74.250</text:p>
          </table:table-cell>
          <table:table-cell table:style-name="ce1" office:value-type="float" office:value="19.8" calcext:value-type="float">
            <text:p>19.800</text:p>
          </table:table-cell>
          <table:table-cell table:style-name="ce1" office:value-type="float" office:value="14.85" calcext:value-type="float">
            <text:p>14.850</text:p>
          </table:table-cell>
          <table:table-cell table:style-name="ce1" office:value-type="float" office:value="9.9" calcext:value-type="float">
            <text:p>9.900</text:p>
          </table:table-cell>
          <table:table-cell table:number-columns-repeated="5" table:style-name="ce1" office:value-type="float" office:value="9.504" calcext:value-type="float">
            <text:p>9.504</text:p>
          </table:table-cell>
          <table:table-cell table:style-name="ce1" office:value-type="float" office:value="0.422475106685633" calcext:value-type="float">
            <text:p>0.422</text:p>
          </table:table-cell>
          <table:table-cell table:style-name="ce1" office:value-type="float" office:value="0.246882793017456" calcext:value-type="float">
            <text:p>0.247</text:p>
          </table:table-cell>
          <table:table-cell table:style-name="ce1" office:value-type="float" office:value="0.286587327114828" calcext:value-type="float">
            <text:p>0.287</text:p>
          </table:table-cell>
          <table:table-cell table:style-name="ce1" office:value-type="float" office:value="0.174398120963007" calcext:value-type="float">
            <text:p>0.174</text:p>
          </table:table-cell>
          <table:table-cell table:number-columns-repeated="5" table:style-name="ce1" office:value-type="float" office:value="0.311647429171039" calcext:value-type="float">
            <text:p>0.312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5" calcext:value-type="float">
            <text:p>0.55</text:p>
          </table:table-cell>
          <table:table-cell table:style-name="ce1" office:value-type="float" office:value="0.0767742400450112" calcext:value-type="float">
            <text:p>0.077</text:p>
          </table:table-cell>
          <table:table-cell table:style-name="ce1" office:value-type="float" office:value="0.5445" calcext:value-type="float">
            <text:p>0.54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office:value-type="float" office:value="0.408375" calcext:value-type="float">
            <text:p>0.408</text:p>
          </table:table-cell>
          <table:table-cell table:style-name="ce1" office:value-type="float" office:value="0.27225" calcext:value-type="float">
            <text:p>0.272</text:p>
          </table:table-cell>
          <table:table-cell table:number-columns-repeated="5" table:style-name="ce1" office:value-type="float" office:value="0.4356" calcext:value-type="float">
            <text:p>0.436</text:p>
          </table:table-cell>
          <table:table-cell table:style-name="ce1" office:value-type="float" office:value="136.125" calcext:value-type="float">
            <text:p>136.125</text:p>
          </table:table-cell>
          <table:table-cell table:style-name="ce1" office:value-type="float" office:value="36.3" calcext:value-type="float">
            <text:p>36.300</text:p>
          </table:table-cell>
          <table:table-cell table:style-name="ce1" office:value-type="float" office:value="27.225" calcext:value-type="float">
            <text:p>27.225</text:p>
          </table:table-cell>
          <table:table-cell table:style-name="ce1" office:value-type="float" office:value="18.15" calcext:value-type="float">
            <text:p>18.150</text:p>
          </table:table-cell>
          <table:table-cell table:number-columns-repeated="5" table:style-name="ce1" office:value-type="float" office:value="17.424" calcext:value-type="float">
            <text:p>17.424</text:p>
          </table:table-cell>
          <table:table-cell table:style-name="ce1" office:value-type="float" office:value="1.1953896816685" calcext:value-type="float">
            <text:p>1.195</text:p>
          </table:table-cell>
          <table:table-cell table:style-name="ce1" office:value-type="float" office:value="0.569858712715856" calcext:value-type="float">
            <text:p>0.570</text:p>
          </table:table-cell>
          <table:table-cell table:style-name="ce1" office:value-type="float" office:value="0.690259877456159" calcext:value-type="float">
            <text:p>0.690</text:p>
          </table:table-cell>
          <table:table-cell table:style-name="ce1" office:value-type="float" office:value="0.374098248024734" calcext:value-type="float">
            <text:p>0.374</text:p>
          </table:table-cell>
          <table:table-cell table:number-columns-repeated="5" table:style-name="ce1" office:value-type="float" office:value="0.771793054571227" calcext:value-type="float">
            <text:p>0.772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8" calcext:value-type="float">
            <text:p>0.8</text:p>
          </table:table-cell>
          <table:table-cell table:style-name="ce1" office:value-type="float" office:value="0.123826609148997" calcext:value-type="float">
            <text:p>0.124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528" calcext:value-type="float">
            <text:p>0.528</text:p>
          </table:table-cell>
          <table:table-cell table:style-name="ce1" office:value-type="float" office:value="0.594" calcext:value-type="float">
            <text:p>0.594</text:p>
          </table:table-cell>
          <table:table-cell table:style-name="ce1" office:value-type="float" office:value="0.396" calcext:value-type="float">
            <text:p>0.396</text:p>
          </table:table-cell>
          <table:table-cell table:number-columns-repeated="5" table:style-name="ce1" office:value-type="float" office:value="0.6336" calcext:value-type="float">
            <text:p>0.634</text:p>
          </table:table-cell>
          <table:table-cell table:style-name="ce1" office:value-type="float" office:value="198" calcext:value-type="float">
            <text:p>198.000</text:p>
          </table:table-cell>
          <table:table-cell table:style-name="ce1" office:value-type="float" office:value="52.8" calcext:value-type="float">
            <text:p>52.800</text:p>
          </table:table-cell>
          <table:table-cell table:style-name="ce1" office:value-type="float" office:value="39.6" calcext:value-type="float">
            <text:p>39.600</text:p>
          </table:table-cell>
          <table:table-cell table:style-name="ce1" office:value-type="float" office:value="26.4" calcext:value-type="float">
            <text:p>26.400</text:p>
          </table:table-cell>
          <table:table-cell table:number-columns-repeated="5" table:style-name="ce1" office:value-type="float" office:value="25.344" calcext:value-type="float">
            <text:p>25.344</text:p>
          </table:table-cell>
          <table:table-cell table:style-name="ce1" office:value-type="float" office:value="3.80769230769231" calcext:value-type="float">
            <text:p>3.808</text:p>
          </table:table-cell>
          <table:table-cell table:style-name="ce1" office:value-type="float" office:value="1.11864406779661" calcext:value-type="float">
            <text:p>1.119</text:p>
          </table:table-cell>
          <table:table-cell table:style-name="ce1" office:value-type="float" office:value="1.46305418719212" calcext:value-type="float">
            <text:p>1.463</text:p>
          </table:table-cell>
          <table:table-cell table:style-name="ce1" office:value-type="float" office:value="0.655629139072848" calcext:value-type="float">
            <text:p>0.656</text:p>
          </table:table-cell>
          <table:table-cell table:number-columns-repeated="5" table:style-name="ce1" office:value-type="float" office:value="1.7292576419214" calcext:value-type="float">
            <text:p>1.729</text:p>
          </table:table-cell>
          <table:table-cell table:style-name="ce1" table:number-columns-repeated="1635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ce1" office:value-type="float" office:value="0.781839211960125" calcext:value-type="float">
            <text:p>0.782</text:p>
          </table:table-cell>
          <table:table-cell table:style-name="ce1" office:value-type="float" office:value="0.99" calcext:value-type="float">
            <text:p>0.990</text:p>
          </table:table-cell>
          <table:table-cell table:style-name="ce1" office:value-type="float" office:value="0.66" calcext:value-type="float">
            <text:p>0.660</text:p>
          </table:table-cell>
          <table:table-cell table:style-name="ce1" office:value-type="float" office:value="0.7425" calcext:value-type="float">
            <text:p>0.743</text:p>
          </table:table-cell>
          <table:table-cell table:style-name="ce1" office:value-type="float" office:value="0.495" calcext:value-type="float">
            <text:p>0.495</text:p>
          </table:table-cell>
          <table:table-cell table:number-columns-repeated="5" table:style-name="ce1" office:value-type="float" office:value="0.792" calcext:value-type="float">
            <text:p>0.792</text:p>
          </table:table-cell>
          <table:table-cell table:style-name="ce1" office:value-type="float" office:value="247.5" calcext:value-type="float">
            <text:p>247.500</text:p>
          </table:table-cell>
          <table:table-cell table:style-name="ce1" office:value-type="float" office:value="66" calcext:value-type="float">
            <text:p>66.000</text:p>
          </table:table-cell>
          <table:table-cell table:style-name="ce1" office:value-type="float" office:value="49.5" calcext:value-type="float">
            <text:p>49.500</text:p>
          </table:table-cell>
          <table:table-cell table:style-name="ce1" office:value-type="float" office:value="33" calcext:value-type="float">
            <text:p>33.000</text:p>
          </table:table-cell>
          <table:table-cell table:number-columns-repeated="5" table:style-name="ce1" office:value-type="float" office:value="31.68" calcext:value-type="float">
            <text:p>31.680</text:p>
          </table:table-cell>
          <table:table-cell table:style-name="ce1" office:value-type="float" office:value="99.000000000001" calcext:value-type="float">
            <text:p>99.000</text:p>
          </table:table-cell>
          <table:table-cell table:style-name="ce1" office:value-type="float" office:value="1.94117647058824" calcext:value-type="float">
            <text:p>1.941</text:p>
          </table:table-cell>
          <table:table-cell table:style-name="ce1" office:value-type="float" office:value="2.88349514563107" calcext:value-type="float">
            <text:p>2.883</text:p>
          </table:table-cell>
          <table:table-cell table:style-name="ce1" office:value-type="float" office:value="0.980198019801981" calcext:value-type="float">
            <text:p>0.980</text:p>
          </table:table-cell>
          <table:table-cell table:number-columns-repeated="5" table:style-name="ce1" office:value-type="float" office:value="3.80769230769231" calcext:value-type="float">
            <text:p>3.808</text:p>
          </table:table-cell>
          <table:table-cell table:style-name="ce1" table:number-columns-repeated="1635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zultati_simulacija_x100" table:style-name="ta1">
        <table:table-column table:style-name="co6" table:number-columns-repeated="2" table:default-cell-style-name="Default"/>
        <table:table-column table:style-name="co6" table:number-columns-repeated="16382" table:default-cell-style-name="ce1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Ucpu</text:p>
          </table:table-cell>
          <table:table-cell table:style-name="Default" office:value-type="string" calcext:value-type="string">
            <text:p>Uds1</text:p>
          </table:table-cell>
          <table:table-cell table:style-name="Default" office:value-type="string" calcext:value-type="string">
            <text:p>Uds2</text:p>
          </table:table-cell>
          <table:table-cell table:style-name="Default" office:value-type="string" calcext:value-type="string">
            <text:p>Uds3</text:p>
          </table:table-cell>
          <table:table-cell table:style-name="Default" office:value-type="string" calcext:value-type="string">
            <text:p>Udu1</text:p>
          </table:table-cell>
          <table:table-cell table:style-name="Default" office:value-type="string" calcext:value-type="string">
            <text:p>Udu2</text:p>
          </table:table-cell>
          <table:table-cell table:style-name="Default" office:value-type="string" calcext:value-type="string">
            <text:p>Udu3</text:p>
          </table:table-cell>
          <table:table-cell table:style-name="Default" office:value-type="string" calcext:value-type="string">
            <text:p>Udu4</text:p>
          </table:table-cell>
          <table:table-cell table:style-name="Default" office:value-type="string" calcext:value-type="string">
            <text:p>Udu5</text:p>
          </table:table-cell>
          <table:table-cell table:style-name="Default" office:value-type="string" calcext:value-type="string">
            <text:p>Xcpu</text:p>
          </table:table-cell>
          <table:table-cell table:style-name="Default" office:value-type="string" calcext:value-type="string">
            <text:p>Xds1</text:p>
          </table:table-cell>
          <table:table-cell table:style-name="Default" office:value-type="string" calcext:value-type="string">
            <text:p>Xds2</text:p>
          </table:table-cell>
          <table:table-cell table:style-name="Default" office:value-type="string" calcext:value-type="string">
            <text:p>Xds3</text:p>
          </table:table-cell>
          <table:table-cell table:style-name="Default" office:value-type="string" calcext:value-type="string">
            <text:p>Xdu1</text:p>
          </table:table-cell>
          <table:table-cell table:style-name="Default" office:value-type="string" calcext:value-type="string">
            <text:p>Xdu2</text:p>
          </table:table-cell>
          <table:table-cell table:style-name="Default" office:value-type="string" calcext:value-type="string">
            <text:p>Xdu3</text:p>
          </table:table-cell>
          <table:table-cell table:style-name="Default" office:value-type="string" calcext:value-type="string">
            <text:p>Xdu4</text:p>
          </table:table-cell>
          <table:table-cell table:style-name="Default" office:value-type="string" calcext:value-type="string">
            <text:p>Xdu5</text:p>
          </table:table-cell>
          <table:table-cell table:style-name="Default" office:value-type="string" calcext:value-type="string">
            <text:p>Jcpu</text:p>
          </table:table-cell>
          <table:table-cell table:style-name="Default" office:value-type="string" calcext:value-type="string">
            <text:p>Jds1</text:p>
          </table:table-cell>
          <table:table-cell table:style-name="Default" office:value-type="string" calcext:value-type="string">
            <text:p>Jds2</text:p>
          </table:table-cell>
          <table:table-cell table:style-name="Default" office:value-type="string" calcext:value-type="string">
            <text:p>Jds3</text:p>
          </table:table-cell>
          <table:table-cell table:style-name="Default" office:value-type="string" calcext:value-type="string">
            <text:p>Jdu1</text:p>
          </table:table-cell>
          <table:table-cell table:style-name="Default" office:value-type="string" calcext:value-type="string">
            <text:p>Jdu2</text:p>
          </table:table-cell>
          <table:table-cell table:style-name="Default" office:value-type="string" calcext:value-type="string">
            <text:p>Jdu3</text:p>
          </table:table-cell>
          <table:table-cell table:style-name="Default" office:value-type="string" calcext:value-type="string">
            <text:p>Jdu4</text:p>
          </table:table-cell>
          <table:table-cell table:style-name="Default" office:value-type="string" calcext:value-type="string">
            <text:p>Jdu5</text:p>
          </table:table-cell>
          <table:table-cell table:style-name="Default"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562236313129308" calcext:value-type="float">
            <text:p>0.056</text:p>
          </table:table-cell>
          <table:table-cell office:value-type="float" office:value="0.148255530698404" calcext:value-type="float">
            <text:p>0.148</text:p>
          </table:table-cell>
          <table:table-cell office:value-type="float" office:value="0.0991631433644747" calcext:value-type="float">
            <text:p>0.099</text:p>
          </table:table-cell>
          <table:table-cell office:value-type="float" office:value="0.11190042599126" calcext:value-type="float">
            <text:p>0.112</text:p>
          </table:table-cell>
          <table:table-cell office:value-type="float" office:value="0.0744986196245384" calcext:value-type="float">
            <text:p>0.074</text:p>
          </table:table-cell>
          <table:table-cell office:value-type="float" office:value="0.296478085517769" calcext:value-type="float">
            <text:p>0.296</text:p>
          </table:table-cell>
          <table:table-cell office:value-type="float" office:value="0.297817290508905" calcext:value-type="float">
            <text:p>0.29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37.1513621788792" calcext:value-type="float">
            <text:p>37.151</text:p>
          </table:table-cell>
          <table:table-cell office:value-type="float" office:value="9.92772858096" calcext:value-type="float">
            <text:p>9.928</text:p>
          </table:table-cell>
          <table:table-cell office:value-type="float" office:value="7.4448846591553" calcext:value-type="float">
            <text:p>7.445</text:p>
          </table:table-cell>
          <table:table-cell office:value-type="float" office:value="4.95480999419426" calcext:value-type="float">
            <text:p>4.955</text:p>
          </table:table-cell>
          <table:table-cell office:value-type="float" office:value="11.8613624259501" calcext:value-type="float">
            <text:p>11.861</text:p>
          </table:table-cell>
          <table:table-cell office:value-type="float" office:value="11.8966904573625" calcext:value-type="float">
            <text:p>11.897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171309985701626" calcext:value-type="float">
            <text:p>0.171</text:p>
          </table:table-cell>
          <table:table-cell office:value-type="float" office:value="0.109950930731359" calcext:value-type="float">
            <text:p>0.110</text:p>
          </table:table-cell>
          <table:table-cell office:value-type="float" office:value="0.125592496159803" calcext:value-type="float">
            <text:p>0.126</text:p>
          </table:table-cell>
          <table:table-cell office:value-type="float" office:value="0.0805480448706406" calcext:value-type="float">
            <text:p>0.081</text:p>
          </table:table-cell>
          <table:table-cell office:value-type="float" office:value="0.423209558910745" calcext:value-type="float">
            <text:p>0.423</text:p>
          </table:table-cell>
          <table:table-cell office:value-type="float" office:value="0.425186279664139" calcext:value-type="float">
            <text:p>0.425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.55</text:p>
          </table:table-cell>
          <table:table-cell office:value-type="float" office:value="0.0776474291721559" calcext:value-type="float">
            <text:p>0.078</text:p>
          </table:table-cell>
          <table:table-cell office:value-type="float" office:value="0.272192313300868" calcext:value-type="float">
            <text:p>0.272</text:p>
          </table:table-cell>
          <table:table-cell office:value-type="float" office:value="0.181579107927133" calcext:value-type="float">
            <text:p>0.182</text:p>
          </table:table-cell>
          <table:table-cell office:value-type="float" office:value="0.204388654534642" calcext:value-type="float">
            <text:p>0.204</text:p>
          </table:table-cell>
          <table:table-cell office:value-type="float" office:value="0.136026744526312" calcext:value-type="float">
            <text:p>0.136</text:p>
          </table:table-cell>
          <table:table-cell office:value-type="float" office:value="0.544521792528475" calcext:value-type="float">
            <text:p>0.545</text:p>
          </table:table-cell>
          <table:table-cell office:value-type="float" office:value="0.542919776193736" calcext:value-type="float">
            <text:p>0.5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68.0861753055556" calcext:value-type="float">
            <text:p>68.086</text:p>
          </table:table-cell>
          <table:table-cell office:value-type="float" office:value="18.141348357203" calcext:value-type="float">
            <text:p>18.141</text:p>
          </table:table-cell>
          <table:table-cell office:value-type="float" office:value="13.6206697219713" calcext:value-type="float">
            <text:p>13.621</text:p>
          </table:table-cell>
          <table:table-cell office:value-type="float" office:value="9.09527546897252" calcext:value-type="float">
            <text:p>9.095</text:p>
          </table:table-cell>
          <table:table-cell office:value-type="float" office:value="21.7928785494301" calcext:value-type="float">
            <text:p>21.793</text:p>
          </table:table-cell>
          <table:table-cell office:value-type="float" office:value="21.7649629657039" calcext:value-type="float">
            <text:p>21.765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64773360315623" calcext:value-type="float">
            <text:p>0.365</text:p>
          </table:table-cell>
          <table:table-cell office:value-type="float" office:value="0.222159215319157" calcext:value-type="float">
            <text:p>0.222</text:p>
          </table:table-cell>
          <table:table-cell office:value-type="float" office:value="0.256822870350547" calcext:value-type="float">
            <text:p>0.257</text:p>
          </table:table-cell>
          <table:table-cell office:value-type="float" office:value="0.157539355223327" calcext:value-type="float">
            <text:p>0.158</text:p>
          </table:table-cell>
          <table:table-cell office:value-type="float" office:value="1.19507212471757" calcext:value-type="float">
            <text:p>1.195</text:p>
          </table:table-cell>
          <table:table-cell office:value-type="float" office:value="1.18589261686692" calcext:value-type="float">
            <text:p>1.186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46875602549612" calcext:value-type="float">
            <text:p>0.147</text:p>
          </table:table-cell>
          <table:table-cell office:value-type="float" office:value="0.396115035972815" calcext:value-type="float">
            <text:p>0.396</text:p>
          </table:table-cell>
          <table:table-cell office:value-type="float" office:value="0.263835151300539" calcext:value-type="float">
            <text:p>0.264</text:p>
          </table:table-cell>
          <table:table-cell office:value-type="float" office:value="0.297615120695845" calcext:value-type="float">
            <text:p>0.298</text:p>
          </table:table-cell>
          <table:table-cell office:value-type="float" office:value="0.197804981116052" calcext:value-type="float">
            <text:p>0.198</text:p>
          </table:table-cell>
          <table:table-cell office:value-type="float" office:value="0.792587206767956" calcext:value-type="float">
            <text:p>0.793</text:p>
          </table:table-cell>
          <table:table-cell office:value-type="float" office:value="0.79216216317104" calcext:value-type="float">
            <text:p>0.792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99.0359889455508" calcext:value-type="float">
            <text:p>99.036</text:p>
          </table:table-cell>
          <table:table-cell office:value-type="float" office:value="26.3599499147821" calcext:value-type="float">
            <text:p>26.360</text:p>
          </table:table-cell>
          <table:table-cell office:value-type="float" office:value="19.8335587609346" calcext:value-type="float">
            <text:p>19.834</text:p>
          </table:table-cell>
          <table:table-cell office:value-type="float" office:value="13.2016731554217" calcext:value-type="float">
            <text:p>13.202</text:p>
          </table:table-cell>
          <table:table-cell office:value-type="float" office:value="31.6786264043681" calcext:value-type="float">
            <text:p>31.679</text:p>
          </table:table-cell>
          <table:table-cell office:value-type="float" office:value="31.6951549658054" calcext:value-type="float">
            <text:p>31.695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647325347555729" calcext:value-type="float">
            <text:p>0.647</text:p>
          </table:table-cell>
          <table:table-cell office:value-type="float" office:value="0.35795735320867" calcext:value-type="float">
            <text:p>0.358</text:p>
          </table:table-cell>
          <table:table-cell office:value-type="float" office:value="0.423272346133934" calcext:value-type="float">
            <text:p>0.423</text:p>
          </table:table-cell>
          <table:table-cell office:value-type="float" office:value="0.246120165311244" calcext:value-type="float">
            <text:p>0.246</text:p>
          </table:table-cell>
          <table:table-cell office:value-type="float" office:value="3.80791402643819" calcext:value-type="float">
            <text:p>3.808</text:p>
          </table:table-cell>
          <table:table-cell office:value-type="float" office:value="3.82597792319464" calcext:value-type="float">
            <text:p>3.826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05790204754711" calcext:value-type="float">
            <text:p>2.058</text:p>
          </table:table-cell>
          <table:table-cell office:value-type="float" office:value="0.495489568114625" calcext:value-type="float">
            <text:p>0.495</text:p>
          </table:table-cell>
          <table:table-cell office:value-type="float" office:value="0.330874941549153" calcext:value-type="float">
            <text:p>0.331</text:p>
          </table:table-cell>
          <table:table-cell office:value-type="float" office:value="0.370941428920656" calcext:value-type="float">
            <text:p>0.371</text:p>
          </table:table-cell>
          <table:table-cell office:value-type="float" office:value="0.248101569370213" calcext:value-type="float">
            <text:p>0.248</text:p>
          </table:table-cell>
          <table:table-cell office:value-type="float" office:value="0.98810816605134" calcext:value-type="float">
            <text:p>0.988</text:p>
          </table:table-cell>
          <table:table-cell office:value-type="float" office:value="0.987726510011188" calcext:value-type="float">
            <text:p>0.98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123.849625358704" calcext:value-type="float">
            <text:p>123.850</text:p>
          </table:table-cell>
          <table:table-cell office:value-type="float" office:value="33.0698495863229" calcext:value-type="float">
            <text:p>33.070</text:p>
          </table:table-cell>
          <table:table-cell office:value-type="float" office:value="24.7283928201144" calcext:value-type="float">
            <text:p>24.728</text:p>
          </table:table-cell>
          <table:table-cell office:value-type="float" office:value="16.5302101881371" calcext:value-type="float">
            <text:p>16.530</text:p>
          </table:table-cell>
          <table:table-cell office:value-type="float" office:value="39.5524325562204" calcext:value-type="float">
            <text:p>39.552</text:p>
          </table:table-cell>
          <table:table-cell office:value-type="float" office:value="39.5634375843515" calcext:value-type="float">
            <text:p>39.56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90539126924878" calcext:value-type="float">
            <text:p>0.991</text:p>
          </table:table-cell>
          <table:table-cell office:value-type="float" office:value="0.493437456466053" calcext:value-type="float">
            <text:p>0.493</text:p>
          </table:table-cell>
          <table:table-cell office:value-type="float" office:value="0.588398844653983" calcext:value-type="float">
            <text:p>0.588</text:p>
          </table:table-cell>
          <table:table-cell office:value-type="float" office:value="0.328843044694608" calcext:value-type="float">
            <text:p>0.329</text:p>
          </table:table-cell>
          <table:table-cell office:value-type="float" office:value="81.550188731943" calcext:value-type="float">
            <text:p>81.550</text:p>
          </table:table-cell>
          <table:table-cell office:value-type="float" office:value="78.8304977730626" calcext:value-type="float">
            <text:p>78.830</text:p>
          </table:table-cell>
          <table:table-cell table:number-columns-repeated="3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57499437165668" calcext:value-type="float">
            <text:p>0.057</text:p>
          </table:table-cell>
          <table:table-cell office:value-type="float" office:value="0.223041778512901" calcext:value-type="float">
            <text:p>0.223</text:p>
          </table:table-cell>
          <table:table-cell office:value-type="float" office:value="0.148505873124868" calcext:value-type="float">
            <text:p>0.149</text:p>
          </table:table-cell>
          <table:table-cell office:value-type="float" office:value="0.167040211791827" calcext:value-type="float">
            <text:p>0.167</text:p>
          </table:table-cell>
          <table:table-cell office:value-type="float" office:value="0.110871165747004" calcext:value-type="float">
            <text:p>0.111</text:p>
          </table:table-cell>
          <table:table-cell office:value-type="float" office:value="0.296558703238159" calcext:value-type="float">
            <text:p>0.297</text:p>
          </table:table-cell>
          <table:table-cell office:value-type="float" office:value="0.297457961608278" calcext:value-type="float">
            <text:p>0.297</text:p>
          </table:table-cell>
          <table:table-cell office:value-type="float" office:value="0.296180455553404" calcext:value-type="float">
            <text:p>0.29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55.6899295433915" calcext:value-type="float">
            <text:p>55.690</text:p>
          </table:table-cell>
          <table:table-cell office:value-type="float" office:value="14.8426744337095" calcext:value-type="float">
            <text:p>14.843</text:p>
          </table:table-cell>
          <table:table-cell office:value-type="float" office:value="11.1267198032922" calcext:value-type="float">
            <text:p>11.127</text:p>
          </table:table-cell>
          <table:table-cell office:value-type="float" office:value="7.40083416566241" calcext:value-type="float">
            <text:p>7.401</text:p>
          </table:table-cell>
          <table:table-cell office:value-type="float" office:value="11.8513659898606" calcext:value-type="float">
            <text:p>11.851</text:p>
          </table:table-cell>
          <table:table-cell office:value-type="float" office:value="11.8825684879349" calcext:value-type="float">
            <text:p>11.883</text:p>
          </table:table-cell>
          <table:table-cell office:value-type="float" office:value="11.8835835045328" calcext:value-type="float">
            <text:p>11.884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281088019757473" calcext:value-type="float">
            <text:p>0.281</text:p>
          </table:table-cell>
          <table:table-cell office:value-type="float" office:value="0.174869258255733" calcext:value-type="float">
            <text:p>0.175</text:p>
          </table:table-cell>
          <table:table-cell office:value-type="float" office:value="0.200594406531177" calcext:value-type="float">
            <text:p>0.201</text:p>
          </table:table-cell>
          <table:table-cell office:value-type="float" office:value="0.124749856504781" calcext:value-type="float">
            <text:p>0.125</text:p>
          </table:table-cell>
          <table:table-cell office:value-type="float" office:value="0.422354370171458" calcext:value-type="float">
            <text:p>0.422</text:p>
          </table:table-cell>
          <table:table-cell office:value-type="float" office:value="0.423741552746774" calcext:value-type="float">
            <text:p>0.424</text:p>
          </table:table-cell>
          <table:table-cell office:value-type="float" office:value="0.420612022863595" calcext:value-type="float">
            <text:p>0.421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5" calcext:value-type="float">
            <text:p>0.55</text:p>
          </table:table-cell>
          <table:table-cell office:value-type="float" office:value="0.0817071163167102" calcext:value-type="float">
            <text:p>0.082</text:p>
          </table:table-cell>
          <table:table-cell office:value-type="float" office:value="0.40829913702607" calcext:value-type="float">
            <text:p>0.408</text:p>
          </table:table-cell>
          <table:table-cell office:value-type="float" office:value="0.271801591856004" calcext:value-type="float">
            <text:p>0.272</text:p>
          </table:table-cell>
          <table:table-cell office:value-type="float" office:value="0.306109053241024" calcext:value-type="float">
            <text:p>0.306</text:p>
          </table:table-cell>
          <table:table-cell office:value-type="float" office:value="0.204232429828381" calcext:value-type="float">
            <text:p>0.204</text:p>
          </table:table-cell>
          <table:table-cell office:value-type="float" office:value="0.545583884607706" calcext:value-type="float">
            <text:p>0.546</text:p>
          </table:table-cell>
          <table:table-cell office:value-type="float" office:value="0.543697578853098" calcext:value-type="float">
            <text:p>0.544</text:p>
          </table:table-cell>
          <table:table-cell office:value-type="float" office:value="0.544615872797457" calcext:value-type="float">
            <text:p>0.545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02.064480371968" calcext:value-type="float">
            <text:p>102.064</text:p>
          </table:table-cell>
          <table:table-cell office:value-type="float" office:value="27.2167928695575" calcext:value-type="float">
            <text:p>27.217</text:p>
          </table:table-cell>
          <table:table-cell office:value-type="float" office:value="20.4067993761032" calcext:value-type="float">
            <text:p>20.407</text:p>
          </table:table-cell>
          <table:table-cell office:value-type="float" office:value="13.6047534302361" calcext:value-type="float">
            <text:p>13.605</text:p>
          </table:table-cell>
          <table:table-cell office:value-type="float" office:value="21.7959622856766" calcext:value-type="float">
            <text:p>21.796</text:p>
          </table:table-cell>
          <table:table-cell office:value-type="float" office:value="21.7303173063374" calcext:value-type="float">
            <text:p>21.730</text:p>
          </table:table-cell>
          <table:table-cell office:value-type="float" office:value="21.7963630275666" calcext:value-type="float">
            <text:p>21.796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680425300787437" calcext:value-type="float">
            <text:p>0.680</text:p>
          </table:table-cell>
          <table:table-cell office:value-type="float" office:value="0.373206785978219" calcext:value-type="float">
            <text:p>0.373</text:p>
          </table:table-cell>
          <table:table-cell office:value-type="float" office:value="0.440845272161812" calcext:value-type="float">
            <text:p>0.441</text:p>
          </table:table-cell>
          <table:table-cell office:value-type="float" office:value="0.256522147374009" calcext:value-type="float">
            <text:p>0.257</text:p>
          </table:table-cell>
          <table:table-cell office:value-type="float" office:value="1.20006803863701" calcext:value-type="float">
            <text:p>1.200</text:p>
          </table:table-cell>
          <table:table-cell office:value-type="float" office:value="1.1920585608097" calcext:value-type="float">
            <text:p>1.192</text:p>
          </table:table-cell>
          <table:table-cell office:value-type="float" office:value="1.19428274650089" calcext:value-type="float">
            <text:p>1.194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0.155391436827127" calcext:value-type="float">
            <text:p>0.155</text:p>
          </table:table-cell>
          <table:table-cell office:value-type="float" office:value="0.593734815766282" calcext:value-type="float">
            <text:p>0.594</text:p>
          </table:table-cell>
          <table:table-cell office:value-type="float" office:value="0.395860237519287" calcext:value-type="float">
            <text:p>0.396</text:p>
          </table:table-cell>
          <table:table-cell office:value-type="float" office:value="0.445466825036492" calcext:value-type="float">
            <text:p>0.445</text:p>
          </table:table-cell>
          <table:table-cell office:value-type="float" office:value="0.296643680943504" calcext:value-type="float">
            <text:p>0.297</text:p>
          </table:table-cell>
          <table:table-cell office:value-type="float" office:value="0.791392871005062" calcext:value-type="float">
            <text:p>0.791</text:p>
          </table:table-cell>
          <table:table-cell office:value-type="float" office:value="0.79106935322879" calcext:value-type="float">
            <text:p>0.791</text:p>
          </table:table-cell>
          <table:table-cell office:value-type="float" office:value="0.79250015201672" calcext:value-type="float">
            <text:p>0.79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48.405854374717" calcext:value-type="float">
            <text:p>148.406</text:p>
          </table:table-cell>
          <table:table-cell office:value-type="float" office:value="39.5707461078519" calcext:value-type="float">
            <text:p>39.571</text:p>
          </table:table-cell>
          <table:table-cell office:value-type="float" office:value="29.692582550656" calcext:value-type="float">
            <text:p>29.693</text:p>
          </table:table-cell>
          <table:table-cell office:value-type="float" office:value="19.7674368757725" calcext:value-type="float">
            <text:p>19.767</text:p>
          </table:table-cell>
          <table:table-cell office:value-type="float" office:value="31.6625803319034" calcext:value-type="float">
            <text:p>31.663</text:p>
          </table:table-cell>
          <table:table-cell office:value-type="float" office:value="31.6505417938187" calcext:value-type="float">
            <text:p>31.651</text:p>
          </table:table-cell>
          <table:table-cell office:value-type="float" office:value="31.6828470450358" calcext:value-type="float">
            <text:p>31.68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.48881800240504" calcext:value-type="float">
            <text:p>1.489</text:p>
          </table:table-cell>
          <table:table-cell office:value-type="float" office:value="0.654060699981046" calcext:value-type="float">
            <text:p>0.654</text:p>
          </table:table-cell>
          <table:table-cell office:value-type="float" office:value="0.801004378858355" calcext:value-type="float">
            <text:p>0.801</text:p>
          </table:table-cell>
          <table:table-cell office:value-type="float" office:value="0.420930973497574" calcext:value-type="float">
            <text:p>0.421</text:p>
          </table:table-cell>
          <table:table-cell office:value-type="float" office:value="3.81038882654786" calcext:value-type="float">
            <text:p>3.810</text:p>
          </table:table-cell>
          <table:table-cell office:value-type="float" office:value="3.77264802839182" calcext:value-type="float">
            <text:p>3.773</text:p>
          </table:table-cell>
          <table:table-cell office:value-type="float" office:value="3.81419531779629" calcext:value-type="float">
            <text:p>3.814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07031046619446" calcext:value-type="float">
            <text:p>2.070</text:p>
          </table:table-cell>
          <table:table-cell office:value-type="float" office:value="0.742069916065966" calcext:value-type="float">
            <text:p>0.742</text:p>
          </table:table-cell>
          <table:table-cell office:value-type="float" office:value="0.494967890794214" calcext:value-type="float">
            <text:p>0.495</text:p>
          </table:table-cell>
          <table:table-cell office:value-type="float" office:value="0.556610794189916" calcext:value-type="float">
            <text:p>0.557</text:p>
          </table:table-cell>
          <table:table-cell office:value-type="float" office:value="0.37099790752772" calcext:value-type="float">
            <text:p>0.371</text:p>
          </table:table-cell>
          <table:table-cell office:value-type="float" office:value="0.988673756530036" calcext:value-type="float">
            <text:p>0.989</text:p>
          </table:table-cell>
          <table:table-cell office:value-type="float" office:value="0.988258120747933" calcext:value-type="float">
            <text:p>0.988</text:p>
          </table:table-cell>
          <table:table-cell office:value-type="float" office:value="0.989416804483016" calcext:value-type="float">
            <text:p>0.989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185.571137290158" calcext:value-type="float">
            <text:p>185.571</text:p>
          </table:table-cell>
          <table:table-cell office:value-type="float" office:value="49.4906095601495" calcext:value-type="float">
            <text:p>49.491</text:p>
          </table:table-cell>
          <table:table-cell office:value-type="float" office:value="37.0971410634834" calcext:value-type="float">
            <text:p>37.097</text:p>
          </table:table-cell>
          <table:table-cell office:value-type="float" office:value="24.7197397609771" calcext:value-type="float">
            <text:p>24.720</text:p>
          </table:table-cell>
          <table:table-cell office:value-type="float" office:value="39.5300287545738" calcext:value-type="float">
            <text:p>39.530</text:p>
          </table:table-cell>
          <table:table-cell office:value-type="float" office:value="39.5330269399938" calcext:value-type="float">
            <text:p>39.533</text:p>
          </table:table-cell>
          <table:table-cell office:value-type="float" office:value="39.5584673481819" calcext:value-type="float">
            <text:p>39.558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2.97970794544358" calcext:value-type="float">
            <text:p>2.980</text:p>
          </table:table-cell>
          <table:table-cell office:value-type="float" office:value="0.97818755616937" calcext:value-type="float">
            <text:p>0.978</text:p>
          </table:table-cell>
          <table:table-cell office:value-type="float" office:value="1.25159732768936" calcext:value-type="float">
            <text:p>1.252</text:p>
          </table:table-cell>
          <table:table-cell office:value-type="float" office:value="0.588071980544022" calcext:value-type="float">
            <text:p>0.588</text:p>
          </table:table-cell>
          <table:table-cell office:value-type="float" office:value="80.9299474883953" calcext:value-type="float">
            <text:p>80.930</text:p>
          </table:table-cell>
          <table:table-cell office:value-type="float" office:value="78.0471937822001" calcext:value-type="float">
            <text:p>78.047</text:p>
          </table:table-cell>
          <table:table-cell office:value-type="float" office:value="80.8318385522979" calcext:value-type="float">
            <text:p>80.832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0.0591345226668861" calcext:value-type="float">
            <text:p>0.059</text:p>
          </table:table-cell>
          <table:table-cell office:value-type="float" office:value="0.297183898291914" calcext:value-type="float">
            <text:p>0.297</text:p>
          </table:table-cell>
          <table:table-cell office:value-type="float" office:value="0.198185113249405" calcext:value-type="float">
            <text:p>0.198</text:p>
          </table:table-cell>
          <table:table-cell office:value-type="float" office:value="0.223068327846198" calcext:value-type="float">
            <text:p>0.223</text:p>
          </table:table-cell>
          <table:table-cell office:value-type="float" office:value="0.148888480298583" calcext:value-type="float">
            <text:p>0.149</text:p>
          </table:table-cell>
          <table:table-cell office:value-type="float" office:value="0.29706636684411" calcext:value-type="float">
            <text:p>0.297</text:p>
          </table:table-cell>
          <table:table-cell office:value-type="float" office:value="0.296777875304087" calcext:value-type="float">
            <text:p>0.297</text:p>
          </table:table-cell>
          <table:table-cell office:value-type="float" office:value="0.297709574615772" calcext:value-type="float">
            <text:p>0.298</text:p>
          </table:table-cell>
          <table:table-cell office:value-type="float" office:value="0.296731253222105" calcext:value-type="float">
            <text:p>0.297</text:p>
          </table:table-cell>
          <table:table-cell office:value-type="float" office:value="0" calcext:value-type="float">
            <text:p>0.000</text:p>
          </table:table-cell>
          <table:table-cell office:value-type="float" office:value="74.2822331194609" calcext:value-type="float">
            <text:p>74.282</text:p>
          </table:table-cell>
          <table:table-cell office:value-type="float" office:value="19.7810025954713" calcext:value-type="float">
            <text:p>19.781</text:p>
          </table:table-cell>
          <table:table-cell office:value-type="float" office:value="14.8813040159769" calcext:value-type="float">
            <text:p>14.881</text:p>
          </table:table-cell>
          <table:table-cell office:value-type="float" office:value="9.91577476028606" calcext:value-type="float">
            <text:p>9.916</text:p>
          </table:table-cell>
          <table:table-cell office:value-type="float" office:value="11.8802161241165" calcext:value-type="float">
            <text:p>11.880</text:p>
          </table:table-cell>
          <table:table-cell office:value-type="float" office:value="11.8823871289806" calcext:value-type="float">
            <text:p>11.882</text:p>
          </table:table-cell>
          <table:table-cell office:value-type="float" office:value="11.8969561238124" calcext:value-type="float">
            <text:p>11.897</text:p>
          </table:table-cell>
          <table:table-cell office:value-type="float" office:value="11.8830919943974" calcext:value-type="float">
            <text:p>11.883</text:p>
          </table:table-cell>
          <table:table-cell office:value-type="float" office:value="0" calcext:value-type="float">
            <text:p>0.000</text:p>
          </table:table-cell>
          <table:table-cell office:value-type="float" office:value="0.413517796994231" calcext:value-type="float">
            <text:p>0.414</text:p>
          </table:table-cell>
          <table:table-cell office:value-type="float" office:value="0.247325543072693" calcext:value-type="float">
            <text:p>0.247</text:p>
          </table:table-cell>
          <table:table-cell office:value-type="float" office:value="0.286998438528268" calcext:value-type="float">
            <text:p>0.287</text:p>
          </table:table-cell>
          <table:table-cell office:value-type="float" office:value="0.174909594360712" calcext:value-type="float">
            <text:p>0.175</text:p>
          </table:table-cell>
          <table:table-cell office:value-type="float" office:value="0.422753806510894" calcext:value-type="float">
            <text:p>0.423</text:p>
          </table:table-cell>
          <table:table-cell office:value-type="float" office:value="0.420933393241707" calcext:value-type="float">
            <text:p>0.421</text:p>
          </table:table-cell>
          <table:table-cell office:value-type="float" office:value="0.423506820915379" calcext:value-type="float">
            <text:p>0.424</text:p>
          </table:table-cell>
          <table:table-cell office:value-type="float" office:value="0.421495734574195" calcext:value-type="float">
            <text:p>0.421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.55</text:p>
          </table:table-cell>
          <table:table-cell office:value-type="float" office:value="0.087246201482022" calcext:value-type="float">
            <text:p>0.087</text:p>
          </table:table-cell>
          <table:table-cell office:value-type="float" office:value="0.544261032244281" calcext:value-type="float">
            <text:p>0.544</text:p>
          </table:table-cell>
          <table:table-cell office:value-type="float" office:value="0.362948196008857" calcext:value-type="float">
            <text:p>0.363</text:p>
          </table:table-cell>
          <table:table-cell office:value-type="float" office:value="0.408279866228151" calcext:value-type="float">
            <text:p>0.408</text:p>
          </table:table-cell>
          <table:table-cell office:value-type="float" office:value="0.272030477596864" calcext:value-type="float">
            <text:p>0.272</text:p>
          </table:table-cell>
          <table:table-cell office:value-type="float" office:value="0.544997702679137" calcext:value-type="float">
            <text:p>0.545</text:p>
          </table:table-cell>
          <table:table-cell office:value-type="float" office:value="0.54425684922931" calcext:value-type="float">
            <text:p>0.544</text:p>
          </table:table-cell>
          <table:table-cell office:value-type="float" office:value="0.544430235717033" calcext:value-type="float">
            <text:p>0.544</text:p>
          </table:table-cell>
          <table:table-cell office:value-type="float" office:value="0.543514503068858" calcext:value-type="float">
            <text:p>0.544</text:p>
          </table:table-cell>
          <table:table-cell office:value-type="float" office:value="0" calcext:value-type="float">
            <text:p>0.000</text:p>
          </table:table-cell>
          <table:table-cell office:value-type="float" office:value="136.109799636882" calcext:value-type="float">
            <text:p>136.110</text:p>
          </table:table-cell>
          <table:table-cell office:value-type="float" office:value="36.2843291610522" calcext:value-type="float">
            <text:p>36.284</text:p>
          </table:table-cell>
          <table:table-cell office:value-type="float" office:value="27.2205742110397" calcext:value-type="float">
            <text:p>27.221</text:p>
          </table:table-cell>
          <table:table-cell office:value-type="float" office:value="18.1407127449959" calcext:value-type="float">
            <text:p>18.141</text:p>
          </table:table-cell>
          <table:table-cell office:value-type="float" office:value="21.7918511485663" calcext:value-type="float">
            <text:p>21.792</text:p>
          </table:table-cell>
          <table:table-cell office:value-type="float" office:value="21.7811203576136" calcext:value-type="float">
            <text:p>21.781</text:p>
          </table:table-cell>
          <table:table-cell office:value-type="float" office:value="21.7799888616037" calcext:value-type="float">
            <text:p>21.780</text:p>
          </table:table-cell>
          <table:table-cell office:value-type="float" office:value="21.7510365988194" calcext:value-type="float">
            <text:p>21.751</text:p>
          </table:table-cell>
          <table:table-cell office:value-type="float" office:value="0" calcext:value-type="float">
            <text:p>0.000</text:p>
          </table:table-cell>
          <table:table-cell office:value-type="float" office:value="1.20169729480157" calcext:value-type="float">
            <text:p>1.202</text:p>
          </table:table-cell>
          <table:table-cell office:value-type="float" office:value="0.568383661628846" calcext:value-type="float">
            <text:p>0.568</text:p>
          </table:table-cell>
          <table:table-cell office:value-type="float" office:value="0.688681935702787" calcext:value-type="float">
            <text:p>0.689</text:p>
          </table:table-cell>
          <table:table-cell office:value-type="float" office:value="0.372926209247656" calcext:value-type="float">
            <text:p>0.373</text:p>
          </table:table-cell>
          <table:table-cell office:value-type="float" office:value="1.19575580580136" calcext:value-type="float">
            <text:p>1.196</text:p>
          </table:table-cell>
          <table:table-cell office:value-type="float" office:value="1.19092950508613" calcext:value-type="float">
            <text:p>1.191</text:p>
          </table:table-cell>
          <table:table-cell office:value-type="float" office:value="1.19138282399384" calcext:value-type="float">
            <text:p>1.191</text:p>
          </table:table-cell>
          <table:table-cell office:value-type="float" office:value="1.18983568861769" calcext:value-type="float">
            <text:p>1.190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0.176185046935149" calcext:value-type="float">
            <text:p>0.176</text:p>
          </table:table-cell>
          <table:table-cell office:value-type="float" office:value="0.791747093412731" calcext:value-type="float">
            <text:p>0.792</text:p>
          </table:table-cell>
          <table:table-cell office:value-type="float" office:value="0.52761051963749" calcext:value-type="float">
            <text:p>0.528</text:p>
          </table:table-cell>
          <table:table-cell office:value-type="float" office:value="0.593266323345644" calcext:value-type="float">
            <text:p>0.593</text:p>
          </table:table-cell>
          <table:table-cell office:value-type="float" office:value="0.396141785783318" calcext:value-type="float">
            <text:p>0.396</text:p>
          </table:table-cell>
          <table:table-cell office:value-type="float" office:value="0.792038048758035" calcext:value-type="float">
            <text:p>0.792</text:p>
          </table:table-cell>
          <table:table-cell office:value-type="float" office:value="0.791732586034516" calcext:value-type="float">
            <text:p>0.792</text:p>
          </table:table-cell>
          <table:table-cell office:value-type="float" office:value="0.792050472835582" calcext:value-type="float">
            <text:p>0.792</text:p>
          </table:table-cell>
          <table:table-cell office:value-type="float" office:value="0.791511227687889" calcext:value-type="float">
            <text:p>0.792</text:p>
          </table:table-cell>
          <table:table-cell office:value-type="float" office:value="0" calcext:value-type="float">
            <text:p>0.000</text:p>
          </table:table-cell>
          <table:table-cell office:value-type="float" office:value="197.865293616013" calcext:value-type="float">
            <text:p>197.865</text:p>
          </table:table-cell>
          <table:table-cell office:value-type="float" office:value="52.7493457402846" calcext:value-type="float">
            <text:p>52.749</text:p>
          </table:table-cell>
          <table:table-cell office:value-type="float" office:value="39.5618924087682" calcext:value-type="float">
            <text:p>39.562</text:p>
          </table:table-cell>
          <table:table-cell office:value-type="float" office:value="26.3949988727893" calcext:value-type="float">
            <text:p>26.395</text:p>
          </table:table-cell>
          <table:table-cell office:value-type="float" office:value="31.6663358945967" calcext:value-type="float">
            <text:p>31.666</text:p>
          </table:table-cell>
          <table:table-cell office:value-type="float" office:value="31.6584076163309" calcext:value-type="float">
            <text:p>31.658</text:p>
          </table:table-cell>
          <table:table-cell office:value-type="float" office:value="31.6790742350675" calcext:value-type="float">
            <text:p>31.679</text:p>
          </table:table-cell>
          <table:table-cell office:value-type="float" office:value="31.6525152121534" calcext:value-type="float">
            <text:p>31.653</text:p>
          </table:table-cell>
          <table:table-cell office:value-type="float" office:value="0" calcext:value-type="float">
            <text:p>0.000</text:p>
          </table:table-cell>
          <table:table-cell office:value-type="float" office:value="3.88778729914287" calcext:value-type="float">
            <text:p>3.888</text:p>
          </table:table-cell>
          <table:table-cell office:value-type="float" office:value="1.11427978141787" calcext:value-type="float">
            <text:p>1.114</text:p>
          </table:table-cell>
          <table:table-cell office:value-type="float" office:value="1.45075301052934" calcext:value-type="float">
            <text:p>1.451</text:p>
          </table:table-cell>
          <table:table-cell office:value-type="float" office:value="0.654771359400972" calcext:value-type="float">
            <text:p>0.655</text:p>
          </table:table-cell>
          <table:table-cell office:value-type="float" office:value="3.81178812048978" calcext:value-type="float">
            <text:p>3.812</text:p>
          </table:table-cell>
          <table:table-cell office:value-type="float" office:value="3.79740755514141" calcext:value-type="float">
            <text:p>3.797</text:p>
          </table:table-cell>
          <table:table-cell office:value-type="float" office:value="3.80755473877994" calcext:value-type="float">
            <text:p>3.808</text:p>
          </table:table-cell>
          <table:table-cell office:value-type="float" office:value="3.79116158168216" calcext:value-type="float">
            <text:p>3.791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81753377152893" calcext:value-type="float">
            <text:p>2.818</text:p>
          </table:table-cell>
          <table:table-cell office:value-type="float" office:value="0.989893608484623" calcext:value-type="float">
            <text:p>0.990</text:p>
          </table:table-cell>
          <table:table-cell office:value-type="float" office:value="0.659778804653322" calcext:value-type="float">
            <text:p>0.660</text:p>
          </table:table-cell>
          <table:table-cell office:value-type="float" office:value="0.741964120020871" calcext:value-type="float">
            <text:p>0.742</text:p>
          </table:table-cell>
          <table:table-cell office:value-type="float" office:value="0.495799507141997" calcext:value-type="float">
            <text:p>0.496</text:p>
          </table:table-cell>
          <table:table-cell office:value-type="float" office:value="0.988147898089824" calcext:value-type="float">
            <text:p>0.988</text:p>
          </table:table-cell>
          <table:table-cell office:value-type="float" office:value="0.988415740976095" calcext:value-type="float">
            <text:p>0.988</text:p>
          </table:table-cell>
          <table:table-cell office:value-type="float" office:value="0.988005747526492" calcext:value-type="float">
            <text:p>0.988</text:p>
          </table:table-cell>
          <table:table-cell office:value-type="float" office:value="0.98907411560205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247.444006515058" calcext:value-type="float">
            <text:p>247.444</text:p>
          </table:table-cell>
          <table:table-cell office:value-type="float" office:value="65.9872428135672" calcext:value-type="float">
            <text:p>65.987</text:p>
          </table:table-cell>
          <table:table-cell office:value-type="float" office:value="49.4835574011015" calcext:value-type="float">
            <text:p>49.484</text:p>
          </table:table-cell>
          <table:table-cell office:value-type="float" office:value="33.0161354047245" calcext:value-type="float">
            <text:p>33.016</text:p>
          </table:table-cell>
          <table:table-cell office:value-type="float" office:value="39.5257106578724" calcext:value-type="float">
            <text:p>39.526</text:p>
          </table:table-cell>
          <table:table-cell office:value-type="float" office:value="39.5668266293214" calcext:value-type="float">
            <text:p>39.567</text:p>
          </table:table-cell>
          <table:table-cell office:value-type="float" office:value="39.5278185166577" calcext:value-type="float">
            <text:p>39.528</text:p>
          </table:table-cell>
          <table:table-cell office:value-type="float" office:value="39.5455789711655" calcext:value-type="float">
            <text:p>39.546</text:p>
          </table:table-cell>
          <table:table-cell office:value-type="float" office:value="0" calcext:value-type="float">
            <text:p>0.000</text:p>
          </table:table-cell>
          <table:table-cell office:value-type="float" office:value="92.9544813379406" calcext:value-type="float">
            <text:p>92.954</text:p>
          </table:table-cell>
          <table:table-cell office:value-type="float" office:value="1.93180601446907" calcext:value-type="float">
            <text:p>1.932</text:p>
          </table:table-cell>
          <table:table-cell office:value-type="float" office:value="2.87019262768844" calcext:value-type="float">
            <text:p>2.870</text:p>
          </table:table-cell>
          <table:table-cell office:value-type="float" office:value="0.98218252593243" calcext:value-type="float">
            <text:p>0.982</text:p>
          </table:table-cell>
          <table:table-cell office:value-type="float" office:value="81.5734711473829" calcext:value-type="float">
            <text:p>81.573</text:p>
          </table:table-cell>
          <table:table-cell office:value-type="float" office:value="86.1494853678004" calcext:value-type="float">
            <text:p>86.149</text:p>
          </table:table-cell>
          <table:table-cell office:value-type="float" office:value="85.2127654852781" calcext:value-type="float">
            <text:p>85.213</text:p>
          </table:table-cell>
          <table:table-cell office:value-type="float" office:value="94.075925811725" calcext:value-type="float">
            <text:p>94.076</text:p>
          </table:table-cell>
          <table:table-cell office:value-type="float" office:value="0" calcext:value-type="float">
            <text:p>0.000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0564028944972642" calcext:value-type="float">
            <text:p>0.056</text:p>
          </table:table-cell>
          <table:table-cell office:value-type="float" office:value="0.296935815642106" calcext:value-type="float">
            <text:p>0.297</text:p>
          </table:table-cell>
          <table:table-cell office:value-type="float" office:value="0.197808971222864" calcext:value-type="float">
            <text:p>0.198</text:p>
          </table:table-cell>
          <table:table-cell office:value-type="float" office:value="0.222615602411327" calcext:value-type="float">
            <text:p>0.223</text:p>
          </table:table-cell>
          <table:table-cell office:value-type="float" office:value="0.148126850914742" calcext:value-type="float">
            <text:p>0.148</text:p>
          </table:table-cell>
          <table:table-cell office:value-type="float" office:value="0.237374833839054" calcext:value-type="float">
            <text:p>0.237</text:p>
          </table:table-cell>
          <table:table-cell office:value-type="float" office:value="0.237502738388324" calcext:value-type="float">
            <text:p>0.238</text:p>
          </table:table-cell>
          <table:table-cell office:value-type="float" office:value="0.237728340583061" calcext:value-type="float">
            <text:p>0.238</text:p>
          </table:table-cell>
          <table:table-cell office:value-type="float" office:value="0.238368770202884" calcext:value-type="float">
            <text:p>0.238</text:p>
          </table:table-cell>
          <table:table-cell office:value-type="float" office:value="0.237601158657126" calcext:value-type="float">
            <text:p>0.238</text:p>
          </table:table-cell>
          <table:table-cell office:value-type="float" office:value="74.1575678893312" calcext:value-type="float">
            <text:p>74.158</text:p>
          </table:table-cell>
          <table:table-cell office:value-type="float" office:value="19.7572919378798" calcext:value-type="float">
            <text:p>19.757</text:p>
          </table:table-cell>
          <table:table-cell office:value-type="float" office:value="14.8303253186109" calcext:value-type="float">
            <text:p>14.830</text:p>
          </table:table-cell>
          <table:table-cell office:value-type="float" office:value="9.86586958428574" calcext:value-type="float">
            <text:p>9.866</text:p>
          </table:table-cell>
          <table:table-cell office:value-type="float" office:value="9.48641917620241" calcext:value-type="float">
            <text:p>9.486</text:p>
          </table:table-cell>
          <table:table-cell office:value-type="float" office:value="9.49592696356592" calcext:value-type="float">
            <text:p>9.496</text:p>
          </table:table-cell>
          <table:table-cell office:value-type="float" office:value="9.50086452694615" calcext:value-type="float">
            <text:p>9.501</text:p>
          </table:table-cell>
          <table:table-cell office:value-type="float" office:value="9.52047741758316" calcext:value-type="float">
            <text:p>9.520</text:p>
          </table:table-cell>
          <table:table-cell office:value-type="float" office:value="9.4941017125598" calcext:value-type="float">
            <text:p>9.494</text:p>
          </table:table-cell>
          <table:table-cell office:value-type="float" office:value="0.41288362634349" calcext:value-type="float">
            <text:p>0.413</text:p>
          </table:table-cell>
          <table:table-cell office:value-type="float" office:value="0.246618506610891" calcext:value-type="float">
            <text:p>0.247</text:p>
          </table:table-cell>
          <table:table-cell office:value-type="float" office:value="0.286477061832698" calcext:value-type="float">
            <text:p>0.286</text:p>
          </table:table-cell>
          <table:table-cell office:value-type="float" office:value="0.173942812688201" calcext:value-type="float">
            <text:p>0.174</text:p>
          </table:table-cell>
          <table:table-cell office:value-type="float" office:value="0.31100986159069" calcext:value-type="float">
            <text:p>0.311</text:p>
          </table:table-cell>
          <table:table-cell office:value-type="float" office:value="0.311568722378212" calcext:value-type="float">
            <text:p>0.312</text:p>
          </table:table-cell>
          <table:table-cell office:value-type="float" office:value="0.311883700468547" calcext:value-type="float">
            <text:p>0.312</text:p>
          </table:table-cell>
          <table:table-cell office:value-type="float" office:value="0.312989031417801" calcext:value-type="float">
            <text:p>0.313</text:p>
          </table:table-cell>
          <table:table-cell office:value-type="float" office:value="0.311646528676827" calcext:value-type="float">
            <text:p>0.312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float" office:value="0.0766951405425144" calcext:value-type="float">
            <text:p>0.077</text:p>
          </table:table-cell>
          <table:table-cell office:value-type="float" office:value="0.544046924189686" calcext:value-type="float">
            <text:p>0.544</text:p>
          </table:table-cell>
          <table:table-cell office:value-type="float" office:value="0.362933568877917" calcext:value-type="float">
            <text:p>0.363</text:p>
          </table:table-cell>
          <table:table-cell office:value-type="float" office:value="0.408108048633975" calcext:value-type="float">
            <text:p>0.408</text:p>
          </table:table-cell>
          <table:table-cell office:value-type="float" office:value="0.272077501283529" calcext:value-type="float">
            <text:p>0.272</text:p>
          </table:table-cell>
          <table:table-cell office:value-type="float" office:value="0.435606363160796" calcext:value-type="float">
            <text:p>0.436</text:p>
          </table:table-cell>
          <table:table-cell office:value-type="float" office:value="0.435479706024325" calcext:value-type="float">
            <text:p>0.435</text:p>
          </table:table-cell>
          <table:table-cell office:value-type="float" office:value="0.434533309515051" calcext:value-type="float">
            <text:p>0.435</text:p>
          </table:table-cell>
          <table:table-cell office:value-type="float" office:value="0.43556422301423" calcext:value-type="float">
            <text:p>0.436</text:p>
          </table:table-cell>
          <table:table-cell office:value-type="float" office:value="0.435549303687196" calcext:value-type="float">
            <text:p>0.436</text:p>
          </table:table-cell>
          <table:table-cell office:value-type="float" office:value="136.030202697509" calcext:value-type="float">
            <text:p>136.030</text:p>
          </table:table-cell>
          <table:table-cell office:value-type="float" office:value="36.3079462275957" calcext:value-type="float">
            <text:p>36.308</text:p>
          </table:table-cell>
          <table:table-cell office:value-type="float" office:value="27.1978783277615" calcext:value-type="float">
            <text:p>27.198</text:p>
          </table:table-cell>
          <table:table-cell office:value-type="float" office:value="18.1499033104383" calcext:value-type="float">
            <text:p>18.150</text:p>
          </table:table-cell>
          <table:table-cell office:value-type="float" office:value="17.4114847153114" calcext:value-type="float">
            <text:p>17.411</text:p>
          </table:table-cell>
          <table:table-cell office:value-type="float" office:value="17.4356482462284" calcext:value-type="float">
            <text:p>17.436</text:p>
          </table:table-cell>
          <table:table-cell office:value-type="float" office:value="17.3944339612904" calcext:value-type="float">
            <text:p>17.394</text:p>
          </table:table-cell>
          <table:table-cell office:value-type="float" office:value="17.4134601333078" calcext:value-type="float">
            <text:p>17.413</text:p>
          </table:table-cell>
          <table:table-cell office:value-type="float" office:value="17.4280744789242" calcext:value-type="float">
            <text:p>17.428</text:p>
          </table:table-cell>
          <table:table-cell office:value-type="float" office:value="1.19995775284058" calcext:value-type="float">
            <text:p>1.200</text:p>
          </table:table-cell>
          <table:table-cell office:value-type="float" office:value="0.569220171923483" calcext:value-type="float">
            <text:p>0.569</text:p>
          </table:table-cell>
          <table:table-cell office:value-type="float" office:value="0.686394005407823" calcext:value-type="float">
            <text:p>0.686</text:p>
          </table:table-cell>
          <table:table-cell office:value-type="float" office:value="0.373067644509238" calcext:value-type="float">
            <text:p>0.373</text:p>
          </table:table-cell>
          <table:table-cell office:value-type="float" office:value="0.771025591645292" calcext:value-type="float">
            <text:p>0.771</text:p>
          </table:table-cell>
          <table:table-cell office:value-type="float" office:value="0.770825593252443" calcext:value-type="float">
            <text:p>0.771</text:p>
          </table:table-cell>
          <table:table-cell office:value-type="float" office:value="0.767816272505621" calcext:value-type="float">
            <text:p>0.768</text:p>
          </table:table-cell>
          <table:table-cell office:value-type="float" office:value="0.771068782515638" calcext:value-type="float">
            <text:p>0.771</text:p>
          </table:table-cell>
          <table:table-cell office:value-type="float" office:value="0.769511574275806" calcext:value-type="float">
            <text:p>0.770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.124387808852543" calcext:value-type="float">
            <text:p>0.124</text:p>
          </table:table-cell>
          <table:table-cell office:value-type="float" office:value="0.791909647105811" calcext:value-type="float">
            <text:p>0.792</text:p>
          </table:table-cell>
          <table:table-cell office:value-type="float" office:value="0.528017367444805" calcext:value-type="float">
            <text:p>0.528</text:p>
          </table:table-cell>
          <table:table-cell office:value-type="float" office:value="0.593662425604554" calcext:value-type="float">
            <text:p>0.594</text:p>
          </table:table-cell>
          <table:table-cell office:value-type="float" office:value="0.395753102136361" calcext:value-type="float">
            <text:p>0.396</text:p>
          </table:table-cell>
          <table:table-cell office:value-type="float" office:value="0.633813824614673" calcext:value-type="float">
            <text:p>0.634</text:p>
          </table:table-cell>
          <table:table-cell office:value-type="float" office:value="0.634037847028522" calcext:value-type="float">
            <text:p>0.634</text:p>
          </table:table-cell>
          <table:table-cell office:value-type="float" office:value="0.632535893224144" calcext:value-type="float">
            <text:p>0.633</text:p>
          </table:table-cell>
          <table:table-cell office:value-type="float" office:value="0.634093927932533" calcext:value-type="float">
            <text:p>0.634</text:p>
          </table:table-cell>
          <table:table-cell office:value-type="float" office:value="0.63292962815488" calcext:value-type="float">
            <text:p>0.633</text:p>
          </table:table-cell>
          <table:table-cell office:value-type="float" office:value="197.98525387448" calcext:value-type="float">
            <text:p>197.985</text:p>
          </table:table-cell>
          <table:table-cell office:value-type="float" office:value="52.7910311305277" calcext:value-type="float">
            <text:p>52.791</text:p>
          </table:table-cell>
          <table:table-cell office:value-type="float" office:value="39.6006760792785" calcext:value-type="float">
            <text:p>39.601</text:p>
          </table:table-cell>
          <table:table-cell office:value-type="float" office:value="26.3938727123666" calcext:value-type="float">
            <text:p>26.394</text:p>
          </table:table-cell>
          <table:table-cell office:value-type="float" office:value="25.3505607871696" calcext:value-type="float">
            <text:p>25.351</text:p>
          </table:table-cell>
          <table:table-cell office:value-type="float" office:value="25.3515814638214" calcext:value-type="float">
            <text:p>25.352</text:p>
          </table:table-cell>
          <table:table-cell office:value-type="float" office:value="25.327163854635" calcext:value-type="float">
            <text:p>25.327</text:p>
          </table:table-cell>
          <table:table-cell office:value-type="float" office:value="25.3413258420054" calcext:value-type="float">
            <text:p>25.341</text:p>
          </table:table-cell>
          <table:table-cell office:value-type="float" office:value="25.3502663751989" calcext:value-type="float">
            <text:p>25.350</text:p>
          </table:table-cell>
          <table:table-cell office:value-type="float" office:value="3.89554064622597" calcext:value-type="float">
            <text:p>3.896</text:p>
          </table:table-cell>
          <table:table-cell office:value-type="float" office:value="1.11708560981144" calcext:value-type="float">
            <text:p>1.117</text:p>
          </table:table-cell>
          <table:table-cell office:value-type="float" office:value="1.45797526635916" calcext:value-type="float">
            <text:p>1.458</text:p>
          </table:table-cell>
          <table:table-cell office:value-type="float" office:value="0.652806993192448" calcext:value-type="float">
            <text:p>0.653</text:p>
          </table:table-cell>
          <table:table-cell office:value-type="float" office:value="1.73170735957208" calcext:value-type="float">
            <text:p>1.732</text:p>
          </table:table-cell>
          <table:table-cell office:value-type="float" office:value="1.7320707248178" calcext:value-type="float">
            <text:p>1.732</text:p>
          </table:table-cell>
          <table:table-cell office:value-type="float" office:value="1.72130473561832" calcext:value-type="float">
            <text:p>1.721</text:p>
          </table:table-cell>
          <table:table-cell office:value-type="float" office:value="1.73098161852731" calcext:value-type="float">
            <text:p>1.731</text:p>
          </table:table-cell>
          <table:table-cell office:value-type="float" office:value="1.7233348350103" calcext:value-type="float">
            <text:p>1.723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489660372726" calcext:value-type="float">
            <text:p>0.769</text:p>
          </table:table-cell>
          <table:table-cell office:value-type="float" office:value="0.989941152642624" calcext:value-type="float">
            <text:p>0.990</text:p>
          </table:table-cell>
          <table:table-cell office:value-type="float" office:value="0.660010750808722" calcext:value-type="float">
            <text:p>0.660</text:p>
          </table:table-cell>
          <table:table-cell office:value-type="float" office:value="0.742539249335981" calcext:value-type="float">
            <text:p>0.743</text:p>
          </table:table-cell>
          <table:table-cell office:value-type="float" office:value="0.494088453974608" calcext:value-type="float">
            <text:p>0.494</text:p>
          </table:table-cell>
          <table:table-cell office:value-type="float" office:value="0.790921898843917" calcext:value-type="float">
            <text:p>0.791</text:p>
          </table:table-cell>
          <table:table-cell office:value-type="float" office:value="0.791971702564325" calcext:value-type="float">
            <text:p>0.792</text:p>
          </table:table-cell>
          <table:table-cell office:value-type="float" office:value="0.79124496191387" calcext:value-type="float">
            <text:p>0.791</text:p>
          </table:table-cell>
          <table:table-cell office:value-type="float" office:value="0.791241723471169" calcext:value-type="float">
            <text:p>0.791</text:p>
          </table:table-cell>
          <table:table-cell office:value-type="float" office:value="0.792007974736988" calcext:value-type="float">
            <text:p>0.792</text:p>
          </table:table-cell>
          <table:table-cell office:value-type="float" office:value="247.438880202919" calcext:value-type="float">
            <text:p>247.439</text:p>
          </table:table-cell>
          <table:table-cell office:value-type="float" office:value="66.0084181391404" calcext:value-type="float">
            <text:p>66.008</text:p>
          </table:table-cell>
          <table:table-cell office:value-type="float" office:value="49.4980222360204" calcext:value-type="float">
            <text:p>49.498</text:p>
          </table:table-cell>
          <table:table-cell office:value-type="float" office:value="32.9538534488214" calcext:value-type="float">
            <text:p>32.954</text:p>
          </table:table-cell>
          <table:table-cell office:value-type="float" office:value="31.6369485233297" calcext:value-type="float">
            <text:p>31.637</text:p>
          </table:table-cell>
          <table:table-cell office:value-type="float" office:value="31.6602163652029" calcext:value-type="float">
            <text:p>31.660</text:p>
          </table:table-cell>
          <table:table-cell office:value-type="float" office:value="31.6484706394622" calcext:value-type="float">
            <text:p>31.648</text:p>
          </table:table-cell>
          <table:table-cell office:value-type="float" office:value="31.6824661287806" calcext:value-type="float">
            <text:p>31.682</text:p>
          </table:table-cell>
          <table:table-cell office:value-type="float" office:value="31.6830592902524" calcext:value-type="float">
            <text:p>31.683</text:p>
          </table:table-cell>
          <table:table-cell office:value-type="float" office:value="97.1147729170315" calcext:value-type="float">
            <text:p>97.115</text:p>
          </table:table-cell>
          <table:table-cell office:value-type="float" office:value="1.93951105495463" calcext:value-type="float">
            <text:p>1.940</text:p>
          </table:table-cell>
          <table:table-cell office:value-type="float" office:value="2.88317158597559" calcext:value-type="float">
            <text:p>2.883</text:p>
          </table:table-cell>
          <table:table-cell office:value-type="float" office:value="0.976438100421214" calcext:value-type="float">
            <text:p>0.976</text:p>
          </table:table-cell>
          <table:table-cell office:value-type="float" office:value="3.7769588619106" calcext:value-type="float">
            <text:p>3.777</text:p>
          </table:table-cell>
          <table:table-cell office:value-type="float" office:value="3.79366345664956" calcext:value-type="float">
            <text:p>3.794</text:p>
          </table:table-cell>
          <table:table-cell office:value-type="float" office:value="3.78041535849867" calcext:value-type="float">
            <text:p>3.780</text:p>
          </table:table-cell>
          <table:table-cell office:value-type="float" office:value="3.79807525567349" calcext:value-type="float">
            <text:p>3.798</text:p>
          </table:table-cell>
          <table:table-cell office:value-type="float" office:value="3.79218759233883" calcext:value-type="float">
            <text:p>3.792</text:p>
          </table:table-cell>
          <table:table-cell table:number-columns-repeated="16354"/>
        </table:table-row>
      </table:table>
      <table:table table:name="diff_x1" table:style-name="ta1">
        <table:table-column table:style-name="co6" table:number-columns-repeated="30" table:default-cell-style-name="ce14"/>
        <table:table-row table:style-name="ro1"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cpu</text:p>
          </table:table-cell>
          <table:table-cell table:style-name="ce12" office:value-type="string" calcext:value-type="string">
            <text:p>Uds1</text:p>
          </table:table-cell>
          <table:table-cell table:style-name="ce12" office:value-type="string" calcext:value-type="string">
            <text:p>Uds2</text:p>
          </table:table-cell>
          <table:table-cell table:style-name="ce12" office:value-type="string" calcext:value-type="string">
            <text:p>Uds3</text:p>
          </table:table-cell>
          <table:table-cell table:style-name="ce12" office:value-type="string" calcext:value-type="string">
            <text:p>Udu1</text:p>
          </table:table-cell>
          <table:table-cell table:style-name="ce12" office:value-type="string" calcext:value-type="string">
            <text:p>Udu2</text:p>
          </table:table-cell>
          <table:table-cell table:style-name="ce12" office:value-type="string" calcext:value-type="string">
            <text:p>Udu3</text:p>
          </table:table-cell>
          <table:table-cell table:style-name="ce12" office:value-type="string" calcext:value-type="string">
            <text:p>Udu4</text:p>
          </table:table-cell>
          <table:table-cell table:style-name="ce12" office:value-type="string" calcext:value-type="string">
            <text:p>Udu5</text:p>
          </table:table-cell>
          <table:table-cell table:style-name="ce12" office:value-type="string" calcext:value-type="string">
            <text:p>Xcpu</text:p>
          </table:table-cell>
          <table:table-cell table:style-name="ce12" office:value-type="string" calcext:value-type="string">
            <text:p>Xds1</text:p>
          </table:table-cell>
          <table:table-cell table:style-name="ce12" office:value-type="string" calcext:value-type="string">
            <text:p>Xds2</text:p>
          </table:table-cell>
          <table:table-cell table:style-name="ce12" office:value-type="string" calcext:value-type="string">
            <text:p>Xds3</text:p>
          </table:table-cell>
          <table:table-cell table:style-name="ce12" office:value-type="string" calcext:value-type="string">
            <text:p>Xdu1</text:p>
          </table:table-cell>
          <table:table-cell table:style-name="ce12" office:value-type="string" calcext:value-type="string">
            <text:p>Xdu2</text:p>
          </table:table-cell>
          <table:table-cell table:style-name="ce12" office:value-type="string" calcext:value-type="string">
            <text:p>Xdu3</text:p>
          </table:table-cell>
          <table:table-cell table:style-name="ce12" office:value-type="string" calcext:value-type="string">
            <text:p>Xdu4</text:p>
          </table:table-cell>
          <table:table-cell table:style-name="ce12" office:value-type="string" calcext:value-type="string">
            <text:p>Xdu5</text:p>
          </table:table-cell>
          <table:table-cell table:style-name="ce12" office:value-type="string" calcext:value-type="string">
            <text:p>Jcpu</text:p>
          </table:table-cell>
          <table:table-cell table:style-name="ce12" office:value-type="string" calcext:value-type="string">
            <text:p>Jds1</text:p>
          </table:table-cell>
          <table:table-cell table:style-name="ce12" office:value-type="string" calcext:value-type="string">
            <text:p>Jds2</text:p>
          </table:table-cell>
          <table:table-cell table:style-name="ce12" office:value-type="string" calcext:value-type="string">
            <text:p>Jds3</text:p>
          </table:table-cell>
          <table:table-cell table:style-name="ce12" office:value-type="string" calcext:value-type="string">
            <text:p>Jdu1</text:p>
          </table:table-cell>
          <table:table-cell table:style-name="ce12" office:value-type="string" calcext:value-type="string">
            <text:p>Jdu2</text:p>
          </table:table-cell>
          <table:table-cell table:style-name="ce12" office:value-type="string" calcext:value-type="string">
            <text:p>Jdu3</text:p>
          </table:table-cell>
          <table:table-cell table:style-name="ce12" office:value-type="string" calcext:value-type="string">
            <text:p>Jdu4</text:p>
          </table:table-cell>
          <table:table-cell table:style-name="ce12" office:value-type="string" calcext:value-type="string">
            <text:p>Jdu5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2]=0;0;(ABS([$rezultati_analiticki.C2]-[$rezultati_simulacija.C2])/[$rezultati_analiticki.C2]))" office:value-type="float" office:value="0.0127450262772728" calcext:value-type="float">
            <text:p>0.0127</text:p>
          </table:table-cell>
          <table:table-cell table:style-name="ce7" table:formula="of:=IF([$rezultati_analiticki.D2]=0;0;(ABS([$rezultati_analiticki.D2]-[$rezultati_simulacija.D2])/[$rezultati_analiticki.D2]))" office:value-type="float" office:value="0.00106168399397305" calcext:value-type="float">
            <text:p>0.0011</text:p>
          </table:table-cell>
          <table:table-cell table:style-name="ce7" table:formula="of:=IF([$rezultati_analiticki.E2]=0;0;(ABS([$rezultati_analiticki.E2]-[$rezultati_simulacija.E2])/[$rezultati_analiticki.E2]))" office:value-type="float" office:value="0.000840146644414192" calcext:value-type="float">
            <text:p>0.0008</text:p>
          </table:table-cell>
          <table:table-cell table:style-name="ce7" table:formula="of:=IF([$rezultati_analiticki.F2]=0;0;(ABS([$rezultati_analiticki.F2]-[$rezultati_simulacija.F2])/[$rezultati_analiticki.F2]))" office:value-type="float" office:value="0.0180450927948463" calcext:value-type="float">
            <text:p>0.0180</text:p>
          </table:table-cell>
          <table:table-cell table:style-name="ce7" table:formula="of:=IF([$rezultati_analiticki.G2]=0;0;(ABS([$rezultati_analiticki.G2]-[$rezultati_simulacija.G2])/[$rezultati_analiticki.G2]))" office:value-type="float" office:value="0.00808918879747198" calcext:value-type="float">
            <text:p>0.0081</text:p>
          </table:table-cell>
          <table:table-cell table:style-name="ce7" table:formula="of:=IF([$rezultati_analiticki.H2]=0;0;(ABS([$rezultati_analiticki.H2]-[$rezultati_simulacija.H2])/[$rezultati_analiticki.H2]))" office:value-type="float" office:value="0.00804174622257248" calcext:value-type="float">
            <text:p>0.0080</text:p>
          </table:table-cell>
          <table:table-cell table:style-name="ce7" table:formula="of:=IF([$rezultati_analiticki.I2]=0;0;(ABS([$rezultati_analiticki.I2]-[$rezultati_simulacija.I2])/[$rezultati_analiticki.I2]))" office:value-type="float" office:value="0.0170855854362559" calcext:value-type="float">
            <text:p>0.0171</text:p>
          </table:table-cell>
          <table:table-cell table:style-name="ce7" table:formula="of:=IF([$rezultati_analiticki.J2]=0;0;(ABS([$rezultati_analiticki.J2]-[$rezultati_simulacija.J2])/[$rezultati_analiticki.J2]))" office:value-type="float" office:value="0" calcext:value-type="float">
            <text:p>0.0000</text:p>
          </table:table-cell>
          <table:table-cell table:style-name="ce7" table:formula="of:=IF([$rezultati_analiticki.K2]=0;0;(ABS([$rezultati_analiticki.K2]-[$rezultati_simulacija.K2])/[$rezultati_analiticki.K2]))" office:value-type="float" office:value="0" calcext:value-type="float">
            <text:p>0.0000</text:p>
          </table:table-cell>
          <table:table-cell table:style-name="ce7" table:formula="of:=IF([$rezultati_analiticki.L2]=0;0;(ABS([$rezultati_analiticki.L2]-[$rezultati_simulacija.L2])/[$rezultati_analiticki.L2]))" office:value-type="float" office:value="0" calcext:value-type="float">
            <text:p>0.0000</text:p>
          </table:table-cell>
          <table:table-cell table:style-name="ce7" table:formula="of:=IF([$rezultati_analiticki.M2]=0;0;(ABS([$rezultati_analiticki.M2]-[$rezultati_simulacija.M2])/[$rezultati_analiticki.M2]))" office:value-type="float" office:value="0.00426524776001622" calcext:value-type="float">
            <text:p>0.0043</text:p>
          </table:table-cell>
          <table:table-cell table:style-name="ce7" table:formula="of:=IF([$rezultati_analiticki.N2]=0;0;(ABS([$rezultati_analiticki.N2]-[$rezultati_simulacija.N2])/[$rezultati_analiticki.N2]))" office:value-type="float" office:value="0.00715218398890397" calcext:value-type="float">
            <text:p>0.0072</text:p>
          </table:table-cell>
          <table:table-cell table:style-name="ce7" table:formula="of:=IF([$rezultati_analiticki.O2]=0;0;(ABS([$rezultati_analiticki.O2]-[$rezultati_simulacija.O2])/[$rezultati_analiticki.O2]))" office:value-type="float" office:value="0.0180544102849697" calcext:value-type="float">
            <text:p>0.0181</text:p>
          </table:table-cell>
          <table:table-cell table:style-name="ce7" table:formula="of:=IF([$rezultati_analiticki.P2]=0;0;(ABS([$rezultati_analiticki.P2]-[$rezultati_simulacija.P2])/[$rezultati_analiticki.P2]))" office:value-type="float" office:value="0.00656156948903836" calcext:value-type="float">
            <text:p>0.0066</text:p>
          </table:table-cell>
          <table:table-cell table:style-name="ce7" table:formula="of:=IF([$rezultati_analiticki.Q2]=0;0;(ABS([$rezultati_analiticki.Q2]-[$rezultati_simulacija.Q2])/[$rezultati_analiticki.Q2]))" office:value-type="float" office:value="0.00097781189861114" calcext:value-type="float">
            <text:p>0.0010</text:p>
          </table:table-cell>
          <table:table-cell table:style-name="ce7" table:formula="of:=IF([$rezultati_analiticki.R2]=0;0;(ABS([$rezultati_analiticki.R2]-[$rezultati_simulacija.R2])/[$rezultati_analiticki.R2]))" office:value-type="float" office:value="0.000715447599023568" calcext:value-type="float">
            <text:p>0.0007</text:p>
          </table:table-cell>
          <table:table-cell table:style-name="ce7" table:formula="of:=IF([$rezultati_analiticki.S2]=0;0;(ABS([$rezultati_analiticki.S2]-[$rezultati_simulacija.S2])/[$rezultati_analiticki.S2]))" office:value-type="float" office:value="0" calcext:value-type="float">
            <text:p>0.0000</text:p>
          </table:table-cell>
          <table:table-cell table:style-name="ce7" table:formula="of:=IF([$rezultati_analiticki.T2]=0;0;(ABS([$rezultati_analiticki.T2]-[$rezultati_simulacija.T2])/[$rezultati_analiticki.T2]))" office:value-type="float" office:value="0" calcext:value-type="float">
            <text:p>0.0000</text:p>
          </table:table-cell>
          <table:table-cell table:style-name="ce7" table:formula="of:=IF([$rezultati_analiticki.U2]=0;0;(ABS([$rezultati_analiticki.U2]-[$rezultati_simulacija.U2])/[$rezultati_analiticki.U2]))" office:value-type="float" office:value="0" calcext:value-type="float">
            <text:p>0.0000</text:p>
          </table:table-cell>
          <table:table-cell table:style-name="ce7" table:formula="of:=IF([$rezultati_analiticki.V2]=0;0;(ABS([$rezultati_analiticki.V2]-[$rezultati_simulacija.V2])/[$rezultati_analiticki.V2]))" office:value-type="float" office:value="0.0171125666193735" calcext:value-type="float">
            <text:p>0.0171</text:p>
          </table:table-cell>
          <table:table-cell table:style-name="ce7" table:formula="of:=IF([$rezultati_analiticki.W2]=0;0;(ABS([$rezultati_analiticki.W2]-[$rezultati_simulacija.W2])/[$rezultati_analiticki.W2]))" office:value-type="float" office:value="0.00353355942782836" calcext:value-type="float">
            <text:p>0.0035</text:p>
          </table:table-cell>
          <table:table-cell table:style-name="ce7" table:formula="of:=IF([$rezultati_analiticki.X2]=0;0;(ABS([$rezultati_analiticki.X2]-[$rezultati_simulacija.X2])/[$rezultati_analiticki.X2]))" office:value-type="float" office:value="0.0188321326009644" calcext:value-type="float">
            <text:p>0.0188</text:p>
          </table:table-cell>
          <table:table-cell table:style-name="ce7" table:formula="of:=IF([$rezultati_analiticki.Y2]=0;0;(ABS([$rezultati_analiticki.Y2]-[$rezultati_simulacija.Y2])/[$rezultati_analiticki.Y2]))" office:value-type="float" office:value="0.00195527714175477" calcext:value-type="float">
            <text:p>0.0020</text:p>
          </table:table-cell>
          <table:table-cell table:style-name="ce7" table:formula="of:=IF([$rezultati_analiticki.Z2]=0;0;(ABS([$rezultati_analiticki.Z2]-[$rezultati_simulacija.Z2])/[$rezultati_analiticki.Z2]))" office:value-type="float" office:value="0.0176868055195951" calcext:value-type="float">
            <text:p>0.0177</text:p>
          </table:table-cell>
          <table:table-cell table:style-name="ce7" table:formula="of:=IF([$rezultati_analiticki.AA2]=0;0;(ABS([$rezultati_analiticki.AA2]-[$rezultati_simulacija.AA2])/[$rezultati_analiticki.AA2]))" office:value-type="float" office:value="0.0249699514355357" calcext:value-type="float">
            <text:p>0.0250</text:p>
          </table:table-cell>
          <table:table-cell table:style-name="ce7" table:formula="of:=IF([$rezultati_analiticki.AB2]=0;0;(ABS([$rezultati_analiticki.AB2]-[$rezultati_simulacija.AB2])/[$rezultati_analiticki.AB2]))" office:value-type="float" office:value="0" calcext:value-type="float">
            <text:p>0.0000</text:p>
          </table:table-cell>
          <table:table-cell table:style-name="ce7" table:formula="of:=IF([$rezultati_analiticki.AC2]=0;0;(ABS([$rezultati_analiticki.AC2]-[$rezultati_simulacija.AC2])/[$rezultati_analiticki.AC2]))" office:value-type="float" office:value="0" calcext:value-type="float">
            <text:p>0.0000</text:p>
          </table:table-cell>
          <table:table-cell table:style-name="ce7" table:formula="of:=IF([$rezultati_analiticki.AD2]=0;0;(ABS([$rezultati_analiticki.AD2]-[$rezultati_simulacija.AD2])/[$rezultati_analiticki.AD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3]=0;0;(ABS([$rezultati_analiticki.C3]-[$rezultati_simulacija.C3])/[$rezultati_analiticki.C3]))" office:value-type="float" office:value="0.00370438108316992" calcext:value-type="float">
            <text:p>0.0037</text:p>
          </table:table-cell>
          <table:table-cell table:style-name="ce7" table:formula="of:=IF([$rezultati_analiticki.D3]=0;0;(ABS([$rezultati_analiticki.D3]-[$rezultati_simulacija.D3])/[$rezultati_analiticki.D3]))" office:value-type="float" office:value="0.00722065188871631" calcext:value-type="float">
            <text:p>0.0072</text:p>
          </table:table-cell>
          <table:table-cell table:style-name="ce7" table:formula="of:=IF([$rezultati_analiticki.E3]=0;0;(ABS([$rezultati_analiticki.E3]-[$rezultati_simulacija.E3])/[$rezultati_analiticki.E3]))" office:value-type="float" office:value="0.0118962532691735" calcext:value-type="float">
            <text:p>0.0119</text:p>
          </table:table-cell>
          <table:table-cell table:style-name="ce7" table:formula="of:=IF([$rezultati_analiticki.F3]=0;0;(ABS([$rezultati_analiticki.F3]-[$rezultati_simulacija.F3])/[$rezultati_analiticki.F3]))" office:value-type="float" office:value="0.000314693764716287" calcext:value-type="float">
            <text:p>0.0003</text:p>
          </table:table-cell>
          <table:table-cell table:style-name="ce7" table:formula="of:=IF([$rezultati_analiticki.G3]=0;0;(ABS([$rezultati_analiticki.G3]-[$rezultati_simulacija.G3])/[$rezultati_analiticki.G3]))" office:value-type="float" office:value="0.00409655531406415" calcext:value-type="float">
            <text:p>0.0041</text:p>
          </table:table-cell>
          <table:table-cell table:style-name="ce7" table:formula="of:=IF([$rezultati_analiticki.H3]=0;0;(ABS([$rezultati_analiticki.H3]-[$rezultati_simulacija.H3])/[$rezultati_analiticki.H3]))" office:value-type="float" office:value="0.000771896312817215" calcext:value-type="float">
            <text:p>0.0008</text:p>
          </table:table-cell>
          <table:table-cell table:style-name="ce7" table:formula="of:=IF([$rezultati_analiticki.I3]=0;0;(ABS([$rezultati_analiticki.I3]-[$rezultati_simulacija.I3])/[$rezultati_analiticki.I3]))" office:value-type="float" office:value="0.00262255878187326" calcext:value-type="float">
            <text:p>0.0026</text:p>
          </table:table-cell>
          <table:table-cell table:style-name="ce7" table:formula="of:=IF([$rezultati_analiticki.J3]=0;0;(ABS([$rezultati_analiticki.J3]-[$rezultati_simulacija.J3])/[$rezultati_analiticki.J3]))" office:value-type="float" office:value="0" calcext:value-type="float">
            <text:p>0.0000</text:p>
          </table:table-cell>
          <table:table-cell table:style-name="ce7" table:formula="of:=IF([$rezultati_analiticki.K3]=0;0;(ABS([$rezultati_analiticki.K3]-[$rezultati_simulacija.K3])/[$rezultati_analiticki.K3]))" office:value-type="float" office:value="0" calcext:value-type="float">
            <text:p>0.0000</text:p>
          </table:table-cell>
          <table:table-cell table:style-name="ce7" table:formula="of:=IF([$rezultati_analiticki.L3]=0;0;(ABS([$rezultati_analiticki.L3]-[$rezultati_simulacija.L3])/[$rezultati_analiticki.L3]))" office:value-type="float" office:value="0" calcext:value-type="float">
            <text:p>0.0000</text:p>
          </table:table-cell>
          <table:table-cell table:style-name="ce7" table:formula="of:=IF([$rezultati_analiticki.M3]=0;0;(ABS([$rezultati_analiticki.M3]-[$rezultati_simulacija.M3])/[$rezultati_analiticki.M3]))" office:value-type="float" office:value="0.00348158314310074" calcext:value-type="float">
            <text:p>0.0035</text:p>
          </table:table-cell>
          <table:table-cell table:style-name="ce7" table:formula="of:=IF([$rezultati_analiticki.N3]=0;0;(ABS([$rezultati_analiticki.N3]-[$rezultati_simulacija.N3])/[$rezultati_analiticki.N3]))" office:value-type="float" office:value="0.00513930127374089" calcext:value-type="float">
            <text:p>0.0051</text:p>
          </table:table-cell>
          <table:table-cell table:style-name="ce7" table:formula="of:=IF([$rezultati_analiticki.O3]=0;0;(ABS([$rezultati_analiticki.O3]-[$rezultati_simulacija.O3])/[$rezultati_analiticki.O3]))" office:value-type="float" office:value="0.000933710362225788" calcext:value-type="float">
            <text:p>0.0009</text:p>
          </table:table-cell>
          <table:table-cell table:style-name="ce7" table:formula="of:=IF([$rezultati_analiticki.P3]=0;0;(ABS([$rezultati_analiticki.P3]-[$rezultati_simulacija.P3])/[$rezultati_analiticki.P3]))" office:value-type="float" office:value="0.0063949969049807" calcext:value-type="float">
            <text:p>0.0064</text:p>
          </table:table-cell>
          <table:table-cell table:style-name="ce7" table:formula="of:=IF([$rezultati_analiticki.Q3]=0;0;(ABS([$rezultati_analiticki.Q3]-[$rezultati_simulacija.Q3])/[$rezultati_analiticki.Q3]))" office:value-type="float" office:value="0.00356771502834718" calcext:value-type="float">
            <text:p>0.0036</text:p>
          </table:table-cell>
          <table:table-cell table:style-name="ce7" table:formula="of:=IF([$rezultati_analiticki.R3]=0;0;(ABS([$rezultati_analiticki.R3]-[$rezultati_simulacija.R3])/[$rezultati_analiticki.R3]))" office:value-type="float" office:value="0.00673295148118007" calcext:value-type="float">
            <text:p>0.0067</text:p>
          </table:table-cell>
          <table:table-cell table:style-name="ce7" table:formula="of:=IF([$rezultati_analiticki.S3]=0;0;(ABS([$rezultati_analiticki.S3]-[$rezultati_simulacija.S3])/[$rezultati_analiticki.S3]))" office:value-type="float" office:value="0" calcext:value-type="float">
            <text:p>0.0000</text:p>
          </table:table-cell>
          <table:table-cell table:style-name="ce7" table:formula="of:=IF([$rezultati_analiticki.T3]=0;0;(ABS([$rezultati_analiticki.T3]-[$rezultati_simulacija.T3])/[$rezultati_analiticki.T3]))" office:value-type="float" office:value="0" calcext:value-type="float">
            <text:p>0.0000</text:p>
          </table:table-cell>
          <table:table-cell table:style-name="ce7" table:formula="of:=IF([$rezultati_analiticki.U3]=0;0;(ABS([$rezultati_analiticki.U3]-[$rezultati_simulacija.U3])/[$rezultati_analiticki.U3]))" office:value-type="float" office:value="0" calcext:value-type="float">
            <text:p>0.0000</text:p>
          </table:table-cell>
          <table:table-cell table:style-name="ce7" table:formula="of:=IF([$rezultati_analiticki.V3]=0;0;(ABS([$rezultati_analiticki.V3]-[$rezultati_simulacija.V3])/[$rezultati_analiticki.V3]))" office:value-type="float" office:value="0.0369964992461765" calcext:value-type="float">
            <text:p>0.0370</text:p>
          </table:table-cell>
          <table:table-cell table:style-name="ce7" table:formula="of:=IF([$rezultati_analiticki.W3]=0;0;(ABS([$rezultati_analiticki.W3]-[$rezultati_simulacija.W3])/[$rezultati_analiticki.W3]))" office:value-type="float" office:value="0.0161377348091583" calcext:value-type="float">
            <text:p>0.0161</text:p>
          </table:table-cell>
          <table:table-cell table:style-name="ce7" table:formula="of:=IF([$rezultati_analiticki.X3]=0;0;(ABS([$rezultati_analiticki.X3]-[$rezultati_simulacija.X3])/[$rezultati_analiticki.X3]))" office:value-type="float" office:value="0.00606395027618713" calcext:value-type="float">
            <text:p>0.0061</text:p>
          </table:table-cell>
          <table:table-cell table:style-name="ce7" table:formula="of:=IF([$rezultati_analiticki.Y3]=0;0;(ABS([$rezultati_analiticki.Y3]-[$rezultati_simulacija.Y3])/[$rezultati_analiticki.Y3]))" office:value-type="float" office:value="0.00412208597981059" calcext:value-type="float">
            <text:p>0.0041</text:p>
          </table:table-cell>
          <table:table-cell table:style-name="ce7" table:formula="of:=IF([$rezultati_analiticki.Z3]=0;0;(ABS([$rezultati_analiticki.Z3]-[$rezultati_simulacija.Z3])/[$rezultati_analiticki.Z3]))" office:value-type="float" office:value="0.010274869328198" calcext:value-type="float">
            <text:p>0.0103</text:p>
          </table:table-cell>
          <table:table-cell table:style-name="ce7" table:formula="of:=IF([$rezultati_analiticki.AA3]=0;0;(ABS([$rezultati_analiticki.AA3]-[$rezultati_simulacija.AA3])/[$rezultati_analiticki.AA3]))" office:value-type="float" office:value="0.000547717361376306" calcext:value-type="float">
            <text:p>0.0005</text:p>
          </table:table-cell>
          <table:table-cell table:style-name="ce7" table:formula="of:=IF([$rezultati_analiticki.AB3]=0;0;(ABS([$rezultati_analiticki.AB3]-[$rezultati_simulacija.AB3])/[$rezultati_analiticki.AB3]))" office:value-type="float" office:value="0" calcext:value-type="float">
            <text:p>0.0000</text:p>
          </table:table-cell>
          <table:table-cell table:style-name="ce7" table:formula="of:=IF([$rezultati_analiticki.AC3]=0;0;(ABS([$rezultati_analiticki.AC3]-[$rezultati_simulacija.AC3])/[$rezultati_analiticki.AC3]))" office:value-type="float" office:value="0" calcext:value-type="float">
            <text:p>0.0000</text:p>
          </table:table-cell>
          <table:table-cell table:style-name="ce7" table:formula="of:=IF([$rezultati_analiticki.AD3]=0;0;(ABS([$rezultati_analiticki.AD3]-[$rezultati_simulacija.AD3])/[$rezultati_analiticki.AD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4]=0;0;(ABS([$rezultati_analiticki.C4]-[$rezultati_simulacija.C4])/[$rezultati_analiticki.C4]))" office:value-type="float" office:value="0.00671785857023923" calcext:value-type="float">
            <text:p>0.0067</text:p>
          </table:table-cell>
          <table:table-cell table:style-name="ce7" table:formula="of:=IF([$rezultati_analiticki.D4]=0;0;(ABS([$rezultati_analiticki.D4]-[$rezultati_simulacija.D4])/[$rezultati_analiticki.D4]))" office:value-type="float" office:value="0.00557824067522727" calcext:value-type="float">
            <text:p>0.0056</text:p>
          </table:table-cell>
          <table:table-cell table:style-name="ce7" table:formula="of:=IF([$rezultati_analiticki.E4]=0;0;(ABS([$rezultati_analiticki.E4]-[$rezultati_simulacija.E4])/[$rezultati_analiticki.E4]))" office:value-type="float" office:value="0.00879095738779919" calcext:value-type="float">
            <text:p>0.0088</text:p>
          </table:table-cell>
          <table:table-cell table:style-name="ce7" table:formula="of:=IF([$rezultati_analiticki.F4]=0;0;(ABS([$rezultati_analiticki.F4]-[$rezultati_simulacija.F4])/[$rezultati_analiticki.F4]))" office:value-type="float" office:value="0.00529723985480144" calcext:value-type="float">
            <text:p>0.0053</text:p>
          </table:table-cell>
          <table:table-cell table:style-name="ce7" table:formula="of:=IF([$rezultati_analiticki.G4]=0;0;(ABS([$rezultati_analiticki.G4]-[$rezultati_simulacija.G4])/[$rezultati_analiticki.G4]))" office:value-type="float" office:value="0.0136455910198788" calcext:value-type="float">
            <text:p>0.0136</text:p>
          </table:table-cell>
          <table:table-cell table:style-name="ce7" table:formula="of:=IF([$rezultati_analiticki.H4]=0;0;(ABS([$rezultati_analiticki.H4]-[$rezultati_simulacija.H4])/[$rezultati_analiticki.H4]))" office:value-type="float" office:value="0.00268630754431443" calcext:value-type="float">
            <text:p>0.0027</text:p>
          </table:table-cell>
          <table:table-cell table:style-name="ce7" table:formula="of:=IF([$rezultati_analiticki.I4]=0;0;(ABS([$rezultati_analiticki.I4]-[$rezultati_simulacija.I4])/[$rezultati_analiticki.I4]))" office:value-type="float" office:value="0.00256042974673729" calcext:value-type="float">
            <text:p>0.0026</text:p>
          </table:table-cell>
          <table:table-cell table:style-name="ce7" table:formula="of:=IF([$rezultati_analiticki.J4]=0;0;(ABS([$rezultati_analiticki.J4]-[$rezultati_simulacija.J4])/[$rezultati_analiticki.J4]))" office:value-type="float" office:value="0" calcext:value-type="float">
            <text:p>0.0000</text:p>
          </table:table-cell>
          <table:table-cell table:style-name="ce7" table:formula="of:=IF([$rezultati_analiticki.K4]=0;0;(ABS([$rezultati_analiticki.K4]-[$rezultati_simulacija.K4])/[$rezultati_analiticki.K4]))" office:value-type="float" office:value="0" calcext:value-type="float">
            <text:p>0.0000</text:p>
          </table:table-cell>
          <table:table-cell table:style-name="ce7" table:formula="of:=IF([$rezultati_analiticki.L4]=0;0;(ABS([$rezultati_analiticki.L4]-[$rezultati_simulacija.L4])/[$rezultati_analiticki.L4]))" office:value-type="float" office:value="0" calcext:value-type="float">
            <text:p>0.0000</text:p>
          </table:table-cell>
          <table:table-cell table:style-name="ce7" table:formula="of:=IF([$rezultati_analiticki.M4]=0;0;(ABS([$rezultati_analiticki.M4]-[$rezultati_simulacija.M4])/[$rezultati_analiticki.M4]))" office:value-type="float" office:value="0.00278106891911817" calcext:value-type="float">
            <text:p>0.0028</text:p>
          </table:table-cell>
          <table:table-cell table:style-name="ce7" table:formula="of:=IF([$rezultati_analiticki.N4]=0;0;(ABS([$rezultati_analiticki.N4]-[$rezultati_simulacija.N4])/[$rezultati_analiticki.N4]))" office:value-type="float" office:value="0.00020685323710222" calcext:value-type="float">
            <text:p>0.0002</text:p>
          </table:table-cell>
          <table:table-cell table:style-name="ce7" table:formula="of:=IF([$rezultati_analiticki.O4]=0;0;(ABS([$rezultati_analiticki.O4]-[$rezultati_simulacija.O4])/[$rezultati_analiticki.O4]))" office:value-type="float" office:value="0.00128974025282322" calcext:value-type="float">
            <text:p>0.0013</text:p>
          </table:table-cell>
          <table:table-cell table:style-name="ce7" table:formula="of:=IF([$rezultati_analiticki.P4]=0;0;(ABS([$rezultati_analiticki.P4]-[$rezultati_simulacija.P4])/[$rezultati_analiticki.P4]))" office:value-type="float" office:value="0.0155894140725454" calcext:value-type="float">
            <text:p>0.0156</text:p>
          </table:table-cell>
          <table:table-cell table:style-name="ce7" table:formula="of:=IF([$rezultati_analiticki.Q4]=0;0;(ABS([$rezultati_analiticki.Q4]-[$rezultati_simulacija.Q4])/[$rezultati_analiticki.Q4]))" office:value-type="float" office:value="0.00493336722790085" calcext:value-type="float">
            <text:p>0.0049</text:p>
          </table:table-cell>
          <table:table-cell table:style-name="ce7" table:formula="of:=IF([$rezultati_analiticki.R4]=0;0;(ABS([$rezultati_analiticki.R4]-[$rezultati_simulacija.R4])/[$rezultati_analiticki.R4]))" office:value-type="float" office:value="0.00370536593975692" calcext:value-type="float">
            <text:p>0.0037</text:p>
          </table:table-cell>
          <table:table-cell table:style-name="ce7" table:formula="of:=IF([$rezultati_analiticki.S4]=0;0;(ABS([$rezultati_analiticki.S4]-[$rezultati_simulacija.S4])/[$rezultati_analiticki.S4]))" office:value-type="float" office:value="0" calcext:value-type="float">
            <text:p>0.0000</text:p>
          </table:table-cell>
          <table:table-cell table:style-name="ce7" table:formula="of:=IF([$rezultati_analiticki.T4]=0;0;(ABS([$rezultati_analiticki.T4]-[$rezultati_simulacija.T4])/[$rezultati_analiticki.T4]))" office:value-type="float" office:value="0" calcext:value-type="float">
            <text:p>0.0000</text:p>
          </table:table-cell>
          <table:table-cell table:style-name="ce7" table:formula="of:=IF([$rezultati_analiticki.U4]=0;0;(ABS([$rezultati_analiticki.U4]-[$rezultati_simulacija.U4])/[$rezultati_analiticki.U4]))" office:value-type="float" office:value="0" calcext:value-type="float">
            <text:p>0.0000</text:p>
          </table:table-cell>
          <table:table-cell table:style-name="ce7" table:formula="of:=IF([$rezultati_analiticki.V4]=0;0;(ABS([$rezultati_analiticki.V4]-[$rezultati_simulacija.V4])/[$rezultati_analiticki.V4]))" office:value-type="float" office:value="0.0284307335056319" calcext:value-type="float">
            <text:p>0.0284</text:p>
          </table:table-cell>
          <table:table-cell table:style-name="ce7" table:formula="of:=IF([$rezultati_analiticki.W4]=0;0;(ABS([$rezultati_analiticki.W4]-[$rezultati_simulacija.W4])/[$rezultati_analiticki.W4]))" office:value-type="float" office:value="0.0124060552308241" calcext:value-type="float">
            <text:p>0.0124</text:p>
          </table:table-cell>
          <table:table-cell table:style-name="ce7" table:formula="of:=IF([$rezultati_analiticki.X4]=0;0;(ABS([$rezultati_analiticki.X4]-[$rezultati_simulacija.X4])/[$rezultati_analiticki.X4]))" office:value-type="float" office:value="0.0167597698757047" calcext:value-type="float">
            <text:p>0.0168</text:p>
          </table:table-cell>
          <table:table-cell table:style-name="ce7" table:formula="of:=IF([$rezultati_analiticki.Y4]=0;0;(ABS([$rezultati_analiticki.Y4]-[$rezultati_simulacija.Y4])/[$rezultati_analiticki.Y4]))" office:value-type="float" office:value="0.0157668456261056" calcext:value-type="float">
            <text:p>0.0158</text:p>
          </table:table-cell>
          <table:table-cell table:style-name="ce7" table:formula="of:=IF([$rezultati_analiticki.Z4]=0;0;(ABS([$rezultati_analiticki.Z4]-[$rezultati_simulacija.Z4])/[$rezultati_analiticki.Z4]))" office:value-type="float" office:value="0.00453797081737484" calcext:value-type="float">
            <text:p>0.0045</text:p>
          </table:table-cell>
          <table:table-cell table:style-name="ce7" table:formula="of:=IF([$rezultati_analiticki.AA4]=0;0;(ABS([$rezultati_analiticki.AA4]-[$rezultati_simulacija.AA4])/[$rezultati_analiticki.AA4]))" office:value-type="float" office:value="0.0155691996691006" calcext:value-type="float">
            <text:p>0.0156</text:p>
          </table:table-cell>
          <table:table-cell table:style-name="ce7" table:formula="of:=IF([$rezultati_analiticki.AB4]=0;0;(ABS([$rezultati_analiticki.AB4]-[$rezultati_simulacija.AB4])/[$rezultati_analiticki.AB4]))" office:value-type="float" office:value="0" calcext:value-type="float">
            <text:p>0.0000</text:p>
          </table:table-cell>
          <table:table-cell table:style-name="ce7" table:formula="of:=IF([$rezultati_analiticki.AC4]=0;0;(ABS([$rezultati_analiticki.AC4]-[$rezultati_simulacija.AC4])/[$rezultati_analiticki.AC4]))" office:value-type="float" office:value="0" calcext:value-type="float">
            <text:p>0.0000</text:p>
          </table:table-cell>
          <table:table-cell table:style-name="ce7" table:formula="of:=IF([$rezultati_analiticki.AD4]=0;0;(ABS([$rezultati_analiticki.AD4]-[$rezultati_simulacija.AD4])/[$rezultati_analiticki.AD4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5]=0;0;(ABS([$rezultati_analiticki.C5]-[$rezultati_simulacija.C5])/[$rezultati_analiticki.C5]))" office:value-type="float" office:value="0.121697754026565" calcext:value-type="float">
            <text:p>0.1217</text:p>
          </table:table-cell>
          <table:table-cell table:style-name="ce7" table:formula="of:=IF([$rezultati_analiticki.D5]=0;0;(ABS([$rezultati_analiticki.D5]-[$rezultati_simulacija.D5])/[$rezultati_analiticki.D5]))" office:value-type="float" office:value="0.0042309145390666" calcext:value-type="float">
            <text:p>0.0042</text:p>
          </table:table-cell>
          <table:table-cell table:style-name="ce7" table:formula="of:=IF([$rezultati_analiticki.E5]=0;0;(ABS([$rezultati_analiticki.E5]-[$rezultati_simulacija.E5])/[$rezultati_analiticki.E5]))" office:value-type="float" office:value="0.00969573699858183" calcext:value-type="float">
            <text:p>0.0097</text:p>
          </table:table-cell>
          <table:table-cell table:style-name="ce7" table:formula="of:=IF([$rezultati_analiticki.F5]=0;0;(ABS([$rezultati_analiticki.F5]-[$rezultati_simulacija.F5])/[$rezultati_analiticki.F5]))" office:value-type="float" office:value="0.00863289938833392" calcext:value-type="float">
            <text:p>0.0086</text:p>
          </table:table-cell>
          <table:table-cell table:style-name="ce7" table:formula="of:=IF([$rezultati_analiticki.G5]=0;0;(ABS([$rezultati_analiticki.G5]-[$rezultati_simulacija.G5])/[$rezultati_analiticki.G5]))" office:value-type="float" office:value="0.0150136596736242" calcext:value-type="float">
            <text:p>0.0150</text:p>
          </table:table-cell>
          <table:table-cell table:style-name="ce7" table:formula="of:=IF([$rezultati_analiticki.H5]=0;0;(ABS([$rezultati_analiticki.H5]-[$rezultati_simulacija.H5])/[$rezultati_analiticki.H5]))" office:value-type="float" office:value="0.0041469830999465" calcext:value-type="float">
            <text:p>0.0041</text:p>
          </table:table-cell>
          <table:table-cell table:style-name="ce7" table:formula="of:=IF([$rezultati_analiticki.I5]=0;0;(ABS([$rezultati_analiticki.I5]-[$rezultati_simulacija.I5])/[$rezultati_analiticki.I5]))" office:value-type="float" office:value="0.0029393737010646" calcext:value-type="float">
            <text:p>0.0029</text:p>
          </table:table-cell>
          <table:table-cell table:style-name="ce7" table:formula="of:=IF([$rezultati_analiticki.J5]=0;0;(ABS([$rezultati_analiticki.J5]-[$rezultati_simulacija.J5])/[$rezultati_analiticki.J5]))" office:value-type="float" office:value="0" calcext:value-type="float">
            <text:p>0.0000</text:p>
          </table:table-cell>
          <table:table-cell table:style-name="ce7" table:formula="of:=IF([$rezultati_analiticki.K5]=0;0;(ABS([$rezultati_analiticki.K5]-[$rezultati_simulacija.K5])/[$rezultati_analiticki.K5]))" office:value-type="float" office:value="0" calcext:value-type="float">
            <text:p>0.0000</text:p>
          </table:table-cell>
          <table:table-cell table:style-name="ce7" table:formula="of:=IF([$rezultati_analiticki.L5]=0;0;(ABS([$rezultati_analiticki.L5]-[$rezultati_simulacija.L5])/[$rezultati_analiticki.L5]))" office:value-type="float" office:value="0" calcext:value-type="float">
            <text:p>0.0000</text:p>
          </table:table-cell>
          <table:table-cell table:style-name="ce7" table:formula="of:=IF([$rezultati_analiticki.M5]=0;0;(ABS([$rezultati_analiticki.M5]-[$rezultati_simulacija.M5])/[$rezultati_analiticki.M5]))" office:value-type="float" office:value="0.00236015605982223" calcext:value-type="float">
            <text:p>0.0024</text:p>
          </table:table-cell>
          <table:table-cell table:style-name="ce7" table:formula="of:=IF([$rezultati_analiticki.N5]=0;0;(ABS([$rezultati_analiticki.N5]-[$rezultati_simulacija.N5])/[$rezultati_analiticki.N5]))" office:value-type="float" office:value="0.00239287454828787" calcext:value-type="float">
            <text:p>0.0024</text:p>
          </table:table-cell>
          <table:table-cell table:style-name="ce7" table:formula="of:=IF([$rezultati_analiticki.O5]=0;0;(ABS([$rezultati_analiticki.O5]-[$rezultati_simulacija.O5])/[$rezultati_analiticki.O5]))" office:value-type="float" office:value="0.0029437642786586" calcext:value-type="float">
            <text:p>0.0029</text:p>
          </table:table-cell>
          <table:table-cell table:style-name="ce7" table:formula="of:=IF([$rezultati_analiticki.P5]=0;0;(ABS([$rezultati_analiticki.P5]-[$rezultati_simulacija.P5])/[$rezultati_analiticki.P5]))" office:value-type="float" office:value="0.0164613113526" calcext:value-type="float">
            <text:p>0.0165</text:p>
          </table:table-cell>
          <table:table-cell table:style-name="ce7" table:formula="of:=IF([$rezultati_analiticki.Q5]=0;0;(ABS([$rezultati_analiticki.Q5]-[$rezultati_simulacija.Q5])/[$rezultati_analiticki.Q5]))" office:value-type="float" office:value="0.00434981602032069" calcext:value-type="float">
            <text:p>0.0043</text:p>
          </table:table-cell>
          <table:table-cell table:style-name="ce7" table:formula="of:=IF([$rezultati_analiticki.R5]=0;0;(ABS([$rezultati_analiticki.R5]-[$rezultati_simulacija.R5])/[$rezultati_analiticki.R5]))" office:value-type="float" office:value="0.00321192246021968" calcext:value-type="float">
            <text:p>0.0032</text:p>
          </table:table-cell>
          <table:table-cell table:style-name="ce7" table:formula="of:=IF([$rezultati_analiticki.S5]=0;0;(ABS([$rezultati_analiticki.S5]-[$rezultati_simulacija.S5])/[$rezultati_analiticki.S5]))" office:value-type="float" office:value="0" calcext:value-type="float">
            <text:p>0.0000</text:p>
          </table:table-cell>
          <table:table-cell table:style-name="ce7" table:formula="of:=IF([$rezultati_analiticki.T5]=0;0;(ABS([$rezultati_analiticki.T5]-[$rezultati_simulacija.T5])/[$rezultati_analiticki.T5]))" office:value-type="float" office:value="0" calcext:value-type="float">
            <text:p>0.0000</text:p>
          </table:table-cell>
          <table:table-cell table:style-name="ce7" table:formula="of:=IF([$rezultati_analiticki.U5]=0;0;(ABS([$rezultati_analiticki.U5]-[$rezultati_simulacija.U5])/[$rezultati_analiticki.U5]))" office:value-type="float" office:value="0" calcext:value-type="float">
            <text:p>0.0000</text:p>
          </table:table-cell>
          <table:table-cell table:style-name="ce7" table:formula="of:=IF([$rezultati_analiticki.V5]=0;0;(ABS([$rezultati_analiticki.V5]-[$rezultati_simulacija.V5])/[$rezultati_analiticki.V5]))" office:value-type="float" office:value="0.00209190016313359" calcext:value-type="float">
            <text:p>0.0021</text:p>
          </table:table-cell>
          <table:table-cell table:style-name="ce7" table:formula="of:=IF([$rezultati_analiticki.W5]=0;0;(ABS([$rezultati_analiticki.W5]-[$rezultati_simulacija.W5])/[$rezultati_analiticki.W5]))" office:value-type="float" office:value="0.0154163011552778" calcext:value-type="float">
            <text:p>0.0154</text:p>
          </table:table-cell>
          <table:table-cell table:style-name="ce7" table:formula="of:=IF([$rezultati_analiticki.X5]=0;0;(ABS([$rezultati_analiticki.X5]-[$rezultati_simulacija.X5])/[$rezultati_analiticki.X5]))" office:value-type="float" office:value="0.0205762466013213" calcext:value-type="float">
            <text:p>0.0206</text:p>
          </table:table-cell>
          <table:table-cell table:style-name="ce7" table:formula="of:=IF([$rezultati_analiticki.Y5]=0;0;(ABS([$rezultati_analiticki.Y5]-[$rezultati_simulacija.Y5])/[$rezultati_analiticki.Y5]))" office:value-type="float" office:value="0.018956141904636" calcext:value-type="float">
            <text:p>0.0190</text:p>
          </table:table-cell>
          <table:table-cell table:style-name="ce7" table:formula="of:=IF([$rezultati_analiticki.Z5]=0;0;(ABS([$rezultati_analiticki.Z5]-[$rezultati_simulacija.Z5])/[$rezultati_analiticki.Z5]))" office:value-type="float" office:value="0.195928956978821" calcext:value-type="float">
            <text:p>0.1959</text:p>
          </table:table-cell>
          <table:table-cell table:style-name="ce7" table:formula="of:=IF([$rezultati_analiticki.AA5]=0;0;(ABS([$rezultati_analiticki.AA5]-[$rezultati_simulacija.AA5])/[$rezultati_analiticki.AA5]))" office:value-type="float" office:value="0.0570403963531319" calcext:value-type="float">
            <text:p>0.0570</text:p>
          </table:table-cell>
          <table:table-cell table:style-name="ce7" table:formula="of:=IF([$rezultati_analiticki.AB5]=0;0;(ABS([$rezultati_analiticki.AB5]-[$rezultati_simulacija.AB5])/[$rezultati_analiticki.AB5]))" office:value-type="float" office:value="0" calcext:value-type="float">
            <text:p>0.0000</text:p>
          </table:table-cell>
          <table:table-cell table:style-name="ce7" table:formula="of:=IF([$rezultati_analiticki.AC5]=0;0;(ABS([$rezultati_analiticki.AC5]-[$rezultati_simulacija.AC5])/[$rezultati_analiticki.AC5]))" office:value-type="float" office:value="0" calcext:value-type="float">
            <text:p>0.0000</text:p>
          </table:table-cell>
          <table:table-cell table:style-name="ce7" table:formula="of:=IF([$rezultati_analiticki.AD5]=0;0;(ABS([$rezultati_analiticki.AD5]-[$rezultati_simulacija.AD5])/[$rezultati_analiticki.AD5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6]=0;0;(ABS([$rezultati_analiticki.C6]-[$rezultati_simulacija.C6])/[$rezultati_analiticki.C6]))" office:value-type="float" office:value="0.00977569207978908" calcext:value-type="float">
            <text:p>0.0098</text:p>
          </table:table-cell>
          <table:table-cell table:style-name="ce7" table:formula="of:=IF([$rezultati_analiticki.D6]=0;0;(ABS([$rezultati_analiticki.D6]-[$rezultati_simulacija.D6])/[$rezultati_analiticki.D6]))" office:value-type="float" office:value="0.00181953136956674" calcext:value-type="float">
            <text:p>0.0018</text:p>
          </table:table-cell>
          <table:table-cell table:style-name="ce7" table:formula="of:=IF([$rezultati_analiticki.E6]=0;0;(ABS([$rezultati_analiticki.E6]-[$rezultati_simulacija.E6])/[$rezultati_analiticki.E6]))" office:value-type="float" office:value="0.00464630592669348" calcext:value-type="float">
            <text:p>0.0046</text:p>
          </table:table-cell>
          <table:table-cell table:style-name="ce7" table:formula="of:=IF([$rezultati_analiticki.F6]=0;0;(ABS([$rezultati_analiticki.F6]-[$rezultati_simulacija.F6])/[$rezultati_analiticki.F6]))" office:value-type="float" office:value="0.00990438582462851" calcext:value-type="float">
            <text:p>0.0099</text:p>
          </table:table-cell>
          <table:table-cell table:style-name="ce7" table:formula="of:=IF([$rezultati_analiticki.G6]=0;0;(ABS([$rezultati_analiticki.G6]-[$rezultati_simulacija.G6])/[$rezultati_analiticki.G6]))" office:value-type="float" office:value="0.000340322815577956" calcext:value-type="float">
            <text:p>0.0003</text:p>
          </table:table-cell>
          <table:table-cell table:style-name="ce7" table:formula="of:=IF([$rezultati_analiticki.H6]=0;0;(ABS([$rezultati_analiticki.H6]-[$rezultati_simulacija.H6])/[$rezultati_analiticki.H6]))" office:value-type="float" office:value="0.0113787729697441" calcext:value-type="float">
            <text:p>0.0114</text:p>
          </table:table-cell>
          <table:table-cell table:style-name="ce7" table:formula="of:=IF([$rezultati_analiticki.I6]=0;0;(ABS([$rezultati_analiticki.I6]-[$rezultati_simulacija.I6])/[$rezultati_analiticki.I6]))" office:value-type="float" office:value="0.0135141534529461" calcext:value-type="float">
            <text:p>0.0135</text:p>
          </table:table-cell>
          <table:table-cell table:style-name="ce7" table:formula="of:=IF([$rezultati_analiticki.J6]=0;0;(ABS([$rezultati_analiticki.J6]-[$rezultati_simulacija.J6])/[$rezultati_analiticki.J6]))" office:value-type="float" office:value="0.0020230780715523" calcext:value-type="float">
            <text:p>0.0020</text:p>
          </table:table-cell>
          <table:table-cell table:style-name="ce7" table:formula="of:=IF([$rezultati_analiticki.K6]=0;0;(ABS([$rezultati_analiticki.K6]-[$rezultati_simulacija.K6])/[$rezultati_analiticki.K6]))" office:value-type="float" office:value="0" calcext:value-type="float">
            <text:p>0.0000</text:p>
          </table:table-cell>
          <table:table-cell table:style-name="ce7" table:formula="of:=IF([$rezultati_analiticki.L6]=0;0;(ABS([$rezultati_analiticki.L6]-[$rezultati_simulacija.L6])/[$rezultati_analiticki.L6]))" office:value-type="float" office:value="0" calcext:value-type="float">
            <text:p>0.0000</text:p>
          </table:table-cell>
          <table:table-cell table:style-name="ce7" table:formula="of:=IF([$rezultati_analiticki.M6]=0;0;(ABS([$rezultati_analiticki.M6]-[$rezultati_simulacija.M6])/[$rezultati_analiticki.M6]))" office:value-type="float" office:value="0.00257784766380971" calcext:value-type="float">
            <text:p>0.0026</text:p>
          </table:table-cell>
          <table:table-cell table:style-name="ce7" table:formula="of:=IF([$rezultati_analiticki.N6]=0;0;(ABS([$rezultati_analiticki.N6]-[$rezultati_simulacija.N6])/[$rezultati_analiticki.N6]))" office:value-type="float" office:value="0.00400039015736031" calcext:value-type="float">
            <text:p>0.0040</text:p>
          </table:table-cell>
          <table:table-cell table:style-name="ce7" table:formula="of:=IF([$rezultati_analiticki.O6]=0;0;(ABS([$rezultati_analiticki.O6]-[$rezultati_simulacija.O6])/[$rezultati_analiticki.O6]))" office:value-type="float" office:value="0.00959372334638841" calcext:value-type="float">
            <text:p>0.0096</text:p>
          </table:table-cell>
          <table:table-cell table:style-name="ce7" table:formula="of:=IF([$rezultati_analiticki.P6]=0;0;(ABS([$rezultati_analiticki.P6]-[$rezultati_simulacija.P6])/[$rezultati_analiticki.P6]))" office:value-type="float" office:value="0.00180177683220473" calcext:value-type="float">
            <text:p>0.0018</text:p>
          </table:table-cell>
          <table:table-cell table:style-name="ce7" table:formula="of:=IF([$rezultati_analiticki.Q6]=0;0;(ABS([$rezultati_analiticki.Q6]-[$rezultati_simulacija.Q6])/[$rezultati_analiticki.Q6]))" office:value-type="float" office:value="0.00227855061026928" calcext:value-type="float">
            <text:p>0.0023</text:p>
          </table:table-cell>
          <table:table-cell table:style-name="ce7" table:formula="of:=IF([$rezultati_analiticki.R6]=0;0;(ABS([$rezultati_analiticki.R6]-[$rezultati_simulacija.R6])/[$rezultati_analiticki.R6]))" office:value-type="float" office:value="0.00315348200702026" calcext:value-type="float">
            <text:p>0.0032</text:p>
          </table:table-cell>
          <table:table-cell table:style-name="ce7" table:formula="of:=IF([$rezultati_analiticki.S6]=0;0;(ABS([$rezultati_analiticki.S6]-[$rezultati_simulacija.S6])/[$rezultati_analiticki.S6]))" office:value-type="float" office:value="0.00273074513467161" calcext:value-type="float">
            <text:p>0.0027</text:p>
          </table:table-cell>
          <table:table-cell table:style-name="ce7" table:formula="of:=IF([$rezultati_analiticki.T6]=0;0;(ABS([$rezultati_analiticki.T6]-[$rezultati_simulacija.T6])/[$rezultati_analiticki.T6]))" office:value-type="float" office:value="0" calcext:value-type="float">
            <text:p>0.0000</text:p>
          </table:table-cell>
          <table:table-cell table:style-name="ce7" table:formula="of:=IF([$rezultati_analiticki.U6]=0;0;(ABS([$rezultati_analiticki.U6]-[$rezultati_simulacija.U6])/[$rezultati_analiticki.U6]))" office:value-type="float" office:value="0" calcext:value-type="float">
            <text:p>0.0000</text:p>
          </table:table-cell>
          <table:table-cell table:style-name="ce7" table:formula="of:=IF([$rezultati_analiticki.V6]=0;0;(ABS([$rezultati_analiticki.V6]-[$rezultati_simulacija.V6])/[$rezultati_analiticki.V6]))" office:value-type="float" office:value="0.0257144222692835" calcext:value-type="float">
            <text:p>0.0257</text:p>
          </table:table-cell>
          <table:table-cell table:style-name="ce7" table:formula="of:=IF([$rezultati_analiticki.W6]=0;0;(ABS([$rezultati_analiticki.W6]-[$rezultati_simulacija.W6])/[$rezultati_analiticki.W6]))" office:value-type="float" office:value="0.00653175647949579" calcext:value-type="float">
            <text:p>0.0065</text:p>
          </table:table-cell>
          <table:table-cell table:style-name="ce7" table:formula="of:=IF([$rezultati_analiticki.X6]=0;0;(ABS([$rezultati_analiticki.X6]-[$rezultati_simulacija.X6])/[$rezultati_analiticki.X6]))" office:value-type="float" office:value="0.0101065231930871" calcext:value-type="float">
            <text:p>0.0101</text:p>
          </table:table-cell>
          <table:table-cell table:style-name="ce7" table:formula="of:=IF([$rezultati_analiticki.Y6]=0;0;(ABS([$rezultati_analiticki.Y6]-[$rezultati_simulacija.Y6])/[$rezultati_analiticki.Y6]))" office:value-type="float" office:value="0.0000200966147876593" calcext:value-type="float">
            <text:p>0.0000</text:p>
          </table:table-cell>
          <table:table-cell table:style-name="ce7" table:formula="of:=IF([$rezultati_analiticki.Z6]=0;0;(ABS([$rezultati_analiticki.Z6]-[$rezultati_simulacija.Z6])/[$rezultati_analiticki.Z6]))" office:value-type="float" office:value="0.0212414948029415" calcext:value-type="float">
            <text:p>0.0212</text:p>
          </table:table-cell>
          <table:table-cell table:style-name="ce7" table:formula="of:=IF([$rezultati_analiticki.AA6]=0;0;(ABS([$rezultati_analiticki.AA6]-[$rezultati_simulacija.AA6])/[$rezultati_analiticki.AA6]))" office:value-type="float" office:value="0.0292578795059746" calcext:value-type="float">
            <text:p>0.0293</text:p>
          </table:table-cell>
          <table:table-cell table:style-name="ce7" table:formula="of:=IF([$rezultati_analiticki.AB6]=0;0;(ABS([$rezultati_analiticki.AB6]-[$rezultati_simulacija.AB6])/[$rezultati_analiticki.AB6]))" office:value-type="float" office:value="0.0154727107773266" calcext:value-type="float">
            <text:p>0.0155</text:p>
          </table:table-cell>
          <table:table-cell table:style-name="ce7" table:formula="of:=IF([$rezultati_analiticki.AC6]=0;0;(ABS([$rezultati_analiticki.AC6]-[$rezultati_simulacija.AC6])/[$rezultati_analiticki.AC6]))" office:value-type="float" office:value="0" calcext:value-type="float">
            <text:p>0.0000</text:p>
          </table:table-cell>
          <table:table-cell table:style-name="ce7" table:formula="of:=IF([$rezultati_analiticki.AD6]=0;0;(ABS([$rezultati_analiticki.AD6]-[$rezultati_simulacija.AD6])/[$rezultati_analiticki.AD6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7]=0;0;(ABS([$rezultati_analiticki.C7]-[$rezultati_simulacija.C7])/[$rezultati_analiticki.C7]))" office:value-type="float" office:value="0.00589999435265935" calcext:value-type="float">
            <text:p>0.0059</text:p>
          </table:table-cell>
          <table:table-cell table:style-name="ce7" table:formula="of:=IF([$rezultati_analiticki.D7]=0;0;(ABS([$rezultati_analiticki.D7]-[$rezultati_simulacija.D7])/[$rezultati_analiticki.D7]))" office:value-type="float" office:value="0.00251235302885575" calcext:value-type="float">
            <text:p>0.0025</text:p>
          </table:table-cell>
          <table:table-cell table:style-name="ce7" table:formula="of:=IF([$rezultati_analiticki.E7]=0;0;(ABS([$rezultati_analiticki.E7]-[$rezultati_simulacija.E7])/[$rezultati_analiticki.E7]))" office:value-type="float" office:value="0.00373528045055286" calcext:value-type="float">
            <text:p>0.0037</text:p>
          </table:table-cell>
          <table:table-cell table:style-name="ce7" table:formula="of:=IF([$rezultati_analiticki.F7]=0;0;(ABS([$rezultati_analiticki.F7]-[$rezultati_simulacija.F7])/[$rezultati_analiticki.F7]))" office:value-type="float" office:value="0.00628185748983985" calcext:value-type="float">
            <text:p>0.0063</text:p>
          </table:table-cell>
          <table:table-cell table:style-name="ce7" table:formula="of:=IF([$rezultati_analiticki.G7]=0;0;(ABS([$rezultati_analiticki.G7]-[$rezultati_simulacija.G7])/[$rezultati_analiticki.G7]))" office:value-type="float" office:value="0.00130599684400364" calcext:value-type="float">
            <text:p>0.0013</text:p>
          </table:table-cell>
          <table:table-cell table:style-name="ce7" table:formula="of:=IF([$rezultati_analiticki.H7]=0;0;(ABS([$rezultati_analiticki.H7]-[$rezultati_simulacija.H7])/[$rezultati_analiticki.H7]))" office:value-type="float" office:value="0.00233372814322132" calcext:value-type="float">
            <text:p>0.0023</text:p>
          </table:table-cell>
          <table:table-cell table:style-name="ce7" table:formula="of:=IF([$rezultati_analiticki.I7]=0;0;(ABS([$rezultati_analiticki.I7]-[$rezultati_simulacija.I7])/[$rezultati_analiticki.I7]))" office:value-type="float" office:value="0.00550923390899738" calcext:value-type="float">
            <text:p>0.0055</text:p>
          </table:table-cell>
          <table:table-cell table:style-name="ce7" table:formula="of:=IF([$rezultati_analiticki.J7]=0;0;(ABS([$rezultati_analiticki.J7]-[$rezultati_simulacija.J7])/[$rezultati_analiticki.J7]))" office:value-type="float" office:value="0.00450671704145828" calcext:value-type="float">
            <text:p>0.0045</text:p>
          </table:table-cell>
          <table:table-cell table:style-name="ce7" table:formula="of:=IF([$rezultati_analiticki.K7]=0;0;(ABS([$rezultati_analiticki.K7]-[$rezultati_simulacija.K7])/[$rezultati_analiticki.K7]))" office:value-type="float" office:value="0" calcext:value-type="float">
            <text:p>0.0000</text:p>
          </table:table-cell>
          <table:table-cell table:style-name="ce7" table:formula="of:=IF([$rezultati_analiticki.L7]=0;0;(ABS([$rezultati_analiticki.L7]-[$rezultati_simulacija.L7])/[$rezultati_analiticki.L7]))" office:value-type="float" office:value="0" calcext:value-type="float">
            <text:p>0.0000</text:p>
          </table:table-cell>
          <table:table-cell table:style-name="ce7" table:formula="of:=IF([$rezultati_analiticki.M7]=0;0;(ABS([$rezultati_analiticki.M7]-[$rezultati_simulacija.M7])/[$rezultati_analiticki.M7]))" office:value-type="float" office:value="0.00161832180636913" calcext:value-type="float">
            <text:p>0.0016</text:p>
          </table:table-cell>
          <table:table-cell table:style-name="ce7" table:formula="of:=IF([$rezultati_analiticki.N7]=0;0;(ABS([$rezultati_analiticki.N7]-[$rezultati_simulacija.N7])/[$rezultati_analiticki.N7]))" office:value-type="float" office:value="0.00360070970586226" calcext:value-type="float">
            <text:p>0.0036</text:p>
          </table:table-cell>
          <table:table-cell table:style-name="ce7" table:formula="of:=IF([$rezultati_analiticki.O7]=0;0;(ABS([$rezultati_analiticki.O7]-[$rezultati_simulacija.O7])/[$rezultati_analiticki.O7]))" office:value-type="float" office:value="0.00164129745025539" calcext:value-type="float">
            <text:p>0.0016</text:p>
          </table:table-cell>
          <table:table-cell table:style-name="ce7" table:formula="of:=IF([$rezultati_analiticki.P7]=0;0;(ABS([$rezultati_analiticki.P7]-[$rezultati_simulacija.P7])/[$rezultati_analiticki.P7]))" office:value-type="float" office:value="0.00327463699673829" calcext:value-type="float">
            <text:p>0.0033</text:p>
          </table:table-cell>
          <table:table-cell table:style-name="ce7" table:formula="of:=IF([$rezultati_analiticki.Q7]=0;0;(ABS([$rezultati_analiticki.Q7]-[$rezultati_simulacija.Q7])/[$rezultati_analiticki.Q7]))" office:value-type="float" office:value="0.000355007232327889" calcext:value-type="float">
            <text:p>0.0004</text:p>
          </table:table-cell>
          <table:table-cell table:style-name="ce7" table:formula="of:=IF([$rezultati_analiticki.R7]=0;0;(ABS([$rezultati_analiticki.R7]-[$rezultati_simulacija.R7])/[$rezultati_analiticki.R7]))" office:value-type="float" office:value="0.00440315402106072" calcext:value-type="float">
            <text:p>0.0044</text:p>
          </table:table-cell>
          <table:table-cell table:style-name="ce7" table:formula="of:=IF([$rezultati_analiticki.S7]=0;0;(ABS([$rezultati_analiticki.S7]-[$rezultati_simulacija.S7])/[$rezultati_analiticki.S7]))" office:value-type="float" office:value="0.00585708446325975" calcext:value-type="float">
            <text:p>0.0059</text:p>
          </table:table-cell>
          <table:table-cell table:style-name="ce7" table:formula="of:=IF([$rezultati_analiticki.T7]=0;0;(ABS([$rezultati_analiticki.T7]-[$rezultati_simulacija.T7])/[$rezultati_analiticki.T7]))" office:value-type="float" office:value="0" calcext:value-type="float">
            <text:p>0.0000</text:p>
          </table:table-cell>
          <table:table-cell table:style-name="ce7" table:formula="of:=IF([$rezultati_analiticki.U7]=0;0;(ABS([$rezultati_analiticki.U7]-[$rezultati_simulacija.U7])/[$rezultati_analiticki.U7]))" office:value-type="float" office:value="0" calcext:value-type="float">
            <text:p>0.0000</text:p>
          </table:table-cell>
          <table:table-cell table:style-name="ce7" table:formula="of:=IF([$rezultati_analiticki.V7]=0;0;(ABS([$rezultati_analiticki.V7]-[$rezultati_simulacija.V7])/[$rezultati_analiticki.V7]))" office:value-type="float" office:value="0.022579825801451" calcext:value-type="float">
            <text:p>0.0226</text:p>
          </table:table-cell>
          <table:table-cell table:style-name="ce7" table:formula="of:=IF([$rezultati_analiticki.W7]=0;0;(ABS([$rezultati_analiticki.W7]-[$rezultati_simulacija.W7])/[$rezultati_analiticki.W7]))" office:value-type="float" office:value="0.012354895741384" calcext:value-type="float">
            <text:p>0.0124</text:p>
          </table:table-cell>
          <table:table-cell table:style-name="ce7" table:formula="of:=IF([$rezultati_analiticki.X7]=0;0;(ABS([$rezultati_analiticki.X7]-[$rezultati_simulacija.X7])/[$rezultati_analiticki.X7]))" office:value-type="float" office:value="0.0118882732310745" calcext:value-type="float">
            <text:p>0.0119</text:p>
          </table:table-cell>
          <table:table-cell table:style-name="ce7" table:formula="of:=IF([$rezultati_analiticki.Y7]=0;0;(ABS([$rezultati_analiticki.Y7]-[$rezultati_simulacija.Y7])/[$rezultati_analiticki.Y7]))" office:value-type="float" office:value="0.00149578187372535" calcext:value-type="float">
            <text:p>0.0015</text:p>
          </table:table-cell>
          <table:table-cell table:style-name="ce7" table:formula="of:=IF([$rezultati_analiticki.Z7]=0;0;(ABS([$rezultati_analiticki.Z7]-[$rezultati_simulacija.Z7])/[$rezultati_analiticki.Z7]))" office:value-type="float" office:value="0.00964690574915632" calcext:value-type="float">
            <text:p>0.0096</text:p>
          </table:table-cell>
          <table:table-cell table:style-name="ce7" table:formula="of:=IF([$rezultati_analiticki.AA7]=0;0;(ABS([$rezultati_analiticki.AA7]-[$rezultati_simulacija.AA7])/[$rezultati_analiticki.AA7]))" office:value-type="float" office:value="0.017325079742401" calcext:value-type="float">
            <text:p>0.0173</text:p>
          </table:table-cell>
          <table:table-cell table:style-name="ce7" table:formula="of:=IF([$rezultati_analiticki.AB7]=0;0;(ABS([$rezultati_analiticki.AB7]-[$rezultati_simulacija.AB7])/[$rezultati_analiticki.AB7]))" office:value-type="float" office:value="0.0140345814348115" calcext:value-type="float">
            <text:p>0.0140</text:p>
          </table:table-cell>
          <table:table-cell table:style-name="ce7" table:formula="of:=IF([$rezultati_analiticki.AC7]=0;0;(ABS([$rezultati_analiticki.AC7]-[$rezultati_simulacija.AC7])/[$rezultati_analiticki.AC7]))" office:value-type="float" office:value="0" calcext:value-type="float">
            <text:p>0.0000</text:p>
          </table:table-cell>
          <table:table-cell table:style-name="ce7" table:formula="of:=IF([$rezultati_analiticki.AD7]=0;0;(ABS([$rezultati_analiticki.AD7]-[$rezultati_simulacija.AD7])/[$rezultati_analiticki.AD7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8]=0;0;(ABS([$rezultati_analiticki.C8]-[$rezultati_simulacija.C8])/[$rezultati_analiticki.C8]))" office:value-type="float" office:value="0.0165871176718726" calcext:value-type="float">
            <text:p>0.0166</text:p>
          </table:table-cell>
          <table:table-cell table:style-name="ce7" table:formula="of:=IF([$rezultati_analiticki.D8]=0;0;(ABS([$rezultati_analiticki.D8]-[$rezultati_simulacija.D8])/[$rezultati_analiticki.D8]))" office:value-type="float" office:value="0.00166930933393601" calcext:value-type="float">
            <text:p>0.0017</text:p>
          </table:table-cell>
          <table:table-cell table:style-name="ce7" table:formula="of:=IF([$rezultati_analiticki.E8]=0;0;(ABS([$rezultati_analiticki.E8]-[$rezultati_simulacija.E8])/[$rezultati_analiticki.E8]))" office:value-type="float" office:value="0.00641000644710608" calcext:value-type="float">
            <text:p>0.0064</text:p>
          </table:table-cell>
          <table:table-cell table:style-name="ce7" table:formula="of:=IF([$rezultati_analiticki.F8]=0;0;(ABS([$rezultati_analiticki.F8]-[$rezultati_simulacija.F8])/[$rezultati_analiticki.F8]))" office:value-type="float" office:value="0.0067110133891313" calcext:value-type="float">
            <text:p>0.0067</text:p>
          </table:table-cell>
          <table:table-cell table:style-name="ce7" table:formula="of:=IF([$rezultati_analiticki.G8]=0;0;(ABS([$rezultati_analiticki.G8]-[$rezultati_simulacija.G8])/[$rezultati_analiticki.G8]))" office:value-type="float" office:value="0.00755546132422209" calcext:value-type="float">
            <text:p>0.0076</text:p>
          </table:table-cell>
          <table:table-cell table:style-name="ce7" table:formula="of:=IF([$rezultati_analiticki.H8]=0;0;(ABS([$rezultati_analiticki.H8]-[$rezultati_simulacija.H8])/[$rezultati_analiticki.H8]))" office:value-type="float" office:value="0.000726529247930549" calcext:value-type="float">
            <text:p>0.0007</text:p>
          </table:table-cell>
          <table:table-cell table:style-name="ce7" table:formula="of:=IF([$rezultati_analiticki.I8]=0;0;(ABS([$rezultati_analiticki.I8]-[$rezultati_simulacija.I8])/[$rezultati_analiticki.I8]))" office:value-type="float" office:value="0.0014976023126149" calcext:value-type="float">
            <text:p>0.0015</text:p>
          </table:table-cell>
          <table:table-cell table:style-name="ce7" table:formula="of:=IF([$rezultati_analiticki.J8]=0;0;(ABS([$rezultati_analiticki.J8]-[$rezultati_simulacija.J8])/[$rezultati_analiticki.J8]))" office:value-type="float" office:value="0.0101223670728283" calcext:value-type="float">
            <text:p>0.0101</text:p>
          </table:table-cell>
          <table:table-cell table:style-name="ce7" table:formula="of:=IF([$rezultati_analiticki.K8]=0;0;(ABS([$rezultati_analiticki.K8]-[$rezultati_simulacija.K8])/[$rezultati_analiticki.K8]))" office:value-type="float" office:value="0" calcext:value-type="float">
            <text:p>0.0000</text:p>
          </table:table-cell>
          <table:table-cell table:style-name="ce7" table:formula="of:=IF([$rezultati_analiticki.L8]=0;0;(ABS([$rezultati_analiticki.L8]-[$rezultati_simulacija.L8])/[$rezultati_analiticki.L8]))" office:value-type="float" office:value="0" calcext:value-type="float">
            <text:p>0.0000</text:p>
          </table:table-cell>
          <table:table-cell table:style-name="ce7" table:formula="of:=IF([$rezultati_analiticki.M8]=0;0;(ABS([$rezultati_analiticki.M8]-[$rezultati_simulacija.M8])/[$rezultati_analiticki.M8]))" office:value-type="float" office:value="0.000199904046323212" calcext:value-type="float">
            <text:p>0.0002</text:p>
          </table:table-cell>
          <table:table-cell table:style-name="ce7" table:formula="of:=IF([$rezultati_analiticki.N8]=0;0;(ABS([$rezultati_analiticki.N8]-[$rezultati_simulacija.N8])/[$rezultati_analiticki.N8]))" office:value-type="float" office:value="0.0000669867845201369" calcext:value-type="float">
            <text:p>0.0001</text:p>
          </table:table-cell>
          <table:table-cell table:style-name="ce7" table:formula="of:=IF([$rezultati_analiticki.O8]=0;0;(ABS([$rezultati_analiticki.O8]-[$rezultati_simulacija.O8])/[$rezultati_analiticki.O8]))" office:value-type="float" office:value="0.00265597170522556" calcext:value-type="float">
            <text:p>0.0027</text:p>
          </table:table-cell>
          <table:table-cell table:style-name="ce7" table:formula="of:=IF([$rezultati_analiticki.P8]=0;0;(ABS([$rezultati_analiticki.P8]-[$rezultati_simulacija.P8])/[$rezultati_analiticki.P8]))" office:value-type="float" office:value="0.0105105712408738" calcext:value-type="float">
            <text:p>0.0105</text:p>
          </table:table-cell>
          <table:table-cell table:style-name="ce7" table:formula="of:=IF([$rezultati_analiticki.Q8]=0;0;(ABS([$rezultati_analiticki.Q8]-[$rezultati_simulacija.Q8])/[$rezultati_analiticki.Q8]))" office:value-type="float" office:value="0.00325155361735159" calcext:value-type="float">
            <text:p>0.0033</text:p>
          </table:table-cell>
          <table:table-cell table:style-name="ce7" table:formula="of:=IF([$rezultati_analiticki.R8]=0;0;(ABS([$rezultati_analiticki.R8]-[$rezultati_simulacija.R8])/[$rezultati_analiticki.R8]))" office:value-type="float" office:value="0.00503938733012628" calcext:value-type="float">
            <text:p>0.0050</text:p>
          </table:table-cell>
          <table:table-cell table:style-name="ce7" table:formula="of:=IF([$rezultati_analiticki.S8]=0;0;(ABS([$rezultati_analiticki.S8]-[$rezultati_simulacija.S8])/[$rezultati_analiticki.S8]))" office:value-type="float" office:value="0.00473424421586802" calcext:value-type="float">
            <text:p>0.0047</text:p>
          </table:table-cell>
          <table:table-cell table:style-name="ce7" table:formula="of:=IF([$rezultati_analiticki.T8]=0;0;(ABS([$rezultati_analiticki.T8]-[$rezultati_simulacija.T8])/[$rezultati_analiticki.T8]))" office:value-type="float" office:value="0" calcext:value-type="float">
            <text:p>0.0000</text:p>
          </table:table-cell>
          <table:table-cell table:style-name="ce7" table:formula="of:=IF([$rezultati_analiticki.U8]=0;0;(ABS([$rezultati_analiticki.U8]-[$rezultati_simulacija.U8])/[$rezultati_analiticki.U8]))" office:value-type="float" office:value="0" calcext:value-type="float">
            <text:p>0.0000</text:p>
          </table:table-cell>
          <table:table-cell table:style-name="ce7" table:formula="of:=IF([$rezultati_analiticki.V8]=0;0;(ABS([$rezultati_analiticki.V8]-[$rezultati_simulacija.V8])/[$rezultati_analiticki.V8]))" office:value-type="float" office:value="0.00692127987267783" calcext:value-type="float">
            <text:p>0.0069</text:p>
          </table:table-cell>
          <table:table-cell table:style-name="ce7" table:formula="of:=IF([$rezultati_analiticki.W8]=0;0;(ABS([$rezultati_analiticki.W8]-[$rezultati_simulacija.W8])/[$rezultati_analiticki.W8]))" office:value-type="float" office:value="0.0157422953988875" calcext:value-type="float">
            <text:p>0.0157</text:p>
          </table:table-cell>
          <table:table-cell table:style-name="ce7" table:formula="of:=IF([$rezultati_analiticki.X8]=0;0;(ABS([$rezultati_analiticki.X8]-[$rezultati_simulacija.X8])/[$rezultati_analiticki.X8]))" office:value-type="float" office:value="0.0151118376543427" calcext:value-type="float">
            <text:p>0.0151</text:p>
          </table:table-cell>
          <table:table-cell table:style-name="ce7" table:formula="of:=IF([$rezultati_analiticki.Y8]=0;0;(ABS([$rezultati_analiticki.Y8]-[$rezultati_simulacija.Y8])/[$rezultati_analiticki.Y8]))" office:value-type="float" office:value="0.00727301638467514" calcext:value-type="float">
            <text:p>0.0073</text:p>
          </table:table-cell>
          <table:table-cell table:style-name="ce7" table:formula="of:=IF([$rezultati_analiticki.Z8]=0;0;(ABS([$rezultati_analiticki.Z8]-[$rezultati_simulacija.Z8])/[$rezultati_analiticki.Z8]))" office:value-type="float" office:value="0.0288149529978319" calcext:value-type="float">
            <text:p>0.0288</text:p>
          </table:table-cell>
          <table:table-cell table:style-name="ce7" table:formula="of:=IF([$rezultati_analiticki.AA8]=0;0;(ABS([$rezultati_analiticki.AA8]-[$rezultati_simulacija.AA8])/[$rezultati_analiticki.AA8]))" office:value-type="float" office:value="0.0459101464843771" calcext:value-type="float">
            <text:p>0.0459</text:p>
          </table:table-cell>
          <table:table-cell table:style-name="ce7" table:formula="of:=IF([$rezultati_analiticki.AB8]=0;0;(ABS([$rezultati_analiticki.AB8]-[$rezultati_simulacija.AB8])/[$rezultati_analiticki.AB8]))" office:value-type="float" office:value="0.0402993317825957" calcext:value-type="float">
            <text:p>0.0403</text:p>
          </table:table-cell>
          <table:table-cell table:style-name="ce7" table:formula="of:=IF([$rezultati_analiticki.AC8]=0;0;(ABS([$rezultati_analiticki.AC8]-[$rezultati_simulacija.AC8])/[$rezultati_analiticki.AC8]))" office:value-type="float" office:value="0" calcext:value-type="float">
            <text:p>0.0000</text:p>
          </table:table-cell>
          <table:table-cell table:style-name="ce7" table:formula="of:=IF([$rezultati_analiticki.AD8]=0;0;(ABS([$rezultati_analiticki.AD8]-[$rezultati_simulacija.AD8])/[$rezultati_analiticki.AD8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9]=0;0;(ABS([$rezultati_analiticki.C9]-[$rezultati_simulacija.C9])/[$rezultati_analiticki.C9]))" office:value-type="float" office:value="0.306910469910512" calcext:value-type="float">
            <text:p>0.3069</text:p>
          </table:table-cell>
          <table:table-cell table:style-name="ce7" table:formula="of:=IF([$rezultati_analiticki.D9]=0;0;(ABS([$rezultati_analiticki.D9]-[$rezultati_simulacija.D9])/[$rezultati_analiticki.D9]))" office:value-type="float" office:value="0.00142928997760273" calcext:value-type="float">
            <text:p>0.0014</text:p>
          </table:table-cell>
          <table:table-cell table:style-name="ce7" table:formula="of:=IF([$rezultati_analiticki.E9]=0;0;(ABS([$rezultati_analiticki.E9]-[$rezultati_simulacija.E9])/[$rezultati_analiticki.E9]))" office:value-type="float" office:value="0.00308961651951917" calcext:value-type="float">
            <text:p>0.0031</text:p>
          </table:table-cell>
          <table:table-cell table:style-name="ce7" table:formula="of:=IF([$rezultati_analiticki.F9]=0;0;(ABS([$rezultati_analiticki.F9]-[$rezultati_simulacija.F9])/[$rezultati_analiticki.F9]))" office:value-type="float" office:value="0.00444518277921441" calcext:value-type="float">
            <text:p>0.0044</text:p>
          </table:table-cell>
          <table:table-cell table:style-name="ce7" table:formula="of:=IF([$rezultati_analiticki.G9]=0;0;(ABS([$rezultati_analiticki.G9]-[$rezultati_simulacija.G9])/[$rezultati_analiticki.G9]))" office:value-type="float" office:value="0.0000197909894706665" calcext:value-type="float">
            <text:p>0.0000</text:p>
          </table:table-cell>
          <table:table-cell table:style-name="ce7" table:formula="of:=IF([$rezultati_analiticki.H9]=0;0;(ABS([$rezultati_analiticki.H9]-[$rezultati_simulacija.H9])/[$rezultati_analiticki.H9]))" office:value-type="float" office:value="0.00276711425162021" calcext:value-type="float">
            <text:p>0.0028</text:p>
          </table:table-cell>
          <table:table-cell table:style-name="ce7" table:formula="of:=IF([$rezultati_analiticki.I9]=0;0;(ABS([$rezultati_analiticki.I9]-[$rezultati_simulacija.I9])/[$rezultati_analiticki.I9]))" office:value-type="float" office:value="0.00232278514314752" calcext:value-type="float">
            <text:p>0.0023</text:p>
          </table:table-cell>
          <table:table-cell table:style-name="ce7" table:formula="of:=IF([$rezultati_analiticki.J9]=0;0;(ABS([$rezultati_analiticki.J9]-[$rezultati_simulacija.J9])/[$rezultati_analiticki.J9]))" office:value-type="float" office:value="0.00345655050904239" calcext:value-type="float">
            <text:p>0.0035</text:p>
          </table:table-cell>
          <table:table-cell table:style-name="ce7" table:formula="of:=IF([$rezultati_analiticki.K9]=0;0;(ABS([$rezultati_analiticki.K9]-[$rezultati_simulacija.K9])/[$rezultati_analiticki.K9]))" office:value-type="float" office:value="0" calcext:value-type="float">
            <text:p>0.0000</text:p>
          </table:table-cell>
          <table:table-cell table:style-name="ce7" table:formula="of:=IF([$rezultati_analiticki.L9]=0;0;(ABS([$rezultati_analiticki.L9]-[$rezultati_simulacija.L9])/[$rezultati_analiticki.L9]))" office:value-type="float" office:value="0" calcext:value-type="float">
            <text:p>0.0000</text:p>
          </table:table-cell>
          <table:table-cell table:style-name="ce7" table:formula="of:=IF([$rezultati_analiticki.M9]=0;0;(ABS([$rezultati_analiticki.M9]-[$rezultati_simulacija.M9])/[$rezultati_analiticki.M9]))" office:value-type="float" office:value="0.000628100071477515" calcext:value-type="float">
            <text:p>0.0006</text:p>
          </table:table-cell>
          <table:table-cell table:style-name="ce7" table:formula="of:=IF([$rezultati_analiticki.N9]=0;0;(ABS([$rezultati_analiticki.N9]-[$rezultati_simulacija.N9])/[$rezultati_analiticki.N9]))" office:value-type="float" office:value="0.000893832260816099" calcext:value-type="float">
            <text:p>0.0009</text:p>
          </table:table-cell>
          <table:table-cell table:style-name="ce7" table:formula="of:=IF([$rezultati_analiticki.O9]=0;0;(ABS([$rezultati_analiticki.O9]-[$rezultati_simulacija.O9])/[$rezultati_analiticki.O9]))" office:value-type="float" office:value="0.000611885306712373" calcext:value-type="float">
            <text:p>0.0006</text:p>
          </table:table-cell>
          <table:table-cell table:style-name="ce7" table:formula="of:=IF([$rezultati_analiticki.P9]=0;0;(ABS([$rezultati_analiticki.P9]-[$rezultati_simulacija.P9])/[$rezultati_analiticki.P9]))" office:value-type="float" office:value="0.00552684508059801" calcext:value-type="float">
            <text:p>0.0055</text:p>
          </table:table-cell>
          <table:table-cell table:style-name="ce7" table:formula="of:=IF([$rezultati_analiticki.Q9]=0;0;(ABS([$rezultati_analiticki.Q9]-[$rezultati_simulacija.Q9])/[$rezultati_analiticki.Q9]))" office:value-type="float" office:value="0.00313528620662373" calcext:value-type="float">
            <text:p>0.0031</text:p>
          </table:table-cell>
          <table:table-cell table:style-name="ce7" table:formula="of:=IF([$rezultati_analiticki.R9]=0;0;(ABS([$rezultati_analiticki.R9]-[$rezultati_simulacija.R9])/[$rezultati_analiticki.R9]))" office:value-type="float" office:value="0.00382423864303043" calcext:value-type="float">
            <text:p>0.0038</text:p>
          </table:table-cell>
          <table:table-cell table:style-name="ce7" table:formula="of:=IF([$rezultati_analiticki.S9]=0;0;(ABS([$rezultati_analiticki.S9]-[$rezultati_simulacija.S9])/[$rezultati_analiticki.S9]))" office:value-type="float" office:value="0.000591184694293035" calcext:value-type="float">
            <text:p>0.0006</text:p>
          </table:table-cell>
          <table:table-cell table:style-name="ce7" table:formula="of:=IF([$rezultati_analiticki.T9]=0;0;(ABS([$rezultati_analiticki.T9]-[$rezultati_simulacija.T9])/[$rezultati_analiticki.T9]))" office:value-type="float" office:value="0" calcext:value-type="float">
            <text:p>0.0000</text:p>
          </table:table-cell>
          <table:table-cell table:style-name="ce7" table:formula="of:=IF([$rezultati_analiticki.U9]=0;0;(ABS([$rezultati_analiticki.U9]-[$rezultati_simulacija.U9])/[$rezultati_analiticki.U9]))" office:value-type="float" office:value="0" calcext:value-type="float">
            <text:p>0.0000</text:p>
          </table:table-cell>
          <table:table-cell table:style-name="ce7" table:formula="of:=IF([$rezultati_analiticki.V9]=0;0;(ABS([$rezultati_analiticki.V9]-[$rezultati_simulacija.V9])/[$rezultati_analiticki.V9]))" office:value-type="float" office:value="0.0206612292793375" calcext:value-type="float">
            <text:p>0.0207</text:p>
          </table:table-cell>
          <table:table-cell table:style-name="ce7" table:formula="of:=IF([$rezultati_analiticki.W9]=0;0;(ABS([$rezultati_analiticki.W9]-[$rezultati_simulacija.W9])/[$rezultati_analiticki.W9]))" office:value-type="float" office:value="0.00886051209182046" calcext:value-type="float">
            <text:p>0.0089</text:p>
          </table:table-cell>
          <table:table-cell table:style-name="ce7" table:formula="of:=IF([$rezultati_analiticki.X9]=0;0;(ABS([$rezultati_analiticki.X9]-[$rezultati_simulacija.X9])/[$rezultati_analiticki.X9]))" office:value-type="float" office:value="0.0126153797796296" calcext:value-type="float">
            <text:p>0.0126</text:p>
          </table:table-cell>
          <table:table-cell table:style-name="ce7" table:formula="of:=IF([$rezultati_analiticki.Y9]=0;0;(ABS([$rezultati_analiticki.Y9]-[$rezultati_simulacija.Y9])/[$rezultati_analiticki.Y9]))" office:value-type="float" office:value="0.00265611870650773" calcext:value-type="float">
            <text:p>0.0027</text:p>
          </table:table-cell>
          <table:table-cell table:style-name="ce7" table:formula="of:=IF([$rezultati_analiticki.Z9]=0;0;(ABS([$rezultati_analiticki.Z9]-[$rezultati_simulacija.Z9])/[$rezultati_analiticki.Z9]))" office:value-type="float" office:value="0.374431297765526" calcext:value-type="float">
            <text:p>0.3744</text:p>
          </table:table-cell>
          <table:table-cell table:style-name="ce7" table:formula="of:=IF([$rezultati_analiticki.AA9]=0;0;(ABS([$rezultati_analiticki.AA9]-[$rezultati_simulacija.AA9])/[$rezultati_analiticki.AA9]))" office:value-type="float" office:value="0.183971326883286" calcext:value-type="float">
            <text:p>0.1840</text:p>
          </table:table-cell>
          <table:table-cell table:style-name="ce7" table:formula="of:=IF([$rezultati_analiticki.AB9]=0;0;(ABS([$rezultati_analiticki.AB9]-[$rezultati_simulacija.AB9])/[$rezultati_analiticki.AB9]))" office:value-type="float" office:value="1.11603509056662" calcext:value-type="float">
            <text:p>1.1160</text:p>
          </table:table-cell>
          <table:table-cell table:style-name="ce7" table:formula="of:=IF([$rezultati_analiticki.AC9]=0;0;(ABS([$rezultati_analiticki.AC9]-[$rezultati_simulacija.AC9])/[$rezultati_analiticki.AC9]))" office:value-type="float" office:value="0" calcext:value-type="float">
            <text:p>0.0000</text:p>
          </table:table-cell>
          <table:table-cell table:style-name="ce7" table:formula="of:=IF([$rezultati_analiticki.AD9]=0;0;(ABS([$rezultati_analiticki.AD9]-[$rezultati_simulacija.AD9])/[$rezultati_analiticki.AD9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10]=0;0;(ABS([$rezultati_analiticki.C10]-[$rezultati_simulacija.C10])/[$rezultati_analiticki.C10]))" office:value-type="float" office:value="0.000280725214302859" calcext:value-type="float">
            <text:p>0.0003</text:p>
          </table:table-cell>
          <table:table-cell table:style-name="ce7" table:formula="of:=IF([$rezultati_analiticki.D10]=0;0;(ABS([$rezultati_analiticki.D10]-[$rezultati_simulacija.D10])/[$rezultati_analiticki.D10]))" office:value-type="float" office:value="0.0017164864259361" calcext:value-type="float">
            <text:p>0.0017</text:p>
          </table:table-cell>
          <table:table-cell table:style-name="ce7" table:formula="of:=IF([$rezultati_analiticki.E10]=0;0;(ABS([$rezultati_analiticki.E10]-[$rezultati_simulacija.E10])/[$rezultati_analiticki.E10]))" office:value-type="float" office:value="0.0061265523263081" calcext:value-type="float">
            <text:p>0.0061</text:p>
          </table:table-cell>
          <table:table-cell table:style-name="ce7" table:formula="of:=IF([$rezultati_analiticki.F10]=0;0;(ABS([$rezultati_analiticki.F10]-[$rezultati_simulacija.F10])/[$rezultati_analiticki.F10]))" office:value-type="float" office:value="0.00720131896412119" calcext:value-type="float">
            <text:p>0.0072</text:p>
          </table:table-cell>
          <table:table-cell table:style-name="ce7" table:formula="of:=IF([$rezultati_analiticki.G10]=0;0;(ABS([$rezultati_analiticki.G10]-[$rezultati_simulacija.G10])/[$rezultati_analiticki.G10]))" office:value-type="float" office:value="0.00175547865610786" calcext:value-type="float">
            <text:p>0.0018</text:p>
          </table:table-cell>
          <table:table-cell table:style-name="ce7" table:formula="of:=IF([$rezultati_analiticki.H10]=0;0;(ABS([$rezultati_analiticki.H10]-[$rezultati_simulacija.H10])/[$rezultati_analiticki.H10]))" office:value-type="float" office:value="0.00421345858117847" calcext:value-type="float">
            <text:p>0.0042</text:p>
          </table:table-cell>
          <table:table-cell table:style-name="ce7" table:formula="of:=IF([$rezultati_analiticki.I10]=0;0;(ABS([$rezultati_analiticki.I10]-[$rezultati_simulacija.I10])/[$rezultati_analiticki.I10]))" office:value-type="float" office:value="0.00968794290404374" calcext:value-type="float">
            <text:p>0.0097</text:p>
          </table:table-cell>
          <table:table-cell table:style-name="ce7" table:formula="of:=IF([$rezultati_analiticki.J10]=0;0;(ABS([$rezultati_analiticki.J10]-[$rezultati_simulacija.J10])/[$rezultati_analiticki.J10]))" office:value-type="float" office:value="0.0129846950126195" calcext:value-type="float">
            <text:p>0.0130</text:p>
          </table:table-cell>
          <table:table-cell table:style-name="ce7" table:formula="of:=IF([$rezultati_analiticki.K10]=0;0;(ABS([$rezultati_analiticki.K10]-[$rezultati_simulacija.K10])/[$rezultati_analiticki.K10]))" office:value-type="float" office:value="0.00537696072843104" calcext:value-type="float">
            <text:p>0.0054</text:p>
          </table:table-cell>
          <table:table-cell table:style-name="ce7" table:formula="of:=IF([$rezultati_analiticki.L10]=0;0;(ABS([$rezultati_analiticki.L10]-[$rezultati_simulacija.L10])/[$rezultati_analiticki.L10]))" office:value-type="float" office:value="0" calcext:value-type="float">
            <text:p>0.0000</text:p>
          </table:table-cell>
          <table:table-cell table:style-name="ce7" table:formula="of:=IF([$rezultati_analiticki.M10]=0;0;(ABS([$rezultati_analiticki.M10]-[$rezultati_simulacija.M10])/[$rezultati_analiticki.M10]))" office:value-type="float" office:value="0.00058119043136293" calcext:value-type="float">
            <text:p>0.0006</text:p>
          </table:table-cell>
          <table:table-cell table:style-name="ce7" table:formula="of:=IF([$rezultati_analiticki.N10]=0;0;(ABS([$rezultati_analiticki.N10]-[$rezultati_simulacija.N10])/[$rezultati_analiticki.N10]))" office:value-type="float" office:value="0.0033658453746817" calcext:value-type="float">
            <text:p>0.0034</text:p>
          </table:table-cell>
          <table:table-cell table:style-name="ce7" table:formula="of:=IF([$rezultati_analiticki.O10]=0;0;(ABS([$rezultati_analiticki.O10]-[$rezultati_simulacija.O10])/[$rezultati_analiticki.O10]))" office:value-type="float" office:value="0.00685486813983167" calcext:value-type="float">
            <text:p>0.0069</text:p>
          </table:table-cell>
          <table:table-cell table:style-name="ce7" table:formula="of:=IF([$rezultati_analiticki.P10]=0;0;(ABS([$rezultati_analiticki.P10]-[$rezultati_simulacija.P10])/[$rezultati_analiticki.P10]))" office:value-type="float" office:value="0.0114313623487243" calcext:value-type="float">
            <text:p>0.0114</text:p>
          </table:table-cell>
          <table:table-cell table:style-name="ce7" table:formula="of:=IF([$rezultati_analiticki.Q10]=0;0;(ABS([$rezultati_analiticki.Q10]-[$rezultati_simulacija.Q10])/[$rezultati_analiticki.Q10]))" office:value-type="float" office:value="0.00440173624434339" calcext:value-type="float">
            <text:p>0.0044</text:p>
          </table:table-cell>
          <table:table-cell table:style-name="ce7" table:formula="of:=IF([$rezultati_analiticki.R10]=0;0;(ABS([$rezultati_analiticki.R10]-[$rezultati_simulacija.R10])/[$rezultati_analiticki.R10]))" office:value-type="float" office:value="0.0003838368999494" calcext:value-type="float">
            <text:p>0.0004</text:p>
          </table:table-cell>
          <table:table-cell table:style-name="ce7" table:formula="of:=IF([$rezultati_analiticki.S10]=0;0;(ABS([$rezultati_analiticki.S10]-[$rezultati_simulacija.S10])/[$rezultati_analiticki.S10]))" office:value-type="float" office:value="0.0139863511943939" calcext:value-type="float">
            <text:p>0.0140</text:p>
          </table:table-cell>
          <table:table-cell table:style-name="ce7" table:formula="of:=IF([$rezultati_analiticki.T10]=0;0;(ABS([$rezultati_analiticki.T10]-[$rezultati_simulacija.T10])/[$rezultati_analiticki.T10]))" office:value-type="float" office:value="0.00424437874456221" calcext:value-type="float">
            <text:p>0.0042</text:p>
          </table:table-cell>
          <table:table-cell table:style-name="ce7" table:formula="of:=IF([$rezultati_analiticki.U10]=0;0;(ABS([$rezultati_analiticki.U10]-[$rezultati_simulacija.U10])/[$rezultati_analiticki.U10]))" office:value-type="float" office:value="0" calcext:value-type="float">
            <text:p>0.0000</text:p>
          </table:table-cell>
          <table:table-cell table:style-name="ce7" table:formula="of:=IF([$rezultati_analiticki.V10]=0;0;(ABS([$rezultati_analiticki.V10]-[$rezultati_simulacija.V10])/[$rezultati_analiticki.V10]))" office:value-type="float" office:value="0.0224446420539562" calcext:value-type="float">
            <text:p>0.0224</text:p>
          </table:table-cell>
          <table:table-cell table:style-name="ce7" table:formula="of:=IF([$rezultati_analiticki.W10]=0;0;(ABS([$rezultati_analiticki.W10]-[$rezultati_simulacija.W10])/[$rezultati_analiticki.W10]))" office:value-type="float" office:value="0.00417837580702952" calcext:value-type="float">
            <text:p>0.0042</text:p>
          </table:table-cell>
          <table:table-cell table:style-name="ce7" table:formula="of:=IF([$rezultati_analiticki.X10]=0;0;(ABS([$rezultati_analiticki.X10]-[$rezultati_simulacija.X10])/[$rezultati_analiticki.X10]))" office:value-type="float" office:value="0.0119882157069402" calcext:value-type="float">
            <text:p>0.0120</text:p>
          </table:table-cell>
          <table:table-cell table:style-name="ce7" table:formula="of:=IF([$rezultati_analiticki.Y10]=0;0;(ABS([$rezultati_analiticki.Y10]-[$rezultati_simulacija.Y10])/[$rezultati_analiticki.Y10]))" office:value-type="float" office:value="0.00577879243385756" calcext:value-type="float">
            <text:p>0.0058</text:p>
          </table:table-cell>
          <table:table-cell table:style-name="ce7" table:formula="of:=IF([$rezultati_analiticki.Z10]=0;0;(ABS([$rezultati_analiticki.Z10]-[$rezultati_simulacija.Z10])/[$rezultati_analiticki.Z10]))" office:value-type="float" office:value="0.0151033566487103" calcext:value-type="float">
            <text:p>0.0151</text:p>
          </table:table-cell>
          <table:table-cell table:style-name="ce7" table:formula="of:=IF([$rezultati_analiticki.AA10]=0;0;(ABS([$rezultati_analiticki.AA10]-[$rezultati_simulacija.AA10])/[$rezultati_analiticki.AA10]))" office:value-type="float" office:value="0.00551392660457368" calcext:value-type="float">
            <text:p>0.0055</text:p>
          </table:table-cell>
          <table:table-cell table:style-name="ce7" table:formula="of:=IF([$rezultati_analiticki.AB10]=0;0;(ABS([$rezultati_analiticki.AB10]-[$rezultati_simulacija.AB10])/[$rezultati_analiticki.AB10]))" office:value-type="float" office:value="0.0214148795080585" calcext:value-type="float">
            <text:p>0.0214</text:p>
          </table:table-cell>
          <table:table-cell table:style-name="ce7" table:formula="of:=IF([$rezultati_analiticki.AC10]=0;0;(ABS([$rezultati_analiticki.AC10]-[$rezultati_simulacija.AC10])/[$rezultati_analiticki.AC10]))" office:value-type="float" office:value="0.0249468180342362" calcext:value-type="float">
            <text:p>0.0249</text:p>
          </table:table-cell>
          <table:table-cell table:style-name="ce7" table:formula="of:=IF([$rezultati_analiticki.AD10]=0;0;(ABS([$rezultati_analiticki.AD10]-[$rezultati_simulacija.AD10])/[$rezultati_analiticki.AD10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11]=0;0;(ABS([$rezultati_analiticki.C11]-[$rezultati_simulacija.C11])/[$rezultati_analiticki.C11]))" office:value-type="float" office:value="0.00331913496358917" calcext:value-type="float">
            <text:p>0.0033</text:p>
          </table:table-cell>
          <table:table-cell table:style-name="ce7" table:formula="of:=IF([$rezultati_analiticki.D11]=0;0;(ABS([$rezultati_analiticki.D11]-[$rezultati_simulacija.D11])/[$rezultati_analiticki.D11]))" office:value-type="float" office:value="0.00764503364128189" calcext:value-type="float">
            <text:p>0.0076</text:p>
          </table:table-cell>
          <table:table-cell table:style-name="ce7" table:formula="of:=IF([$rezultati_analiticki.E11]=0;0;(ABS([$rezultati_analiticki.E11]-[$rezultati_simulacija.E11])/[$rezultati_analiticki.E11]))" office:value-type="float" office:value="0.00566691453389258" calcext:value-type="float">
            <text:p>0.0057</text:p>
          </table:table-cell>
          <table:table-cell table:style-name="ce7" table:formula="of:=IF([$rezultati_analiticki.F11]=0;0;(ABS([$rezultati_analiticki.F11]-[$rezultati_simulacija.F11])/[$rezultati_analiticki.F11]))" office:value-type="float" office:value="0.0103114420751857" calcext:value-type="float">
            <text:p>0.0103</text:p>
          </table:table-cell>
          <table:table-cell table:style-name="ce7" table:formula="of:=IF([$rezultati_analiticki.G11]=0;0;(ABS([$rezultati_analiticki.G11]-[$rezultati_simulacija.G11])/[$rezultati_analiticki.G11]))" office:value-type="float" office:value="0.0169938739274564" calcext:value-type="float">
            <text:p>0.0170</text:p>
          </table:table-cell>
          <table:table-cell table:style-name="ce7" table:formula="of:=IF([$rezultati_analiticki.H11]=0;0;(ABS([$rezultati_analiticki.H11]-[$rezultati_simulacija.H11])/[$rezultati_analiticki.H11]))" office:value-type="float" office:value="0.0111902659668375" calcext:value-type="float">
            <text:p>0.0112</text:p>
          </table:table-cell>
          <table:table-cell table:style-name="ce7" table:formula="of:=IF([$rezultati_analiticki.I11]=0;0;(ABS([$rezultati_analiticki.I11]-[$rezultati_simulacija.I11])/[$rezultati_analiticki.I11]))" office:value-type="float" office:value="0.00823848091612666" calcext:value-type="float">
            <text:p>0.0082</text:p>
          </table:table-cell>
          <table:table-cell table:style-name="ce7" table:formula="of:=IF([$rezultati_analiticki.J11]=0;0;(ABS([$rezultati_analiticki.J11]-[$rezultati_simulacija.J11])/[$rezultati_analiticki.J11]))" office:value-type="float" office:value="0.00728578164637478" calcext:value-type="float">
            <text:p>0.0073</text:p>
          </table:table-cell>
          <table:table-cell table:style-name="ce7" table:formula="of:=IF([$rezultati_analiticki.K11]=0;0;(ABS([$rezultati_analiticki.K11]-[$rezultati_simulacija.K11])/[$rezultati_analiticki.K11]))" office:value-type="float" office:value="0.00648811043764381" calcext:value-type="float">
            <text:p>0.0065</text:p>
          </table:table-cell>
          <table:table-cell table:style-name="ce7" table:formula="of:=IF([$rezultati_analiticki.L11]=0;0;(ABS([$rezultati_analiticki.L11]-[$rezultati_simulacija.L11])/[$rezultati_analiticki.L11]))" office:value-type="float" office:value="0" calcext:value-type="float">
            <text:p>0.0000</text:p>
          </table:table-cell>
          <table:table-cell table:style-name="ce7" table:formula="of:=IF([$rezultati_analiticki.M11]=0;0;(ABS([$rezultati_analiticki.M11]-[$rezultati_simulacija.M11])/[$rezultati_analiticki.M11]))" office:value-type="float" office:value="0.0061390597871221" calcext:value-type="float">
            <text:p>0.0061</text:p>
          </table:table-cell>
          <table:table-cell table:style-name="ce7" table:formula="of:=IF([$rezultati_analiticki.N11]=0;0;(ABS([$rezultati_analiticki.N11]-[$rezultati_simulacija.N11])/[$rezultati_analiticki.N11]))" office:value-type="float" office:value="0.00509312754177399" calcext:value-type="float">
            <text:p>0.0051</text:p>
          </table:table-cell>
          <table:table-cell table:style-name="ce7" table:formula="of:=IF([$rezultati_analiticki.O11]=0;0;(ABS([$rezultati_analiticki.O11]-[$rezultati_simulacija.O11])/[$rezultati_analiticki.O11]))" office:value-type="float" office:value="0.00900829261359412" calcext:value-type="float">
            <text:p>0.0090</text:p>
          </table:table-cell>
          <table:table-cell table:style-name="ce7" table:formula="of:=IF([$rezultati_analiticki.P11]=0;0;(ABS([$rezultati_analiticki.P11]-[$rezultati_simulacija.P11])/[$rezultati_analiticki.P11]))" office:value-type="float" office:value="0.0188508651173718" calcext:value-type="float">
            <text:p>0.0189</text:p>
          </table:table-cell>
          <table:table-cell table:style-name="ce7" table:formula="of:=IF([$rezultati_analiticki.Q11]=0;0;(ABS([$rezultati_analiticki.Q11]-[$rezultati_simulacija.Q11])/[$rezultati_analiticki.Q11]))" office:value-type="float" office:value="0.0104416817025344" calcext:value-type="float">
            <text:p>0.0104</text:p>
          </table:table-cell>
          <table:table-cell table:style-name="ce7" table:formula="of:=IF([$rezultati_analiticki.R11]=0;0;(ABS([$rezultati_analiticki.R11]-[$rezultati_simulacija.R11])/[$rezultati_analiticki.R11]))" office:value-type="float" office:value="0.00659979939960055" calcext:value-type="float">
            <text:p>0.0066</text:p>
          </table:table-cell>
          <table:table-cell table:style-name="ce7" table:formula="of:=IF([$rezultati_analiticki.S11]=0;0;(ABS([$rezultati_analiticki.S11]-[$rezultati_simulacija.S11])/[$rezultati_analiticki.S11]))" office:value-type="float" office:value="0.000226724586653006" calcext:value-type="float">
            <text:p>0.0002</text:p>
          </table:table-cell>
          <table:table-cell table:style-name="ce7" table:formula="of:=IF([$rezultati_analiticki.T11]=0;0;(ABS([$rezultati_analiticki.T11]-[$rezultati_simulacija.T11])/[$rezultati_analiticki.T11]))" office:value-type="float" office:value="0.000142182197410445" calcext:value-type="float">
            <text:p>0.0001</text:p>
          </table:table-cell>
          <table:table-cell table:style-name="ce7" table:formula="of:=IF([$rezultati_analiticki.U11]=0;0;(ABS([$rezultati_analiticki.U11]-[$rezultati_simulacija.U11])/[$rezultati_analiticki.U11]))" office:value-type="float" office:value="0" calcext:value-type="float">
            <text:p>0.0000</text:p>
          </table:table-cell>
          <table:table-cell table:style-name="ce7" table:formula="of:=IF([$rezultati_analiticki.V11]=0;0;(ABS([$rezultati_analiticki.V11]-[$rezultati_simulacija.V11])/[$rezultati_analiticki.V11]))" office:value-type="float" office:value="0.00825376559118245" calcext:value-type="float">
            <text:p>0.0083</text:p>
          </table:table-cell>
          <table:table-cell table:style-name="ce7" table:formula="of:=IF([$rezultati_analiticki.W11]=0;0;(ABS([$rezultati_analiticki.W11]-[$rezultati_simulacija.W11])/[$rezultati_analiticki.W11]))" office:value-type="float" office:value="0.00402254030775679" calcext:value-type="float">
            <text:p>0.0040</text:p>
          </table:table-cell>
          <table:table-cell table:style-name="ce7" table:formula="of:=IF([$rezultati_analiticki.X11]=0;0;(ABS([$rezultati_analiticki.X11]-[$rezultati_simulacija.X11])/[$rezultati_analiticki.X11]))" office:value-type="float" office:value="0.0302604301631955" calcext:value-type="float">
            <text:p>0.0303</text:p>
          </table:table-cell>
          <table:table-cell table:style-name="ce7" table:formula="of:=IF([$rezultati_analiticki.Y11]=0;0;(ABS([$rezultati_analiticki.Y11]-[$rezultati_simulacija.Y11])/[$rezultati_analiticki.Y11]))" office:value-type="float" office:value="0.0288240955879378" calcext:value-type="float">
            <text:p>0.0288</text:p>
          </table:table-cell>
          <table:table-cell table:style-name="ce7" table:formula="of:=IF([$rezultati_analiticki.Z11]=0;0;(ABS([$rezultati_analiticki.Z11]-[$rezultati_simulacija.Z11])/[$rezultati_analiticki.Z11]))" office:value-type="float" office:value="0.0107615471984452" calcext:value-type="float">
            <text:p>0.0108</text:p>
          </table:table-cell>
          <table:table-cell table:style-name="ce7" table:formula="of:=IF([$rezultati_analiticki.AA11]=0;0;(ABS([$rezultati_analiticki.AA11]-[$rezultati_simulacija.AA11])/[$rezultati_analiticki.AA11]))" office:value-type="float" office:value="0.0136024303434043" calcext:value-type="float">
            <text:p>0.0136</text:p>
          </table:table-cell>
          <table:table-cell table:style-name="ce7" table:formula="of:=IF([$rezultati_analiticki.AB11]=0;0;(ABS([$rezultati_analiticki.AB11]-[$rezultati_simulacija.AB11])/[$rezultati_analiticki.AB11]))" office:value-type="float" office:value="0.0116966645225967" calcext:value-type="float">
            <text:p>0.0117</text:p>
          </table:table-cell>
          <table:table-cell table:style-name="ce7" table:formula="of:=IF([$rezultati_analiticki.AC11]=0;0;(ABS([$rezultati_analiticki.AC11]-[$rezultati_simulacija.AC11])/[$rezultati_analiticki.AC11]))" office:value-type="float" office:value="0.0427375439188855" calcext:value-type="float">
            <text:p>0.0427</text:p>
          </table:table-cell>
          <table:table-cell table:style-name="ce7" table:formula="of:=IF([$rezultati_analiticki.AD11]=0;0;(ABS([$rezultati_analiticki.AD11]-[$rezultati_simulacija.AD11])/[$rezultati_analiticki.AD11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12]=0;0;(ABS([$rezultati_analiticki.C12]-[$rezultati_simulacija.C12])/[$rezultati_analiticki.C12]))" office:value-type="float" office:value="0.00111759278170099" calcext:value-type="float">
            <text:p>0.0011</text:p>
          </table:table-cell>
          <table:table-cell table:style-name="ce7" table:formula="of:=IF([$rezultati_analiticki.D12]=0;0;(ABS([$rezultati_analiticki.D12]-[$rezultati_simulacija.D12])/[$rezultati_analiticki.D12]))" office:value-type="float" office:value="0.00263603075997484" calcext:value-type="float">
            <text:p>0.0026</text:p>
          </table:table-cell>
          <table:table-cell table:style-name="ce7" table:formula="of:=IF([$rezultati_analiticki.E12]=0;0;(ABS([$rezultati_analiticki.E12]-[$rezultati_simulacija.E12])/[$rezultati_analiticki.E12]))" office:value-type="float" office:value="0.00681250657736947" calcext:value-type="float">
            <text:p>0.0068</text:p>
          </table:table-cell>
          <table:table-cell table:style-name="ce7" table:formula="of:=IF([$rezultati_analiticki.F12]=0;0;(ABS([$rezultati_analiticki.F12]-[$rezultati_simulacija.F12])/[$rezultati_analiticki.F12]))" office:value-type="float" office:value="0.00794405743771555" calcext:value-type="float">
            <text:p>0.0079</text:p>
          </table:table-cell>
          <table:table-cell table:style-name="ce7" table:formula="of:=IF([$rezultati_analiticki.G12]=0;0;(ABS([$rezultati_analiticki.G12]-[$rezultati_simulacija.G12])/[$rezultati_analiticki.G12]))" office:value-type="float" office:value="0.00239172047092424" calcext:value-type="float">
            <text:p>0.0024</text:p>
          </table:table-cell>
          <table:table-cell table:style-name="ce7" table:formula="of:=IF([$rezultati_analiticki.H12]=0;0;(ABS([$rezultati_analiticki.H12]-[$rezultati_simulacija.H12])/[$rezultati_analiticki.H12]))" office:value-type="float" office:value="0.00378314315362368" calcext:value-type="float">
            <text:p>0.0038</text:p>
          </table:table-cell>
          <table:table-cell table:style-name="ce7" table:formula="of:=IF([$rezultati_analiticki.I12]=0;0;(ABS([$rezultati_analiticki.I12]-[$rezultati_simulacija.I12])/[$rezultati_analiticki.I12]))" office:value-type="float" office:value="0.00702797391808459" calcext:value-type="float">
            <text:p>0.0070</text:p>
          </table:table-cell>
          <table:table-cell table:style-name="ce7" table:formula="of:=IF([$rezultati_analiticki.J12]=0;0;(ABS([$rezultati_analiticki.J12]-[$rezultati_simulacija.J12])/[$rezultati_analiticki.J12]))" office:value-type="float" office:value="0.00788015470009093" calcext:value-type="float">
            <text:p>0.0079</text:p>
          </table:table-cell>
          <table:table-cell table:style-name="ce7" table:formula="of:=IF([$rezultati_analiticki.K12]=0;0;(ABS([$rezultati_analiticki.K12]-[$rezultati_simulacija.K12])/[$rezultati_analiticki.K12]))" office:value-type="float" office:value="0.00722422116261864" calcext:value-type="float">
            <text:p>0.0072</text:p>
          </table:table-cell>
          <table:table-cell table:style-name="ce7" table:formula="of:=IF([$rezultati_analiticki.L12]=0;0;(ABS([$rezultati_analiticki.L12]-[$rezultati_simulacija.L12])/[$rezultati_analiticki.L12]))" office:value-type="float" office:value="0" calcext:value-type="float">
            <text:p>0.0000</text:p>
          </table:table-cell>
          <table:table-cell table:style-name="ce7" table:formula="of:=IF([$rezultati_analiticki.M12]=0;0;(ABS([$rezultati_analiticki.M12]-[$rezultati_simulacija.M12])/[$rezultati_analiticki.M12]))" office:value-type="float" office:value="0.00374153423335355" calcext:value-type="float">
            <text:p>0.0037</text:p>
          </table:table-cell>
          <table:table-cell table:style-name="ce7" table:formula="of:=IF([$rezultati_analiticki.N12]=0;0;(ABS([$rezultati_analiticki.N12]-[$rezultati_simulacija.N12])/[$rezultati_analiticki.N12]))" office:value-type="float" office:value="0.00722457108573865" calcext:value-type="float">
            <text:p>0.0072</text:p>
          </table:table-cell>
          <table:table-cell table:style-name="ce7" table:formula="of:=IF([$rezultati_analiticki.O12]=0;0;(ABS([$rezultati_analiticki.O12]-[$rezultati_simulacija.O12])/[$rezultati_analiticki.O12]))" office:value-type="float" office:value="0.00352166917283337" calcext:value-type="float">
            <text:p>0.0035</text:p>
          </table:table-cell>
          <table:table-cell table:style-name="ce7" table:formula="of:=IF([$rezultati_analiticki.P12]=0;0;(ABS([$rezultati_analiticki.P12]-[$rezultati_simulacija.P12])/[$rezultati_analiticki.P12]))" office:value-type="float" office:value="0.00681376166197348" calcext:value-type="float">
            <text:p>0.0068</text:p>
          </table:table-cell>
          <table:table-cell table:style-name="ce7" table:formula="of:=IF([$rezultati_analiticki.Q12]=0;0;(ABS([$rezultati_analiticki.Q12]-[$rezultati_simulacija.Q12])/[$rezultati_analiticki.Q12]))" office:value-type="float" office:value="0.000558095841783441" calcext:value-type="float">
            <text:p>0.0006</text:p>
          </table:table-cell>
          <table:table-cell table:style-name="ce7" table:formula="of:=IF([$rezultati_analiticki.R12]=0;0;(ABS([$rezultati_analiticki.R12]-[$rezultati_simulacija.R12])/[$rezultati_analiticki.R12]))" office:value-type="float" office:value="0.0064328552731755" calcext:value-type="float">
            <text:p>0.0064</text:p>
          </table:table-cell>
          <table:table-cell table:style-name="ce7" table:formula="of:=IF([$rezultati_analiticki.S12]=0;0;(ABS([$rezultati_analiticki.S12]-[$rezultati_simulacija.S12])/[$rezultati_analiticki.S12]))" office:value-type="float" office:value="0.00635000572892673" calcext:value-type="float">
            <text:p>0.0064</text:p>
          </table:table-cell>
          <table:table-cell table:style-name="ce7" table:formula="of:=IF([$rezultati_analiticki.T12]=0;0;(ABS([$rezultati_analiticki.T12]-[$rezultati_simulacija.T12])/[$rezultati_analiticki.T12]))" office:value-type="float" office:value="0.00187114409149304" calcext:value-type="float">
            <text:p>0.0019</text:p>
          </table:table-cell>
          <table:table-cell table:style-name="ce7" table:formula="of:=IF([$rezultati_analiticki.U12]=0;0;(ABS([$rezultati_analiticki.U12]-[$rezultati_simulacija.U12])/[$rezultati_analiticki.U12]))" office:value-type="float" office:value="0" calcext:value-type="float">
            <text:p>0.0000</text:p>
          </table:table-cell>
          <table:table-cell table:style-name="ce7" table:formula="of:=IF([$rezultati_analiticki.V12]=0;0;(ABS([$rezultati_analiticki.V12]-[$rezultati_simulacija.V12])/[$rezultati_analiticki.V12]))" office:value-type="float" office:value="0.00725693537322516" calcext:value-type="float">
            <text:p>0.0073</text:p>
          </table:table-cell>
          <table:table-cell table:style-name="ce7" table:formula="of:=IF([$rezultati_analiticki.W12]=0;0;(ABS([$rezultati_analiticki.W12]-[$rezultati_simulacija.W12])/[$rezultati_analiticki.W12]))" office:value-type="float" office:value="0.00565485110507036" calcext:value-type="float">
            <text:p>0.0057</text:p>
          </table:table-cell>
          <table:table-cell table:style-name="ce7" table:formula="of:=IF([$rezultati_analiticki.X12]=0;0;(ABS([$rezultati_analiticki.X12]-[$rezultati_simulacija.X12])/[$rezultati_analiticki.X12]))" office:value-type="float" office:value="0.0107582068868192" calcext:value-type="float">
            <text:p>0.0108</text:p>
          </table:table-cell>
          <table:table-cell table:style-name="ce7" table:formula="of:=IF([$rezultati_analiticki.Y12]=0;0;(ABS([$rezultati_analiticki.Y12]-[$rezultati_simulacija.Y12])/[$rezultati_analiticki.Y12]))" office:value-type="float" office:value="0.00266982537788566" calcext:value-type="float">
            <text:p>0.0027</text:p>
          </table:table-cell>
          <table:table-cell table:style-name="ce7" table:formula="of:=IF([$rezultati_analiticki.Z12]=0;0;(ABS([$rezultati_analiticki.Z12]-[$rezultati_simulacija.Z12])/[$rezultati_analiticki.Z12]))" office:value-type="float" office:value="0.0187731368164625" calcext:value-type="float">
            <text:p>0.0188</text:p>
          </table:table-cell>
          <table:table-cell table:style-name="ce7" table:formula="of:=IF([$rezultati_analiticki.AA12]=0;0;(ABS([$rezultati_analiticki.AA12]-[$rezultati_simulacija.AA12])/[$rezultati_analiticki.AA12]))" office:value-type="float" office:value="0.0371693522195483" calcext:value-type="float">
            <text:p>0.0372</text:p>
          </table:table-cell>
          <table:table-cell table:style-name="ce7" table:formula="of:=IF([$rezultati_analiticki.AB12]=0;0;(ABS([$rezultati_analiticki.AB12]-[$rezultati_simulacija.AB12])/[$rezultati_analiticki.AB12]))" office:value-type="float" office:value="0.0553090175331016" calcext:value-type="float">
            <text:p>0.0553</text:p>
          </table:table-cell>
          <table:table-cell table:style-name="ce7" table:formula="of:=IF([$rezultati_analiticki.AC12]=0;0;(ABS([$rezultati_analiticki.AC12]-[$rezultati_simulacija.AC12])/[$rezultati_analiticki.AC12]))" office:value-type="float" office:value="0.0487912137630876" calcext:value-type="float">
            <text:p>0.0488</text:p>
          </table:table-cell>
          <table:table-cell table:style-name="ce7" table:formula="of:=IF([$rezultati_analiticki.AD12]=0;0;(ABS([$rezultati_analiticki.AD12]-[$rezultati_simulacija.AD12])/[$rezultati_analiticki.AD1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13]=0;0;(ABS([$rezultati_analiticki.C13]-[$rezultati_simulacija.C13])/[$rezultati_analiticki.C13]))" office:value-type="float" office:value="0.196934910910082" calcext:value-type="float">
            <text:p>0.1969</text:p>
          </table:table-cell>
          <table:table-cell table:style-name="ce7" table:formula="of:=IF([$rezultati_analiticki.D13]=0;0;(ABS([$rezultati_analiticki.D13]-[$rezultati_simulacija.D13])/[$rezultati_analiticki.D13]))" office:value-type="float" office:value="0.00270534315120099" calcext:value-type="float">
            <text:p>0.0027</text:p>
          </table:table-cell>
          <table:table-cell table:style-name="ce7" table:formula="of:=IF([$rezultati_analiticki.E13]=0;0;(ABS([$rezultati_analiticki.E13]-[$rezultati_simulacija.E13])/[$rezultati_analiticki.E13]))" office:value-type="float" office:value="0.00352590950590007" calcext:value-type="float">
            <text:p>0.0035</text:p>
          </table:table-cell>
          <table:table-cell table:style-name="ce7" table:formula="of:=IF([$rezultati_analiticki.F13]=0;0;(ABS([$rezultati_analiticki.F13]-[$rezultati_simulacija.F13])/[$rezultati_analiticki.F13]))" office:value-type="float" office:value="0.00569103558182634" calcext:value-type="float">
            <text:p>0.0057</text:p>
          </table:table-cell>
          <table:table-cell table:style-name="ce7" table:formula="of:=IF([$rezultati_analiticki.G13]=0;0;(ABS([$rezultati_analiticki.G13]-[$rezultati_simulacija.G13])/[$rezultati_analiticki.G13]))" office:value-type="float" office:value="0.00490997972221006" calcext:value-type="float">
            <text:p>0.0049</text:p>
          </table:table-cell>
          <table:table-cell table:style-name="ce7" table:formula="of:=IF([$rezultati_analiticki.H13]=0;0;(ABS([$rezultati_analiticki.H13]-[$rezultati_simulacija.H13])/[$rezultati_analiticki.H13]))" office:value-type="float" office:value="0.0110294238610495" calcext:value-type="float">
            <text:p>0.0110</text:p>
          </table:table-cell>
          <table:table-cell table:style-name="ce7" table:formula="of:=IF([$rezultati_analiticki.I13]=0;0;(ABS([$rezultati_analiticki.I13]-[$rezultati_simulacija.I13])/[$rezultati_analiticki.I13]))" office:value-type="float" office:value="0.00221101692197975" calcext:value-type="float">
            <text:p>0.0022</text:p>
          </table:table-cell>
          <table:table-cell table:style-name="ce7" table:formula="of:=IF([$rezultati_analiticki.J13]=0;0;(ABS([$rezultati_analiticki.J13]-[$rezultati_simulacija.J13])/[$rezultati_analiticki.J13]))" office:value-type="float" office:value="0.00728371394498183" calcext:value-type="float">
            <text:p>0.0073</text:p>
          </table:table-cell>
          <table:table-cell table:style-name="ce7" table:formula="of:=IF([$rezultati_analiticki.K13]=0;0;(ABS([$rezultati_analiticki.K13]-[$rezultati_simulacija.K13])/[$rezultati_analiticki.K13]))" office:value-type="float" office:value="0.00127388507430605" calcext:value-type="float">
            <text:p>0.0013</text:p>
          </table:table-cell>
          <table:table-cell table:style-name="ce7" table:formula="of:=IF([$rezultati_analiticki.L13]=0;0;(ABS([$rezultati_analiticki.L13]-[$rezultati_simulacija.L13])/[$rezultati_analiticki.L13]))" office:value-type="float" office:value="0" calcext:value-type="float">
            <text:p>0.0000</text:p>
          </table:table-cell>
          <table:table-cell table:style-name="ce7" table:formula="of:=IF([$rezultati_analiticki.M13]=0;0;(ABS([$rezultati_analiticki.M13]-[$rezultati_simulacija.M13])/[$rezultati_analiticki.M13]))" office:value-type="float" office:value="0.00262326714433938" calcext:value-type="float">
            <text:p>0.0026</text:p>
          </table:table-cell>
          <table:table-cell table:style-name="ce7" table:formula="of:=IF([$rezultati_analiticki.N13]=0;0;(ABS([$rezultati_analiticki.N13]-[$rezultati_simulacija.N13])/[$rezultati_analiticki.N13]))" office:value-type="float" office:value="0.00313624346967277" calcext:value-type="float">
            <text:p>0.0031</text:p>
          </table:table-cell>
          <table:table-cell table:style-name="ce7" table:formula="of:=IF([$rezultati_analiticki.O13]=0;0;(ABS([$rezultati_analiticki.O13]-[$rezultati_simulacija.O13])/[$rezultati_analiticki.O13]))" office:value-type="float" office:value="0.00606526242366661" calcext:value-type="float">
            <text:p>0.0061</text:p>
          </table:table-cell>
          <table:table-cell table:style-name="ce7" table:formula="of:=IF([$rezultati_analiticki.P13]=0;0;(ABS([$rezultati_analiticki.P13]-[$rezultati_simulacija.P13])/[$rezultati_analiticki.P13]))" office:value-type="float" office:value="0.00891697958028179" calcext:value-type="float">
            <text:p>0.0089</text:p>
          </table:table-cell>
          <table:table-cell table:style-name="ce7" table:formula="of:=IF([$rezultati_analiticki.Q13]=0;0;(ABS([$rezultati_analiticki.Q13]-[$rezultati_simulacija.Q13])/[$rezultati_analiticki.Q13]))" office:value-type="float" office:value="0.00934971824209343" calcext:value-type="float">
            <text:p>0.0093</text:p>
          </table:table-cell>
          <table:table-cell table:style-name="ce7" table:formula="of:=IF([$rezultati_analiticki.R13]=0;0;(ABS([$rezultati_analiticki.R13]-[$rezultati_simulacija.R13])/[$rezultati_analiticki.R13]))" office:value-type="float" office:value="0.000740493548641412" calcext:value-type="float">
            <text:p>0.0007</text:p>
          </table:table-cell>
          <table:table-cell table:style-name="ce7" table:formula="of:=IF([$rezultati_analiticki.S13]=0;0;(ABS([$rezultati_analiticki.S13]-[$rezultati_simulacija.S13])/[$rezultati_analiticki.S13]))" office:value-type="float" office:value="0.00202611854958593" calcext:value-type="float">
            <text:p>0.0020</text:p>
          </table:table-cell>
          <table:table-cell table:style-name="ce7" table:formula="of:=IF([$rezultati_analiticki.T13]=0;0;(ABS([$rezultati_analiticki.T13]-[$rezultati_simulacija.T13])/[$rezultati_analiticki.T13]))" office:value-type="float" office:value="0.00350577799708336" calcext:value-type="float">
            <text:p>0.0035</text:p>
          </table:table-cell>
          <table:table-cell table:style-name="ce7" table:formula="of:=IF([$rezultati_analiticki.U13]=0;0;(ABS([$rezultati_analiticki.U13]-[$rezultati_simulacija.U13])/[$rezultati_analiticki.U13]))" office:value-type="float" office:value="0" calcext:value-type="float">
            <text:p>0.0000</text:p>
          </table:table-cell>
          <table:table-cell table:style-name="ce7" table:formula="of:=IF([$rezultati_analiticki.V13]=0;0;(ABS([$rezultati_analiticki.V13]-[$rezultati_simulacija.V13])/[$rezultati_analiticki.V13]))" office:value-type="float" office:value="0.0945659387494294" calcext:value-type="float">
            <text:p>0.0946</text:p>
          </table:table-cell>
          <table:table-cell table:style-name="ce7" table:formula="of:=IF([$rezultati_analiticki.W13]=0;0;(ABS([$rezultati_analiticki.W13]-[$rezultati_simulacija.W13])/[$rezultati_analiticki.W13]))" office:value-type="float" office:value="0.00132536979372639" calcext:value-type="float">
            <text:p>0.0013</text:p>
          </table:table-cell>
          <table:table-cell table:style-name="ce7" table:formula="of:=IF([$rezultati_analiticki.X13]=0;0;(ABS([$rezultati_analiticki.X13]-[$rezultati_simulacija.X13])/[$rezultati_analiticki.X13]))" office:value-type="float" office:value="0.0304297930508277" calcext:value-type="float">
            <text:p>0.0304</text:p>
          </table:table-cell>
          <table:table-cell table:style-name="ce7" table:formula="of:=IF([$rezultati_analiticki.Y13]=0;0;(ABS([$rezultati_analiticki.Y13]-[$rezultati_simulacija.Y13])/[$rezultati_analiticki.Y13]))" office:value-type="float" office:value="0.0188946455273084" calcext:value-type="float">
            <text:p>0.0189</text:p>
          </table:table-cell>
          <table:table-cell table:style-name="ce7" table:formula="of:=IF([$rezultati_analiticki.Z13]=0;0;(ABS([$rezultati_analiticki.Z13]-[$rezultati_simulacija.Z13])/[$rezultati_analiticki.Z13]))" office:value-type="float" office:value="0.544059584433145" calcext:value-type="float">
            <text:p>0.5441</text:p>
          </table:table-cell>
          <table:table-cell table:style-name="ce7" table:formula="of:=IF([$rezultati_analiticki.AA13]=0;0;(ABS([$rezultati_analiticki.AA13]-[$rezultati_simulacija.AA13])/[$rezultati_analiticki.AA13]))" office:value-type="float" office:value="0.260844023851957" calcext:value-type="float">
            <text:p>0.2608</text:p>
          </table:table-cell>
          <table:table-cell table:style-name="ce7" table:formula="of:=IF([$rezultati_analiticki.AB13]=0;0;(ABS([$rezultati_analiticki.AB13]-[$rezultati_simulacija.AB13])/[$rezultati_analiticki.AB13]))" office:value-type="float" office:value="0.224857580916376" calcext:value-type="float">
            <text:p>0.2249</text:p>
          </table:table-cell>
          <table:table-cell table:style-name="ce7" table:formula="of:=IF([$rezultati_analiticki.AC13]=0;0;(ABS([$rezultati_analiticki.AC13]-[$rezultati_simulacija.AC13])/[$rezultati_analiticki.AC13]))" office:value-type="float" office:value="0.33525109397118" calcext:value-type="float">
            <text:p>0.3353</text:p>
          </table:table-cell>
          <table:table-cell table:style-name="ce7" table:formula="of:=IF([$rezultati_analiticki.AD13]=0;0;(ABS([$rezultati_analiticki.AD13]-[$rezultati_simulacija.AD13])/[$rezultati_analiticki.AD1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3" calcext:value-type="float">
            <text:p>0.3</text:p>
          </table:table-cell>
          <table:table-cell table:style-name="ce7" table:formula="of:=IF([$rezultati_analiticki.C14]=0;0;(ABS([$rezultati_analiticki.C14]-[$rezultati_simulacija.C14])/[$rezultati_analiticki.C14]))" office:value-type="float" office:value="0.00442828688821517" calcext:value-type="float">
            <text:p>0.0044</text:p>
          </table:table-cell>
          <table:table-cell table:style-name="ce7" table:formula="of:=IF([$rezultati_analiticki.D14]=0;0;(ABS([$rezultati_analiticki.D14]-[$rezultati_simulacija.D14])/[$rezultati_analiticki.D14]))" office:value-type="float" office:value="0.00352163800058256" calcext:value-type="float">
            <text:p>0.0035</text:p>
          </table:table-cell>
          <table:table-cell table:style-name="ce7" table:formula="of:=IF([$rezultati_analiticki.E14]=0;0;(ABS([$rezultati_analiticki.E14]-[$rezultati_simulacija.E14])/[$rezultati_analiticki.E14]))" office:value-type="float" office:value="0.012484964909803" calcext:value-type="float">
            <text:p>0.0125</text:p>
          </table:table-cell>
          <table:table-cell table:style-name="ce7" table:formula="of:=IF([$rezultati_analiticki.F14]=0;0;(ABS([$rezultati_analiticki.F14]-[$rezultati_simulacija.F14])/[$rezultati_analiticki.F14]))" office:value-type="float" office:value="0.0130081217281616" calcext:value-type="float">
            <text:p>0.0130</text:p>
          </table:table-cell>
          <table:table-cell table:style-name="ce7" table:formula="of:=IF([$rezultati_analiticki.G14]=0;0;(ABS([$rezultati_analiticki.G14]-[$rezultati_simulacija.G14])/[$rezultati_analiticki.G14]))" office:value-type="float" office:value="0.00597282584641743" calcext:value-type="float">
            <text:p>0.0060</text:p>
          </table:table-cell>
          <table:table-cell table:style-name="ce7" table:formula="of:=IF([$rezultati_analiticki.H14]=0;0;(ABS([$rezultati_analiticki.H14]-[$rezultati_simulacija.H14])/[$rezultati_analiticki.H14]))" office:value-type="float" office:value="0.00588051908967592" calcext:value-type="float">
            <text:p>0.0059</text:p>
          </table:table-cell>
          <table:table-cell table:style-name="ce7" table:formula="of:=IF([$rezultati_analiticki.I14]=0;0;(ABS([$rezultati_analiticki.I14]-[$rezultati_simulacija.I14])/[$rezultati_analiticki.I14]))" office:value-type="float" office:value="0.00266737206187714" calcext:value-type="float">
            <text:p>0.0027</text:p>
          </table:table-cell>
          <table:table-cell table:style-name="ce7" table:formula="of:=IF([$rezultati_analiticki.J14]=0;0;(ABS([$rezultati_analiticki.J14]-[$rezultati_simulacija.J14])/[$rezultati_analiticki.J14]))" office:value-type="float" office:value="0.000404476962276941" calcext:value-type="float">
            <text:p>0.0004</text:p>
          </table:table-cell>
          <table:table-cell table:style-name="ce7" table:formula="of:=IF([$rezultati_analiticki.K14]=0;0;(ABS([$rezultati_analiticki.K14]-[$rezultati_simulacija.K14])/[$rezultati_analiticki.K14]))" office:value-type="float" office:value="0.00283030996225583" calcext:value-type="float">
            <text:p>0.0028</text:p>
          </table:table-cell>
          <table:table-cell table:style-name="ce7" table:formula="of:=IF([$rezultati_analiticki.L14]=0;0;(ABS([$rezultati_analiticki.L14]-[$rezultati_simulacija.L14])/[$rezultati_analiticki.L14]))" office:value-type="float" office:value="0.000556396248564796" calcext:value-type="float">
            <text:p>0.0006</text:p>
          </table:table-cell>
          <table:table-cell table:style-name="ce7" table:formula="of:=IF([$rezultati_analiticki.M14]=0;0;(ABS([$rezultati_analiticki.M14]-[$rezultati_simulacija.M14])/[$rezultati_analiticki.M14]))" office:value-type="float" office:value="0.000800988741371128" calcext:value-type="float">
            <text:p>0.0008</text:p>
          </table:table-cell>
          <table:table-cell table:style-name="ce7" table:formula="of:=IF([$rezultati_analiticki.N14]=0;0;(ABS([$rezultati_analiticki.N14]-[$rezultati_simulacija.N14])/[$rezultati_analiticki.N14]))" office:value-type="float" office:value="0.000202724707929323" calcext:value-type="float">
            <text:p>0.0002</text:p>
          </table:table-cell>
          <table:table-cell table:style-name="ce7" table:formula="of:=IF([$rezultati_analiticki.O14]=0;0;(ABS([$rezultati_analiticki.O14]-[$rezultati_simulacija.O14])/[$rezultati_analiticki.O14]))" office:value-type="float" office:value="0.00721605643513807" calcext:value-type="float">
            <text:p>0.0072</text:p>
          </table:table-cell>
          <table:table-cell table:style-name="ce7" table:formula="of:=IF([$rezultati_analiticki.P14]=0;0;(ABS([$rezultati_analiticki.P14]-[$rezultati_simulacija.P14])/[$rezultati_analiticki.P14]))" office:value-type="float" office:value="0.00461244498181409" calcext:value-type="float">
            <text:p>0.0046</text:p>
          </table:table-cell>
          <table:table-cell table:style-name="ce7" table:formula="of:=IF([$rezultati_analiticki.Q14]=0;0;(ABS([$rezultati_analiticki.Q14]-[$rezultati_simulacija.Q14])/[$rezultati_analiticki.Q14]))" office:value-type="float" office:value="0.00586129117922552" calcext:value-type="float">
            <text:p>0.0059</text:p>
          </table:table-cell>
          <table:table-cell table:style-name="ce7" table:formula="of:=IF([$rezultati_analiticki.R14]=0;0;(ABS([$rezultati_analiticki.R14]-[$rezultati_simulacija.R14])/[$rezultati_analiticki.R14]))" office:value-type="float" office:value="0.00555674611420138" calcext:value-type="float">
            <text:p>0.0056</text:p>
          </table:table-cell>
          <table:table-cell table:style-name="ce7" table:formula="of:=IF([$rezultati_analiticki.S14]=0;0;(ABS([$rezultati_analiticki.S14]-[$rezultati_simulacija.S14])/[$rezultati_analiticki.S14]))" office:value-type="float" office:value="0.00532560925049246" calcext:value-type="float">
            <text:p>0.0053</text:p>
          </table:table-cell>
          <table:table-cell table:style-name="ce7" table:formula="of:=IF([$rezultati_analiticki.T14]=0;0;(ABS([$rezultati_analiticki.T14]-[$rezultati_simulacija.T14])/[$rezultati_analiticki.T14]))" office:value-type="float" office:value="0.0014691080182555" calcext:value-type="float">
            <text:p>0.0015</text:p>
          </table:table-cell>
          <table:table-cell table:style-name="ce7" table:formula="of:=IF([$rezultati_analiticki.U14]=0;0;(ABS([$rezultati_analiticki.U14]-[$rezultati_simulacija.U14])/[$rezultati_analiticki.U14]))" office:value-type="float" office:value="0.00467763053560173" calcext:value-type="float">
            <text:p>0.0047</text:p>
          </table:table-cell>
          <table:table-cell table:style-name="ce7" table:formula="of:=IF([$rezultati_analiticki.V14]=0;0;(ABS([$rezultati_analiticki.V14]-[$rezultati_simulacija.V14])/[$rezultati_analiticki.V14]))" office:value-type="float" office:value="0.0174924969185889" calcext:value-type="float">
            <text:p>0.0175</text:p>
          </table:table-cell>
          <table:table-cell table:style-name="ce7" table:formula="of:=IF([$rezultati_analiticki.W14]=0;0;(ABS([$rezultati_analiticki.W14]-[$rezultati_simulacija.W14])/[$rezultati_analiticki.W14]))" office:value-type="float" office:value="0.0139992799447251" calcext:value-type="float">
            <text:p>0.0140</text:p>
          </table:table-cell>
          <table:table-cell table:style-name="ce7" table:formula="of:=IF([$rezultati_analiticki.X14]=0;0;(ABS([$rezultati_analiticki.X14]-[$rezultati_simulacija.X14])/[$rezultati_analiticki.X14]))" office:value-type="float" office:value="0.0223788433132366" calcext:value-type="float">
            <text:p>0.0224</text:p>
          </table:table-cell>
          <table:table-cell table:style-name="ce7" table:formula="of:=IF([$rezultati_analiticki.Y14]=0;0;(ABS([$rezultati_analiticki.Y14]-[$rezultati_simulacija.Y14])/[$rezultati_analiticki.Y14]))" office:value-type="float" office:value="0.00907413881778397" calcext:value-type="float">
            <text:p>0.0091</text:p>
          </table:table-cell>
          <table:table-cell table:style-name="ce7" table:formula="of:=IF([$rezultati_analiticki.Z14]=0;0;(ABS([$rezultati_analiticki.Z14]-[$rezultati_simulacija.Z14])/[$rezultati_analiticki.Z14]))" office:value-type="float" office:value="0.00378902507166177" calcext:value-type="float">
            <text:p>0.0038</text:p>
          </table:table-cell>
          <table:table-cell table:style-name="ce7" table:formula="of:=IF([$rezultati_analiticki.AA14]=0;0;(ABS([$rezultati_analiticki.AA14]-[$rezultati_simulacija.AA14])/[$rezultati_analiticki.AA14]))" office:value-type="float" office:value="0.000789978949686329" calcext:value-type="float">
            <text:p>0.0008</text:p>
          </table:table-cell>
          <table:table-cell table:style-name="ce7" table:formula="of:=IF([$rezultati_analiticki.AB14]=0;0;(ABS([$rezultati_analiticki.AB14]-[$rezultati_simulacija.AB14])/[$rezultati_analiticki.AB14]))" office:value-type="float" office:value="0.00701514464560894" calcext:value-type="float">
            <text:p>0.0070</text:p>
          </table:table-cell>
          <table:table-cell table:style-name="ce7" table:formula="of:=IF([$rezultati_analiticki.AC14]=0;0;(ABS([$rezultati_analiticki.AC14]-[$rezultati_simulacija.AC14])/[$rezultati_analiticki.AC14]))" office:value-type="float" office:value="0.00222490870656421" calcext:value-type="float">
            <text:p>0.0022</text:p>
          </table:table-cell>
          <table:table-cell table:style-name="ce7" table:formula="of:=IF([$rezultati_analiticki.AD14]=0;0;(ABS([$rezultati_analiticki.AD14]-[$rezultati_simulacija.AD14])/[$rezultati_analiticki.AD14]))" office:value-type="float" office:value="0.00246003904527704" calcext:value-type="float">
            <text:p>0.0025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55" calcext:value-type="float">
            <text:p>0.55</text:p>
          </table:table-cell>
          <table:table-cell table:style-name="ce7" table:formula="of:=IF([$rezultati_analiticki.C15]=0;0;(ABS([$rezultati_analiticki.C15]-[$rezultati_simulacija.C15])/[$rezultati_analiticki.C15]))" office:value-type="float" office:value="0.00720595160821066" calcext:value-type="float">
            <text:p>0.0072</text:p>
          </table:table-cell>
          <table:table-cell table:style-name="ce7" table:formula="of:=IF([$rezultati_analiticki.D15]=0;0;(ABS([$rezultati_analiticki.D15]-[$rezultati_simulacija.D15])/[$rezultati_analiticki.D15]))" office:value-type="float" office:value="0.00410354852494587" calcext:value-type="float">
            <text:p>0.0041</text:p>
          </table:table-cell>
          <table:table-cell table:style-name="ce7" table:formula="of:=IF([$rezultati_analiticki.E15]=0;0;(ABS([$rezultati_analiticki.E15]-[$rezultati_simulacija.E15])/[$rezultati_analiticki.E15]))" office:value-type="float" office:value="0.00154106389539945" calcext:value-type="float">
            <text:p>0.0015</text:p>
          </table:table-cell>
          <table:table-cell table:style-name="ce7" table:formula="of:=IF([$rezultati_analiticki.F15]=0;0;(ABS([$rezultati_analiticki.F15]-[$rezultati_simulacija.F15])/[$rezultati_analiticki.F15]))" office:value-type="float" office:value="0.0100642807497545" calcext:value-type="float">
            <text:p>0.0101</text:p>
          </table:table-cell>
          <table:table-cell table:style-name="ce7" table:formula="of:=IF([$rezultati_analiticki.G15]=0;0;(ABS([$rezultati_analiticki.G15]-[$rezultati_simulacija.G15])/[$rezultati_analiticki.G15]))" office:value-type="float" office:value="0.0065998387700422" calcext:value-type="float">
            <text:p>0.0066</text:p>
          </table:table-cell>
          <table:table-cell table:style-name="ce7" table:formula="of:=IF([$rezultati_analiticki.H15]=0;0;(ABS([$rezultati_analiticki.H15]-[$rezultati_simulacija.H15])/[$rezultati_analiticki.H15]))" office:value-type="float" office:value="0.00689065966297518" calcext:value-type="float">
            <text:p>0.0069</text:p>
          </table:table-cell>
          <table:table-cell table:style-name="ce7" table:formula="of:=IF([$rezultati_analiticki.I15]=0;0;(ABS([$rezultati_analiticki.I15]-[$rezultati_simulacija.I15])/[$rezultati_analiticki.I15]))" office:value-type="float" office:value="0.00110748478978414" calcext:value-type="float">
            <text:p>0.0011</text:p>
          </table:table-cell>
          <table:table-cell table:style-name="ce7" table:formula="of:=IF([$rezultati_analiticki.J15]=0;0;(ABS([$rezultati_analiticki.J15]-[$rezultati_simulacija.J15])/[$rezultati_analiticki.J15]))" office:value-type="float" office:value="0.0114246148955854" calcext:value-type="float">
            <text:p>0.0114</text:p>
          </table:table-cell>
          <table:table-cell table:style-name="ce7" table:formula="of:=IF([$rezultati_analiticki.K15]=0;0;(ABS([$rezultati_analiticki.K15]-[$rezultati_simulacija.K15])/[$rezultati_analiticki.K15]))" office:value-type="float" office:value="0.00217049337874888" calcext:value-type="float">
            <text:p>0.0022</text:p>
          </table:table-cell>
          <table:table-cell table:style-name="ce7" table:formula="of:=IF([$rezultati_analiticki.L15]=0;0;(ABS([$rezultati_analiticki.L15]-[$rezultati_simulacija.L15])/[$rezultati_analiticki.L15]))" office:value-type="float" office:value="0.00503675244540166" calcext:value-type="float">
            <text:p>0.0050</text:p>
          </table:table-cell>
          <table:table-cell table:style-name="ce7" table:formula="of:=IF([$rezultati_analiticki.M15]=0;0;(ABS([$rezultati_analiticki.M15]-[$rezultati_simulacija.M15])/[$rezultati_analiticki.M15]))" office:value-type="float" office:value="0.00335071868337916" calcext:value-type="float">
            <text:p>0.0034</text:p>
          </table:table-cell>
          <table:table-cell table:style-name="ce7" table:formula="of:=IF([$rezultati_analiticki.N15]=0;0;(ABS([$rezultati_analiticki.N15]-[$rezultati_simulacija.N15])/[$rezultati_analiticki.N15]))" office:value-type="float" office:value="0.00557321212857566" calcext:value-type="float">
            <text:p>0.0056</text:p>
          </table:table-cell>
          <table:table-cell table:style-name="ce7" table:formula="of:=IF([$rezultati_analiticki.O15]=0;0;(ABS([$rezultati_analiticki.O15]-[$rezultati_simulacija.O15])/[$rezultati_analiticki.O15]))" office:value-type="float" office:value="0.00790574596604968" calcext:value-type="float">
            <text:p>0.0079</text:p>
          </table:table-cell>
          <table:table-cell table:style-name="ce7" table:formula="of:=IF([$rezultati_analiticki.P15]=0;0;(ABS([$rezultati_analiticki.P15]-[$rezultati_simulacija.P15])/[$rezultati_analiticki.P15]))" office:value-type="float" office:value="0.00181599642048498" calcext:value-type="float">
            <text:p>0.0018</text:p>
          </table:table-cell>
          <table:table-cell table:style-name="ce7" table:formula="of:=IF([$rezultati_analiticki.Q15]=0;0;(ABS([$rezultati_analiticki.Q15]-[$rezultati_simulacija.Q15])/[$rezultati_analiticki.Q15]))" office:value-type="float" office:value="0.00727341243442379" calcext:value-type="float">
            <text:p>0.0073</text:p>
          </table:table-cell>
          <table:table-cell table:style-name="ce7" table:formula="of:=IF([$rezultati_analiticki.R15]=0;0;(ABS([$rezultati_analiticki.R15]-[$rezultati_simulacija.R15])/[$rezultati_analiticki.R15]))" office:value-type="float" office:value="0.00144891353773521" calcext:value-type="float">
            <text:p>0.0014</text:p>
          </table:table-cell>
          <table:table-cell table:style-name="ce7" table:formula="of:=IF([$rezultati_analiticki.S15]=0;0;(ABS([$rezultati_analiticki.S15]-[$rezultati_simulacija.S15])/[$rezultati_analiticki.S15]))" office:value-type="float" office:value="0.00107655076894516" calcext:value-type="float">
            <text:p>0.0011</text:p>
          </table:table-cell>
          <table:table-cell table:style-name="ce7" table:formula="of:=IF([$rezultati_analiticki.T15]=0;0;(ABS([$rezultati_analiticki.T15]-[$rezultati_simulacija.T15])/[$rezultati_analiticki.T15]))" office:value-type="float" office:value="0.000319676293015291" calcext:value-type="float">
            <text:p>0.0003</text:p>
          </table:table-cell>
          <table:table-cell table:style-name="ce7" table:formula="of:=IF([$rezultati_analiticki.U15]=0;0;(ABS([$rezultati_analiticki.U15]-[$rezultati_simulacija.U15])/[$rezultati_analiticki.U15]))" office:value-type="float" office:value="0.000203828436185703" calcext:value-type="float">
            <text:p>0.0002</text:p>
          </table:table-cell>
          <table:table-cell table:style-name="ce7" table:formula="of:=IF([$rezultati_analiticki.V15]=0;0;(ABS([$rezultati_analiticki.V15]-[$rezultati_simulacija.V15])/[$rezultati_analiticki.V15]))" office:value-type="float" office:value="0.00849544532313124" calcext:value-type="float">
            <text:p>0.0085</text:p>
          </table:table-cell>
          <table:table-cell table:style-name="ce7" table:formula="of:=IF([$rezultati_analiticki.W15]=0;0;(ABS([$rezultati_analiticki.W15]-[$rezultati_simulacija.W15])/[$rezultati_analiticki.W15]))" office:value-type="float" office:value="0.00606074108554362" calcext:value-type="float">
            <text:p>0.0061</text:p>
          </table:table-cell>
          <table:table-cell table:style-name="ce7" table:formula="of:=IF([$rezultati_analiticki.X15]=0;0;(ABS([$rezultati_analiticki.X15]-[$rezultati_simulacija.X15])/[$rezultati_analiticki.X15]))" office:value-type="float" office:value="0.0214046048753071" calcext:value-type="float">
            <text:p>0.0214</text:p>
          </table:table-cell>
          <table:table-cell table:style-name="ce7" table:formula="of:=IF([$rezultati_analiticki.Y15]=0;0;(ABS([$rezultati_analiticki.Y15]-[$rezultati_simulacija.Y15])/[$rezultati_analiticki.Y15]))" office:value-type="float" office:value="0.0130123857135522" calcext:value-type="float">
            <text:p>0.0130</text:p>
          </table:table-cell>
          <table:table-cell table:style-name="ce7" table:formula="of:=IF([$rezultati_analiticki.Z15]=0;0;(ABS([$rezultati_analiticki.Z15]-[$rezultati_simulacija.Z15])/[$rezultati_analiticki.Z15]))" office:value-type="float" office:value="0.00990919051852169" calcext:value-type="float">
            <text:p>0.0099</text:p>
          </table:table-cell>
          <table:table-cell table:style-name="ce7" table:formula="of:=IF([$rezultati_analiticki.AA15]=0;0;(ABS([$rezultati_analiticki.AA15]-[$rezultati_simulacija.AA15])/[$rezultati_analiticki.AA15]))" office:value-type="float" office:value="0.00239445649906072" calcext:value-type="float">
            <text:p>0.0024</text:p>
          </table:table-cell>
          <table:table-cell table:style-name="ce7" table:formula="of:=IF([$rezultati_analiticki.AB15]=0;0;(ABS([$rezultati_analiticki.AB15]-[$rezultati_simulacija.AB15])/[$rezultati_analiticki.AB15]))" office:value-type="float" office:value="0.0301388497416431" calcext:value-type="float">
            <text:p>0.0301</text:p>
          </table:table-cell>
          <table:table-cell table:style-name="ce7" table:formula="of:=IF([$rezultati_analiticki.AC15]=0;0;(ABS([$rezultati_analiticki.AC15]-[$rezultati_simulacija.AC15])/[$rezultati_analiticki.AC15]))" office:value-type="float" office:value="0.00534705036195316" calcext:value-type="float">
            <text:p>0.0053</text:p>
          </table:table-cell>
          <table:table-cell table:style-name="ce7" table:formula="of:=IF([$rezultati_analiticki.AD15]=0;0;(ABS([$rezultati_analiticki.AD15]-[$rezultati_simulacija.AD15])/[$rezultati_analiticki.AD15]))" office:value-type="float" office:value="0.0126564684762378" calcext:value-type="float">
            <text:p>0.0127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8" calcext:value-type="float">
            <text:p>0.8</text:p>
          </table:table-cell>
          <table:table-cell table:style-name="ce7" table:formula="of:=IF([$rezultati_analiticki.C16]=0;0;(ABS([$rezultati_analiticki.C16]-[$rezultati_simulacija.C16])/[$rezultati_analiticki.C16]))" office:value-type="float" office:value="0.0155384537787013" calcext:value-type="float">
            <text:p>0.0155</text:p>
          </table:table-cell>
          <table:table-cell table:style-name="ce7" table:formula="of:=IF([$rezultati_analiticki.D16]=0;0;(ABS([$rezultati_analiticki.D16]-[$rezultati_simulacija.D16])/[$rezultati_analiticki.D16]))" office:value-type="float" office:value="0.000892131499324569" calcext:value-type="float">
            <text:p>0.0009</text:p>
          </table:table-cell>
          <table:table-cell table:style-name="ce7" table:formula="of:=IF([$rezultati_analiticki.E16]=0;0;(ABS([$rezultati_analiticki.E16]-[$rezultati_simulacija.E16])/[$rezultati_analiticki.E16]))" office:value-type="float" office:value="0.00442165943763437" calcext:value-type="float">
            <text:p>0.0044</text:p>
          </table:table-cell>
          <table:table-cell table:style-name="ce7" table:formula="of:=IF([$rezultati_analiticki.F16]=0;0;(ABS([$rezultati_analiticki.F16]-[$rezultati_simulacija.F16])/[$rezultati_analiticki.F16]))" office:value-type="float" office:value="0.000651039509814834" calcext:value-type="float">
            <text:p>0.0007</text:p>
          </table:table-cell>
          <table:table-cell table:style-name="ce7" table:formula="of:=IF([$rezultati_analiticki.G16]=0;0;(ABS([$rezultati_analiticki.G16]-[$rezultati_simulacija.G16])/[$rezultati_analiticki.G16]))" office:value-type="float" office:value="0.0051625792669546" calcext:value-type="float">
            <text:p>0.0052</text:p>
          </table:table-cell>
          <table:table-cell table:style-name="ce7" table:formula="of:=IF([$rezultati_analiticki.H16]=0;0;(ABS([$rezultati_analiticki.H16]-[$rezultati_simulacija.H16])/[$rezultati_analiticki.H16]))" office:value-type="float" office:value="0.000613126504147753" calcext:value-type="float">
            <text:p>0.0006</text:p>
          </table:table-cell>
          <table:table-cell table:style-name="ce7" table:formula="of:=IF([$rezultati_analiticki.I16]=0;0;(ABS([$rezultati_analiticki.I16]-[$rezultati_simulacija.I16])/[$rezultati_analiticki.I16]))" office:value-type="float" office:value="0.00011687799505684" calcext:value-type="float">
            <text:p>0.0001</text:p>
          </table:table-cell>
          <table:table-cell table:style-name="ce7" table:formula="of:=IF([$rezultati_analiticki.J16]=0;0;(ABS([$rezultati_analiticki.J16]-[$rezultati_simulacija.J16])/[$rezultati_analiticki.J16]))" office:value-type="float" office:value="0.00472468013783445" calcext:value-type="float">
            <text:p>0.0047</text:p>
          </table:table-cell>
          <table:table-cell table:style-name="ce7" table:formula="of:=IF([$rezultati_analiticki.K16]=0;0;(ABS([$rezultati_analiticki.K16]-[$rezultati_simulacija.K16])/[$rezultati_analiticki.K16]))" office:value-type="float" office:value="0.0124232053044065" calcext:value-type="float">
            <text:p>0.0124</text:p>
          </table:table-cell>
          <table:table-cell table:style-name="ce7" table:formula="of:=IF([$rezultati_analiticki.L16]=0;0;(ABS([$rezultati_analiticki.L16]-[$rezultati_simulacija.L16])/[$rezultati_analiticki.L16]))" office:value-type="float" office:value="0.00946658533468114" calcext:value-type="float">
            <text:p>0.0095</text:p>
          </table:table-cell>
          <table:table-cell table:style-name="ce7" table:formula="of:=IF([$rezultati_analiticki.M16]=0;0;(ABS([$rezultati_analiticki.M16]-[$rezultati_simulacija.M16])/[$rezultati_analiticki.M16]))" office:value-type="float" office:value="0.000239209552383891" calcext:value-type="float">
            <text:p>0.0002</text:p>
          </table:table-cell>
          <table:table-cell table:style-name="ce7" table:formula="of:=IF([$rezultati_analiticki.N16]=0;0;(ABS([$rezultati_analiticki.N16]-[$rezultati_simulacija.N16])/[$rezultati_analiticki.N16]))" office:value-type="float" office:value="0.00301155673899245" calcext:value-type="float">
            <text:p>0.0030</text:p>
          </table:table-cell>
          <table:table-cell table:style-name="ce7" table:formula="of:=IF([$rezultati_analiticki.O16]=0;0;(ABS([$rezultati_analiticki.O16]-[$rezultati_simulacija.O16])/[$rezultati_analiticki.O16]))" office:value-type="float" office:value="0.000689738353939495" calcext:value-type="float">
            <text:p>0.0007</text:p>
          </table:table-cell>
          <table:table-cell table:style-name="ce7" table:formula="of:=IF([$rezultati_analiticki.P16]=0;0;(ABS([$rezultati_analiticki.P16]-[$rezultati_simulacija.P16])/[$rezultati_analiticki.P16]))" office:value-type="float" office:value="0.0040283443979697" calcext:value-type="float">
            <text:p>0.0040</text:p>
          </table:table-cell>
          <table:table-cell table:style-name="ce7" table:formula="of:=IF([$rezultati_analiticki.Q16]=0;0;(ABS([$rezultati_analiticki.Q16]-[$rezultati_simulacija.Q16])/[$rezultati_analiticki.Q16]))" office:value-type="float" office:value="0.00767276954267687" calcext:value-type="float">
            <text:p>0.0077</text:p>
          </table:table-cell>
          <table:table-cell table:style-name="ce7" table:formula="of:=IF([$rezultati_analiticki.R16]=0;0;(ABS([$rezultati_analiticki.R16]-[$rezultati_simulacija.R16])/[$rezultati_analiticki.R16]))" office:value-type="float" office:value="0.00528952975121926" calcext:value-type="float">
            <text:p>0.0053</text:p>
          </table:table-cell>
          <table:table-cell table:style-name="ce7" table:formula="of:=IF([$rezultati_analiticki.S16]=0;0;(ABS([$rezultati_analiticki.S16]-[$rezultati_simulacija.S16])/[$rezultati_analiticki.S16]))" office:value-type="float" office:value="0.00061508013529441" calcext:value-type="float">
            <text:p>0.0006</text:p>
          </table:table-cell>
          <table:table-cell table:style-name="ce7" table:formula="of:=IF([$rezultati_analiticki.T16]=0;0;(ABS([$rezultati_analiticki.T16]-[$rezultati_simulacija.T16])/[$rezultati_analiticki.T16]))" office:value-type="float" office:value="0.0024451112805516" calcext:value-type="float">
            <text:p>0.0024</text:p>
          </table:table-cell>
          <table:table-cell table:style-name="ce7" table:formula="of:=IF([$rezultati_analiticki.U16]=0;0;(ABS([$rezultati_analiticki.U16]-[$rezultati_simulacija.U16])/[$rezultati_analiticki.U16]))" office:value-type="float" office:value="0.00201459832037959" calcext:value-type="float">
            <text:p>0.0020</text:p>
          </table:table-cell>
          <table:table-cell table:style-name="ce7" table:formula="of:=IF([$rezultati_analiticki.V16]=0;0;(ABS([$rezultati_analiticki.V16]-[$rezultati_simulacija.V16])/[$rezultati_analiticki.V16]))" office:value-type="float" office:value="0.0256498578148117" calcext:value-type="float">
            <text:p>0.0256</text:p>
          </table:table-cell>
          <table:table-cell table:style-name="ce7" table:formula="of:=IF([$rezultati_analiticki.W16]=0;0;(ABS([$rezultati_analiticki.W16]-[$rezultati_simulacija.W16])/[$rezultati_analiticki.W16]))" office:value-type="float" office:value="0.0147598411109993" calcext:value-type="float">
            <text:p>0.0148</text:p>
          </table:table-cell>
          <table:table-cell table:style-name="ce7" table:formula="of:=IF([$rezultati_analiticki.X16]=0;0;(ABS([$rezultati_analiticki.X16]-[$rezultati_simulacija.X16])/[$rezultati_analiticki.X16]))" office:value-type="float" office:value="0.0141230767242914" calcext:value-type="float">
            <text:p>0.0141</text:p>
          </table:table-cell>
          <table:table-cell table:style-name="ce7" table:formula="of:=IF([$rezultati_analiticki.Y16]=0;0;(ABS([$rezultati_analiticki.Y16]-[$rezultati_simulacija.Y16])/[$rezultati_analiticki.Y16]))" office:value-type="float" office:value="0.000538377512142259" calcext:value-type="float">
            <text:p>0.0005</text:p>
          </table:table-cell>
          <table:table-cell table:style-name="ce7" table:formula="of:=IF([$rezultati_analiticki.Z16]=0;0;(ABS([$rezultati_analiticki.Z16]-[$rezultati_simulacija.Z16])/[$rezultati_analiticki.Z16]))" office:value-type="float" office:value="0.0101926183860699" calcext:value-type="float">
            <text:p>0.0102</text:p>
          </table:table-cell>
          <table:table-cell table:style-name="ce7" table:formula="of:=IF([$rezultati_analiticki.AA16]=0;0;(ABS([$rezultati_analiticki.AA16]-[$rezultati_simulacija.AA16])/[$rezultati_analiticki.AA16]))" office:value-type="float" office:value="0.000482830495114733" calcext:value-type="float">
            <text:p>0.0005</text:p>
          </table:table-cell>
          <table:table-cell table:style-name="ce7" table:formula="of:=IF([$rezultati_analiticki.AB16]=0;0;(ABS([$rezultati_analiticki.AB16]-[$rezultati_simulacija.AB16])/[$rezultati_analiticki.AB16]))" office:value-type="float" office:value="0.0231839589371971" calcext:value-type="float">
            <text:p>0.0232</text:p>
          </table:table-cell>
          <table:table-cell table:style-name="ce7" table:formula="of:=IF([$rezultati_analiticki.AC16]=0;0;(ABS([$rezultati_analiticki.AC16]-[$rezultati_simulacija.AC16])/[$rezultati_analiticki.AC16]))" office:value-type="float" office:value="0.0209127048360349" calcext:value-type="float">
            <text:p>0.0209</text:p>
          </table:table-cell>
          <table:table-cell table:style-name="ce7" table:formula="of:=IF([$rezultati_analiticki.AD16]=0;0;(ABS([$rezultati_analiticki.AD16]-[$rezultati_simulacija.AD16])/[$rezultati_analiticki.AD16]))" office:value-type="float" office:value="0.0360176322966922" calcext:value-type="float">
            <text:p>0.036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7" table:formula="of:=IF([$rezultati_analiticki.C17]=0;0;(ABS([$rezultati_analiticki.C17]-[$rezultati_simulacija.C17])/[$rezultati_analiticki.C17]))" office:value-type="float" office:value="0.921429763274584" calcext:value-type="float">
            <text:p>0.9214</text:p>
          </table:table-cell>
          <table:table-cell table:style-name="ce7" table:formula="of:=IF([$rezultati_analiticki.D17]=0;0;(ABS([$rezultati_analiticki.D17]-[$rezultati_simulacija.D17])/[$rezultati_analiticki.D17]))" office:value-type="float" office:value="0.00231026931933539" calcext:value-type="float">
            <text:p>0.0023</text:p>
          </table:table-cell>
          <table:table-cell table:style-name="ce7" table:formula="of:=IF([$rezultati_analiticki.E17]=0;0;(ABS([$rezultati_analiticki.E17]-[$rezultati_simulacija.E17])/[$rezultati_analiticki.E17]))" office:value-type="float" office:value="0.00497980385064387" calcext:value-type="float">
            <text:p>0.0050</text:p>
          </table:table-cell>
          <table:table-cell table:style-name="ce7" table:formula="of:=IF([$rezultati_analiticki.F17]=0;0;(ABS([$rezultati_analiticki.F17]-[$rezultati_simulacija.F17])/[$rezultati_analiticki.F17]))" office:value-type="float" office:value="0.00317446052258994" calcext:value-type="float">
            <text:p>0.0032</text:p>
          </table:table-cell>
          <table:table-cell table:style-name="ce7" table:formula="of:=IF([$rezultati_analiticki.G17]=0;0;(ABS([$rezultati_analiticki.G17]-[$rezultati_simulacija.G17])/[$rezultati_analiticki.G17]))" office:value-type="float" office:value="0.0124558671291253" calcext:value-type="float">
            <text:p>0.0125</text:p>
          </table:table-cell>
          <table:table-cell table:style-name="ce7" table:formula="of:=IF([$rezultati_analiticki.H17]=0;0;(ABS([$rezultati_analiticki.H17]-[$rezultati_simulacija.H17])/[$rezultati_analiticki.H17]))" office:value-type="float" office:value="0.000908508895969638" calcext:value-type="float">
            <text:p>0.0009</text:p>
          </table:table-cell>
          <table:table-cell table:style-name="ce7" table:formula="of:=IF([$rezultati_analiticki.I17]=0;0;(ABS([$rezultati_analiticki.I17]-[$rezultati_simulacija.I17])/[$rezultati_analiticki.I17]))" office:value-type="float" office:value="0.00371621978210468" calcext:value-type="float">
            <text:p>0.0037</text:p>
          </table:table-cell>
          <table:table-cell table:style-name="ce7" table:formula="of:=IF([$rezultati_analiticki.J17]=0;0;(ABS([$rezultati_analiticki.J17]-[$rezultati_simulacija.J17])/[$rezultati_analiticki.J17]))" office:value-type="float" office:value="0.0154029099228434" calcext:value-type="float">
            <text:p>0.0154</text:p>
          </table:table-cell>
          <table:table-cell table:style-name="ce7" table:formula="of:=IF([$rezultati_analiticki.K17]=0;0;(ABS([$rezultati_analiticki.K17]-[$rezultati_simulacija.K17])/[$rezultati_analiticki.K17]))" office:value-type="float" office:value="0.00246403161570949" calcext:value-type="float">
            <text:p>0.0025</text:p>
          </table:table-cell>
          <table:table-cell table:style-name="ce7" table:formula="of:=IF([$rezultati_analiticki.L17]=0;0;(ABS([$rezultati_analiticki.L17]-[$rezultati_simulacija.L17])/[$rezultati_analiticki.L17]))" office:value-type="float" office:value="0.00870540022654031" calcext:value-type="float">
            <text:p>0.0087</text:p>
          </table:table-cell>
          <table:table-cell table:style-name="ce7" table:formula="of:=IF([$rezultati_analiticki.M17]=0;0;(ABS([$rezultati_analiticki.M17]-[$rezultati_simulacija.M17])/[$rezultati_analiticki.M17]))" office:value-type="float" office:value="0.000465171222032325" calcext:value-type="float">
            <text:p>0.0005</text:p>
          </table:table-cell>
          <table:table-cell table:style-name="ce7" table:formula="of:=IF([$rezultati_analiticki.N17]=0;0;(ABS([$rezultati_analiticki.N17]-[$rezultati_simulacija.N17])/[$rezultati_analiticki.N17]))" office:value-type="float" office:value="0.00320416873179249" calcext:value-type="float">
            <text:p>0.0032</text:p>
          </table:table-cell>
          <table:table-cell table:style-name="ce7" table:formula="of:=IF([$rezultati_analiticki.O17]=0;0;(ABS([$rezultati_analiticki.O17]-[$rezultati_simulacija.O17])/[$rezultati_analiticki.O17]))" office:value-type="float" office:value="0.000849093490315185" calcext:value-type="float">
            <text:p>0.0008</text:p>
          </table:table-cell>
          <table:table-cell table:style-name="ce7" table:formula="of:=IF([$rezultati_analiticki.P17]=0;0;(ABS([$rezultati_analiticki.P17]-[$rezultati_simulacija.P17])/[$rezultati_analiticki.P17]))" office:value-type="float" office:value="0.00299705500578798" calcext:value-type="float">
            <text:p>0.0030</text:p>
          </table:table-cell>
          <table:table-cell table:style-name="ce7" table:formula="of:=IF([$rezultati_analiticki.Q17]=0;0;(ABS([$rezultati_analiticki.Q17]-[$rezultati_simulacija.Q17])/[$rezultati_analiticki.Q17]))" office:value-type="float" office:value="0.00443634278582703" calcext:value-type="float">
            <text:p>0.0044</text:p>
          </table:table-cell>
          <table:table-cell table:style-name="ce7" table:formula="of:=IF([$rezultati_analiticki.R17]=0;0;(ABS([$rezultati_analiticki.R17]-[$rezultati_simulacija.R17])/[$rezultati_analiticki.R17]))" office:value-type="float" office:value="0.00254124358843114" calcext:value-type="float">
            <text:p>0.0025</text:p>
          </table:table-cell>
          <table:table-cell table:style-name="ce7" table:formula="of:=IF([$rezultati_analiticki.S17]=0;0;(ABS([$rezultati_analiticki.S17]-[$rezultati_simulacija.S17])/[$rezultati_analiticki.S17]))" office:value-type="float" office:value="0.00693768430354482" calcext:value-type="float">
            <text:p>0.0069</text:p>
          </table:table-cell>
          <table:table-cell table:style-name="ce7" table:formula="of:=IF([$rezultati_analiticki.T17]=0;0;(ABS([$rezultati_analiticki.T17]-[$rezultati_simulacija.T17])/[$rezultati_analiticki.T17]))" office:value-type="float" office:value="0.00297716556470647" calcext:value-type="float">
            <text:p>0.0030</text:p>
          </table:table-cell>
          <table:table-cell table:style-name="ce7" table:formula="of:=IF([$rezultati_analiticki.U17]=0;0;(ABS([$rezultati_analiticki.U17]-[$rezultati_simulacija.U17])/[$rezultati_analiticki.U17]))" office:value-type="float" office:value="0.000471920129728507" calcext:value-type="float">
            <text:p>0.0005</text:p>
          </table:table-cell>
          <table:table-cell table:style-name="ce7" table:formula="of:=IF([$rezultati_analiticki.V17]=0;0;(ABS([$rezultati_analiticki.V17]-[$rezultati_simulacija.V17])/[$rezultati_analiticki.V17]))" office:value-type="float" office:value="1.14475933988911" calcext:value-type="float">
            <text:p>1.1448</text:p>
          </table:table-cell>
          <table:table-cell table:style-name="ce7" table:formula="of:=IF([$rezultati_analiticki.W17]=0;0;(ABS([$rezultati_analiticki.W17]-[$rezultati_simulacija.W17])/[$rezultati_analiticki.W17]))" office:value-type="float" office:value="0.0148671677325476" calcext:value-type="float">
            <text:p>0.0149</text:p>
          </table:table-cell>
          <table:table-cell table:style-name="ce7" table:formula="of:=IF([$rezultati_analiticki.X17]=0;0;(ABS([$rezultati_analiticki.X17]-[$rezultati_simulacija.X17])/[$rezultati_analiticki.X17]))" office:value-type="float" office:value="0.00990869047017821" calcext:value-type="float">
            <text:p>0.0099</text:p>
          </table:table-cell>
          <table:table-cell table:style-name="ce7" table:formula="of:=IF([$rezultati_analiticki.Y17]=0;0;(ABS([$rezultati_analiticki.Y17]-[$rezultati_simulacija.Y17])/[$rezultati_analiticki.Y17]))" office:value-type="float" office:value="0.0251867873145027" calcext:value-type="float">
            <text:p>0.0252</text:p>
          </table:table-cell>
          <table:table-cell table:style-name="ce7" table:formula="of:=IF([$rezultati_analiticki.Z17]=0;0;(ABS([$rezultati_analiticki.Z17]-[$rezultati_simulacija.Z17])/[$rezultati_analiticki.Z17]))" office:value-type="float" office:value="0.0245508807678569" calcext:value-type="float">
            <text:p>0.0246</text:p>
          </table:table-cell>
          <table:table-cell table:style-name="ce7" table:formula="of:=IF([$rezultati_analiticki.AA17]=0;0;(ABS([$rezultati_analiticki.AA17]-[$rezultati_simulacija.AA17])/[$rezultati_analiticki.AA17]))" office:value-type="float" office:value="0.0371259711816513" calcext:value-type="float">
            <text:p>0.0371</text:p>
          </table:table-cell>
          <table:table-cell table:style-name="ce7" table:formula="of:=IF([$rezultati_analiticki.AB17]=0;0;(ABS([$rezultati_analiticki.AB17]-[$rezultati_simulacija.AB17])/[$rezultati_analiticki.AB17]))" office:value-type="float" office:value="0.0680853428082585" calcext:value-type="float">
            <text:p>0.0681</text:p>
          </table:table-cell>
          <table:table-cell table:style-name="ce7" table:formula="of:=IF([$rezultati_analiticki.AC17]=0;0;(ABS([$rezultati_analiticki.AC17]-[$rezultati_simulacija.AC17])/[$rezultati_analiticki.AC17]))" office:value-type="float" office:value="0.0515430150441739" calcext:value-type="float">
            <text:p>0.0515</text:p>
          </table:table-cell>
          <table:table-cell table:style-name="ce7" table:formula="of:=IF([$rezultati_analiticki.AD17]=0;0;(ABS([$rezultati_analiticki.AD17]-[$rezultati_simulacija.AD17])/[$rezultati_analiticki.AD17]))" office:value-type="float" office:value="0.0146158576019549" calcext:value-type="float">
            <text:p>0.0146</text:p>
          </table:table-cell>
        </table:table-row>
        <table:table-row table:style-name="ro1" table:number-rows-repeated="22">
          <table:table-cell table:number-columns-repeated="3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6"/>
        </table:table-row>
        <table:table-row table:style-name="ro1" table:number-rows-repeated="1048535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diff_x1.C2:diff_x1.AD17">
            <calcext:condition calcext:apply-style-name="Bad" calcext:value="&gt;=1" calcext:base-cell-address="diff_x100.C2"/>
          </calcext:conditional-format>
          <calcext:conditional-format calcext:target-range-address="diff_x1.C2:diff_x1.AD17">
            <calcext:condition calcext:apply-style-name="Good" calcext:value="&lt;=0.001" calcext:base-cell-address="diff_x100.C2"/>
          </calcext:conditional-format>
          <calcext:conditional-format calcext:target-range-address="diff_x1.C2:diff_x1.AD17">
            <calcext:condition calcext:apply-style-name="Note" calcext:value="&lt;=0.01" calcext:base-cell-address="diff_x100.C2"/>
          </calcext:conditional-format>
          <calcext:conditional-format calcext:target-range-address="diff_x1.C2:diff_x1.AD17">
            <calcext:condition calcext:apply-style-name="01 more" calcext:value="&lt;=0.1" calcext:base-cell-address="diff_x100.C2"/>
          </calcext:conditional-format>
          <calcext:conditional-format calcext:target-range-address="diff_x1.C2:diff_x1.AD17">
            <calcext:condition calcext:apply-style-name="1less" calcext:value="&lt;=1" calcext:base-cell-address="diff_x100.C2"/>
          </calcext:conditional-format>
        </calcext:conditional-formats>
      </table:table>
      <table:table table:name="diff_x100" table:style-name="ta1">
        <table:table-column table:style-name="co6" table:number-columns-repeated="30" table:default-cell-style-name="ce14"/>
        <table:table-row table:style-name="ro1"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Ucpu</text:p>
          </table:table-cell>
          <table:table-cell table:style-name="ce12" office:value-type="string" calcext:value-type="string">
            <text:p>Uds1</text:p>
          </table:table-cell>
          <table:table-cell table:style-name="ce12" office:value-type="string" calcext:value-type="string">
            <text:p>Uds2</text:p>
          </table:table-cell>
          <table:table-cell table:style-name="ce12" office:value-type="string" calcext:value-type="string">
            <text:p>Uds3</text:p>
          </table:table-cell>
          <table:table-cell table:style-name="ce12" office:value-type="string" calcext:value-type="string">
            <text:p>Udu1</text:p>
          </table:table-cell>
          <table:table-cell table:style-name="ce12" office:value-type="string" calcext:value-type="string">
            <text:p>Udu2</text:p>
          </table:table-cell>
          <table:table-cell table:style-name="ce12" office:value-type="string" calcext:value-type="string">
            <text:p>Udu3</text:p>
          </table:table-cell>
          <table:table-cell table:style-name="ce12" office:value-type="string" calcext:value-type="string">
            <text:p>Udu4</text:p>
          </table:table-cell>
          <table:table-cell table:style-name="ce12" office:value-type="string" calcext:value-type="string">
            <text:p>Udu5</text:p>
          </table:table-cell>
          <table:table-cell table:style-name="ce12" office:value-type="string" calcext:value-type="string">
            <text:p>Xcpu</text:p>
          </table:table-cell>
          <table:table-cell table:style-name="ce12" office:value-type="string" calcext:value-type="string">
            <text:p>Xds1</text:p>
          </table:table-cell>
          <table:table-cell table:style-name="ce12" office:value-type="string" calcext:value-type="string">
            <text:p>Xds2</text:p>
          </table:table-cell>
          <table:table-cell table:style-name="ce12" office:value-type="string" calcext:value-type="string">
            <text:p>Xds3</text:p>
          </table:table-cell>
          <table:table-cell table:style-name="ce12" office:value-type="string" calcext:value-type="string">
            <text:p>Xdu1</text:p>
          </table:table-cell>
          <table:table-cell table:style-name="ce12" office:value-type="string" calcext:value-type="string">
            <text:p>Xdu2</text:p>
          </table:table-cell>
          <table:table-cell table:style-name="ce12" office:value-type="string" calcext:value-type="string">
            <text:p>Xdu3</text:p>
          </table:table-cell>
          <table:table-cell table:style-name="ce12" office:value-type="string" calcext:value-type="string">
            <text:p>Xdu4</text:p>
          </table:table-cell>
          <table:table-cell table:style-name="ce12" office:value-type="string" calcext:value-type="string">
            <text:p>Xdu5</text:p>
          </table:table-cell>
          <table:table-cell table:style-name="ce12" office:value-type="string" calcext:value-type="string">
            <text:p>Jcpu</text:p>
          </table:table-cell>
          <table:table-cell table:style-name="ce12" office:value-type="string" calcext:value-type="string">
            <text:p>Jds1</text:p>
          </table:table-cell>
          <table:table-cell table:style-name="ce12" office:value-type="string" calcext:value-type="string">
            <text:p>Jds2</text:p>
          </table:table-cell>
          <table:table-cell table:style-name="ce12" office:value-type="string" calcext:value-type="string">
            <text:p>Jds3</text:p>
          </table:table-cell>
          <table:table-cell table:style-name="ce12" office:value-type="string" calcext:value-type="string">
            <text:p>Jdu1</text:p>
          </table:table-cell>
          <table:table-cell table:style-name="ce12" office:value-type="string" calcext:value-type="string">
            <text:p>Jdu2</text:p>
          </table:table-cell>
          <table:table-cell table:style-name="ce12" office:value-type="string" calcext:value-type="string">
            <text:p>Jdu3</text:p>
          </table:table-cell>
          <table:table-cell table:style-name="ce12" office:value-type="string" calcext:value-type="string">
            <text:p>Jdu4</text:p>
          </table:table-cell>
          <table:table-cell table:style-name="ce12" office:value-type="string" calcext:value-type="string">
            <text:p>Jdu5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3" calcext:value-type="float">
            <text:p>0.3</text:p>
          </table:table-cell>
          <table:table-cell table:style-name="ce9" table:formula="of:=IF([$rezultati_analiticki.C2]=0;0;(ABS([$rezultati_analiticki.C2]-[$rezultati_simulacija_x100.C2])/[$rezultati_analiticki.C2]))" office:value-type="float" office:value="0.000830040648797055" calcext:value-type="float">
            <text:p>0.0008</text:p>
          </table:table-cell>
          <table:table-cell table:style-name="ce9" table:formula="of:=IF([$rezultati_analiticki.D2]=0;0;(ABS([$rezultati_analiticki.D2]-[$rezultati_simulacija_x100.D2])/[$rezultati_analiticki.D2]))" office:value-type="float" office:value="0.00164625792320536" calcext:value-type="float">
            <text:p>0.0016</text:p>
          </table:table-cell>
          <table:table-cell table:style-name="ce9" table:formula="of:=IF([$rezultati_analiticki.E2]=0;0;(ABS([$rezultati_analiticki.E2]-[$rezultati_simulacija_x100.E2])/[$rezultati_analiticki.E2]))" office:value-type="float" office:value="0.00164791277247163" calcext:value-type="float">
            <text:p>0.0016</text:p>
          </table:table-cell>
          <table:table-cell table:style-name="ce9" table:formula="of:=IF([$rezultati_analiticki.F2]=0;0;(ABS([$rezultati_analiticki.F2]-[$rezultati_simulacija_x100.F2])/[$rezultati_analiticki.F2]))" office:value-type="float" office:value="0.00471762955115601" calcext:value-type="float">
            <text:p>0.0047</text:p>
          </table:table-cell>
          <table:table-cell table:style-name="ce9" table:formula="of:=IF([$rezultati_analiticki.G2]=0;0;(ABS([$rezultati_analiticki.G2]-[$rezultati_simulacija_x100.G2])/[$rezultati_analiticki.G2]))" office:value-type="float" office:value="0.00334841245169561" calcext:value-type="float">
            <text:p>0.0033</text:p>
          </table:table-cell>
          <table:table-cell table:style-name="ce9" table:formula="of:=IF([$rezultati_analiticki.H2]=0;0;(ABS([$rezultati_analiticki.H2]-[$rezultati_simulacija_x100.H2])/[$rezultati_analiticki.H2]))" office:value-type="float" office:value="0.00175728781895956" calcext:value-type="float">
            <text:p>0.0018</text:p>
          </table:table-cell>
          <table:table-cell table:style-name="ce9" table:formula="of:=IF([$rezultati_analiticki.I2]=0;0;(ABS([$rezultati_analiticki.I2]-[$rezultati_simulacija_x100.I2])/[$rezultati_analiticki.I2]))" office:value-type="float" office:value="0.00275181989530303" calcext:value-type="float">
            <text:p>0.0028</text:p>
          </table:table-cell>
          <table:table-cell table:style-name="ce9" table:formula="of:=IF([$rezultati_analiticki.J2]=0;0;(ABS([$rezultati_analiticki.J2]-[$rezultati_simulacija_x100.J2])/[$rezultati_analiticki.J2]))" office:value-type="float" office:value="0" calcext:value-type="float">
            <text:p>0.0000</text:p>
          </table:table-cell>
          <table:table-cell table:style-name="ce9" table:formula="of:=IF([$rezultati_analiticki.K2]=0;0;(ABS([$rezultati_analiticki.K2]-[$rezultati_simulacija_x100.K2])/[$rezultati_analiticki.K2]))" office:value-type="float" office:value="0" calcext:value-type="float">
            <text:p>0.0000</text:p>
          </table:table-cell>
          <table:table-cell table:style-name="ce9" table:formula="of:=IF([$rezultati_analiticki.L2]=0;0;(ABS([$rezultati_analiticki.L2]-[$rezultati_simulacija_x100.L2])/[$rezultati_analiticki.L2]))" office:value-type="float" office:value="0" calcext:value-type="float">
            <text:p>0.0000</text:p>
          </table:table-cell>
          <table:table-cell table:style-name="ce9" table:formula="of:=IF([$rezultati_analiticki.M2]=0;0;(ABS([$rezultati_analiticki.M2]-[$rezultati_simulacija_x100.M2])/[$rezultati_analiticki.M2]))" office:value-type="float" office:value="0.000710092360382399" calcext:value-type="float">
            <text:p>0.0007</text:p>
          </table:table-cell>
          <table:table-cell table:style-name="ce9" table:formula="of:=IF([$rezultati_analiticki.N2]=0;0;(ABS([$rezultati_analiticki.N2]-[$rezultati_simulacija_x100.N2])/[$rezultati_analiticki.N2]))" office:value-type="float" office:value="0.00280086676363635" calcext:value-type="float">
            <text:p>0.0028</text:p>
          </table:table-cell>
          <table:table-cell table:style-name="ce9" table:formula="of:=IF([$rezultati_analiticki.O2]=0;0;(ABS([$rezultati_analiticki.O2]-[$rezultati_simulacija_x100.O2])/[$rezultati_analiticki.O2]))" office:value-type="float" office:value="0.00267806857310443" calcext:value-type="float">
            <text:p>0.0027</text:p>
          </table:table-cell>
          <table:table-cell table:style-name="ce9" table:formula="of:=IF([$rezultati_analiticki.P2]=0;0;(ABS([$rezultati_analiticki.P2]-[$rezultati_simulacija_x100.P2])/[$rezultati_analiticki.P2]))" office:value-type="float" office:value="0.000971715998840423" calcext:value-type="float">
            <text:p>0.0010</text:p>
          </table:table-cell>
          <table:table-cell table:style-name="ce9" table:formula="of:=IF([$rezultati_analiticki.Q2]=0;0;(ABS([$rezultati_analiticki.Q2]-[$rezultati_simulacija_x100.Q2])/[$rezultati_analiticki.Q2]))" office:value-type="float" office:value="0.00156881936446978" calcext:value-type="float">
            <text:p>0.0016</text:p>
          </table:table-cell>
          <table:table-cell table:style-name="ce9" table:formula="of:=IF([$rezultati_analiticki.R2]=0;0;(ABS([$rezultati_analiticki.R2]-[$rezultati_simulacija_x100.R2])/[$rezultati_analiticki.R2]))" office:value-type="float" office:value="0.00140492065340898" calcext:value-type="float">
            <text:p>0.0014</text:p>
          </table:table-cell>
          <table:table-cell table:style-name="ce9" table:formula="of:=IF([$rezultati_analiticki.S2]=0;0;(ABS([$rezultati_analiticki.S2]-[$rezultati_simulacija_x100.S2])/[$rezultati_analiticki.S2]))" office:value-type="float" office:value="0" calcext:value-type="float">
            <text:p>0.0000</text:p>
          </table:table-cell>
          <table:table-cell table:style-name="ce9" table:formula="of:=IF([$rezultati_analiticki.T2]=0;0;(ABS([$rezultati_analiticki.T2]-[$rezultati_simulacija_x100.T2])/[$rezultati_analiticki.T2]))" office:value-type="float" office:value="0" calcext:value-type="float">
            <text:p>0.0000</text:p>
          </table:table-cell>
          <table:table-cell table:style-name="ce9" table:formula="of:=IF([$rezultati_analiticki.U2]=0;0;(ABS([$rezultati_analiticki.U2]-[$rezultati_simulacija_x100.U2])/[$rezultati_analiticki.U2]))" office:value-type="float" office:value="0" calcext:value-type="float">
            <text:p>0.0000</text:p>
          </table:table-cell>
          <table:table-cell table:style-name="ce9" table:formula="of:=IF([$rezultati_analiticki.V2]=0;0;(ABS([$rezultati_analiticki.V2]-[$rezultati_simulacija_x100.V2])/[$rezultati_analiticki.V2]))" office:value-type="float" office:value="0.0177073883842766" calcext:value-type="float">
            <text:p>0.0177</text:p>
          </table:table-cell>
          <table:table-cell table:style-name="ce9" table:formula="of:=IF([$rezultati_analiticki.W2]=0;0;(ABS([$rezultati_analiticki.W2]-[$rezultati_simulacija_x100.W2])/[$rezultati_analiticki.W2]))" office:value-type="float" office:value="0.000664531201558022" calcext:value-type="float">
            <text:p>0.0007</text:p>
          </table:table-cell>
          <table:table-cell table:style-name="ce9" table:formula="of:=IF([$rezultati_analiticki.X2]=0;0;(ABS([$rezultati_analiticki.X2]-[$rezultati_simulacija_x100.X2])/[$rezultati_analiticki.X2]))" office:value-type="float" office:value="0.00206179034796576" calcext:value-type="float">
            <text:p>0.0021</text:p>
          </table:table-cell>
          <table:table-cell table:style-name="ce9" table:formula="of:=IF([$rezultati_analiticki.Y2]=0;0;(ABS([$rezultati_analiticki.Y2]-[$rezultati_simulacija_x100.Y2])/[$rezultati_analiticki.Y2]))" office:value-type="float" office:value="0.00427410826930049" calcext:value-type="float">
            <text:p>0.0043</text:p>
          </table:table-cell>
          <table:table-cell table:style-name="ce9" table:formula="of:=IF([$rezultati_analiticki.Z2]=0;0;(ABS([$rezultati_analiticki.Z2]-[$rezultati_simulacija_x100.Z2])/[$rezultati_analiticki.Z2]))" office:value-type="float" office:value="0.00173845088974331" calcext:value-type="float">
            <text:p>0.0017</text:p>
          </table:table-cell>
          <table:table-cell table:style-name="ce9" table:formula="of:=IF([$rezultati_analiticki.AA2]=0;0;(ABS([$rezultati_analiticki.AA2]-[$rezultati_simulacija_x100.AA2])/[$rezultati_analiticki.AA2]))" office:value-type="float" office:value="0.00641735556865234" calcext:value-type="float">
            <text:p>0.0064</text:p>
          </table:table-cell>
          <table:table-cell table:style-name="ce9" table:formula="of:=IF([$rezultati_analiticki.AB2]=0;0;(ABS([$rezultati_analiticki.AB2]-[$rezultati_simulacija_x100.AB2])/[$rezultati_analiticki.AB2]))" office:value-type="float" office:value="0" calcext:value-type="float">
            <text:p>0.0000</text:p>
          </table:table-cell>
          <table:table-cell table:style-name="ce9" table:formula="of:=IF([$rezultati_analiticki.AC2]=0;0;(ABS([$rezultati_analiticki.AC2]-[$rezultati_simulacija_x100.AC2])/[$rezultati_analiticki.AC2]))" office:value-type="float" office:value="0" calcext:value-type="float">
            <text:p>0.0000</text:p>
          </table:table-cell>
          <table:table-cell table:style-name="ce9" table:formula="of:=IF([$rezultati_analiticki.AD2]=0;0;(ABS([$rezultati_analiticki.AD2]-[$rezultati_simulacija_x100.AD2])/[$rezultati_analiticki.AD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55" calcext:value-type="float">
            <text:p>0.55</text:p>
          </table:table-cell>
          <table:table-cell table:style-name="ce9" table:formula="of:=IF([$rezultati_analiticki.C3]=0;0;(ABS([$rezultati_analiticki.C3]-[$rezultati_simulacija_x100.C3])/[$rezultati_analiticki.C3]))" office:value-type="float" office:value="0.00542669307026813" calcext:value-type="float">
            <text:p>0.0054</text:p>
          </table:table-cell>
          <table:table-cell table:style-name="ce9" table:formula="of:=IF([$rezultati_analiticki.D3]=0;0;(ABS([$rezultati_analiticki.D3]-[$rezultati_simulacija_x100.D3])/[$rezultati_analiticki.D3]))" office:value-type="float" office:value="0.000211888702045825" calcext:value-type="float">
            <text:p>0.0002</text:p>
          </table:table-cell>
          <table:table-cell table:style-name="ce9" table:formula="of:=IF([$rezultati_analiticki.E3]=0;0;(ABS([$rezultati_analiticki.E3]-[$rezultati_simulacija_x100.E3])/[$rezultati_analiticki.E3]))" office:value-type="float" office:value="0.000435856347840243" calcext:value-type="float">
            <text:p>0.0004</text:p>
          </table:table-cell>
          <table:table-cell table:style-name="ce9" table:formula="of:=IF([$rezultati_analiticki.F3]=0;0;(ABS([$rezultati_analiticki.F3]-[$rezultati_simulacija_x100.F3])/[$rezultati_analiticki.F3]))" office:value-type="float" office:value="0.000985146175167463" calcext:value-type="float">
            <text:p>0.0010</text:p>
          </table:table-cell>
          <table:table-cell table:style-name="ce9" table:formula="of:=IF([$rezultati_analiticki.G3]=0;0;(ABS([$rezultati_analiticki.G3]-[$rezultati_simulacija_x100.G3])/[$rezultati_analiticki.G3]))" office:value-type="float" office:value="0.000721803296146902" calcext:value-type="float">
            <text:p>0.0007</text:p>
          </table:table-cell>
          <table:table-cell table:style-name="ce9" table:formula="of:=IF([$rezultati_analiticki.H3]=0;0;(ABS([$rezultati_analiticki.H3]-[$rezultati_simulacija_x100.H3])/[$rezultati_analiticki.H3]))" office:value-type="float" office:value="0.0000400230091368346" calcext:value-type="float">
            <text:p>0.0000</text:p>
          </table:table-cell>
          <table:table-cell table:style-name="ce9" table:formula="of:=IF([$rezultati_analiticki.I3]=0;0;(ABS([$rezultati_analiticki.I3]-[$rezultati_simulacija_x100.I3])/[$rezultati_analiticki.I3]))" office:value-type="float" office:value="0.0029021557507144" calcext:value-type="float">
            <text:p>0.0029</text:p>
          </table:table-cell>
          <table:table-cell table:style-name="ce9" table:formula="of:=IF([$rezultati_analiticki.J3]=0;0;(ABS([$rezultati_analiticki.J3]-[$rezultati_simulacija_x100.J3])/[$rezultati_analiticki.J3]))" office:value-type="float" office:value="0" calcext:value-type="float">
            <text:p>0.0000</text:p>
          </table:table-cell>
          <table:table-cell table:style-name="ce9" table:formula="of:=IF([$rezultati_analiticki.K3]=0;0;(ABS([$rezultati_analiticki.K3]-[$rezultati_simulacija_x100.K3])/[$rezultati_analiticki.K3]))" office:value-type="float" office:value="0" calcext:value-type="float">
            <text:p>0.0000</text:p>
          </table:table-cell>
          <table:table-cell table:style-name="ce9" table:formula="of:=IF([$rezultati_analiticki.L3]=0;0;(ABS([$rezultati_analiticki.L3]-[$rezultati_simulacija_x100.L3])/[$rezultati_analiticki.L3]))" office:value-type="float" office:value="0" calcext:value-type="float">
            <text:p>0.0000</text:p>
          </table:table-cell>
          <table:table-cell table:style-name="ce9" table:formula="of:=IF([$rezultati_analiticki.M3]=0;0;(ABS([$rezultati_analiticki.M3]-[$rezultati_simulacija_x100.M3])/[$rezultati_analiticki.M3]))" office:value-type="float" office:value="0.000347846546271433" calcext:value-type="float">
            <text:p>0.0003</text:p>
          </table:table-cell>
          <table:table-cell table:style-name="ce9" table:formula="of:=IF([$rezultati_analiticki.N3]=0;0;(ABS([$rezultati_analiticki.N3]-[$rezultati_simulacija_x100.N3])/[$rezultati_analiticki.N3]))" office:value-type="float" office:value="0.000476674534269877" calcext:value-type="float">
            <text:p>0.0005</text:p>
          </table:table-cell>
          <table:table-cell table:style-name="ce9" table:formula="of:=IF([$rezultati_analiticki.O3]=0;0;(ABS([$rezultati_analiticki.O3]-[$rezultati_simulacija_x100.O3])/[$rezultati_analiticki.O3]))" office:value-type="float" office:value="0.000600163230214823" calcext:value-type="float">
            <text:p>0.0006</text:p>
          </table:table-cell>
          <table:table-cell table:style-name="ce9" table:formula="of:=IF([$rezultati_analiticki.P3]=0;0;(ABS([$rezultati_analiticki.P3]-[$rezultati_simulacija_x100.P3])/[$rezultati_analiticki.P3]))" office:value-type="float" office:value="0.00223421145702712" calcext:value-type="float">
            <text:p>0.0022</text:p>
          </table:table-cell>
          <table:table-cell table:style-name="ce9" table:formula="of:=IF([$rezultati_analiticki.Q3]=0;0;(ABS([$rezultati_analiticki.Q3]-[$rezultati_simulacija_x100.Q3])/[$rezultati_analiticki.Q3]))" office:value-type="float" office:value="0.000591301626726284" calcext:value-type="float">
            <text:p>0.0006</text:p>
          </table:table-cell>
          <table:table-cell table:style-name="ce9" table:formula="of:=IF([$rezultati_analiticki.R3]=0;0;(ABS([$rezultati_analiticki.R3]-[$rezultati_simulacija_x100.R3])/[$rezultati_analiticki.R3]))" office:value-type="float" office:value="0.000690405615064266" calcext:value-type="float">
            <text:p>0.0007</text:p>
          </table:table-cell>
          <table:table-cell table:style-name="ce9" table:formula="of:=IF([$rezultati_analiticki.S3]=0;0;(ABS([$rezultati_analiticki.S3]-[$rezultati_simulacija_x100.S3])/[$rezultati_analiticki.S3]))" office:value-type="float" office:value="0" calcext:value-type="float">
            <text:p>0.0000</text:p>
          </table:table-cell>
          <table:table-cell table:style-name="ce9" table:formula="of:=IF([$rezultati_analiticki.T3]=0;0;(ABS([$rezultati_analiticki.T3]-[$rezultati_simulacija_x100.T3])/[$rezultati_analiticki.T3]))" office:value-type="float" office:value="0" calcext:value-type="float">
            <text:p>0.0000</text:p>
          </table:table-cell>
          <table:table-cell table:style-name="ce9" table:formula="of:=IF([$rezultati_analiticki.U3]=0;0;(ABS([$rezultati_analiticki.U3]-[$rezultati_simulacija_x100.U3])/[$rezultati_analiticki.U3]))" office:value-type="float" office:value="0" calcext:value-type="float">
            <text:p>0.0000</text:p>
          </table:table-cell>
          <table:table-cell table:style-name="ce9" table:formula="of:=IF([$rezultati_analiticki.V3]=0;0;(ABS([$rezultati_analiticki.V3]-[$rezultati_simulacija_x100.V3])/[$rezultati_analiticki.V3]))" office:value-type="float" office:value="0.0249263068147127" calcext:value-type="float">
            <text:p>0.0249</text:p>
          </table:table-cell>
          <table:table-cell table:style-name="ce9" table:formula="of:=IF([$rezultati_analiticki.W3]=0;0;(ABS([$rezultati_analiticki.W3]-[$rezultati_simulacija_x100.W3])/[$rezultati_analiticki.W3]))" office:value-type="float" office:value="0.00185849993790377" calcext:value-type="float">
            <text:p>0.0019</text:p>
          </table:table-cell>
          <table:table-cell table:style-name="ce9" table:formula="of:=IF([$rezultati_analiticki.X3]=0;0;(ABS([$rezultati_analiticki.X3]-[$rezultati_simulacija_x100.X3])/[$rezultati_analiticki.X3]))" office:value-type="float" office:value="0.000956721204013785" calcext:value-type="float">
            <text:p>0.0010</text:p>
          </table:table-cell>
          <table:table-cell table:style-name="ce9" table:formula="of:=IF([$rezultati_analiticki.Y3]=0;0;(ABS([$rezultati_analiticki.Y3]-[$rezultati_simulacija_x100.Y3])/[$rezultati_analiticki.Y3]))" office:value-type="float" office:value="0.000225450919728405" calcext:value-type="float">
            <text:p>0.0002</text:p>
          </table:table-cell>
          <table:table-cell table:style-name="ce9" table:formula="of:=IF([$rezultati_analiticki.Z3]=0;0;(ABS([$rezultati_analiticki.Z3]-[$rezultati_simulacija_x100.Z3])/[$rezultati_analiticki.Z3]))" office:value-type="float" office:value="0.000265651407068115" calcext:value-type="float">
            <text:p>0.0003</text:p>
          </table:table-cell>
          <table:table-cell table:style-name="ce9" table:formula="of:=IF([$rezultati_analiticki.AA3]=0;0;(ABS([$rezultati_analiticki.AA3]-[$rezultati_simulacija_x100.AA3])/[$rezultati_analiticki.AA3]))" office:value-type="float" office:value="0.00794474383309396" calcext:value-type="float">
            <text:p>0.0079</text:p>
          </table:table-cell>
          <table:table-cell table:style-name="ce9" table:formula="of:=IF([$rezultati_analiticki.AB3]=0;0;(ABS([$rezultati_analiticki.AB3]-[$rezultati_simulacija_x100.AB3])/[$rezultati_analiticki.AB3]))" office:value-type="float" office:value="0" calcext:value-type="float">
            <text:p>0.0000</text:p>
          </table:table-cell>
          <table:table-cell table:style-name="ce9" table:formula="of:=IF([$rezultati_analiticki.AC3]=0;0;(ABS([$rezultati_analiticki.AC3]-[$rezultati_simulacija_x100.AC3])/[$rezultati_analiticki.AC3]))" office:value-type="float" office:value="0" calcext:value-type="float">
            <text:p>0.0000</text:p>
          </table:table-cell>
          <table:table-cell table:style-name="ce9" table:formula="of:=IF([$rezultati_analiticki.AD3]=0;0;(ABS([$rezultati_analiticki.AD3]-[$rezultati_simulacija_x100.AD3])/[$rezultati_analiticki.AD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0.8" calcext:value-type="float">
            <text:p>0.8</text:p>
          </table:table-cell>
          <table:table-cell table:style-name="ce9" table:formula="of:=IF([$rezultati_analiticki.C4]=0;0;(ABS([$rezultati_analiticki.C4]-[$rezultati_simulacija_x100.C4])/[$rezultati_analiticki.C4]))" office:value-type="float" office:value="0.000749631224215849" calcext:value-type="float">
            <text:p>0.0007</text:p>
          </table:table-cell>
          <table:table-cell table:style-name="ce9" table:formula="of:=IF([$rezultati_analiticki.D4]=0;0;(ABS([$rezultati_analiticki.D4]-[$rezultati_simulacija_x100.D4])/[$rezultati_analiticki.D4]))" office:value-type="float" office:value="0.000290494880845911" calcext:value-type="float">
            <text:p>0.0003</text:p>
          </table:table-cell>
          <table:table-cell table:style-name="ce9" table:formula="of:=IF([$rezultati_analiticki.E4]=0;0;(ABS([$rezultati_analiticki.E4]-[$rezultati_simulacija_x100.E4])/[$rezultati_analiticki.E4]))" office:value-type="float" office:value="0.000624426891897878" calcext:value-type="float">
            <text:p>0.0006</text:p>
          </table:table-cell>
          <table:table-cell table:style-name="ce9" table:formula="of:=IF([$rezultati_analiticki.F4]=0;0;(ABS([$rezultati_analiticki.F4]-[$rezultati_simulacija_x100.F4])/[$rezultati_analiticki.F4]))" office:value-type="float" office:value="0.00207111345402363" calcext:value-type="float">
            <text:p>0.0021</text:p>
          </table:table-cell>
          <table:table-cell table:style-name="ce9" table:formula="of:=IF([$rezultati_analiticki.G4]=0;0;(ABS([$rezultati_analiticki.G4]-[$rezultati_simulacija_x100.G4])/[$rezultati_analiticki.G4]))" office:value-type="float" office:value="0.000984943858323319" calcext:value-type="float">
            <text:p>0.0010</text:p>
          </table:table-cell>
          <table:table-cell table:style-name="ce9" table:formula="of:=IF([$rezultati_analiticki.H4]=0;0;(ABS([$rezultati_analiticki.H4]-[$rezultati_simulacija_x100.H4])/[$rezultati_analiticki.H4]))" office:value-type="float" office:value="0.00074142268681311" calcext:value-type="float">
            <text:p>0.0007</text:p>
          </table:table-cell>
          <table:table-cell table:style-name="ce9" table:formula="of:=IF([$rezultati_analiticki.I4]=0;0;(ABS([$rezultati_analiticki.I4]-[$rezultati_simulacija_x100.I4])/[$rezultati_analiticki.I4]))" office:value-type="float" office:value="0.000204751478585869" calcext:value-type="float">
            <text:p>0.0002</text:p>
          </table:table-cell>
          <table:table-cell table:style-name="ce9" table:formula="of:=IF([$rezultati_analiticki.J4]=0;0;(ABS([$rezultati_analiticki.J4]-[$rezultati_simulacija_x100.J4])/[$rezultati_analiticki.J4]))" office:value-type="float" office:value="0" calcext:value-type="float">
            <text:p>0.0000</text:p>
          </table:table-cell>
          <table:table-cell table:style-name="ce9" table:formula="of:=IF([$rezultati_analiticki.K4]=0;0;(ABS([$rezultati_analiticki.K4]-[$rezultati_simulacija_x100.K4])/[$rezultati_analiticki.K4]))" office:value-type="float" office:value="0" calcext:value-type="float">
            <text:p>0.0000</text:p>
          </table:table-cell>
          <table:table-cell table:style-name="ce9" table:formula="of:=IF([$rezultati_analiticki.L4]=0;0;(ABS([$rezultati_analiticki.L4]-[$rezultati_simulacija_x100.L4])/[$rezultati_analiticki.L4]))" office:value-type="float" office:value="0" calcext:value-type="float">
            <text:p>0.0000</text:p>
          </table:table-cell>
          <table:table-cell table:style-name="ce9" table:formula="of:=IF([$rezultati_analiticki.M4]=0;0;(ABS([$rezultati_analiticki.M4]-[$rezultati_simulacija_x100.M4])/[$rezultati_analiticki.M4]))" office:value-type="float" office:value="0.000363524702533316" calcext:value-type="float">
            <text:p>0.0004</text:p>
          </table:table-cell>
          <table:table-cell table:style-name="ce9" table:formula="of:=IF([$rezultati_analiticki.N4]=0;0;(ABS([$rezultati_analiticki.N4]-[$rezultati_simulacija_x100.N4])/[$rezultati_analiticki.N4]))" office:value-type="float" office:value="0.00151704868249619" calcext:value-type="float">
            <text:p>0.0015</text:p>
          </table:table-cell>
          <table:table-cell table:style-name="ce9" table:formula="of:=IF([$rezultati_analiticki.O4]=0;0;(ABS([$rezultati_analiticki.O4]-[$rezultati_simulacija_x100.O4])/[$rezultati_analiticki.O4]))" office:value-type="float" office:value="0.00169488691588889" calcext:value-type="float">
            <text:p>0.0017</text:p>
          </table:table-cell>
          <table:table-cell table:style-name="ce9" table:formula="of:=IF([$rezultati_analiticki.P4]=0;0;(ABS([$rezultati_analiticki.P4]-[$rezultati_simulacija_x100.P4])/[$rezultati_analiticki.P4]))" office:value-type="float" office:value="0.000126754198613686" calcext:value-type="float">
            <text:p>0.0001</text:p>
          </table:table-cell>
          <table:table-cell table:style-name="ce9" table:formula="of:=IF([$rezultati_analiticki.Q4]=0;0;(ABS([$rezultati_analiticki.Q4]-[$rezultati_simulacija_x100.Q4])/[$rezultati_analiticki.Q4]))" office:value-type="float" office:value="0.0000433584479766514" calcext:value-type="float">
            <text:p>0.0000</text:p>
          </table:table-cell>
          <table:table-cell table:style-name="ce9" table:formula="of:=IF([$rezultati_analiticki.R4]=0;0;(ABS([$rezultati_analiticki.R4]-[$rezultati_simulacija_x100.R4])/[$rezultati_analiticki.R4]))" office:value-type="float" office:value="0.000478376445877553" calcext:value-type="float">
            <text:p>0.0005</text:p>
          </table:table-cell>
          <table:table-cell table:style-name="ce9" table:formula="of:=IF([$rezultati_analiticki.S4]=0;0;(ABS([$rezultati_analiticki.S4]-[$rezultati_simulacija_x100.S4])/[$rezultati_analiticki.S4]))" office:value-type="float" office:value="0" calcext:value-type="float">
            <text:p>0.0000</text:p>
          </table:table-cell>
          <table:table-cell table:style-name="ce9" table:formula="of:=IF([$rezultati_analiticki.T4]=0;0;(ABS([$rezultati_analiticki.T4]-[$rezultati_simulacija_x100.T4])/[$rezultati_analiticki.T4]))" office:value-type="float" office:value="0" calcext:value-type="float">
            <text:p>0.0000</text:p>
          </table:table-cell>
          <table:table-cell table:style-name="ce9" table:formula="of:=IF([$rezultati_analiticki.U4]=0;0;(ABS([$rezultati_analiticki.U4]-[$rezultati_simulacija_x100.U4])/[$rezultati_analiticki.U4]))" office:value-type="float" office:value="0" calcext:value-type="float">
            <text:p>0.0000</text:p>
          </table:table-cell>
          <table:table-cell table:style-name="ce9" table:formula="of:=IF([$rezultati_analiticki.V4]=0;0;(ABS([$rezultati_analiticki.V4]-[$rezultati_simulacija_x100.V4])/[$rezultati_analiticki.V4]))" office:value-type="float" office:value="0.0126653789806563" calcext:value-type="float">
            <text:p>0.0127</text:p>
          </table:table-cell>
          <table:table-cell table:style-name="ce9" table:formula="of:=IF([$rezultati_analiticki.W4]=0;0;(ABS([$rezultati_analiticki.W4]-[$rezultati_simulacija_x100.W4])/[$rezultati_analiticki.W4]))" office:value-type="float" office:value="0.00205828802431388" calcext:value-type="float">
            <text:p>0.0021</text:p>
          </table:table-cell>
          <table:table-cell table:style-name="ce9" table:formula="of:=IF([$rezultati_analiticki.X4]=0;0;(ABS([$rezultati_analiticki.X4]-[$rezultati_simulacija_x100.X4])/[$rezultati_analiticki.X4]))" office:value-type="float" office:value="0.0018870684584364" calcext:value-type="float">
            <text:p>0.0019</text:p>
          </table:table-cell>
          <table:table-cell table:style-name="ce9" table:formula="of:=IF([$rezultati_analiticki.Y4]=0;0;(ABS([$rezultati_analiticki.Y4]-[$rezultati_simulacija_x100.Y4])/[$rezultati_analiticki.Y4]))" office:value-type="float" office:value="0.00308902737566677" calcext:value-type="float">
            <text:p>0.0031</text:p>
          </table:table-cell>
          <table:table-cell table:style-name="ce9" table:formula="of:=IF([$rezultati_analiticki.Z4]=0;0;(ABS([$rezultati_analiticki.Z4]-[$rezultati_simulacija_x100.Z4])/[$rezultati_analiticki.Z4]))" office:value-type="float" office:value="0.0000582291655846335" calcext:value-type="float">
            <text:p>0.0001</text:p>
          </table:table-cell>
          <table:table-cell table:style-name="ce9" table:formula="of:=IF([$rezultati_analiticki.AA4]=0;0;(ABS([$rezultati_analiticki.AA4]-[$rezultati_simulacija_x100.AA4])/[$rezultati_analiticki.AA4]))" office:value-type="float" office:value="0.00480228285919768" calcext:value-type="float">
            <text:p>0.0048</text:p>
          </table:table-cell>
          <table:table-cell table:style-name="ce9" table:formula="of:=IF([$rezultati_analiticki.AB4]=0;0;(ABS([$rezultati_analiticki.AB4]-[$rezultati_simulacija_x100.AB4])/[$rezultati_analiticki.AB4]))" office:value-type="float" office:value="0" calcext:value-type="float">
            <text:p>0.0000</text:p>
          </table:table-cell>
          <table:table-cell table:style-name="ce9" table:formula="of:=IF([$rezultati_analiticki.AC4]=0;0;(ABS([$rezultati_analiticki.AC4]-[$rezultati_simulacija_x100.AC4])/[$rezultati_analiticki.AC4]))" office:value-type="float" office:value="0" calcext:value-type="float">
            <text:p>0.0000</text:p>
          </table:table-cell>
          <table:table-cell table:style-name="ce9" table:formula="of:=IF([$rezultati_analiticki.AD4]=0;0;(ABS([$rezultati_analiticki.AD4]-[$rezultati_simulacija_x100.AD4])/[$rezultati_analiticki.AD4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IF([$rezultati_analiticki.C5]=0;0;(ABS([$rezultati_analiticki.C5]-[$rezultati_simulacija_x100.C5])/[$rezultati_analiticki.C5]))" office:value-type="float" office:value="0.186665316544574" calcext:value-type="float">
            <text:p>0.1867</text:p>
          </table:table-cell>
          <table:table-cell table:style-name="ce9" table:formula="of:=IF([$rezultati_analiticki.D5]=0;0;(ABS([$rezultati_analiticki.D5]-[$rezultati_simulacija_x100.D5])/[$rezultati_analiticki.D5]))" office:value-type="float" office:value="0.000989026494191975" calcext:value-type="float">
            <text:p>0.0010</text:p>
          </table:table-cell>
          <table:table-cell table:style-name="ce9" table:formula="of:=IF([$rezultati_analiticki.E5]=0;0;(ABS([$rezultati_analiticki.E5]-[$rezultati_simulacija_x100.E5])/[$rezultati_analiticki.E5]))" office:value-type="float" office:value="0.00265133802773625" calcext:value-type="float">
            <text:p>0.0027</text:p>
          </table:table-cell>
          <table:table-cell table:style-name="ce9" table:formula="of:=IF([$rezultati_analiticki.F5]=0;0;(ABS([$rezultati_analiticki.F5]-[$rezultati_simulacija_x100.F5])/[$rezultati_analiticki.F5]))" office:value-type="float" office:value="0.000831167890488919" calcext:value-type="float">
            <text:p>0.0008</text:p>
          </table:table-cell>
          <table:table-cell table:style-name="ce9" table:formula="of:=IF([$rezultati_analiticki.G5]=0;0;(ABS([$rezultati_analiticki.G5]-[$rezultati_simulacija_x100.G5])/[$rezultati_analiticki.G5]))" office:value-type="float" office:value="0.0024305833139919" calcext:value-type="float">
            <text:p>0.0024</text:p>
          </table:table-cell>
          <table:table-cell table:style-name="ce9" table:formula="of:=IF([$rezultati_analiticki.H5]=0;0;(ABS([$rezultati_analiticki.H5]-[$rezultati_simulacija_x100.H5])/[$rezultati_analiticki.H5]))" office:value-type="float" office:value="0.00191094338248484" calcext:value-type="float">
            <text:p>0.0019</text:p>
          </table:table-cell>
          <table:table-cell table:style-name="ce9" table:formula="of:=IF([$rezultati_analiticki.I5]=0;0;(ABS([$rezultati_analiticki.I5]-[$rezultati_simulacija_x100.I5])/[$rezultati_analiticki.I5]))" office:value-type="float" office:value="0.00229645453415347" calcext:value-type="float">
            <text:p>0.0023</text:p>
          </table:table-cell>
          <table:table-cell table:style-name="ce9" table:formula="of:=IF([$rezultati_analiticki.J5]=0;0;(ABS([$rezultati_analiticki.J5]-[$rezultati_simulacija_x100.J5])/[$rezultati_analiticki.J5]))" office:value-type="float" office:value="0" calcext:value-type="float">
            <text:p>0.0000</text:p>
          </table:table-cell>
          <table:table-cell table:style-name="ce9" table:formula="of:=IF([$rezultati_analiticki.K5]=0;0;(ABS([$rezultati_analiticki.K5]-[$rezultati_simulacija_x100.K5])/[$rezultati_analiticki.K5]))" office:value-type="float" office:value="0" calcext:value-type="float">
            <text:p>0.0000</text:p>
          </table:table-cell>
          <table:table-cell table:style-name="ce9" table:formula="of:=IF([$rezultati_analiticki.L5]=0;0;(ABS([$rezultati_analiticki.L5]-[$rezultati_simulacija_x100.L5])/[$rezultati_analiticki.L5]))" office:value-type="float" office:value="0" calcext:value-type="float">
            <text:p>0.0000</text:p>
          </table:table-cell>
          <table:table-cell table:style-name="ce9" table:formula="of:=IF([$rezultati_analiticki.M5]=0;0;(ABS([$rezultati_analiticki.M5]-[$rezultati_simulacija_x100.M5])/[$rezultati_analiticki.M5]))" office:value-type="float" office:value="0.000805053403668711" calcext:value-type="float">
            <text:p>0.0008</text:p>
          </table:table-cell>
          <table:table-cell table:style-name="ce9" table:formula="of:=IF([$rezultati_analiticki.N5]=0;0;(ABS([$rezultati_analiticki.N5]-[$rezultati_simulacija_x100.N5])/[$rezultati_analiticki.N5]))" office:value-type="float" office:value="0.00211665413099705" calcext:value-type="float">
            <text:p>0.0021</text:p>
          </table:table-cell>
          <table:table-cell table:style-name="ce9" table:formula="of:=IF([$rezultati_analiticki.O5]=0;0;(ABS([$rezultati_analiticki.O5]-[$rezultati_simulacija_x100.O5])/[$rezultati_analiticki.O5]))" office:value-type="float" office:value="0.000873017369115121" calcext:value-type="float">
            <text:p>0.0009</text:p>
          </table:table-cell>
          <table:table-cell table:style-name="ce9" table:formula="of:=IF([$rezultati_analiticki.P5]=0;0;(ABS([$rezultati_analiticki.P5]-[$rezultati_simulacija_x100.P5])/[$rezultati_analiticki.P5]))" office:value-type="float" office:value="0.00183092049315763" calcext:value-type="float">
            <text:p>0.0018</text:p>
          </table:table-cell>
          <table:table-cell table:style-name="ce9" table:formula="of:=IF([$rezultati_analiticki.Q5]=0;0;(ABS([$rezultati_analiticki.Q5]-[$rezultati_simulacija_x100.Q5])/[$rezultati_analiticki.Q5]))" office:value-type="float" office:value="0.00120119807524239" calcext:value-type="float">
            <text:p>0.0012</text:p>
          </table:table-cell>
          <table:table-cell table:style-name="ce9" table:formula="of:=IF([$rezultati_analiticki.R5]=0;0;(ABS([$rezultati_analiticki.R5]-[$rezultati_simulacija_x100.R5])/[$rezultati_analiticki.R5]))" office:value-type="float" office:value="0.000923293324457173" calcext:value-type="float">
            <text:p>0.0009</text:p>
          </table:table-cell>
          <table:table-cell table:style-name="ce9" table:formula="of:=IF([$rezultati_analiticki.S5]=0;0;(ABS([$rezultati_analiticki.S5]-[$rezultati_simulacija_x100.S5])/[$rezultati_analiticki.S5]))" office:value-type="float" office:value="0" calcext:value-type="float">
            <text:p>0.0000</text:p>
          </table:table-cell>
          <table:table-cell table:style-name="ce9" table:formula="of:=IF([$rezultati_analiticki.T5]=0;0;(ABS([$rezultati_analiticki.T5]-[$rezultati_simulacija_x100.T5])/[$rezultati_analiticki.T5]))" office:value-type="float" office:value="0" calcext:value-type="float">
            <text:p>0.0000</text:p>
          </table:table-cell>
          <table:table-cell table:style-name="ce9" table:formula="of:=IF([$rezultati_analiticki.U5]=0;0;(ABS([$rezultati_analiticki.U5]-[$rezultati_simulacija_x100.U5])/[$rezultati_analiticki.U5]))" office:value-type="float" office:value="0" calcext:value-type="float">
            <text:p>0.0000</text:p>
          </table:table-cell>
          <table:table-cell table:style-name="ce9" table:formula="of:=IF([$rezultati_analiticki.V5]=0;0;(ABS([$rezultati_analiticki.V5]-[$rezultati_simulacija_x100.V5])/[$rezultati_analiticki.V5]))" office:value-type="float" office:value="0.0105500183779061" calcext:value-type="float">
            <text:p>0.0106</text:p>
          </table:table-cell>
          <table:table-cell table:style-name="ce9" table:formula="of:=IF([$rezultati_analiticki.W5]=0;0;(ABS([$rezultati_analiticki.W5]-[$rezultati_simulacija_x100.W5])/[$rezultati_analiticki.W5]))" office:value-type="float" office:value="0.00182756312804665" calcext:value-type="float">
            <text:p>0.0018</text:p>
          </table:table-cell>
          <table:table-cell table:style-name="ce9" table:formula="of:=IF([$rezultati_analiticki.X5]=0;0;(ABS([$rezultati_analiticki.X5]-[$rezultati_simulacija_x100.X5])/[$rezultati_analiticki.X5]))" office:value-type="float" office:value="0.00348613178130233" calcext:value-type="float">
            <text:p>0.0035</text:p>
          </table:table-cell>
          <table:table-cell table:style-name="ce9" table:formula="of:=IF([$rezultati_analiticki.Y5]=0;0;(ABS([$rezultati_analiticki.Y5]-[$rezultati_simulacija_x100.Y5])/[$rezultati_analiticki.Y5]))" office:value-type="float" office:value="0.000184278251747835" calcext:value-type="float">
            <text:p>0.0002</text:p>
          </table:table-cell>
          <table:table-cell table:style-name="ce9" table:formula="of:=IF([$rezultati_analiticki.Z5]=0;0;(ABS([$rezultati_analiticki.Z5]-[$rezultati_simulacija_x100.Z5])/[$rezultati_analiticki.Z5]))" office:value-type="float" office:value="0.176260719879369" calcext:value-type="float">
            <text:p>0.1763</text:p>
          </table:table-cell>
          <table:table-cell table:style-name="ce9" table:formula="of:=IF([$rezultati_analiticki.AA5]=0;0;(ABS([$rezultati_analiticki.AA5]-[$rezultati_simulacija_x100.AA5])/[$rezultati_analiticki.AA5]))" office:value-type="float" office:value="0.203732345726645" calcext:value-type="float">
            <text:p>0.2037</text:p>
          </table:table-cell>
          <table:table-cell table:style-name="ce9" table:formula="of:=IF([$rezultati_analiticki.AB5]=0;0;(ABS([$rezultati_analiticki.AB5]-[$rezultati_simulacija_x100.AB5])/[$rezultati_analiticki.AB5]))" office:value-type="float" office:value="0" calcext:value-type="float">
            <text:p>0.0000</text:p>
          </table:table-cell>
          <table:table-cell table:style-name="ce9" table:formula="of:=IF([$rezultati_analiticki.AC5]=0;0;(ABS([$rezultati_analiticki.AC5]-[$rezultati_simulacija_x100.AC5])/[$rezultati_analiticki.AC5]))" office:value-type="float" office:value="0" calcext:value-type="float">
            <text:p>0.0000</text:p>
          </table:table-cell>
          <table:table-cell table:style-name="ce9" table:formula="of:=IF([$rezultati_analiticki.AD5]=0;0;(ABS([$rezultati_analiticki.AD5]-[$rezultati_simulacija_x100.AD5])/[$rezultati_analiticki.AD5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3" calcext:value-type="float">
            <text:p>0.3</text:p>
          </table:table-cell>
          <table:table-cell table:style-name="ce9" table:formula="of:=IF([$rezultati_analiticki.C6]=0;0;(ABS([$rezultati_analiticki.C6]-[$rezultati_simulacija_x100.C6])/[$rezultati_analiticki.C6]))" office:value-type="float" office:value="0.00245102707453624" calcext:value-type="float">
            <text:p>0.0025</text:p>
          </table:table-cell>
          <table:table-cell table:style-name="ce9" table:formula="of:=IF([$rezultati_analiticki.D6]=0;0;(ABS([$rezultati_analiticki.D6]-[$rezultati_simulacija_x100.D6])/[$rezultati_analiticki.D6]))" office:value-type="float" office:value="0.00130989231380917" calcext:value-type="float">
            <text:p>0.0013</text:p>
          </table:table-cell>
          <table:table-cell table:style-name="ce9" table:formula="of:=IF([$rezultati_analiticki.E6]=0;0;(ABS([$rezultati_analiticki.E6]-[$rezultati_simulacija_x100.E6])/[$rezultati_analiticki.E6]))" office:value-type="float" office:value="0.0000395496624107367" calcext:value-type="float">
            <text:p>0.0000</text:p>
          </table:table-cell>
          <table:table-cell table:style-name="ce9" table:formula="of:=IF([$rezultati_analiticki.F6]=0;0;(ABS([$rezultati_analiticki.F6]-[$rezultati_simulacija_x100.F6])/[$rezultati_analiticki.F6]))" office:value-type="float" office:value="0.000133412394600918" calcext:value-type="float">
            <text:p>0.0001</text:p>
          </table:table-cell>
          <table:table-cell table:style-name="ce9" table:formula="of:=IF([$rezultati_analiticki.G6]=0;0;(ABS([$rezultati_analiticki.G6]-[$rezultati_simulacija_x100.G6])/[$rezultati_analiticki.G6]))" office:value-type="float" office:value="0.00452376433666449" calcext:value-type="float">
            <text:p>0.0045</text:p>
          </table:table-cell>
          <table:table-cell table:style-name="ce9" table:formula="of:=IF([$rezultati_analiticki.H6]=0;0;(ABS([$rezultati_analiticki.H6]-[$rezultati_simulacija_x100.H6])/[$rezultati_analiticki.H6]))" office:value-type="float" office:value="0.00148584768296619" calcext:value-type="float">
            <text:p>0.0015</text:p>
          </table:table-cell>
          <table:table-cell table:style-name="ce9" table:formula="of:=IF([$rezultati_analiticki.I6]=0;0;(ABS([$rezultati_analiticki.I6]-[$rezultati_simulacija_x100.I6])/[$rezultati_analiticki.I6]))" office:value-type="float" office:value="0.00154195827703027" calcext:value-type="float">
            <text:p>0.0015</text:p>
          </table:table-cell>
          <table:table-cell table:style-name="ce9" table:formula="of:=IF([$rezultati_analiticki.J6]=0;0;(ABS([$rezultati_analiticki.J6]-[$rezultati_simulacija_x100.J6])/[$rezultati_analiticki.J6]))" office:value-type="float" office:value="0.0027594089110976" calcext:value-type="float">
            <text:p>0.0028</text:p>
          </table:table-cell>
          <table:table-cell table:style-name="ce9" table:formula="of:=IF([$rezultati_analiticki.K6]=0;0;(ABS([$rezultati_analiticki.K6]-[$rezultati_simulacija_x100.K6])/[$rezultati_analiticki.K6]))" office:value-type="float" office:value="0" calcext:value-type="float">
            <text:p>0.0000</text:p>
          </table:table-cell>
          <table:table-cell table:style-name="ce9" table:formula="of:=IF([$rezultati_analiticki.L6]=0;0;(ABS([$rezultati_analiticki.L6]-[$rezultati_simulacija_x100.L6])/[$rezultati_analiticki.L6]))" office:value-type="float" office:value="0" calcext:value-type="float">
            <text:p>0.0000</text:p>
          </table:table-cell>
          <table:table-cell table:style-name="ce9" table:formula="of:=IF([$rezultati_analiticki.M6]=0;0;(ABS([$rezultati_analiticki.M6]-[$rezultati_simulacija_x100.M6])/[$rezultati_analiticki.M6]))" office:value-type="float" office:value="0.0000436281641571274" calcext:value-type="float">
            <text:p>0.0000</text:p>
          </table:table-cell>
          <table:table-cell table:style-name="ce9" table:formula="of:=IF([$rezultati_analiticki.N6]=0;0;(ABS([$rezultati_analiticki.N6]-[$rezultati_simulacija_x100.N6])/[$rezultati_analiticki.N6]))" office:value-type="float" office:value="0.000493304127306432" calcext:value-type="float">
            <text:p>0.0005</text:p>
          </table:table-cell>
          <table:table-cell table:style-name="ce9" table:formula="of:=IF([$rezultati_analiticki.O6]=0;0;(ABS([$rezultati_analiticki.O6]-[$rezultati_simulacija_x100.O6])/[$rezultati_analiticki.O6]))" office:value-type="float" office:value="0.000967918896323138" calcext:value-type="float">
            <text:p>0.0010</text:p>
          </table:table-cell>
          <table:table-cell table:style-name="ce9" table:formula="of:=IF([$rezultati_analiticki.P6]=0;0;(ABS([$rezultati_analiticki.P6]-[$rezultati_simulacija_x100.P6])/[$rezultati_analiticki.P6]))" office:value-type="float" office:value="0.00325465782324446" calcext:value-type="float">
            <text:p>0.0033</text:p>
          </table:table-cell>
          <table:table-cell table:style-name="ce9" table:formula="of:=IF([$rezultati_analiticki.Q6]=0;0;(ABS([$rezultati_analiticki.Q6]-[$rezultati_simulacija_x100.Q6])/[$rezultati_analiticki.Q6]))" office:value-type="float" office:value="0.00241027021375427" calcext:value-type="float">
            <text:p>0.0024</text:p>
          </table:table-cell>
          <table:table-cell table:style-name="ce9" table:formula="of:=IF([$rezultati_analiticki.R6]=0;0;(ABS([$rezultati_analiticki.R6]-[$rezultati_simulacija_x100.R6])/[$rezultati_analiticki.R6]))" office:value-type="float" office:value="0.000216202688122872" calcext:value-type="float">
            <text:p>0.0002</text:p>
          </table:table-cell>
          <table:table-cell table:style-name="ce9" table:formula="of:=IF([$rezultati_analiticki.S6]=0;0;(ABS([$rezultati_analiticki.S6]-[$rezultati_simulacija_x100.S6])/[$rezultati_analiticki.S6]))" office:value-type="float" office:value="0.000301641795690113" calcext:value-type="float">
            <text:p>0.0003</text:p>
          </table:table-cell>
          <table:table-cell table:style-name="ce9" table:formula="of:=IF([$rezultati_analiticki.T6]=0;0;(ABS([$rezultati_analiticki.T6]-[$rezultati_simulacija_x100.T6])/[$rezultati_analiticki.T6]))" office:value-type="float" office:value="0" calcext:value-type="float">
            <text:p>0.0000</text:p>
          </table:table-cell>
          <table:table-cell table:style-name="ce9" table:formula="of:=IF([$rezultati_analiticki.U6]=0;0;(ABS([$rezultati_analiticki.U6]-[$rezultati_simulacija_x100.U6])/[$rezultati_analiticki.U6]))" office:value-type="float" office:value="0" calcext:value-type="float">
            <text:p>0.0000</text:p>
          </table:table-cell>
          <table:table-cell table:style-name="ce9" table:formula="of:=IF([$rezultati_analiticki.V6]=0;0;(ABS([$rezultati_analiticki.V6]-[$rezultati_simulacija_x100.V6])/[$rezultati_analiticki.V6]))" office:value-type="float" office:value="0.0191889411605125" calcext:value-type="float">
            <text:p>0.0192</text:p>
          </table:table-cell>
          <table:table-cell table:style-name="ce9" table:formula="of:=IF([$rezultati_analiticki.W6]=0;0;(ABS([$rezultati_analiticki.W6]-[$rezultati_simulacija_x100.W6])/[$rezultati_analiticki.W6]))" office:value-type="float" office:value="0.00270150440913254" calcext:value-type="float">
            <text:p>0.0027</text:p>
          </table:table-cell>
          <table:table-cell table:style-name="ce9" table:formula="of:=IF([$rezultati_analiticki.X6]=0;0;(ABS([$rezultati_analiticki.X6]-[$rezultati_simulacija_x100.X6])/[$rezultati_analiticki.X6]))" office:value-type="float" office:value="0.000120335144407316" calcext:value-type="float">
            <text:p>0.0001</text:p>
          </table:table-cell>
          <table:table-cell table:style-name="ce9" table:formula="of:=IF([$rezultati_analiticki.Y6]=0;0;(ABS([$rezultati_analiticki.Y6]-[$rezultati_simulacija_x100.Y6])/[$rezultati_analiticki.Y6]))" office:value-type="float" office:value="0.00466135814535791" calcext:value-type="float">
            <text:p>0.0047</text:p>
          </table:table-cell>
          <table:table-cell table:style-name="ce9" table:formula="of:=IF([$rezultati_analiticki.Z6]=0;0;(ABS([$rezultati_analiticki.Z6]-[$rezultati_simulacija_x100.Z6])/[$rezultati_analiticki.Z6]))" office:value-type="float" office:value="0.000285783735572452" calcext:value-type="float">
            <text:p>0.0003</text:p>
          </table:table-cell>
          <table:table-cell table:style-name="ce9" table:formula="of:=IF([$rezultati_analiticki.AA6]=0;0;(ABS([$rezultati_analiticki.AA6]-[$rezultati_simulacija_x100.AA6])/[$rezultati_analiticki.AA6]))" office:value-type="float" office:value="0.00299768209084893" calcext:value-type="float">
            <text:p>0.0030</text:p>
          </table:table-cell>
          <table:table-cell table:style-name="ce9" table:formula="of:=IF([$rezultati_analiticki.AB6]=0;0;(ABS([$rezultati_analiticki.AB6]-[$rezultati_simulacija_x100.AB6])/[$rezultati_analiticki.AB6]))" office:value-type="float" office:value="0.0044099256797734" calcext:value-type="float">
            <text:p>0.0044</text:p>
          </table:table-cell>
          <table:table-cell table:style-name="ce9" table:formula="of:=IF([$rezultati_analiticki.AC6]=0;0;(ABS([$rezultati_analiticki.AC6]-[$rezultati_simulacija_x100.AC6])/[$rezultati_analiticki.AC6]))" office:value-type="float" office:value="0" calcext:value-type="float">
            <text:p>0.0000</text:p>
          </table:table-cell>
          <table:table-cell table:style-name="ce9" table:formula="of:=IF([$rezultati_analiticki.AD6]=0;0;(ABS([$rezultati_analiticki.AD6]-[$rezultati_simulacija_x100.AD6])/[$rezultati_analiticki.AD6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55" calcext:value-type="float">
            <text:p>0.55</text:p>
          </table:table-cell>
          <table:table-cell table:style-name="ce9" table:formula="of:=IF([$rezultati_analiticki.C7]=0;0;(ABS([$rezultati_analiticki.C7]-[$rezultati_simulacija_x100.C7])/[$rezultati_analiticki.C7]))" office:value-type="float" office:value="0.00184495786563701" calcext:value-type="float">
            <text:p>0.0018</text:p>
          </table:table-cell>
          <table:table-cell table:style-name="ce9" table:formula="of:=IF([$rezultati_analiticki.D7]=0;0;(ABS([$rezultati_analiticki.D7]-[$rezultati_simulacija_x100.D7])/[$rezultati_analiticki.D7]))" office:value-type="float" office:value="0.000185767919020445" calcext:value-type="float">
            <text:p>0.0002</text:p>
          </table:table-cell>
          <table:table-cell table:style-name="ce9" table:formula="of:=IF([$rezultati_analiticki.E7]=0;0;(ABS([$rezultati_analiticki.E7]-[$rezultati_simulacija_x100.E7])/[$rezultati_analiticki.E7]))" office:value-type="float" office:value="0.00164704552431953" calcext:value-type="float">
            <text:p>0.0016</text:p>
          </table:table-cell>
          <table:table-cell table:style-name="ce9" table:formula="of:=IF([$rezultati_analiticki.F7]=0;0;(ABS([$rezultati_analiticki.F7]-[$rezultati_simulacija_x100.F7])/[$rezultati_analiticki.F7]))" office:value-type="float" office:value="0.000562217762190818" calcext:value-type="float">
            <text:p>0.0006</text:p>
          </table:table-cell>
          <table:table-cell table:style-name="ce9" table:formula="of:=IF([$rezultati_analiticki.G7]=0;0;(ABS([$rezultati_analiticki.G7]-[$rezultati_simulacija_x100.G7])/[$rezultati_analiticki.G7]))" office:value-type="float" office:value="0.000220042012273042" calcext:value-type="float">
            <text:p>0.0002</text:p>
          </table:table-cell>
          <table:table-cell table:style-name="ce9" table:formula="of:=IF([$rezultati_analiticki.H7]=0;0;(ABS([$rezultati_analiticki.H7]-[$rezultati_simulacija_x100.H7])/[$rezultati_analiticki.H7]))" office:value-type="float" office:value="0.00199060534013964" calcext:value-type="float">
            <text:p>0.0020</text:p>
          </table:table-cell>
          <table:table-cell table:style-name="ce9" table:formula="of:=IF([$rezultati_analiticki.I7]=0;0;(ABS([$rezultati_analiticki.I7]-[$rezultati_simulacija_x100.I7])/[$rezultati_analiticki.I7]))" office:value-type="float" office:value="0.00147368438365838" calcext:value-type="float">
            <text:p>0.0015</text:p>
          </table:table-cell>
          <table:table-cell table:style-name="ce9" table:formula="of:=IF([$rezultati_analiticki.J7]=0;0;(ABS([$rezultati_analiticki.J7]-[$rezultati_simulacija_x100.J7])/[$rezultati_analiticki.J7]))" office:value-type="float" office:value="0.000212805872281105" calcext:value-type="float">
            <text:p>0.0002</text:p>
          </table:table-cell>
          <table:table-cell table:style-name="ce9" table:formula="of:=IF([$rezultati_analiticki.K7]=0;0;(ABS([$rezultati_analiticki.K7]-[$rezultati_simulacija_x100.K7])/[$rezultati_analiticki.K7]))" office:value-type="float" office:value="0" calcext:value-type="float">
            <text:p>0.0000</text:p>
          </table:table-cell>
          <table:table-cell table:style-name="ce9" table:formula="of:=IF([$rezultati_analiticki.L7]=0;0;(ABS([$rezultati_analiticki.L7]-[$rezultati_simulacija_x100.L7])/[$rezultati_analiticki.L7]))" office:value-type="float" office:value="0" calcext:value-type="float">
            <text:p>0.0000</text:p>
          </table:table-cell>
          <table:table-cell table:style-name="ce9" table:formula="of:=IF([$rezultati_analiticki.M7]=0;0;(ABS([$rezultati_analiticki.M7]-[$rezultati_simulacija_x100.M7])/[$rezultati_analiticki.M7]))" office:value-type="float" office:value="0.00028669363239177" calcext:value-type="float">
            <text:p>0.0003</text:p>
          </table:table-cell>
          <table:table-cell table:style-name="ce9" table:formula="of:=IF([$rezultati_analiticki.N7]=0;0;(ABS([$rezultati_analiticki.N7]-[$rezultati_simulacija_x100.N7])/[$rezultati_analiticki.N7]))" office:value-type="float" office:value="0.000301455663636363" calcext:value-type="float">
            <text:p>0.0003</text:p>
          </table:table-cell>
          <table:table-cell table:style-name="ce9" table:formula="of:=IF([$rezultati_analiticki.O7]=0;0;(ABS([$rezultati_analiticki.O7]-[$rezultati_simulacija_x100.O7])/[$rezultati_analiticki.O7]))" office:value-type="float" office:value="0.000585276958520865" calcext:value-type="float">
            <text:p>0.0006</text:p>
          </table:table-cell>
          <table:table-cell table:style-name="ce9" table:formula="of:=IF([$rezultati_analiticki.P7]=0;0;(ABS([$rezultati_analiticki.P7]-[$rezultati_simulacija_x100.P7])/[$rezultati_analiticki.P7]))" office:value-type="float" office:value="0.000569077668606133" calcext:value-type="float">
            <text:p>0.0006</text:p>
          </table:table-cell>
          <table:table-cell table:style-name="ce9" table:formula="of:=IF([$rezultati_analiticki.Q7]=0;0;(ABS([$rezultati_analiticki.Q7]-[$rezultati_simulacija_x100.Q7])/[$rezultati_analiticki.Q7]))" office:value-type="float" office:value="0.000732887312975236" calcext:value-type="float">
            <text:p>0.0007</text:p>
          </table:table-cell>
          <table:table-cell table:style-name="ce9" table:formula="of:=IF([$rezultati_analiticki.R7]=0;0;(ABS([$rezultati_analiticki.R7]-[$rezultati_simulacija_x100.R7])/[$rezultati_analiticki.R7]))" office:value-type="float" office:value="0.00228111541150597" calcext:value-type="float">
            <text:p>0.0023</text:p>
          </table:table-cell>
          <table:table-cell table:style-name="ce9" table:formula="of:=IF([$rezultati_analiticki.S7]=0;0;(ABS([$rezultati_analiticki.S7]-[$rezultati_simulacija_x100.S7])/[$rezultati_analiticki.S7]))" office:value-type="float" office:value="0.000751286848787788" calcext:value-type="float">
            <text:p>0.0008</text:p>
          </table:table-cell>
          <table:table-cell table:style-name="ce9" table:formula="of:=IF([$rezultati_analiticki.T7]=0;0;(ABS([$rezultati_analiticki.T7]-[$rezultati_simulacija_x100.T7])/[$rezultati_analiticki.T7]))" office:value-type="float" office:value="0" calcext:value-type="float">
            <text:p>0.0000</text:p>
          </table:table-cell>
          <table:table-cell table:style-name="ce9" table:formula="of:=IF([$rezultati_analiticki.U7]=0;0;(ABS([$rezultati_analiticki.U7]-[$rezultati_simulacija_x100.U7])/[$rezultati_analiticki.U7]))" office:value-type="float" office:value="0" calcext:value-type="float">
            <text:p>0.0000</text:p>
          </table:table-cell>
          <table:table-cell table:style-name="ce9" table:formula="of:=IF([$rezultati_analiticki.V7]=0;0;(ABS([$rezultati_analiticki.V7]-[$rezultati_simulacija_x100.V7])/[$rezultati_analiticki.V7]))" office:value-type="float" office:value="0.0142476435179251" calcext:value-type="float">
            <text:p>0.0142</text:p>
          </table:table-cell>
          <table:table-cell table:style-name="ce9" table:formula="of:=IF([$rezultati_analiticki.W7]=0;0;(ABS([$rezultati_analiticki.W7]-[$rezultati_simulacija_x100.W7])/[$rezultati_analiticki.W7]))" office:value-type="float" office:value="0.0023829623667633" calcext:value-type="float">
            <text:p>0.0024</text:p>
          </table:table-cell>
          <table:table-cell table:style-name="ce9" table:formula="of:=IF([$rezultati_analiticki.X7]=0;0;(ABS([$rezultati_analiticki.X7]-[$rezultati_simulacija_x100.X7])/[$rezultati_analiticki.X7]))" office:value-type="float" office:value="0.00149737815324255" calcext:value-type="float">
            <text:p>0.0015</text:p>
          </table:table-cell>
          <table:table-cell table:style-name="ce9" table:formula="of:=IF([$rezultati_analiticki.Y7]=0;0;(ABS([$rezultati_analiticki.Y7]-[$rezultati_simulacija_x100.Y7])/[$rezultati_analiticki.Y7]))" office:value-type="float" office:value="0.000215334400595415" calcext:value-type="float">
            <text:p>0.0002</text:p>
          </table:table-cell>
          <table:table-cell table:style-name="ce9" table:formula="of:=IF([$rezultati_analiticki.Z7]=0;0;(ABS([$rezultati_analiticki.Z7]-[$rezultati_simulacija_x100.Z7])/[$rezultati_analiticki.Z7]))" office:value-type="float" office:value="0.00391366684877194" calcext:value-type="float">
            <text:p>0.0039</text:p>
          </table:table-cell>
          <table:table-cell table:style-name="ce9" table:formula="of:=IF([$rezultati_analiticki.AA7]=0;0;(ABS([$rezultati_analiticki.AA7]-[$rezultati_simulacija_x100.AA7])/[$rezultati_analiticki.AA7]))" office:value-type="float" office:value="0.00278664013073153" calcext:value-type="float">
            <text:p>0.0028</text:p>
          </table:table-cell>
          <table:table-cell table:style-name="ce9" table:formula="of:=IF([$rezultati_analiticki.AB7]=0;0;(ABS([$rezultati_analiticki.AB7]-[$rezultati_simulacija_x100.AB7])/[$rezultati_analiticki.AB7]))" office:value-type="float" office:value="0.000926003615879308" calcext:value-type="float">
            <text:p>0.0009</text:p>
          </table:table-cell>
          <table:table-cell table:style-name="ce9" table:formula="of:=IF([$rezultati_analiticki.AC7]=0;0;(ABS([$rezultati_analiticki.AC7]-[$rezultati_simulacija_x100.AC7])/[$rezultati_analiticki.AC7]))" office:value-type="float" office:value="0" calcext:value-type="float">
            <text:p>0.0000</text:p>
          </table:table-cell>
          <table:table-cell table:style-name="ce9" table:formula="of:=IF([$rezultati_analiticki.AD7]=0;0;(ABS([$rezultati_analiticki.AD7]-[$rezultati_simulacija_x100.AD7])/[$rezultati_analiticki.AD7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0.8" calcext:value-type="float">
            <text:p>0.8</text:p>
          </table:table-cell>
          <table:table-cell table:style-name="ce9" table:formula="of:=IF([$rezultati_analiticki.C8]=0;0;(ABS([$rezultati_analiticki.C8]-[$rezultati_simulacija_x100.C8])/[$rezultati_analiticki.C8]))" office:value-type="float" office:value="0.0000501291036869649" calcext:value-type="float">
            <text:p>0.0001</text:p>
          </table:table-cell>
          <table:table-cell table:style-name="ce9" table:formula="of:=IF([$rezultati_analiticki.D8]=0;0;(ABS([$rezultati_analiticki.D8]-[$rezultati_simulacija_x100.D8])/[$rezultati_analiticki.D8]))" office:value-type="float" office:value="0.000446438103902389" calcext:value-type="float">
            <text:p>0.0004</text:p>
          </table:table-cell>
          <table:table-cell table:style-name="ce9" table:formula="of:=IF([$rezultati_analiticki.E8]=0;0;(ABS([$rezultati_analiticki.E8]-[$rezultati_simulacija_x100.E8])/[$rezultati_analiticki.E8]))" office:value-type="float" office:value="0.000352935557356093" calcext:value-type="float">
            <text:p>0.0004</text:p>
          </table:table-cell>
          <table:table-cell table:style-name="ce9" table:formula="of:=IF([$rezultati_analiticki.F8]=0;0;(ABS([$rezultati_analiticki.F8]-[$rezultati_simulacija_x100.F8])/[$rezultati_analiticki.F8]))" office:value-type="float" office:value="0.0000744668092211454" calcext:value-type="float">
            <text:p>0.0001</text:p>
          </table:table-cell>
          <table:table-cell table:style-name="ce9" table:formula="of:=IF([$rezultati_analiticki.G8]=0;0;(ABS([$rezultati_analiticki.G8]-[$rezultati_simulacija_x100.G8])/[$rezultati_analiticki.G8]))" office:value-type="float" office:value="0.00119972746294939" calcext:value-type="float">
            <text:p>0.0012</text:p>
          </table:table-cell>
          <table:table-cell table:style-name="ce9" table:formula="of:=IF([$rezultati_analiticki.H8]=0;0;(ABS([$rezultati_analiticki.H8]-[$rezultati_simulacija_x100.H8])/[$rezultati_analiticki.H8]))" office:value-type="float" office:value="0.000766577013810718" calcext:value-type="float">
            <text:p>0.0008</text:p>
          </table:table-cell>
          <table:table-cell table:style-name="ce9" table:formula="of:=IF([$rezultati_analiticki.I8]=0;0;(ABS([$rezultati_analiticki.I8]-[$rezultati_simulacija_x100.I8])/[$rezultati_analiticki.I8]))" office:value-type="float" office:value="0.00117505905455811" calcext:value-type="float">
            <text:p>0.0012</text:p>
          </table:table-cell>
          <table:table-cell table:style-name="ce9" table:formula="of:=IF([$rezultati_analiticki.J8]=0;0;(ABS([$rezultati_analiticki.J8]-[$rezultati_simulacija_x100.J8])/[$rezultati_analiticki.J8]))" office:value-type="float" office:value="0.000631505071616079" calcext:value-type="float">
            <text:p>0.0006</text:p>
          </table:table-cell>
          <table:table-cell table:style-name="ce9" table:formula="of:=IF([$rezultati_analiticki.K8]=0;0;(ABS([$rezultati_analiticki.K8]-[$rezultati_simulacija_x100.K8])/[$rezultati_analiticki.K8]))" office:value-type="float" office:value="0" calcext:value-type="float">
            <text:p>0.0000</text:p>
          </table:table-cell>
          <table:table-cell table:style-name="ce9" table:formula="of:=IF([$rezultati_analiticki.L8]=0;0;(ABS([$rezultati_analiticki.L8]-[$rezultati_simulacija_x100.L8])/[$rezultati_analiticki.L8]))" office:value-type="float" office:value="0" calcext:value-type="float">
            <text:p>0.0000</text:p>
          </table:table-cell>
          <table:table-cell table:style-name="ce9" table:formula="of:=IF([$rezultati_analiticki.M8]=0;0;(ABS([$rezultati_analiticki.M8]-[$rezultati_simulacija_x100.M8])/[$rezultati_analiticki.M8]))" office:value-type="float" office:value="0.000633977274633031" calcext:value-type="float">
            <text:p>0.0006</text:p>
          </table:table-cell>
          <table:table-cell table:style-name="ce9" table:formula="of:=IF([$rezultati_analiticki.N8]=0;0;(ABS([$rezultati_analiticki.N8]-[$rezultati_simulacija_x100.N8])/[$rezultati_analiticki.N8]))" office:value-type="float" office:value="0.000738734650204502" calcext:value-type="float">
            <text:p>0.0007</text:p>
          </table:table-cell>
          <table:table-cell table:style-name="ce9" table:formula="of:=IF([$rezultati_analiticki.O8]=0;0;(ABS([$rezultati_analiticki.O8]-[$rezultati_simulacija_x100.O8])/[$rezultati_analiticki.O8]))" office:value-type="float" office:value="0.000249745769158265" calcext:value-type="float">
            <text:p>0.0002</text:p>
          </table:table-cell>
          <table:table-cell table:style-name="ce9" table:formula="of:=IF([$rezultati_analiticki.P8]=0;0;(ABS([$rezultati_analiticki.P8]-[$rezultati_simulacija_x100.P8])/[$rezultati_analiticki.P8]))" office:value-type="float" office:value="0.00164460223371216" calcext:value-type="float">
            <text:p>0.0016</text:p>
          </table:table-cell>
          <table:table-cell table:style-name="ce9" table:formula="of:=IF([$rezultati_analiticki.Q8]=0;0;(ABS([$rezultati_analiticki.Q8]-[$rezultati_simulacija_x100.Q8])/[$rezultati_analiticki.Q8]))" office:value-type="float" office:value="0.000549863260625018" calcext:value-type="float">
            <text:p>0.0005</text:p>
          </table:table-cell>
          <table:table-cell table:style-name="ce9" table:formula="of:=IF([$rezultati_analiticki.R8]=0;0;(ABS([$rezultati_analiticki.R8]-[$rezultati_simulacija_x100.R8])/[$rezultati_analiticki.R8]))" office:value-type="float" office:value="0.000929867619359204" calcext:value-type="float">
            <text:p>0.0009</text:p>
          </table:table-cell>
          <table:table-cell table:style-name="ce9" table:formula="of:=IF([$rezultati_analiticki.S8]=0;0;(ABS([$rezultati_analiticki.S8]-[$rezultati_simulacija_x100.S8])/[$rezultati_analiticki.S8]))" office:value-type="float" office:value="0.0000898688458270209" calcext:value-type="float">
            <text:p>0.0001</text:p>
          </table:table-cell>
          <table:table-cell table:style-name="ce9" table:formula="of:=IF([$rezultati_analiticki.T8]=0;0;(ABS([$rezultati_analiticki.T8]-[$rezultati_simulacija_x100.T8])/[$rezultati_analiticki.T8]))" office:value-type="float" office:value="0" calcext:value-type="float">
            <text:p>0.0000</text:p>
          </table:table-cell>
          <table:table-cell table:style-name="ce9" table:formula="of:=IF([$rezultati_analiticki.U8]=0;0;(ABS([$rezultati_analiticki.U8]-[$rezultati_simulacija_x100.U8])/[$rezultati_analiticki.U8]))" office:value-type="float" office:value="0" calcext:value-type="float">
            <text:p>0.0000</text:p>
          </table:table-cell>
          <table:table-cell table:style-name="ce9" table:formula="of:=IF([$rezultati_analiticki.V8]=0;0;(ABS([$rezultati_analiticki.V8]-[$rezultati_simulacija_x100.V8])/[$rezultati_analiticki.V8]))" office:value-type="float" office:value="0.017609611071457" calcext:value-type="float">
            <text:p>0.0176</text:p>
          </table:table-cell>
          <table:table-cell table:style-name="ce9" table:formula="of:=IF([$rezultati_analiticki.W8]=0;0;(ABS([$rezultati_analiticki.W8]-[$rezultati_simulacija_x100.W8])/[$rezultati_analiticki.W8]))" office:value-type="float" office:value="0.00239226568547584" calcext:value-type="float">
            <text:p>0.0024</text:p>
          </table:table-cell>
          <table:table-cell table:style-name="ce9" table:formula="of:=IF([$rezultati_analiticki.X8]=0;0;(ABS([$rezultati_analiticki.X8]-[$rezultati_simulacija_x100.X8])/[$rezultati_analiticki.X8]))" office:value-type="float" office:value="0.0030147517913412" calcext:value-type="float">
            <text:p>0.0030</text:p>
          </table:table-cell>
          <table:table-cell table:style-name="ce9" table:formula="of:=IF([$rezultati_analiticki.Y8]=0;0;(ABS([$rezultati_analiticki.Y8]-[$rezultati_simulacija_x100.Y8])/[$rezultati_analiticki.Y8]))" office:value-type="float" office:value="0.0036549684552372" calcext:value-type="float">
            <text:p>0.0037</text:p>
          </table:table-cell>
          <table:table-cell table:style-name="ce9" table:formula="of:=IF([$rezultati_analiticki.Z8]=0;0;(ABS([$rezultati_analiticki.Z8]-[$rezultati_simulacija_x100.Z8])/[$rezultati_analiticki.Z8]))" office:value-type="float" office:value="0.000708176669134314" calcext:value-type="float">
            <text:p>0.0007</text:p>
          </table:table-cell>
          <table:table-cell table:style-name="ce9" table:formula="of:=IF([$rezultati_analiticki.AA8]=0;0;(ABS([$rezultati_analiticki.AA8]-[$rezultati_simulacija_x100.AA8])/[$rezultati_analiticki.AA8]))" office:value-type="float" office:value="0.00920354809911868" calcext:value-type="float">
            <text:p>0.0092</text:p>
          </table:table-cell>
          <table:table-cell table:style-name="ce9" table:formula="of:=IF([$rezultati_analiticki.AB8]=0;0;(ABS([$rezultati_analiticki.AB8]-[$rezultati_simulacija_x100.AB8])/[$rezultati_analiticki.AB8]))" office:value-type="float" office:value="0.00170786123942904" calcext:value-type="float">
            <text:p>0.0017</text:p>
          </table:table-cell>
          <table:table-cell table:style-name="ce9" table:formula="of:=IF([$rezultati_analiticki.AC8]=0;0;(ABS([$rezultati_analiticki.AC8]-[$rezultati_simulacija_x100.AC8])/[$rezultati_analiticki.AC8]))" office:value-type="float" office:value="0" calcext:value-type="float">
            <text:p>0.0000</text:p>
          </table:table-cell>
          <table:table-cell table:style-name="ce9" table:formula="of:=IF([$rezultati_analiticki.AD8]=0;0;(ABS([$rezultati_analiticki.AD8]-[$rezultati_simulacija_x100.AD8])/[$rezultati_analiticki.AD8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IF([$rezultati_analiticki.C9]=0;0;(ABS([$rezultati_analiticki.C9]-[$rezultati_simulacija_x100.C9])/[$rezultati_analiticki.C9]))" office:value-type="float" office:value="0.187498950285695" calcext:value-type="float">
            <text:p>0.1875</text:p>
          </table:table-cell>
          <table:table-cell table:style-name="ce9" table:formula="of:=IF([$rezultati_analiticki.D9]=0;0;(ABS([$rezultati_analiticki.D9]-[$rezultati_simulacija_x100.D9])/[$rezultati_analiticki.D9]))" office:value-type="float" office:value="0.000579237621594745" calcext:value-type="float">
            <text:p>0.0006</text:p>
          </table:table-cell>
          <table:table-cell table:style-name="ce9" table:formula="of:=IF([$rezultati_analiticki.E9]=0;0;(ABS([$rezultati_analiticki.E9]-[$rezultati_simulacija_x100.E9])/[$rezultati_analiticki.E9]))" office:value-type="float" office:value="0.0000648670823959631" calcext:value-type="float">
            <text:p>0.0001</text:p>
          </table:table-cell>
          <table:table-cell table:style-name="ce9" table:formula="of:=IF([$rezultati_analiticki.F9]=0;0;(ABS([$rezultati_analiticki.F9]-[$rezultati_simulacija_x100.F9])/[$rezultati_analiticki.F9]))" office:value-type="float" office:value="0.00047444365447186" calcext:value-type="float">
            <text:p>0.0005</text:p>
          </table:table-cell>
          <table:table-cell table:style-name="ce9" table:formula="of:=IF([$rezultati_analiticki.G9]=0;0;(ABS([$rezultati_analiticki.G9]-[$rezultati_simulacija_x100.G9])/[$rezultati_analiticki.G9]))" office:value-type="float" office:value="0.000679036962370451" calcext:value-type="float">
            <text:p>0.0007</text:p>
          </table:table-cell>
          <table:table-cell table:style-name="ce9" table:formula="of:=IF([$rezultati_analiticki.H9]=0;0;(ABS([$rezultati_analiticki.H9]-[$rezultati_simulacija_x100.H9])/[$rezultati_analiticki.H9]))" office:value-type="float" office:value="0.00133963986865052" calcext:value-type="float">
            <text:p>0.0013</text:p>
          </table:table-cell>
          <table:table-cell table:style-name="ce9" table:formula="of:=IF([$rezultati_analiticki.I9]=0;0;(ABS([$rezultati_analiticki.I9]-[$rezultati_simulacija_x100.I9])/[$rezultati_analiticki.I9]))" office:value-type="float" office:value="0.0017594739919869" calcext:value-type="float">
            <text:p>0.0018</text:p>
          </table:table-cell>
          <table:table-cell table:style-name="ce9" table:formula="of:=IF([$rezultati_analiticki.J9]=0;0;(ABS([$rezultati_analiticki.J9]-[$rezultati_simulacija_x100.J9])/[$rezultati_analiticki.J9]))" office:value-type="float" office:value="0.000589086380791855" calcext:value-type="float">
            <text:p>0.0006</text:p>
          </table:table-cell>
          <table:table-cell table:style-name="ce9" table:formula="of:=IF([$rezultati_analiticki.K9]=0;0;(ABS([$rezultati_analiticki.K9]-[$rezultati_simulacija_x100.K9])/[$rezultati_analiticki.K9]))" office:value-type="float" office:value="0" calcext:value-type="float">
            <text:p>0.0000</text:p>
          </table:table-cell>
          <table:table-cell table:style-name="ce9" table:formula="of:=IF([$rezultati_analiticki.L9]=0;0;(ABS([$rezultati_analiticki.L9]-[$rezultati_simulacija_x100.L9])/[$rezultati_analiticki.L9]))" office:value-type="float" office:value="0" calcext:value-type="float">
            <text:p>0.0000</text:p>
          </table:table-cell>
          <table:table-cell table:style-name="ce9" table:formula="of:=IF([$rezultati_analiticki.M9]=0;0;(ABS([$rezultati_analiticki.M9]-[$rezultati_simulacija_x100.M9])/[$rezultati_analiticki.M9]))" office:value-type="float" office:value="0.000290169480630346" calcext:value-type="float">
            <text:p>0.0003</text:p>
          </table:table-cell>
          <table:table-cell table:style-name="ce9" table:formula="of:=IF([$rezultati_analiticki.N9]=0;0;(ABS([$rezultati_analiticki.N9]-[$rezultati_simulacija_x100.N9])/[$rezultati_analiticki.N9]))" office:value-type="float" office:value="0.000189705855565635" calcext:value-type="float">
            <text:p>0.0002</text:p>
          </table:table-cell>
          <table:table-cell table:style-name="ce9" table:formula="of:=IF([$rezultati_analiticki.O9]=0;0;(ABS([$rezultati_analiticki.O9]-[$rezultati_simulacija_x100.O9])/[$rezultati_analiticki.O9]))" office:value-type="float" office:value="0.000750409064420238" calcext:value-type="float">
            <text:p>0.0008</text:p>
          </table:table-cell>
          <table:table-cell table:style-name="ce9" table:formula="of:=IF([$rezultati_analiticki.P9]=0;0;(ABS([$rezultati_analiticki.P9]-[$rezultati_simulacija_x100.P9])/[$rezultati_analiticki.P9]))" office:value-type="float" office:value="0.00122263592011722" calcext:value-type="float">
            <text:p>0.0012</text:p>
          </table:table-cell>
          <table:table-cell table:style-name="ce9" table:formula="of:=IF([$rezultati_analiticki.Q9]=0;0;(ABS([$rezultati_analiticki.Q9]-[$rezultati_simulacija_x100.Q9])/[$rezultati_analiticki.Q9]))" office:value-type="float" office:value="0.00176695064207583" calcext:value-type="float">
            <text:p>0.0018</text:p>
          </table:table-cell>
          <table:table-cell table:style-name="ce9" table:formula="of:=IF([$rezultati_analiticki.R9]=0;0;(ABS([$rezultati_analiticki.R9]-[$rezultati_simulacija_x100.R9])/[$rezultati_analiticki.R9]))" office:value-type="float" office:value="0.00169123888904541" calcext:value-type="float">
            <text:p>0.0017</text:p>
          </table:table-cell>
          <table:table-cell table:style-name="ce9" table:formula="of:=IF([$rezultati_analiticki.S9]=0;0;(ABS([$rezultati_analiticki.S9]-[$rezultati_simulacija_x100.S9])/[$rezultati_analiticki.S9]))" office:value-type="float" office:value="0.00104880433884096" calcext:value-type="float">
            <text:p>0.0010</text:p>
          </table:table-cell>
          <table:table-cell table:style-name="ce9" table:formula="of:=IF([$rezultati_analiticki.T9]=0;0;(ABS([$rezultati_analiticki.T9]-[$rezultati_simulacija_x100.T9])/[$rezultati_analiticki.T9]))" office:value-type="float" office:value="0" calcext:value-type="float">
            <text:p>0.0000</text:p>
          </table:table-cell>
          <table:table-cell table:style-name="ce9" table:formula="of:=IF([$rezultati_analiticki.U9]=0;0;(ABS([$rezultati_analiticki.U9]-[$rezultati_simulacija_x100.U9])/[$rezultati_analiticki.U9]))" office:value-type="float" office:value="0" calcext:value-type="float">
            <text:p>0.0000</text:p>
          </table:table-cell>
          <table:table-cell table:style-name="ce9" table:formula="of:=IF([$rezultati_analiticki.V9]=0;0;(ABS([$rezultati_analiticki.V9]-[$rezultati_simulacija_x100.V9])/[$rezultati_analiticki.V9]))" office:value-type="float" office:value="0.033366728554507" calcext:value-type="float">
            <text:p>0.0334</text:p>
          </table:table-cell>
          <table:table-cell table:style-name="ce9" table:formula="of:=IF([$rezultati_analiticki.W9]=0;0;(ABS([$rezultati_analiticki.W9]-[$rezultati_simulacija_x100.W9])/[$rezultati_analiticki.W9]))" office:value-type="float" office:value="0.00205107905953236" calcext:value-type="float">
            <text:p>0.0021</text:p>
          </table:table-cell>
          <table:table-cell table:style-name="ce9" table:formula="of:=IF([$rezultati_analiticki.X9]=0;0;(ABS([$rezultati_analiticki.X9]-[$rezultati_simulacija_x100.X9])/[$rezultati_analiticki.X9]))" office:value-type="float" office:value="0.0040600389093651" calcext:value-type="float">
            <text:p>0.0041</text:p>
          </table:table-cell>
          <table:table-cell table:style-name="ce9" table:formula="of:=IF([$rezultati_analiticki.Y9]=0;0;(ABS([$rezultati_analiticki.Y9]-[$rezultati_simulacija_x100.Y9])/[$rezultati_analiticki.Y9]))" office:value-type="float" office:value="0.00403970971837427" calcext:value-type="float">
            <text:p>0.0040</text:p>
          </table:table-cell>
          <table:table-cell table:style-name="ce9" table:formula="of:=IF([$rezultati_analiticki.Z9]=0;0;(ABS([$rezultati_analiticki.Z9]-[$rezultati_simulacija_x100.Z9])/[$rezultati_analiticki.Z9]))" office:value-type="float" office:value="0.182525782945493" calcext:value-type="float">
            <text:p>0.1825</text:p>
          </table:table-cell>
          <table:table-cell table:style-name="ce9" table:formula="of:=IF([$rezultati_analiticki.AA9]=0;0;(ABS([$rezultati_analiticki.AA9]-[$rezultati_simulacija_x100.AA9])/[$rezultati_analiticki.AA9]))" office:value-type="float" office:value="0.211644507250495" calcext:value-type="float">
            <text:p>0.2116</text:p>
          </table:table-cell>
          <table:table-cell table:style-name="ce9" table:formula="of:=IF([$rezultati_analiticki.AB9]=0;0;(ABS([$rezultati_analiticki.AB9]-[$rezultati_simulacija_x100.AB9])/[$rezultati_analiticki.AB9]))" office:value-type="float" office:value="0.183516782300012" calcext:value-type="float">
            <text:p>0.1835</text:p>
          </table:table-cell>
          <table:table-cell table:style-name="ce9" table:formula="of:=IF([$rezultati_analiticki.AC9]=0;0;(ABS([$rezultati_analiticki.AC9]-[$rezultati_simulacija_x100.AC9])/[$rezultati_analiticki.AC9]))" office:value-type="float" office:value="0" calcext:value-type="float">
            <text:p>0.0000</text:p>
          </table:table-cell>
          <table:table-cell table:style-name="ce9" table:formula="of:=IF([$rezultati_analiticki.AD9]=0;0;(ABS([$rezultati_analiticki.AD9]-[$rezultati_simulacija_x100.AD9])/[$rezultati_analiticki.AD9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3" calcext:value-type="float">
            <text:p>0.3</text:p>
          </table:table-cell>
          <table:table-cell table:style-name="ce9" table:formula="of:=IF([$rezultati_analiticki.C10]=0;0;(ABS([$rezultati_analiticki.C10]-[$rezultati_simulacija_x100.C10])/[$rezultati_analiticki.C10]))" office:value-type="float" office:value="0.00360651709788787" calcext:value-type="float">
            <text:p>0.0036</text:p>
          </table:table-cell>
          <table:table-cell table:style-name="ce9" table:formula="of:=IF([$rezultati_analiticki.D10]=0;0;(ABS([$rezultati_analiticki.D10]-[$rezultati_simulacija_x100.D10])/[$rezultati_analiticki.D10]))" office:value-type="float" office:value="0.000619186168060635" calcext:value-type="float">
            <text:p>0.0006</text:p>
          </table:table-cell>
          <table:table-cell table:style-name="ce9" table:formula="of:=IF([$rezultati_analiticki.E10]=0;0;(ABS([$rezultati_analiticki.E10]-[$rezultati_simulacija_x100.E10])/[$rezultati_analiticki.E10]))" office:value-type="float" office:value="0.00093491540103527" calcext:value-type="float">
            <text:p>0.0009</text:p>
          </table:table-cell>
          <table:table-cell table:style-name="ce9" table:formula="of:=IF([$rezultati_analiticki.F10]=0;0;(ABS([$rezultati_analiticki.F10]-[$rezultati_simulacija_x100.F10])/[$rezultati_analiticki.F10]))" office:value-type="float" office:value="0.00142908123994616" calcext:value-type="float">
            <text:p>0.0014</text:p>
          </table:table-cell>
          <table:table-cell table:style-name="ce9" table:formula="of:=IF([$rezultati_analiticki.G10]=0;0;(ABS([$rezultati_analiticki.G10]-[$rezultati_simulacija_x100.G10])/[$rezultati_analiticki.G10]))" office:value-type="float" office:value="0.00261602894668698" calcext:value-type="float">
            <text:p>0.0026</text:p>
          </table:table-cell>
          <table:table-cell table:style-name="ce9" table:formula="of:=IF([$rezultati_analiticki.H10]=0;0;(ABS([$rezultati_analiticki.H10]-[$rezultati_simulacija_x100.H10])/[$rezultati_analiticki.H10]))" office:value-type="float" office:value="0.000223457387575719" calcext:value-type="float">
            <text:p>0.0002</text:p>
          </table:table-cell>
          <table:table-cell table:style-name="ce9" table:formula="of:=IF([$rezultati_analiticki.I10]=0;0;(ABS([$rezultati_analiticki.I10]-[$rezultati_simulacija_x100.I10])/[$rezultati_analiticki.I10]))" office:value-type="float" office:value="0.000747894599033617" calcext:value-type="float">
            <text:p>0.0007</text:p>
          </table:table-cell>
          <table:table-cell table:style-name="ce9" table:formula="of:=IF([$rezultati_analiticki.J10]=0;0;(ABS([$rezultati_analiticki.J10]-[$rezultati_simulacija_x100.J10])/[$rezultati_analiticki.J10]))" office:value-type="float" office:value="0.00238914012044456" calcext:value-type="float">
            <text:p>0.0024</text:p>
          </table:table-cell>
          <table:table-cell table:style-name="ce9" table:formula="of:=IF([$rezultati_analiticki.K10]=0;0;(ABS([$rezultati_analiticki.K10]-[$rezultati_simulacija_x100.K10])/[$rezultati_analiticki.K10]))" office:value-type="float" office:value="0.000904871306043813" calcext:value-type="float">
            <text:p>0.0009</text:p>
          </table:table-cell>
          <table:table-cell table:style-name="ce9" table:formula="of:=IF([$rezultati_analiticki.L10]=0;0;(ABS([$rezultati_analiticki.L10]-[$rezultati_simulacija_x100.L10])/[$rezultati_analiticki.L10]))" office:value-type="float" office:value="0" calcext:value-type="float">
            <text:p>0.0000</text:p>
          </table:table-cell>
          <table:table-cell table:style-name="ce9" table:formula="of:=IF([$rezultati_analiticki.M10]=0;0;(ABS([$rezultati_analiticki.M10]-[$rezultati_simulacija_x100.M10])/[$rezultati_analiticki.M10]))" office:value-type="float" office:value="0.000434116087015459" calcext:value-type="float">
            <text:p>0.0004</text:p>
          </table:table-cell>
          <table:table-cell table:style-name="ce9" table:formula="of:=IF([$rezultati_analiticki.N10]=0;0;(ABS([$rezultati_analiticki.N10]-[$rezultati_simulacija_x100.N10])/[$rezultati_analiticki.N10]))" office:value-type="float" office:value="0.000959464875186915" calcext:value-type="float">
            <text:p>0.0010</text:p>
          </table:table-cell>
          <table:table-cell table:style-name="ce9" table:formula="of:=IF([$rezultati_analiticki.O10]=0;0;(ABS([$rezultati_analiticki.O10]-[$rezultati_simulacija_x100.O10])/[$rezultati_analiticki.O10]))" office:value-type="float" office:value="0.00210801454389901" calcext:value-type="float">
            <text:p>0.0021</text:p>
          </table:table-cell>
          <table:table-cell table:style-name="ce9" table:formula="of:=IF([$rezultati_analiticki.P10]=0;0;(ABS([$rezultati_analiticki.P10]-[$rezultati_simulacija_x100.P10])/[$rezultati_analiticki.P10]))" office:value-type="float" office:value="0.00159341012990508" calcext:value-type="float">
            <text:p>0.0016</text:p>
          </table:table-cell>
          <table:table-cell table:style-name="ce9" table:formula="of:=IF([$rezultati_analiticki.Q10]=0;0;(ABS([$rezultati_analiticki.Q10]-[$rezultati_simulacija_x100.Q10])/[$rezultati_analiticki.Q10]))" office:value-type="float" office:value="0.000018192265698519" calcext:value-type="float">
            <text:p>0.0000</text:p>
          </table:table-cell>
          <table:table-cell table:style-name="ce9" table:formula="of:=IF([$rezultati_analiticki.R10]=0;0;(ABS([$rezultati_analiticki.R10]-[$rezultati_simulacija_x100.R10])/[$rezultati_analiticki.R10]))" office:value-type="float" office:value="0.000200936782878723" calcext:value-type="float">
            <text:p>0.0002</text:p>
          </table:table-cell>
          <table:table-cell table:style-name="ce9" table:formula="of:=IF([$rezultati_analiticki.S10]=0;0;(ABS([$rezultati_analiticki.S10]-[$rezultati_simulacija_x100.S10])/[$rezultati_analiticki.S10]))" office:value-type="float" office:value="0.00142728314919183" calcext:value-type="float">
            <text:p>0.0014</text:p>
          </table:table-cell>
          <table:table-cell table:style-name="ce9" table:formula="of:=IF([$rezultati_analiticki.T10]=0;0;(ABS([$rezultati_analiticki.T10]-[$rezultati_simulacija_x100.T10])/[$rezultati_analiticki.T10]))" office:value-type="float" office:value="0.000260268888669991" calcext:value-type="float">
            <text:p>0.0003</text:p>
          </table:table-cell>
          <table:table-cell table:style-name="ce9" table:formula="of:=IF([$rezultati_analiticki.U10]=0;0;(ABS([$rezultati_analiticki.U10]-[$rezultati_simulacija_x100.U10])/[$rezultati_analiticki.U10]))" office:value-type="float" office:value="0" calcext:value-type="float">
            <text:p>0.0000</text:p>
          </table:table-cell>
          <table:table-cell table:style-name="ce9" table:formula="of:=IF([$rezultati_analiticki.V10]=0;0;(ABS([$rezultati_analiticki.V10]-[$rezultati_simulacija_x100.V10])/[$rezultati_analiticki.V10]))" office:value-type="float" office:value="0.0212019821988403" calcext:value-type="float">
            <text:p>0.0212</text:p>
          </table:table-cell>
          <table:table-cell table:style-name="ce9" table:formula="of:=IF([$rezultati_analiticki.W10]=0;0;(ABS([$rezultati_analiticki.W10]-[$rezultati_simulacija_x100.W10])/[$rezultati_analiticki.W10]))" office:value-type="float" office:value="0.00179336133484887" calcext:value-type="float">
            <text:p>0.0018</text:p>
          </table:table-cell>
          <table:table-cell table:style-name="ce9" table:formula="of:=IF([$rezultati_analiticki.X10]=0;0;(ABS([$rezultati_analiticki.X10]-[$rezultati_simulacija_x100.X10])/[$rezultati_analiticki.X10]))" office:value-type="float" office:value="0.00143450660424807" calcext:value-type="float">
            <text:p>0.0014</text:p>
          </table:table-cell>
          <table:table-cell table:style-name="ce9" table:formula="of:=IF([$rezultati_analiticki.Y10]=0;0;(ABS([$rezultati_analiticki.Y10]-[$rezultati_simulacija_x100.Y10])/[$rezultati_analiticki.Y10]))" office:value-type="float" office:value="0.00293279190671147" calcext:value-type="float">
            <text:p>0.0029</text:p>
          </table:table-cell>
          <table:table-cell table:style-name="ce9" table:formula="of:=IF([$rezultati_analiticki.Z10]=0;0;(ABS([$rezultati_analiticki.Z10]-[$rezultati_simulacija_x100.Z10])/[$rezultati_analiticki.Z10]))" office:value-type="float" office:value="0.000659683424776083" calcext:value-type="float">
            <text:p>0.0007</text:p>
          </table:table-cell>
          <table:table-cell table:style-name="ce9" table:formula="of:=IF([$rezultati_analiticki.AA10]=0;0;(ABS([$rezultati_analiticki.AA10]-[$rezultati_simulacija_x100.AA10])/[$rezultati_analiticki.AA10]))" office:value-type="float" office:value="0.00364924091272722" calcext:value-type="float">
            <text:p>0.0036</text:p>
          </table:table-cell>
          <table:table-cell table:style-name="ce9" table:formula="of:=IF([$rezultati_analiticki.AB10]=0;0;(ABS([$rezultati_analiticki.AB10]-[$rezultati_simulacija_x100.AB10])/[$rezultati_analiticki.AB10]))" office:value-type="float" office:value="0.00244207105559411" calcext:value-type="float">
            <text:p>0.0024</text:p>
          </table:table-cell>
          <table:table-cell table:style-name="ce9" table:formula="of:=IF([$rezultati_analiticki.AC10]=0;0;(ABS([$rezultati_analiticki.AC10]-[$rezultati_simulacija_x100.AC10])/[$rezultati_analiticki.AC10]))" office:value-type="float" office:value="0.00231817708532295" calcext:value-type="float">
            <text:p>0.0023</text:p>
          </table:table-cell>
          <table:table-cell table:style-name="ce9" table:formula="of:=IF([$rezultati_analiticki.AD10]=0;0;(ABS([$rezultati_analiticki.AD10]-[$rezultati_simulacija_x100.AD10])/[$rezultati_analiticki.AD10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55" calcext:value-type="float">
            <text:p>0.55</text:p>
          </table:table-cell>
          <table:table-cell table:style-name="ce9" table:formula="of:=IF([$rezultati_analiticki.C11]=0;0;(ABS([$rezultati_analiticki.C11]-[$rezultati_simulacija_x100.C11])/[$rezultati_analiticki.C11]))" office:value-type="float" office:value="0.00135014456953873" calcext:value-type="float">
            <text:p>0.0014</text:p>
          </table:table-cell>
          <table:table-cell table:style-name="ce9" table:formula="of:=IF([$rezultati_analiticki.D11]=0;0;(ABS([$rezultati_analiticki.D11]-[$rezultati_simulacija_x100.D11])/[$rezultati_analiticki.D11]))" office:value-type="float" office:value="0.00043887558442418" calcext:value-type="float">
            <text:p>0.0004</text:p>
          </table:table-cell>
          <table:table-cell table:style-name="ce9" table:formula="of:=IF([$rezultati_analiticki.E11]=0;0;(ABS([$rezultati_analiticki.E11]-[$rezultati_simulacija_x100.E11])/[$rezultati_analiticki.E11]))" office:value-type="float" office:value="0.0001427107194021" calcext:value-type="float">
            <text:p>0.0001</text:p>
          </table:table-cell>
          <table:table-cell table:style-name="ce9" table:formula="of:=IF([$rezultati_analiticki.F11]=0;0;(ABS([$rezultati_analiticki.F11]-[$rezultati_simulacija_x100.F11])/[$rezultati_analiticki.F11]))" office:value-type="float" office:value="0.000232956894640952" calcext:value-type="float">
            <text:p>0.0002</text:p>
          </table:table-cell>
          <table:table-cell table:style-name="ce9" table:formula="of:=IF([$rezultati_analiticki.G11]=0;0;(ABS([$rezultati_analiticki.G11]-[$rezultati_simulacija_x100.G11])/[$rezultati_analiticki.G11]))" office:value-type="float" office:value="0.000806326549627168" calcext:value-type="float">
            <text:p>0.0008</text:p>
          </table:table-cell>
          <table:table-cell table:style-name="ce9" table:formula="of:=IF([$rezultati_analiticki.H11]=0;0;(ABS([$rezultati_analiticki.H11]-[$rezultati_simulacija_x100.H11])/[$rezultati_analiticki.H11]))" office:value-type="float" office:value="0.000914054507138786" calcext:value-type="float">
            <text:p>0.0009</text:p>
          </table:table-cell>
          <table:table-cell table:style-name="ce9" table:formula="of:=IF([$rezultati_analiticki.I11]=0;0;(ABS([$rezultati_analiticki.I11]-[$rezultati_simulacija_x100.I11])/[$rezultati_analiticki.I11]))" office:value-type="float" office:value="0.000446557889237901" calcext:value-type="float">
            <text:p>0.0004</text:p>
          </table:table-cell>
          <table:table-cell table:style-name="ce9" table:formula="of:=IF([$rezultati_analiticki.J11]=0;0;(ABS([$rezultati_analiticki.J11]-[$rezultati_simulacija_x100.J11])/[$rezultati_analiticki.J11]))" office:value-type="float" office:value="0.000128125404898092" calcext:value-type="float">
            <text:p>0.0001</text:p>
          </table:table-cell>
          <table:table-cell table:style-name="ce9" table:formula="of:=IF([$rezultati_analiticki.K11]=0;0;(ABS([$rezultati_analiticki.K11]-[$rezultati_simulacija_x100.K11])/[$rezultati_analiticki.K11]))" office:value-type="float" office:value="0.0018099117192691" calcext:value-type="float">
            <text:p>0.0018</text:p>
          </table:table-cell>
          <table:table-cell table:style-name="ce9" table:formula="of:=IF([$rezultati_analiticki.L11]=0;0;(ABS([$rezultati_analiticki.L11]-[$rezultati_simulacija_x100.L11])/[$rezultati_analiticki.L11]))" office:value-type="float" office:value="0" calcext:value-type="float">
            <text:p>0.0000</text:p>
          </table:table-cell>
          <table:table-cell table:style-name="ce9" table:formula="of:=IF([$rezultati_analiticki.M11]=0;0;(ABS([$rezultati_analiticki.M11]-[$rezultati_simulacija_x100.M11])/[$rezultati_analiticki.M11]))" office:value-type="float" office:value="0.000111664742831941" calcext:value-type="float">
            <text:p>0.0001</text:p>
          </table:table-cell>
          <table:table-cell table:style-name="ce9" table:formula="of:=IF([$rezultati_analiticki.N11]=0;0;(ABS([$rezultati_analiticki.N11]-[$rezultati_simulacija_x100.N11])/[$rezultati_analiticki.N11]))" office:value-type="float" office:value="0.000431703552280948" calcext:value-type="float">
            <text:p>0.0004</text:p>
          </table:table-cell>
          <table:table-cell table:style-name="ce9" table:formula="of:=IF([$rezultati_analiticki.O11]=0;0;(ABS([$rezultati_analiticki.O11]-[$rezultati_simulacija_x100.O11])/[$rezultati_analiticki.O11]))" office:value-type="float" office:value="0.000162563414519779" calcext:value-type="float">
            <text:p>0.0002</text:p>
          </table:table-cell>
          <table:table-cell table:style-name="ce9" table:formula="of:=IF([$rezultati_analiticki.P11]=0;0;(ABS([$rezultati_analiticki.P11]-[$rezultati_simulacija_x100.P11])/[$rezultati_analiticki.P11]))" office:value-type="float" office:value="0.000511694490584028" calcext:value-type="float">
            <text:p>0.0005</text:p>
          </table:table-cell>
          <table:table-cell table:style-name="ce9" table:formula="of:=IF([$rezultati_analiticki.Q11]=0;0;(ABS([$rezultati_analiticki.Q11]-[$rezultati_simulacija_x100.Q11])/[$rezultati_analiticki.Q11]))" office:value-type="float" office:value="0.000544129869894265" calcext:value-type="float">
            <text:p>0.0005</text:p>
          </table:table-cell>
          <table:table-cell table:style-name="ce9" table:formula="of:=IF([$rezultati_analiticki.R11]=0;0;(ABS([$rezultati_analiticki.R11]-[$rezultati_simulacija_x100.R11])/[$rezultati_analiticki.R11]))" office:value-type="float" office:value="0.0000514397435076967" calcext:value-type="float">
            <text:p>0.0001</text:p>
          </table:table-cell>
          <table:table-cell table:style-name="ce9" table:formula="of:=IF([$rezultati_analiticki.S11]=0;0;(ABS([$rezultati_analiticki.S11]-[$rezultati_simulacija_x100.S11])/[$rezultati_analiticki.S11]))" office:value-type="float" office:value="0.000000511404788774787" calcext:value-type="float">
            <text:p>0.0000</text:p>
          </table:table-cell>
          <table:table-cell table:style-name="ce9" table:formula="of:=IF([$rezultati_analiticki.T11]=0;0;(ABS([$rezultati_analiticki.T11]-[$rezultati_simulacija_x100.T11])/[$rezultati_analiticki.T11]))" office:value-type="float" office:value="0.00132981639947662" calcext:value-type="float">
            <text:p>0.0013</text:p>
          </table:table-cell>
          <table:table-cell table:style-name="ce9" table:formula="of:=IF([$rezultati_analiticki.U11]=0;0;(ABS([$rezultati_analiticki.U11]-[$rezultati_simulacija_x100.U11])/[$rezultati_analiticki.U11]))" office:value-type="float" office:value="0" calcext:value-type="float">
            <text:p>0.0000</text:p>
          </table:table-cell>
          <table:table-cell table:style-name="ce9" table:formula="of:=IF([$rezultati_analiticki.V11]=0;0;(ABS([$rezultati_analiticki.V11]-[$rezultati_simulacija_x100.V11])/[$rezultati_analiticki.V11]))" office:value-type="float" office:value="0.00527661667973085" calcext:value-type="float">
            <text:p>0.0053</text:p>
          </table:table-cell>
          <table:table-cell table:style-name="ce9" table:formula="of:=IF([$rezultati_analiticki.W11]=0;0;(ABS([$rezultati_analiticki.W11]-[$rezultati_simulacija_x100.W11])/[$rezultati_analiticki.W11]))" office:value-type="float" office:value="0.00258845053009737" calcext:value-type="float">
            <text:p>0.0026</text:p>
          </table:table-cell>
          <table:table-cell table:style-name="ce9" table:formula="of:=IF([$rezultati_analiticki.X11]=0;0;(ABS([$rezultati_analiticki.X11]-[$rezultati_simulacija_x100.X11])/[$rezultati_analiticki.X11]))" office:value-type="float" office:value="0.00228601111683798" calcext:value-type="float">
            <text:p>0.0023</text:p>
          </table:table-cell>
          <table:table-cell table:style-name="ce9" table:formula="of:=IF([$rezultati_analiticki.Y11]=0;0;(ABS([$rezultati_analiticki.Y11]-[$rezultati_simulacija_x100.Y11])/[$rezultati_analiticki.Y11]))" office:value-type="float" office:value="0.00313297050511851" calcext:value-type="float">
            <text:p>0.0031</text:p>
          </table:table-cell>
          <table:table-cell table:style-name="ce9" table:formula="of:=IF([$rezultati_analiticki.Z11]=0;0;(ABS([$rezultati_analiticki.Z11]-[$rezultati_simulacija_x100.Z11])/[$rezultati_analiticki.Z11]))" office:value-type="float" office:value="0.000306280151547779" calcext:value-type="float">
            <text:p>0.0003</text:p>
          </table:table-cell>
          <table:table-cell table:style-name="ce9" table:formula="of:=IF([$rezultati_analiticki.AA11]=0;0;(ABS([$rezultati_analiticki.AA11]-[$rezultati_simulacija_x100.AA11])/[$rezultati_analiticki.AA11]))" office:value-type="float" office:value="0.00373114863777689" calcext:value-type="float">
            <text:p>0.0037</text:p>
          </table:table-cell>
          <table:table-cell table:style-name="ce9" table:formula="of:=IF([$rezultati_analiticki.AB11]=0;0;(ABS([$rezultati_analiticki.AB11]-[$rezultati_simulacija_x100.AB11])/[$rezultati_analiticki.AB11]))" office:value-type="float" office:value="0.00335192593353092" calcext:value-type="float">
            <text:p>0.0034</text:p>
          </table:table-cell>
          <table:table-cell table:style-name="ce9" table:formula="of:=IF([$rezultati_analiticki.AC11]=0;0;(ABS([$rezultati_analiticki.AC11]-[$rezultati_simulacija_x100.AC11])/[$rezultati_analiticki.AC11]))" office:value-type="float" office:value="0.00464617784140298" calcext:value-type="float">
            <text:p>0.0046</text:p>
          </table:table-cell>
          <table:table-cell table:style-name="ce9" table:formula="of:=IF([$rezultati_analiticki.AD11]=0;0;(ABS([$rezultati_analiticki.AD11]-[$rezultati_simulacija_x100.AD11])/[$rezultati_analiticki.AD11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0.8" calcext:value-type="float">
            <text:p>0.8</text:p>
          </table:table-cell>
          <table:table-cell table:style-name="ce9" table:formula="of:=IF([$rezultati_analiticki.C12]=0;0;(ABS([$rezultati_analiticki.C12]-[$rezultati_simulacija_x100.C12])/[$rezultati_analiticki.C12]))" office:value-type="float" office:value="0.00226165794852499" calcext:value-type="float">
            <text:p>0.0023</text:p>
          </table:table-cell>
          <table:table-cell table:style-name="ce9" table:formula="of:=IF([$rezultati_analiticki.D12]=0;0;(ABS([$rezultati_analiticki.D12]-[$rezultati_simulacija_x100.D12])/[$rezultati_analiticki.D12]))" office:value-type="float" office:value="0.000319326499077101" calcext:value-type="float">
            <text:p>0.0003</text:p>
          </table:table-cell>
          <table:table-cell table:style-name="ce9" table:formula="of:=IF([$rezultati_analiticki.E12]=0;0;(ABS([$rezultati_analiticki.E12]-[$rezultati_simulacija_x100.E12])/[$rezultati_analiticki.E12]))" office:value-type="float" office:value="0.000737652201723627" calcext:value-type="float">
            <text:p>0.0007</text:p>
          </table:table-cell>
          <table:table-cell table:style-name="ce9" table:formula="of:=IF([$rezultati_analiticki.F12]=0;0;(ABS([$rezultati_analiticki.F12]-[$rezultati_simulacija_x100.F12])/[$rezultati_analiticki.F12]))" office:value-type="float" office:value="0.00123514588275417" calcext:value-type="float">
            <text:p>0.0012</text:p>
          </table:table-cell>
          <table:table-cell table:style-name="ce9" table:formula="of:=IF([$rezultati_analiticki.G12]=0;0;(ABS([$rezultati_analiticki.G12]-[$rezultati_simulacija_x100.G12])/[$rezultati_analiticki.G12]))" office:value-type="float" office:value="0.000358044907368615" calcext:value-type="float">
            <text:p>0.0004</text:p>
          </table:table-cell>
          <table:table-cell table:style-name="ce9" table:formula="of:=IF([$rezultati_analiticki.H12]=0;0;(ABS([$rezultati_analiticki.H12]-[$rezultati_simulacija_x100.H12])/[$rezultati_analiticki.H12]))" office:value-type="float" office:value="0.0000480413611552088" calcext:value-type="float">
            <text:p>0.0000</text:p>
          </table:table-cell>
          <table:table-cell table:style-name="ce9" table:formula="of:=IF([$rezultati_analiticki.I12]=0;0;(ABS([$rezultati_analiticki.I12]-[$rezultati_simulacija_x100.I12])/[$rezultati_analiticki.I12]))" office:value-type="float" office:value="0.000337643895813157" calcext:value-type="float">
            <text:p>0.0003</text:p>
          </table:table-cell>
          <table:table-cell table:style-name="ce9" table:formula="of:=IF([$rezultati_analiticki.J12]=0;0;(ABS([$rezultati_analiticki.J12]-[$rezultati_simulacija_x100.J12])/[$rezultati_analiticki.J12]))" office:value-type="float" office:value="0.0000637283277550708" calcext:value-type="float">
            <text:p>0.0001</text:p>
          </table:table-cell>
          <table:table-cell table:style-name="ce9" table:formula="of:=IF([$rezultati_analiticki.K12]=0;0;(ABS([$rezultati_analiticki.K12]-[$rezultati_simulacija_x100.K12])/[$rezultati_analiticki.K12]))" office:value-type="float" office:value="0.000617136757716017" calcext:value-type="float">
            <text:p>0.0006</text:p>
          </table:table-cell>
          <table:table-cell table:style-name="ce9" table:formula="of:=IF([$rezultati_analiticki.L12]=0;0;(ABS([$rezultati_analiticki.L12]-[$rezultati_simulacija_x100.L12])/[$rezultati_analiticki.L12]))" office:value-type="float" office:value="0" calcext:value-type="float">
            <text:p>0.0000</text:p>
          </table:table-cell>
          <table:table-cell table:style-name="ce9" table:formula="of:=IF([$rezultati_analiticki.M12]=0;0;(ABS([$rezultati_analiticki.M12]-[$rezultati_simulacija_x100.M12])/[$rezultati_analiticki.M12]))" office:value-type="float" office:value="0.000680335272661661" calcext:value-type="float">
            <text:p>0.0007</text:p>
          </table:table-cell>
          <table:table-cell table:style-name="ce9" table:formula="of:=IF([$rezultati_analiticki.N12]=0;0;(ABS([$rezultati_analiticki.N12]-[$rezultati_simulacija_x100.N12])/[$rezultati_analiticki.N12]))" office:value-type="float" office:value="0.000959360979458217" calcext:value-type="float">
            <text:p>0.0010</text:p>
          </table:table-cell>
          <table:table-cell table:style-name="ce9" table:formula="of:=IF([$rezultati_analiticki.O12]=0;0;(ABS([$rezultati_analiticki.O12]-[$rezultati_simulacija_x100.O12])/[$rezultati_analiticki.O12]))" office:value-type="float" office:value="0.00096231290989393" calcext:value-type="float">
            <text:p>0.0010</text:p>
          </table:table-cell>
          <table:table-cell table:style-name="ce9" table:formula="of:=IF([$rezultati_analiticki.P12]=0;0;(ABS([$rezultati_analiticki.P12]-[$rezultati_simulacija_x100.P12])/[$rezultati_analiticki.P12]))" office:value-type="float" office:value="0.00018943663676883" calcext:value-type="float">
            <text:p>0.0002</text:p>
          </table:table-cell>
          <table:table-cell table:style-name="ce9" table:formula="of:=IF([$rezultati_analiticki.Q12]=0;0;(ABS([$rezultati_analiticki.Q12]-[$rezultati_simulacija_x100.Q12])/[$rezultati_analiticki.Q12]))" office:value-type="float" office:value="0.000431316458437521" calcext:value-type="float">
            <text:p>0.0004</text:p>
          </table:table-cell>
          <table:table-cell table:style-name="ce9" table:formula="of:=IF([$rezultati_analiticki.R12]=0;0;(ABS([$rezultati_analiticki.R12]-[$rezultati_simulacija_x100.R12])/[$rezultati_analiticki.R12]))" office:value-type="float" office:value="0.000681577767332649" calcext:value-type="float">
            <text:p>0.0007</text:p>
          </table:table-cell>
          <table:table-cell table:style-name="ce9" table:formula="of:=IF([$rezultati_analiticki.S12]=0;0;(ABS([$rezultati_analiticki.S12]-[$rezultati_simulacija_x100.S12])/[$rezultati_analiticki.S12]))" office:value-type="float" office:value="0.0000292223779198255" calcext:value-type="float">
            <text:p>0.0000</text:p>
          </table:table-cell>
          <table:table-cell table:style-name="ce9" table:formula="of:=IF([$rezultati_analiticki.T12]=0;0;(ABS([$rezultati_analiticki.T12]-[$rezultati_simulacija_x100.T12])/[$rezultati_analiticki.T12]))" office:value-type="float" office:value="0.000867575373945701" calcext:value-type="float">
            <text:p>0.0009</text:p>
          </table:table-cell>
          <table:table-cell table:style-name="ce9" table:formula="of:=IF([$rezultati_analiticki.U12]=0;0;(ABS([$rezultati_analiticki.U12]-[$rezultati_simulacija_x100.U12])/[$rezultati_analiticki.U12]))" office:value-type="float" office:value="0" calcext:value-type="float">
            <text:p>0.0000</text:p>
          </table:table-cell>
          <table:table-cell table:style-name="ce9" table:formula="of:=IF([$rezultati_analiticki.V12]=0;0;(ABS([$rezultati_analiticki.V12]-[$rezultati_simulacija_x100.V12])/[$rezultati_analiticki.V12]))" office:value-type="float" office:value="0.021035048259743" calcext:value-type="float">
            <text:p>0.0210</text:p>
          </table:table-cell>
          <table:table-cell table:style-name="ce9" table:formula="of:=IF([$rezultati_analiticki.W12]=0;0;(ABS([$rezultati_analiticki.W12]-[$rezultati_simulacija_x100.W12])/[$rezultati_analiticki.W12]))" office:value-type="float" office:value="0.00390140752038887" calcext:value-type="float">
            <text:p>0.0039</text:p>
          </table:table-cell>
          <table:table-cell table:style-name="ce9" table:formula="of:=IF([$rezultati_analiticki.X12]=0;0;(ABS([$rezultati_analiticki.X12]-[$rezultati_simulacija_x100.X12])/[$rezultati_analiticki.X12]))" office:value-type="float" office:value="0.00840787495806179" calcext:value-type="float">
            <text:p>0.0084</text:p>
          </table:table-cell>
          <table:table-cell table:style-name="ce9" table:formula="of:=IF([$rezultati_analiticki.Y12]=0;0;(ABS([$rezultati_analiticki.Y12]-[$rezultati_simulacija_x100.Y12])/[$rezultati_analiticki.Y12]))" office:value-type="float" office:value="0.00130833061063924" calcext:value-type="float">
            <text:p>0.0013</text:p>
          </table:table-cell>
          <table:table-cell table:style-name="ce9" table:formula="of:=IF([$rezultati_analiticki.Z12]=0;0;(ABS([$rezultati_analiticki.Z12]-[$rezultati_simulacija_x100.Z12])/[$rezultati_analiticki.Z12]))" office:value-type="float" office:value="0.00107566800741629" calcext:value-type="float">
            <text:p>0.0011</text:p>
          </table:table-cell>
          <table:table-cell table:style-name="ce9" table:formula="of:=IF([$rezultati_analiticki.AA12]=0;0;(ABS([$rezultati_analiticki.AA12]-[$rezultati_simulacija_x100.AA12])/[$rezultati_analiticki.AA12]))" office:value-type="float" office:value="0.00270104612447884" calcext:value-type="float">
            <text:p>0.0027</text:p>
          </table:table-cell>
          <table:table-cell table:style-name="ce9" table:formula="of:=IF([$rezultati_analiticki.AB12]=0;0;(ABS([$rezultati_analiticki.AB12]-[$rezultati_simulacija_x100.AB12])/[$rezultati_analiticki.AB12]))" office:value-type="float" office:value="0.0000361292093093339" calcext:value-type="float">
            <text:p>0.0000</text:p>
          </table:table-cell>
          <table:table-cell table:style-name="ce9" table:formula="of:=IF([$rezultati_analiticki.AC12]=0;0;(ABS([$rezultati_analiticki.AC12]-[$rezultati_simulacija_x100.AC12])/[$rezultati_analiticki.AC12]))" office:value-type="float" office:value="0.00434140279054448" calcext:value-type="float">
            <text:p>0.0043</text:p>
          </table:table-cell>
          <table:table-cell table:style-name="ce9" table:formula="of:=IF([$rezultati_analiticki.AD12]=0;0;(ABS([$rezultati_analiticki.AD12]-[$rezultati_simulacija_x100.AD12])/[$rezultati_analiticki.AD12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IF([$rezultati_analiticki.C13]=0;0;(ABS([$rezultati_analiticki.C13]-[$rezultati_simulacija_x100.C13])/[$rezultati_analiticki.C13]))" office:value-type="float" office:value="0.108839836692194" calcext:value-type="float">
            <text:p>0.1088</text:p>
          </table:table-cell>
          <table:table-cell table:style-name="ce9" table:formula="of:=IF([$rezultati_analiticki.D13]=0;0;(ABS([$rezultati_analiticki.D13]-[$rezultati_simulacija_x100.D13])/[$rezultati_analiticki.D13]))" office:value-type="float" office:value="0.000107466177148431" calcext:value-type="float">
            <text:p>0.0001</text:p>
          </table:table-cell>
          <table:table-cell table:style-name="ce9" table:formula="of:=IF([$rezultati_analiticki.E13]=0;0;(ABS([$rezultati_analiticki.E13]-[$rezultati_simulacija_x100.E13])/[$rezultati_analiticki.E13]))" office:value-type="float" office:value="0.000335144464663761" calcext:value-type="float">
            <text:p>0.0003</text:p>
          </table:table-cell>
          <table:table-cell table:style-name="ce9" table:formula="of:=IF([$rezultati_analiticki.F13]=0;0;(ABS([$rezultati_analiticki.F13]-[$rezultati_simulacija_x100.F13])/[$rezultati_analiticki.F13]))" office:value-type="float" office:value="0.000721723877614912" calcext:value-type="float">
            <text:p>0.0007</text:p>
          </table:table-cell>
          <table:table-cell table:style-name="ce9" table:formula="of:=IF([$rezultati_analiticki.G13]=0;0;(ABS([$rezultati_analiticki.G13]-[$rezultati_simulacija_x100.G13])/[$rezultati_analiticki.G13]))" office:value-type="float" office:value="0.00161516594342829" calcext:value-type="float">
            <text:p>0.0016</text:p>
          </table:table-cell>
          <table:table-cell table:style-name="ce9" table:formula="of:=IF([$rezultati_analiticki.H13]=0;0;(ABS([$rezultati_analiticki.H13]-[$rezultati_simulacija_x100.H13])/[$rezultati_analiticki.H13]))" office:value-type="float" office:value="0.00187081001027883" calcext:value-type="float">
            <text:p>0.0019</text:p>
          </table:table-cell>
          <table:table-cell table:style-name="ce9" table:formula="of:=IF([$rezultati_analiticki.I13]=0;0;(ABS([$rezultati_analiticki.I13]-[$rezultati_simulacija_x100.I13])/[$rezultati_analiticki.I13]))" office:value-type="float" office:value="0.0016002616403081" calcext:value-type="float">
            <text:p>0.0016</text:p>
          </table:table-cell>
          <table:table-cell table:style-name="ce9" table:formula="of:=IF([$rezultati_analiticki.J13]=0;0;(ABS([$rezultati_analiticki.J13]-[$rezultati_simulacija_x100.J13])/[$rezultati_analiticki.J13]))" office:value-type="float" office:value="0.00201439643788691" calcext:value-type="float">
            <text:p>0.0020</text:p>
          </table:table-cell>
          <table:table-cell table:style-name="ce9" table:formula="of:=IF([$rezultati_analiticki.K13]=0;0;(ABS([$rezultati_analiticki.K13]-[$rezultati_simulacija_x100.K13])/[$rezultati_analiticki.K13]))" office:value-type="float" office:value="0.000935236765601962" calcext:value-type="float">
            <text:p>0.0009</text:p>
          </table:table-cell>
          <table:table-cell table:style-name="ce9" table:formula="of:=IF([$rezultati_analiticki.L13]=0;0;(ABS([$rezultati_analiticki.L13]-[$rezultati_simulacija_x100.L13])/[$rezultati_analiticki.L13]))" office:value-type="float" office:value="0" calcext:value-type="float">
            <text:p>0.0000</text:p>
          </table:table-cell>
          <table:table-cell table:style-name="ce9" table:formula="of:=IF([$rezultati_analiticki.M13]=0;0;(ABS([$rezultati_analiticki.M13]-[$rezultati_simulacija_x100.M13])/[$rezultati_analiticki.M13]))" office:value-type="float" office:value="0.00022623630279599" calcext:value-type="float">
            <text:p>0.0002</text:p>
          </table:table-cell>
          <table:table-cell table:style-name="ce9" table:formula="of:=IF([$rezultati_analiticki.N13]=0;0;(ABS([$rezultati_analiticki.N13]-[$rezultati_simulacija_x100.N13])/[$rezultati_analiticki.N13]))" office:value-type="float" office:value="0.000193290703527172" calcext:value-type="float">
            <text:p>0.0002</text:p>
          </table:table-cell>
          <table:table-cell table:style-name="ce9" table:formula="of:=IF([$rezultati_analiticki.O13]=0;0;(ABS([$rezultati_analiticki.O13]-[$rezultati_simulacija_x100.O13])/[$rezultati_analiticki.O13]))" office:value-type="float" office:value="0.000332173715121216" calcext:value-type="float">
            <text:p>0.0003</text:p>
          </table:table-cell>
          <table:table-cell table:style-name="ce9" table:formula="of:=IF([$rezultati_analiticki.P13]=0;0;(ABS([$rezultati_analiticki.P13]-[$rezultati_simulacija_x100.P13])/[$rezultati_analiticki.P13]))" office:value-type="float" office:value="0.00048895165831822" calcext:value-type="float">
            <text:p>0.0005</text:p>
          </table:table-cell>
          <table:table-cell table:style-name="ce9" table:formula="of:=IF([$rezultati_analiticki.Q13]=0;0;(ABS([$rezultati_analiticki.Q13]-[$rezultati_simulacija_x100.Q13])/[$rezultati_analiticki.Q13]))" office:value-type="float" office:value="0.00187599348807069" calcext:value-type="float">
            <text:p>0.0019</text:p>
          </table:table-cell>
          <table:table-cell table:style-name="ce9" table:formula="of:=IF([$rezultati_analiticki.R13]=0;0;(ABS([$rezultati_analiticki.R13]-[$rezultati_simulacija_x100.R13])/[$rezultati_analiticki.R13]))" office:value-type="float" office:value="0.000837711380772827" calcext:value-type="float">
            <text:p>0.0008</text:p>
          </table:table-cell>
          <table:table-cell table:style-name="ce9" table:formula="of:=IF([$rezultati_analiticki.S13]=0;0;(ABS([$rezultati_analiticki.S13]-[$rezultati_simulacija_x100.S13])/[$rezultati_analiticki.S13]))" office:value-type="float" office:value="0.00182276473086612" calcext:value-type="float">
            <text:p>0.0018</text:p>
          </table:table-cell>
          <table:table-cell table:style-name="ce9" table:formula="of:=IF([$rezultati_analiticki.T13]=0;0;(ABS([$rezultati_analiticki.T13]-[$rezultati_simulacija_x100.T13])/[$rezultati_analiticki.T13]))" office:value-type="float" office:value="0.00137426840491172" calcext:value-type="float">
            <text:p>0.0014</text:p>
          </table:table-cell>
          <table:table-cell table:style-name="ce9" table:formula="of:=IF([$rezultati_analiticki.U13]=0;0;(ABS([$rezultati_analiticki.U13]-[$rezultati_simulacija_x100.U13])/[$rezultati_analiticki.U13]))" office:value-type="float" office:value="0" calcext:value-type="float">
            <text:p>0.0000</text:p>
          </table:table-cell>
          <table:table-cell table:style-name="ce9" table:formula="of:=IF([$rezultati_analiticki.V13]=0;0;(ABS([$rezultati_analiticki.V13]-[$rezultati_simulacija_x100.V13])/[$rezultati_analiticki.V13]))" office:value-type="float" office:value="0.0610658450712957" calcext:value-type="float">
            <text:p>0.0611</text:p>
          </table:table-cell>
          <table:table-cell table:style-name="ce9" table:formula="of:=IF([$rezultati_analiticki.W13]=0;0;(ABS([$rezultati_analiticki.W13]-[$rezultati_simulacija_x100.W13])/[$rezultati_analiticki.W13]))" office:value-type="float" office:value="0.00482720466745113" calcext:value-type="float">
            <text:p>0.0048</text:p>
          </table:table-cell>
          <table:table-cell table:style-name="ce9" table:formula="of:=IF([$rezultati_analiticki.X13]=0;0;(ABS([$rezultati_analiticki.X13]-[$rezultati_simulacija_x100.X13])/[$rezultati_analiticki.X13]))" office:value-type="float" office:value="0.00461333113835302" calcext:value-type="float">
            <text:p>0.0046</text:p>
          </table:table-cell>
          <table:table-cell table:style-name="ce9" table:formula="of:=IF([$rezultati_analiticki.Y13]=0;0;(ABS([$rezultati_analiticki.Y13]-[$rezultati_simulacija_x100.Y13])/[$rezultati_analiticki.Y13]))" office:value-type="float" office:value="0.00202459716338848" calcext:value-type="float">
            <text:p>0.0020</text:p>
          </table:table-cell>
          <table:table-cell table:style-name="ce9" table:formula="of:=IF([$rezultati_analiticki.Z13]=0;0;(ABS([$rezultati_analiticki.Z13]-[$rezultati_simulacija_x100.Z13])/[$rezultati_analiticki.Z13]))" office:value-type="float" office:value="0.176025543965834" calcext:value-type="float">
            <text:p>0.1760</text:p>
          </table:table-cell>
          <table:table-cell table:style-name="ce9" table:formula="of:=IF([$rezultati_analiticki.AA13]=0;0;(ABS([$rezultati_analiticki.AA13]-[$rezultati_simulacija_x100.AA13])/[$rezultati_analiticki.AA13]))" office:value-type="float" office:value="0.129803178103032" calcext:value-type="float">
            <text:p>0.1298</text:p>
          </table:table-cell>
          <table:table-cell table:style-name="ce9" table:formula="of:=IF([$rezultati_analiticki.AB13]=0;0;(ABS([$rezultati_analiticki.AB13]-[$rezultati_simulacija_x100.AB13])/[$rezultati_analiticki.AB13]))" office:value-type="float" office:value="0.139264995098206" calcext:value-type="float">
            <text:p>0.1393</text:p>
          </table:table-cell>
          <table:table-cell table:style-name="ce9" table:formula="of:=IF([$rezultati_analiticki.AC13]=0;0;(ABS([$rezultati_analiticki.AC13]-[$rezultati_simulacija_x100.AC13])/[$rezultati_analiticki.AC13]))" office:value-type="float" office:value="0.0497381231138946" calcext:value-type="float">
            <text:p>0.0497</text:p>
          </table:table-cell>
          <table:table-cell table:style-name="ce9" table:formula="of:=IF([$rezultati_analiticki.AD13]=0;0;(ABS([$rezultati_analiticki.AD13]-[$rezultati_simulacija_x100.AD13])/[$rezultati_analiticki.AD13]))" office:value-type="float" office:value="0" calcext:value-type="float">
            <text:p>0.000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3" calcext:value-type="float">
            <text:p>0.3</text:p>
          </table:table-cell>
          <table:table-cell table:style-name="ce9" table:formula="of:=IF([$rezultati_analiticki.C14]=0;0;(ABS([$rezultati_analiticki.C14]-[$rezultati_simulacija_x100.C14])/[$rezultati_analiticki.C14]))" office:value-type="float" office:value="0.00309269041630147" calcext:value-type="float">
            <text:p>0.0031</text:p>
          </table:table-cell>
          <table:table-cell table:style-name="ce9" table:formula="of:=IF([$rezultati_analiticki.D14]=0;0;(ABS([$rezultati_analiticki.D14]-[$rezultati_simulacija_x100.D14])/[$rezultati_analiticki.D14]))" office:value-type="float" office:value="0.00021610894913791" calcext:value-type="float">
            <text:p>0.0002</text:p>
          </table:table-cell>
          <table:table-cell table:style-name="ce9" table:formula="of:=IF([$rezultati_analiticki.E14]=0;0;(ABS([$rezultati_analiticki.E14]-[$rezultati_simulacija_x100.E14])/[$rezultati_analiticki.E14]))" office:value-type="float" office:value="0.000964791803717193" calcext:value-type="float">
            <text:p>0.0010</text:p>
          </table:table-cell>
          <table:table-cell table:style-name="ce9" table:formula="of:=IF([$rezultati_analiticki.F14]=0;0;(ABS([$rezultati_analiticki.F14]-[$rezultati_simulacija_x100.F14])/[$rezultati_analiticki.F14]))" office:value-type="float" office:value="0.000603356178105533" calcext:value-type="float">
            <text:p>0.0006</text:p>
          </table:table-cell>
          <table:table-cell table:style-name="ce9" table:formula="of:=IF([$rezultati_analiticki.G14]=0;0;(ABS([$rezultati_analiticki.G14]-[$rezultati_simulacija_x100.G14])/[$rezultati_analiticki.G14]))" office:value-type="float" office:value="0.00251278845291572" calcext:value-type="float">
            <text:p>0.0025</text:p>
          </table:table-cell>
          <table:table-cell table:style-name="ce9" table:formula="of:=IF([$rezultati_analiticki.H14]=0;0;(ABS([$rezultati_analiticki.H14]-[$rezultati_simulacija_x100.H14])/[$rezultati_analiticki.H14]))" office:value-type="float" office:value="0.000947669027550528" calcext:value-type="float">
            <text:p>0.0009</text:p>
          </table:table-cell>
          <table:table-cell table:style-name="ce9" table:formula="of:=IF([$rezultati_analiticki.I14]=0;0;(ABS([$rezultati_analiticki.I14]-[$rezultati_simulacija_x100.I14])/[$rezultati_analiticki.I14]))" office:value-type="float" office:value="0.000409350217491594" calcext:value-type="float">
            <text:p>0.0004</text:p>
          </table:table-cell>
          <table:table-cell table:style-name="ce9" table:formula="of:=IF([$rezultati_analiticki.J14]=0;0;(ABS([$rezultati_analiticki.J14]-[$rezultati_simulacija_x100.J14])/[$rezultati_analiticki.J14]))" office:value-type="float" office:value="0.000540153969111923" calcext:value-type="float">
            <text:p>0.0005</text:p>
          </table:table-cell>
          <table:table-cell table:style-name="ce9" table:formula="of:=IF([$rezultati_analiticki.K14]=0;0;(ABS([$rezultati_analiticki.K14]-[$rezultati_simulacija_x100.K14])/[$rezultati_analiticki.K14]))" office:value-type="float" office:value="0.00323556482695282" calcext:value-type="float">
            <text:p>0.0032</text:p>
          </table:table-cell>
          <table:table-cell table:style-name="ce9" table:formula="of:=IF([$rezultati_analiticki.L14]=0;0;(ABS([$rezultati_analiticki.L14]-[$rezultati_simulacija_x100.L14])/[$rezultati_analiticki.L14]))" office:value-type="float" office:value="0.00000487650305552867" calcext:value-type="float">
            <text:p>0.0000</text:p>
          </table:table-cell>
          <table:table-cell table:style-name="ce9" table:formula="of:=IF([$rezultati_analiticki.M14]=0;0;(ABS([$rezultati_analiticki.M14]-[$rezultati_simulacija_x100.M14])/[$rezultati_analiticki.M14]))" office:value-type="float" office:value="0.00124487691136425" calcext:value-type="float">
            <text:p>0.0012</text:p>
          </table:table-cell>
          <table:table-cell table:style-name="ce9" table:formula="of:=IF([$rezultati_analiticki.N14]=0;0;(ABS([$rezultati_analiticki.N14]-[$rezultati_simulacija_x100.N14])/[$rezultati_analiticki.N14]))" office:value-type="float" office:value="0.00215697283435362" calcext:value-type="float">
            <text:p>0.0022</text:p>
          </table:table-cell>
          <table:table-cell table:style-name="ce9" table:formula="of:=IF([$rezultati_analiticki.O14]=0;0;(ABS([$rezultati_analiticki.O14]-[$rezultati_simulacija_x100.O14])/[$rezultati_analiticki.O14]))" office:value-type="float" office:value="0.00132489436963636" calcext:value-type="float">
            <text:p>0.0013</text:p>
          </table:table-cell>
          <table:table-cell table:style-name="ce9" table:formula="of:=IF([$rezultati_analiticki.P14]=0;0;(ABS([$rezultati_analiticki.P14]-[$rezultati_simulacija_x100.P14])/[$rezultati_analiticki.P14]))" office:value-type="float" office:value="0.0034475167388142" calcext:value-type="float">
            <text:p>0.0034</text:p>
          </table:table-cell>
          <table:table-cell table:style-name="ce9" table:formula="of:=IF([$rezultati_analiticki.Q14]=0;0;(ABS([$rezultati_analiticki.Q14]-[$rezultati_simulacija_x100.Q14])/[$rezultati_analiticki.Q14]))" office:value-type="float" office:value="0.00184983415378672" calcext:value-type="float">
            <text:p>0.0018</text:p>
          </table:table-cell>
          <table:table-cell table:style-name="ce9" table:formula="of:=IF([$rezultati_analiticki.R14]=0;0;(ABS([$rezultati_analiticki.R14]-[$rezultati_simulacija_x100.R14])/[$rezultati_analiticki.R14]))" office:value-type="float" office:value="0.000849435651734027" calcext:value-type="float">
            <text:p>0.0008</text:p>
          </table:table-cell>
          <table:table-cell table:style-name="ce9" table:formula="of:=IF([$rezultati_analiticki.S14]=0;0;(ABS([$rezultati_analiticki.S14]-[$rezultati_simulacija_x100.S14])/[$rezultati_analiticki.S14]))" office:value-type="float" office:value="0.000329910885295546" calcext:value-type="float">
            <text:p>0.0003</text:p>
          </table:table-cell>
          <table:table-cell table:style-name="ce9" table:formula="of:=IF([$rezultati_analiticki.T14]=0;0;(ABS([$rezultati_analiticki.T14]-[$rezultati_simulacija_x100.T14])/[$rezultati_analiticki.T14]))" office:value-type="float" office:value="0.00173373501506324" calcext:value-type="float">
            <text:p>0.0017</text:p>
          </table:table-cell>
          <table:table-cell table:style-name="ce9" table:formula="of:=IF([$rezultati_analiticki.U14]=0;0;(ABS([$rezultati_analiticki.U14]-[$rezultati_simulacija_x100.U14])/[$rezultati_analiticki.U14]))" office:value-type="float" office:value="0.00104148647308495" calcext:value-type="float">
            <text:p>0.0010</text:p>
          </table:table-cell>
          <table:table-cell table:style-name="ce9" table:formula="of:=IF([$rezultati_analiticki.V14]=0;0;(ABS([$rezultati_analiticki.V14]-[$rezultati_simulacija_x100.V14])/[$rezultati_analiticki.V14]))" office:value-type="float" office:value="0.022703066264399" calcext:value-type="float">
            <text:p>0.0227</text:p>
          </table:table-cell>
          <table:table-cell table:style-name="ce9" table:formula="of:=IF([$rezultati_analiticki.W14]=0;0;(ABS([$rezultati_analiticki.W14]-[$rezultati_simulacija_x100.W14])/[$rezultati_analiticki.W14]))" office:value-type="float" office:value="0.00107049342457139" calcext:value-type="float">
            <text:p>0.0011</text:p>
          </table:table-cell>
          <table:table-cell table:style-name="ce9" table:formula="of:=IF([$rezultati_analiticki.X14]=0;0;(ABS([$rezultati_analiticki.X14]-[$rezultati_simulacija_x100.X14])/[$rezultati_analiticki.X14]))" office:value-type="float" office:value="0.00038475281946366" calcext:value-type="float">
            <text:p>0.0004</text:p>
          </table:table-cell>
          <table:table-cell table:style-name="ce9" table:formula="of:=IF([$rezultati_analiticki.Y14]=0;0;(ABS([$rezultati_analiticki.Y14]-[$rezultati_simulacija_x100.Y14])/[$rezultati_analiticki.Y14]))" office:value-type="float" office:value="0.00261074071378658" calcext:value-type="float">
            <text:p>0.0026</text:p>
          </table:table-cell>
          <table:table-cell table:style-name="ce9" table:formula="of:=IF([$rezultati_analiticki.Z14]=0;0;(ABS([$rezultati_analiticki.Z14]-[$rezultati_simulacija_x100.Z14])/[$rezultati_analiticki.Z14]))" office:value-type="float" office:value="0.00204579765681008" calcext:value-type="float">
            <text:p>0.0020</text:p>
          </table:table-cell>
          <table:table-cell table:style-name="ce9" table:formula="of:=IF([$rezultati_analiticki.AA14]=0;0;(ABS([$rezultati_analiticki.AA14]-[$rezultati_simulacija_x100.AA14])/[$rezultati_analiticki.AA14]))" office:value-type="float" office:value="0.000252550752741214" calcext:value-type="float">
            <text:p>0.0003</text:p>
          </table:table-cell>
          <table:table-cell table:style-name="ce9" table:formula="of:=IF([$rezultati_analiticki.AB14]=0;0;(ABS([$rezultati_analiticki.AB14]-[$rezultati_simulacija_x100.AB14])/[$rezultati_analiticki.AB14]))" office:value-type="float" office:value="0.000758136520286703" calcext:value-type="float">
            <text:p>0.0008</text:p>
          </table:table-cell>
          <table:table-cell table:style-name="ce9" table:formula="of:=IF([$rezultati_analiticki.AC14]=0;0;(ABS([$rezultati_analiticki.AC14]-[$rezultati_simulacija_x100.AC14])/[$rezultati_analiticki.AC14]))" office:value-type="float" office:value="0.00430487185577166" calcext:value-type="float">
            <text:p>0.0043</text:p>
          </table:table-cell>
          <table:table-cell table:style-name="ce9" table:formula="of:=IF([$rezultati_analiticki.AD14]=0;0;(ABS([$rezultati_analiticki.AD14]-[$rezultati_simulacija_x100.AD14])/[$rezultati_analiticki.AD14]))" office:value-type="float" office:value="0.00000288946459263366" calcext:value-type="float">
            <text:p>0.000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55" calcext:value-type="float">
            <text:p>0.55</text:p>
          </table:table-cell>
          <table:table-cell table:style-name="ce9" table:formula="of:=IF([$rezultati_analiticki.C15]=0;0;(ABS([$rezultati_analiticki.C15]-[$rezultati_simulacija_x100.C15])/[$rezultati_analiticki.C15]))" office:value-type="float" office:value="0.0010302870135923" calcext:value-type="float">
            <text:p>0.0010</text:p>
          </table:table-cell>
          <table:table-cell table:style-name="ce9" table:formula="of:=IF([$rezultati_analiticki.D15]=0;0;(ABS([$rezultati_analiticki.D15]-[$rezultati_simulacija_x100.D15])/[$rezultati_analiticki.D15]))" office:value-type="float" office:value="0.000832095152091739" calcext:value-type="float">
            <text:p>0.0008</text:p>
          </table:table-cell>
          <table:table-cell table:style-name="ce9" table:formula="of:=IF([$rezultati_analiticki.E15]=0;0;(ABS([$rezultati_analiticki.E15]-[$rezultati_simulacija_x100.E15])/[$rezultati_analiticki.E15]))" office:value-type="float" office:value="0.000183005845958645" calcext:value-type="float">
            <text:p>0.0002</text:p>
          </table:table-cell>
          <table:table-cell table:style-name="ce9" table:formula="of:=IF([$rezultati_analiticki.F15]=0;0;(ABS([$rezultati_analiticki.F15]-[$rezultati_simulacija_x100.F15])/[$rezultati_analiticki.F15]))" office:value-type="float" office:value="0.000653691744168971" calcext:value-type="float">
            <text:p>0.0007</text:p>
          </table:table-cell>
          <table:table-cell table:style-name="ce9" table:formula="of:=IF([$rezultati_analiticki.G15]=0;0;(ABS([$rezultati_analiticki.G15]-[$rezultati_simulacija_x100.G15])/[$rezultati_analiticki.G15]))" office:value-type="float" office:value="0.000633604100903635" calcext:value-type="float">
            <text:p>0.0006</text:p>
          </table:table-cell>
          <table:table-cell table:style-name="ce9" table:formula="of:=IF([$rezultati_analiticki.H15]=0;0;(ABS([$rezultati_analiticki.H15]-[$rezultati_simulacija_x100.H15])/[$rezultati_analiticki.H15]))" office:value-type="float" office:value="0.0000146078071533445" calcext:value-type="float">
            <text:p>0.0000</text:p>
          </table:table-cell>
          <table:table-cell table:style-name="ce9" table:formula="of:=IF([$rezultati_analiticki.I15]=0;0;(ABS([$rezultati_analiticki.I15]-[$rezultati_simulacija_x100.I15])/[$rezultati_analiticki.I15]))" office:value-type="float" office:value="0.000276156968950824" calcext:value-type="float">
            <text:p>0.0003</text:p>
          </table:table-cell>
          <table:table-cell table:style-name="ce9" table:formula="of:=IF([$rezultati_analiticki.J15]=0;0;(ABS([$rezultati_analiticki.J15]-[$rezultati_simulacija_x100.J15])/[$rezultati_analiticki.J15]))" office:value-type="float" office:value="0.00244878440070938" calcext:value-type="float">
            <text:p>0.0024</text:p>
          </table:table-cell>
          <table:table-cell table:style-name="ce9" table:formula="of:=IF([$rezultati_analiticki.K15]=0;0;(ABS([$rezultati_analiticki.K15]-[$rezultati_simulacija_x100.K15])/[$rezultati_analiticki.K15]))" office:value-type="float" office:value="0.0000821326578742161" calcext:value-type="float">
            <text:p>0.0001</text:p>
          </table:table-cell>
          <table:table-cell table:style-name="ce9" table:formula="of:=IF([$rezultati_analiticki.L15]=0;0;(ABS([$rezultati_analiticki.L15]-[$rezultati_simulacija_x100.L15])/[$rezultati_analiticki.L15]))" office:value-type="float" office:value="0.000116382719935643" calcext:value-type="float">
            <text:p>0.0001</text:p>
          </table:table-cell>
          <table:table-cell table:style-name="ce9" table:formula="of:=IF([$rezultati_analiticki.M15]=0;0;(ABS([$rezultati_analiticki.M15]-[$rezultati_simulacija_x100.M15])/[$rezultati_analiticki.M15]))" office:value-type="float" office:value="0.000696398916371003" calcext:value-type="float">
            <text:p>0.0007</text:p>
          </table:table-cell>
          <table:table-cell table:style-name="ce9" table:formula="of:=IF([$rezultati_analiticki.N15]=0;0;(ABS([$rezultati_analiticki.N15]-[$rezultati_simulacija_x100.N15])/[$rezultati_analiticki.N15]))" office:value-type="float" office:value="0.000218904341479414" calcext:value-type="float">
            <text:p>0.0002</text:p>
          </table:table-cell>
          <table:table-cell table:style-name="ce9" table:formula="of:=IF([$rezultati_analiticki.O15]=0;0;(ABS([$rezultati_analiticki.O15]-[$rezultati_simulacija_x100.O15])/[$rezultati_analiticki.O15]))" office:value-type="float" office:value="0.000996204673590472" calcext:value-type="float">
            <text:p>0.0010</text:p>
          </table:table-cell>
          <table:table-cell table:style-name="ce9" table:formula="of:=IF([$rezultati_analiticki.P15]=0;0;(ABS([$rezultati_analiticki.P15]-[$rezultati_simulacija_x100.P15])/[$rezultati_analiticki.P15]))" office:value-type="float" office:value="0.00000532724857838105" calcext:value-type="float">
            <text:p>0.0000</text:p>
          </table:table-cell>
          <table:table-cell table:style-name="ce9" table:formula="of:=IF([$rezultati_analiticki.Q15]=0;0;(ABS([$rezultati_analiticki.Q15]-[$rezultati_simulacija_x100.Q15])/[$rezultati_analiticki.Q15]))" office:value-type="float" office:value="0.000718278506003231" calcext:value-type="float">
            <text:p>0.0007</text:p>
          </table:table-cell>
          <table:table-cell table:style-name="ce9" table:formula="of:=IF([$rezultati_analiticki.R15]=0;0;(ABS([$rezultati_analiticki.R15]-[$rezultati_simulacija_x100.R15])/[$rezultati_analiticki.R15]))" office:value-type="float" office:value="0.000668517345523441" calcext:value-type="float">
            <text:p>0.0007</text:p>
          </table:table-cell>
          <table:table-cell table:style-name="ce9" table:formula="of:=IF([$rezultati_analiticki.S15]=0;0;(ABS([$rezultati_analiticki.S15]-[$rezultati_simulacija_x100.S15])/[$rezultati_analiticki.S15]))" office:value-type="float" office:value="0.00169685713438935" calcext:value-type="float">
            <text:p>0.0017</text:p>
          </table:table-cell>
          <table:table-cell table:style-name="ce9" table:formula="of:=IF([$rezultati_analiticki.T15]=0;0;(ABS([$rezultati_analiticki.T15]-[$rezultati_simulacija_x100.T15])/[$rezultati_analiticki.T15]))" office:value-type="float" office:value="0.000604905113188621" calcext:value-type="float">
            <text:p>0.0006</text:p>
          </table:table-cell>
          <table:table-cell table:style-name="ce9" table:formula="of:=IF([$rezultati_analiticki.U15]=0;0;(ABS([$rezultati_analiticki.U15]-[$rezultati_simulacija_x100.U15])/[$rezultati_analiticki.U15]))" office:value-type="float" office:value="0.000233842913464136" calcext:value-type="float">
            <text:p>0.0002</text:p>
          </table:table-cell>
          <table:table-cell table:style-name="ce9" table:formula="of:=IF([$rezultati_analiticki.V15]=0;0;(ABS([$rezultati_analiticki.V15]-[$rezultati_simulacija_x100.V15])/[$rezultati_analiticki.V15]))" office:value-type="float" office:value="0.00382140756452249" calcext:value-type="float">
            <text:p>0.0038</text:p>
          </table:table-cell>
          <table:table-cell table:style-name="ce9" table:formula="of:=IF([$rezultati_analiticki.W15]=0;0;(ABS([$rezultati_analiticki.W15]-[$rezultati_simulacija_x100.W15])/[$rezultati_analiticki.W15]))" office:value-type="float" office:value="0.00112052475135431" calcext:value-type="float">
            <text:p>0.0011</text:p>
          </table:table-cell>
          <table:table-cell table:style-name="ce9" table:formula="of:=IF([$rezultati_analiticki.X15]=0;0;(ABS([$rezultati_analiticki.X15]-[$rezultati_simulacija_x100.X15])/[$rezultati_analiticki.X15]))" office:value-type="float" office:value="0.00560060373577418" calcext:value-type="float">
            <text:p>0.0056</text:p>
          </table:table-cell>
          <table:table-cell table:style-name="ce9" table:formula="of:=IF([$rezultati_analiticki.Y15]=0;0;(ABS([$rezultati_analiticki.Y15]-[$rezultati_simulacija_x100.Y15])/[$rezultati_analiticki.Y15]))" office:value-type="float" office:value="0.00275490067365367" calcext:value-type="float">
            <text:p>0.0028</text:p>
          </table:table-cell>
          <table:table-cell table:style-name="ce9" table:formula="of:=IF([$rezultati_analiticki.Z15]=0;0;(ABS([$rezultati_analiticki.Z15]-[$rezultati_simulacija_x100.Z15])/[$rezultati_analiticki.Z15]))" office:value-type="float" office:value="0.000994389521115034" calcext:value-type="float">
            <text:p>0.0010</text:p>
          </table:table-cell>
          <table:table-cell table:style-name="ce9" table:formula="of:=IF([$rezultati_analiticki.AA15]=0;0;(ABS([$rezultati_analiticki.AA15]-[$rezultati_simulacija_x100.AA15])/[$rezultati_analiticki.AA15]))" office:value-type="float" office:value="0.00125352426152821" calcext:value-type="float">
            <text:p>0.0013</text:p>
          </table:table-cell>
          <table:table-cell table:style-name="ce9" table:formula="of:=IF([$rezultati_analiticki.AB15]=0;0;(ABS([$rezultati_analiticki.AB15]-[$rezultati_simulacija_x100.AB15])/[$rezultati_analiticki.AB15]))" office:value-type="float" office:value="0.00515265334671268" calcext:value-type="float">
            <text:p>0.0052</text:p>
          </table:table-cell>
          <table:table-cell table:style-name="ce9" table:formula="of:=IF([$rezultati_analiticki.AC15]=0;0;(ABS([$rezultati_analiticki.AC15]-[$rezultati_simulacija_x100.AC15])/[$rezultati_analiticki.AC15]))" office:value-type="float" office:value="0.000938427796543694" calcext:value-type="float">
            <text:p>0.0009</text:p>
          </table:table-cell>
          <table:table-cell table:style-name="ce9" table:formula="of:=IF([$rezultati_analiticki.AD15]=0;0;(ABS([$rezultati_analiticki.AD15]-[$rezultati_simulacija_x100.AD15])/[$rezultati_analiticki.AD15]))" office:value-type="float" office:value="0.00295607777487524" calcext:value-type="float">
            <text:p>0.0030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0.8" calcext:value-type="float">
            <text:p>0.8</text:p>
          </table:table-cell>
          <table:table-cell table:style-name="ce9" table:formula="of:=IF([$rezultati_analiticki.C16]=0;0;(ABS([$rezultati_analiticki.C16]-[$rezultati_simulacija_x100.C16])/[$rezultati_analiticki.C16]))" office:value-type="float" office:value="0.00453214141453815" calcext:value-type="float">
            <text:p>0.0045</text:p>
          </table:table-cell>
          <table:table-cell table:style-name="ce9" table:formula="of:=IF([$rezultati_analiticki.D16]=0;0;(ABS([$rezultati_analiticki.D16]-[$rezultati_simulacija_x100.D16])/[$rezultati_analiticki.D16]))" office:value-type="float" office:value="0.000114081937107344" calcext:value-type="float">
            <text:p>0.0001</text:p>
          </table:table-cell>
          <table:table-cell table:style-name="ce9" table:formula="of:=IF([$rezultati_analiticki.E16]=0;0;(ABS([$rezultati_analiticki.E16]-[$rezultati_simulacija_x100.E16])/[$rezultati_analiticki.E16]))" office:value-type="float" office:value="0.0000328928878881837" calcext:value-type="float">
            <text:p>0.0000</text:p>
          </table:table-cell>
          <table:table-cell table:style-name="ce9" table:formula="of:=IF([$rezultati_analiticki.F16]=0;0;(ABS([$rezultati_analiticki.F16]-[$rezultati_simulacija_x100.F16])/[$rezultati_analiticki.F16]))" office:value-type="float" office:value="0.000568307063040432" calcext:value-type="float">
            <text:p>0.0006</text:p>
          </table:table-cell>
          <table:table-cell table:style-name="ce9" table:formula="of:=IF([$rezultati_analiticki.G16]=0;0;(ABS([$rezultati_analiticki.G16]-[$rezultati_simulacija_x100.G16])/[$rezultati_analiticki.G16]))" office:value-type="float" office:value="0.000623479453633882" calcext:value-type="float">
            <text:p>0.0006</text:p>
          </table:table-cell>
          <table:table-cell table:style-name="ce9" table:formula="of:=IF([$rezultati_analiticki.H16]=0;0;(ABS([$rezultati_analiticki.H16]-[$rezultati_simulacija_x100.H16])/[$rezultati_analiticki.H16]))" office:value-type="float" office:value="0.000337475717602426" calcext:value-type="float">
            <text:p>0.0003</text:p>
          </table:table-cell>
          <table:table-cell table:style-name="ce9" table:formula="of:=IF([$rezultati_analiticki.I16]=0;0;(ABS([$rezultati_analiticki.I16]-[$rezultati_simulacija_x100.I16])/[$rezultati_analiticki.I16]))" office:value-type="float" office:value="0.000691046446530774" calcext:value-type="float">
            <text:p>0.0007</text:p>
          </table:table-cell>
          <table:table-cell table:style-name="ce9" table:formula="of:=IF([$rezultati_analiticki.J16]=0;0;(ABS([$rezultati_analiticki.J16]-[$rezultati_simulacija_x100.J16])/[$rezultati_analiticki.J16]))" office:value-type="float" office:value="0.00167946145179293" calcext:value-type="float">
            <text:p>0.0017</text:p>
          </table:table-cell>
          <table:table-cell table:style-name="ce9" table:formula="of:=IF([$rezultati_analiticki.K16]=0;0;(ABS([$rezultati_analiticki.K16]-[$rezultati_simulacija_x100.K16])/[$rezultati_analiticki.K16]))" office:value-type="float" office:value="0.000779557974326074" calcext:value-type="float">
            <text:p>0.0008</text:p>
          </table:table-cell>
          <table:table-cell table:style-name="ce9" table:formula="of:=IF([$rezultati_analiticki.L16]=0;0;(ABS([$rezultati_analiticki.L16]-[$rezultati_simulacija_x100.L16])/[$rezultati_analiticki.L16]))" office:value-type="float" office:value="0.00105803637171731" calcext:value-type="float">
            <text:p>0.0011</text:p>
          </table:table-cell>
          <table:table-cell table:style-name="ce9" table:formula="of:=IF([$rezultati_analiticki.M16]=0;0;(ABS([$rezultati_analiticki.M16]-[$rezultati_simulacija_x100.M16])/[$rezultati_analiticki.M16]))" office:value-type="float" office:value="0.0000744753814140982" calcext:value-type="float">
            <text:p>0.0001</text:p>
          </table:table-cell>
          <table:table-cell table:style-name="ce9" table:formula="of:=IF([$rezultati_analiticki.N16]=0;0;(ABS([$rezultati_analiticki.N16]-[$rezultati_simulacija_x100.N16])/[$rezultati_analiticki.N16]))" office:value-type="float" office:value="0.000169864952126857" calcext:value-type="float">
            <text:p>0.0002</text:p>
          </table:table-cell>
          <table:table-cell table:style-name="ce9" table:formula="of:=IF([$rezultati_analiticki.O16]=0;0;(ABS([$rezultati_analiticki.O16]-[$rezultati_simulacija_x100.O16])/[$rezultati_analiticki.O16]))" office:value-type="float" office:value="0.0000170727090529994" calcext:value-type="float">
            <text:p>0.0000</text:p>
          </table:table-cell>
          <table:table-cell table:style-name="ce9" table:formula="of:=IF([$rezultati_analiticki.P16]=0;0;(ABS([$rezultati_analiticki.P16]-[$rezultati_simulacija_x100.P16])/[$rezultati_analiticki.P16]))" office:value-type="float" office:value="0.000232094228537777" calcext:value-type="float">
            <text:p>0.0002</text:p>
          </table:table-cell>
          <table:table-cell table:style-name="ce9" table:formula="of:=IF([$rezultati_analiticki.Q16]=0;0;(ABS([$rezultati_analiticki.Q16]-[$rezultati_simulacija_x100.Q16])/[$rezultati_analiticki.Q16]))" office:value-type="float" office:value="0.000258869443244847" calcext:value-type="float">
            <text:p>0.0003</text:p>
          </table:table-cell>
          <table:table-cell table:style-name="ce9" table:formula="of:=IF([$rezultati_analiticki.R16]=0;0;(ABS([$rezultati_analiticki.R16]-[$rezultati_simulacija_x100.R16])/[$rezultati_analiticki.R16]))" office:value-type="float" office:value="0.000299142354064044" calcext:value-type="float">
            <text:p>0.0003</text:p>
          </table:table-cell>
          <table:table-cell table:style-name="ce9" table:formula="of:=IF([$rezultati_analiticki.S16]=0;0;(ABS([$rezultati_analiticki.S16]-[$rezultati_simulacija_x100.S16])/[$rezultati_analiticki.S16]))" office:value-type="float" office:value="0.000664304978101383" calcext:value-type="float">
            <text:p>0.0007</text:p>
          </table:table-cell>
          <table:table-cell table:style-name="ce9" table:formula="of:=IF([$rezultati_analiticki.T16]=0;0;(ABS([$rezultati_analiticki.T16]-[$rezultati_simulacija_x100.T16])/[$rezultati_analiticki.T16]))" office:value-type="float" office:value="0.00010551444107486" calcext:value-type="float">
            <text:p>0.0001</text:p>
          </table:table-cell>
          <table:table-cell table:style-name="ce9" table:formula="of:=IF([$rezultati_analiticki.U16]=0;0;(ABS([$rezultati_analiticki.U16]-[$rezultati_simulacija_x100.U16])/[$rezultati_analiticki.U16]))" office:value-type="float" office:value="0.000247252809299946" calcext:value-type="float">
            <text:p>0.0002</text:p>
          </table:table-cell>
          <table:table-cell table:style-name="ce9" table:formula="of:=IF([$rezultati_analiticki.V16]=0;0;(ABS([$rezultati_analiticki.V16]-[$rezultati_simulacija_x100.V16])/[$rezultati_analiticki.V16]))" office:value-type="float" office:value="0.0230712808270218" calcext:value-type="float">
            <text:p>0.0231</text:p>
          </table:table-cell>
          <table:table-cell table:style-name="ce9" table:formula="of:=IF([$rezultati_analiticki.W16]=0;0;(ABS([$rezultati_analiticki.W16]-[$rezultati_simulacija_x100.W16])/[$rezultati_analiticki.W16]))" office:value-type="float" office:value="0.00139316698674304" calcext:value-type="float">
            <text:p>0.0014</text:p>
          </table:table-cell>
          <table:table-cell table:style-name="ce9" table:formula="of:=IF([$rezultati_analiticki.X16]=0;0;(ABS([$rezultati_analiticki.X16]-[$rezultati_simulacija_x100.X16])/[$rezultati_analiticki.X16]))" office:value-type="float" office:value="0.00347145093969994" calcext:value-type="float">
            <text:p>0.0035</text:p>
          </table:table-cell>
          <table:table-cell table:style-name="ce9" table:formula="of:=IF([$rezultati_analiticki.Y16]=0;0;(ABS([$rezultati_analiticki.Y16]-[$rezultati_simulacija_x100.Y16])/[$rezultati_analiticki.Y16]))" office:value-type="float" office:value="0.00430448513071124" calcext:value-type="float">
            <text:p>0.0043</text:p>
          </table:table-cell>
          <table:table-cell table:style-name="ce9" table:formula="of:=IF([$rezultati_analiticki.Z16]=0;0;(ABS([$rezultati_analiticki.Z16]-[$rezultati_simulacija_x100.Z16])/[$rezultati_analiticki.Z16]))" office:value-type="float" office:value="0.00141662965152955" calcext:value-type="float">
            <text:p>0.0014</text:p>
          </table:table-cell>
          <table:table-cell table:style-name="ce9" table:formula="of:=IF([$rezultati_analiticki.AA16]=0;0;(ABS([$rezultati_analiticki.AA16]-[$rezultati_simulacija_x100.AA16])/[$rezultati_analiticki.AA16]))" office:value-type="float" office:value="0.00162675753352419" calcext:value-type="float">
            <text:p>0.0016</text:p>
          </table:table-cell>
          <table:table-cell table:style-name="ce9" table:formula="of:=IF([$rezultati_analiticki.AB16]=0;0;(ABS([$rezultati_analiticki.AB16]-[$rezultati_simulacija_x100.AB16])/[$rezultati_analiticki.AB16]))" office:value-type="float" office:value="0.00459902915001348" calcext:value-type="float">
            <text:p>0.0046</text:p>
          </table:table-cell>
          <table:table-cell table:style-name="ce9" table:formula="of:=IF([$rezultati_analiticki.AC16]=0;0;(ABS([$rezultati_analiticki.AC16]-[$rezultati_simulacija_x100.AC16])/[$rezultati_analiticki.AC16]))" office:value-type="float" office:value="0.000996946067558971" calcext:value-type="float">
            <text:p>0.0010</text:p>
          </table:table-cell>
          <table:table-cell table:style-name="ce9" table:formula="of:=IF([$rezultati_analiticki.AD16]=0;0;(ABS([$rezultati_analiticki.AD16]-[$rezultati_simulacija_x100.AD16])/[$rezultati_analiticki.AD16]))" office:value-type="float" office:value="0.00342505753192407" calcext:value-type="float">
            <text:p>0.0034</text:p>
          </table:table-cell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IF([$rezultati_analiticki.C17]=0;0;(ABS([$rezultati_analiticki.C17]-[$rezultati_simulacija_x100.C17])/[$rezultati_analiticki.C17]))" office:value-type="float" office:value="0.0157955131930998" calcext:value-type="float">
            <text:p>0.0158</text:p>
          </table:table-cell>
          <table:table-cell table:style-name="ce9" table:formula="of:=IF([$rezultati_analiticki.D17]=0;0;(ABS([$rezultati_analiticki.D17]-[$rezultati_simulacija_x100.D17])/[$rezultati_analiticki.D17]))" office:value-type="float" office:value="0.0000594417751273194" calcext:value-type="float">
            <text:p>0.0001</text:p>
          </table:table-cell>
          <table:table-cell table:style-name="ce9" table:formula="of:=IF([$rezultati_analiticki.E17]=0;0;(ABS([$rezultati_analiticki.E17]-[$rezultati_simulacija_x100.E17])/[$rezultati_analiticki.E17]))" office:value-type="float" office:value="0.0000162891041241312" calcext:value-type="float">
            <text:p>0.0000</text:p>
          </table:table-cell>
          <table:table-cell table:style-name="ce9" table:formula="of:=IF([$rezultati_analiticki.F17]=0;0;(ABS([$rezultati_analiticki.F17]-[$rezultati_simulacija_x100.F17])/[$rezultati_analiticki.F17]))" office:value-type="float" office:value="0.0000528610585602481" calcext:value-type="float">
            <text:p>0.0001</text:p>
          </table:table-cell>
          <table:table-cell table:style-name="ce9" table:formula="of:=IF([$rezultati_analiticki.G17]=0;0;(ABS([$rezultati_analiticki.G17]-[$rezultati_simulacija_x100.G17])/[$rezultati_analiticki.G17]))" office:value-type="float" office:value="0.00184150712200406" calcext:value-type="float">
            <text:p>0.0018</text:p>
          </table:table-cell>
          <table:table-cell table:style-name="ce9" table:formula="of:=IF([$rezultati_analiticki.H17]=0;0;(ABS([$rezultati_analiticki.H17]-[$rezultati_simulacija_x100.H17])/[$rezultati_analiticki.H17]))" office:value-type="float" office:value="0.00136123883343824" calcext:value-type="float">
            <text:p>0.0014</text:p>
          </table:table-cell>
          <table:table-cell table:style-name="ce9" table:formula="of:=IF([$rezultati_analiticki.I17]=0;0;(ABS([$rezultati_analiticki.I17]-[$rezultati_simulacija_x100.I17])/[$rezultati_analiticki.I17]))" office:value-type="float" office:value="0.0000357290854482406" calcext:value-type="float">
            <text:p>0.0000</text:p>
          </table:table-cell>
          <table:table-cell table:style-name="ce9" table:formula="of:=IF([$rezultati_analiticki.J17]=0;0;(ABS([$rezultati_analiticki.J17]-[$rezultati_simulacija_x100.J17])/[$rezultati_analiticki.J17]))" office:value-type="float" office:value="0.00095333091683092" calcext:value-type="float">
            <text:p>0.0010</text:p>
          </table:table-cell>
          <table:table-cell table:style-name="ce9" table:formula="of:=IF([$rezultati_analiticki.K17]=0;0;(ABS([$rezultati_analiticki.K17]-[$rezultati_simulacija_x100.K17])/[$rezultati_analiticki.K17]))" office:value-type="float" office:value="0.000957419859635217" calcext:value-type="float">
            <text:p>0.0010</text:p>
          </table:table-cell>
          <table:table-cell table:style-name="ce9" table:formula="of:=IF([$rezultati_analiticki.L17]=0;0;(ABS([$rezultati_analiticki.L17]-[$rezultati_simulacija_x100.L17])/[$rezultati_analiticki.L17]))" office:value-type="float" office:value="0.0000100691123585762" calcext:value-type="float">
            <text:p>0.0000</text:p>
          </table:table-cell>
          <table:table-cell table:style-name="ce9" table:formula="of:=IF([$rezultati_analiticki.M17]=0;0;(ABS([$rezultati_analiticki.M17]-[$rezultati_simulacija_x100.M17])/[$rezultati_analiticki.M17]))" office:value-type="float" office:value="0.000246948675074769" calcext:value-type="float">
            <text:p>0.0002</text:p>
          </table:table-cell>
          <table:table-cell table:style-name="ce9" table:formula="of:=IF([$rezultati_analiticki.N17]=0;0;(ABS([$rezultati_analiticki.N17]-[$rezultati_simulacija_x100.N17])/[$rezultati_analiticki.N17]))" office:value-type="float" office:value="0.000127547562733379" calcext:value-type="float">
            <text:p>0.0001</text:p>
          </table:table-cell>
          <table:table-cell table:style-name="ce9" table:formula="of:=IF([$rezultati_analiticki.O17]=0;0;(ABS([$rezultati_analiticki.O17]-[$rezultati_simulacija_x100.O17])/[$rezultati_analiticki.O17]))" office:value-type="float" office:value="0.0000399548278707728" calcext:value-type="float">
            <text:p>0.0000</text:p>
          </table:table-cell>
          <table:table-cell table:style-name="ce9" table:formula="of:=IF([$rezultati_analiticki.P17]=0;0;(ABS([$rezultati_analiticki.P17]-[$rezultati_simulacija_x100.P17])/[$rezultati_analiticki.P17]))" office:value-type="float" office:value="0.00139838033874551" calcext:value-type="float">
            <text:p>0.0014</text:p>
          </table:table-cell>
          <table:table-cell table:style-name="ce9" table:formula="of:=IF([$rezultati_analiticki.Q17]=0;0;(ABS([$rezultati_analiticki.Q17]-[$rezultati_simulacija_x100.Q17])/[$rezultati_analiticki.Q17]))" office:value-type="float" office:value="0.00135894812721906" calcext:value-type="float">
            <text:p>0.0014</text:p>
          </table:table-cell>
          <table:table-cell table:style-name="ce9" table:formula="of:=IF([$rezultati_analiticki.R17]=0;0;(ABS([$rezultati_analiticki.R17]-[$rezultati_simulacija_x100.R17])/[$rezultati_analiticki.R17]))" office:value-type="float" office:value="0.000624483421625649" calcext:value-type="float">
            <text:p>0.0006</text:p>
          </table:table-cell>
          <table:table-cell table:style-name="ce9" table:formula="of:=IF([$rezultati_analiticki.S17]=0;0;(ABS([$rezultati_analiticki.S17]-[$rezultati_simulacija_x100.S17])/[$rezultati_analiticki.S17]))" office:value-type="float" office:value="0.000995244966470945" calcext:value-type="float">
            <text:p>0.0010</text:p>
          </table:table-cell>
          <table:table-cell table:style-name="ce9" table:formula="of:=IF([$rezultati_analiticki.T17]=0;0;(ABS([$rezultati_analiticki.T17]-[$rezultati_simulacija_x100.T17])/[$rezultati_analiticki.T17]))" office:value-type="float" office:value="0.0000778449741351163" calcext:value-type="float">
            <text:p>0.0001</text:p>
          </table:table-cell>
          <table:table-cell table:style-name="ce9" table:formula="of:=IF([$rezultati_analiticki.U17]=0;0;(ABS([$rezultati_analiticki.U17]-[$rezultati_simulacija_x100.U17])/[$rezultati_analiticki.U17]))" office:value-type="float" office:value="0.0000965685054419835" calcext:value-type="float">
            <text:p>0.0001</text:p>
          </table:table-cell>
          <table:table-cell table:style-name="ce9" table:formula="of:=IF([$rezultati_analiticki.V17]=0;0;(ABS([$rezultati_analiticki.V17]-[$rezultati_simulacija_x100.V17])/[$rezultati_analiticki.V17]))" office:value-type="float" office:value="0.0190426978077725" calcext:value-type="float">
            <text:p>0.0190</text:p>
          </table:table-cell>
          <table:table-cell table:style-name="ce9" table:formula="of:=IF([$rezultati_analiticki.W17]=0;0;(ABS([$rezultati_analiticki.W17]-[$rezultati_simulacija_x100.W17])/[$rezultati_analiticki.W17]))" office:value-type="float" office:value="0.000857941387011211" calcext:value-type="float">
            <text:p>0.0009</text:p>
          </table:table-cell>
          <table:table-cell table:style-name="ce9" table:formula="of:=IF([$rezultati_analiticki.X17]=0;0;(ABS([$rezultati_analiticki.X17]-[$rezultati_simulacija_x100.X17])/[$rezultati_analiticki.X17]))" office:value-type="float" office:value="0.000112210924290901" calcext:value-type="float">
            <text:p>0.0001</text:p>
          </table:table-cell>
          <table:table-cell table:style-name="ce9" table:formula="of:=IF([$rezultati_analiticki.Y17]=0;0;(ABS([$rezultati_analiticki.Y17]-[$rezultati_simulacija_x100.Y17])/[$rezultati_analiticki.Y17]))" office:value-type="float" office:value="0.00383587734805514" calcext:value-type="float">
            <text:p>0.0038</text:p>
          </table:table-cell>
          <table:table-cell table:style-name="ce9" table:formula="of:=IF([$rezultati_analiticki.Z17]=0;0;(ABS([$rezultati_analiticki.Z17]-[$rezultati_simulacija_x100.Z17])/[$rezultati_analiticki.Z17]))" office:value-type="float" office:value="0.00807141000327746" calcext:value-type="float">
            <text:p>0.0081</text:p>
          </table:table-cell>
          <table:table-cell table:style-name="ce9" table:formula="of:=IF([$rezultati_analiticki.AA17]=0;0;(ABS([$rezultati_analiticki.AA17]-[$rezultati_simulacija_x100.AA17])/[$rezultati_analiticki.AA17]))" office:value-type="float" office:value="0.00368434471829803" calcext:value-type="float">
            <text:p>0.0037</text:p>
          </table:table-cell>
          <table:table-cell table:style-name="ce9" table:formula="of:=IF([$rezultati_analiticki.AB17]=0;0;(ABS([$rezultati_analiticki.AB17]-[$rezultati_simulacija_x100.AB17])/[$rezultati_analiticki.AB17]))" office:value-type="float" office:value="0.00716364322257217" calcext:value-type="float">
            <text:p>0.0072</text:p>
          </table:table-cell>
          <table:table-cell table:style-name="ce9" table:formula="of:=IF([$rezultati_analiticki.AC17]=0;0;(ABS([$rezultati_analiticki.AC17]-[$rezultati_simulacija_x100.AC17])/[$rezultati_analiticki.AC17]))" office:value-type="float" office:value="0.00252569042918514" calcext:value-type="float">
            <text:p>0.0025</text:p>
          </table:table-cell>
          <table:table-cell table:style-name="ce9" table:formula="of:=IF([$rezultati_analiticki.AD17]=0;0;(ABS([$rezultati_analiticki.AD17]-[$rezultati_simulacija_x100.AD17])/[$rezultati_analiticki.AD17]))" office:value-type="float" office:value="0.00407194544636847" calcext:value-type="float">
            <text:p>0.0041</text:p>
          </table:table-cell>
        </table:table-row>
        <table:table-row table:style-name="ro1" table:number-rows-repeated="22">
          <table:table-cell table:number-columns-repeated="30"/>
        </table:table-row>
        <table:table-row table:style-name="ro1">
          <table:table-cell table:number-columns-repeated="22"/>
          <table:table-cell table:style-name="Default" table:number-columns-repeated="2"/>
          <table:table-cell table:number-columns-repeated="6"/>
        </table:table-row>
        <table:table-row table:style-name="ro1" table:number-rows-repeated="1048535">
          <table:table-cell table:number-columns-repeated="30"/>
        </table:table-row>
        <table:table-row table:style-name="ro1">
          <table:table-cell table:number-columns-repeated="30"/>
        </table:table-row>
        <calcext:conditional-formats>
          <calcext:conditional-format calcext:target-range-address="diff_x100.C2:diff_x100.AD17">
            <calcext:condition calcext:apply-style-name="Bad" calcext:value="&gt;=1" calcext:base-cell-address="rezultati_simulacija_x100.C2"/>
          </calcext:conditional-format>
          <calcext:conditional-format calcext:target-range-address="diff_x100.C2:diff_x100.AD17">
            <calcext:condition calcext:apply-style-name="Good" calcext:value="&lt;=0.001" calcext:base-cell-address="rezultati_simulacija_x100.C2"/>
          </calcext:conditional-format>
          <calcext:conditional-format calcext:target-range-address="diff_x100.C2:diff_x100.AD17">
            <calcext:condition calcext:apply-style-name="Note" calcext:value="&lt;=0.01" calcext:base-cell-address="rezultati_simulacija_x100.C2"/>
          </calcext:conditional-format>
          <calcext:conditional-format calcext:target-range-address="diff_x100.C2:diff_x100.AD17">
            <calcext:condition calcext:apply-style-name="01 more" calcext:value="&lt;=0.1" calcext:base-cell-address="rezultati_simulacija_x100.C2"/>
          </calcext:conditional-format>
          <calcext:conditional-format calcext:target-range-address="diff_x100.C2:diff_x100.AD17">
            <calcext:condition calcext:apply-style-name="1less" calcext:value="&lt;=1" calcext:base-cell-address="rezultati_simulacija_x100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1P0" style:volatile="true">
      <number:number number:decimal-places="4" number:min-decimal-places="4" number:min-integer-digits="1" number:grouping="true"/>
      <number:text loext:blank-width-char=")"> </number:text>
    </number:number-style>
    <number:number-style style:name="N131">
      <number:text>(</number:text>
      <number:number number:decimal-places="4" number:min-decimal-places="4" number:min-integer-digits="1" number:grouping="true"/>
      <number:text>)</number:text>
      <style:map style:condition="value()&gt;=0" style:apply-style-name="N131P0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0_1_20_more" style:display-name="01 more" style:family="table-cell" style:parent-style-name="Default">
      <style:table-cell-properties fo:background-color="#ff8000" style:diagonal-bl-tr="none" style:diagonal-tl-br="none"/>
    </style:style>
    <style:style style:name="_31_less" style:display-name="1less" style:family="table-cell" style:parent-style-name="Default">
      <style:table-cell-properties fo:background-color="#ff0000" style:diagonal-bl-tr="none" style:diagonal-tl-br="non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5">00/00/0000</text:date>, <text:time style:data-style-name="N2" text:time-value="22:39:19.7325119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6-15T22:40:56.494042899</dc:date>
    <meta:editing-duration>PT58M54S</meta:editing-duration>
    <meta:editing-cycles>39</meta:editing-cycles>
    <meta:document-statistic meta:table-count="5" meta:cell-count="2550" meta:object-count="0"/>
  </office:meta>
</office:document-meta>
</file>